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margin-left="0.3189in" fo:margin-right="0.848in" fo:margin-top="0.0181in" fo:margin-bottom="0in" style:contextual-spacing="false" fo:line-height="107%" fo:text-align="start" style:justify-single-word="false" fo:orphans="0" fo:widows="0" fo:text-indent="0in" style:auto-text-indent="false"/>
    </style:style>
    <style:style style:name="P2" style:family="paragraph" style:parent-style-name="Heading_20_2">
      <style:paragraph-properties fo:margin-left="0.3189in" fo:margin-right="0.7835in" fo:margin-top="0.0165in" fo:margin-bottom="0in" style:contextual-spacing="false" fo:line-height="107%" fo:text-align="start" style:justify-single-word="false" fo:orphans="0" fo:widows="0" fo:text-indent="0in" style:auto-text-indent="false"/>
    </style:style>
    <style:style style:name="P3" style:family="paragraph" style:parent-style-name="Heading_20_2">
      <style:paragraph-properties fo:margin-top="0in" fo:margin-bottom="0in" style:contextual-spacing="false" fo:line-height="0.1665in"/>
      <style:text-properties style:text-outline="false" style:text-line-through-style="none" style:text-line-through-type="none"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4" style:family="paragraph" style:parent-style-name="Heading_20_2">
      <style:text-properties fo:font-weight="bold"/>
    </style:style>
    <style:style style:name="P5" style:family="paragraph" style:parent-style-name="Heading_20_3">
      <style:text-properties fo:font-weight="bold"/>
    </style:style>
    <style:style style:name="P6" style:family="paragraph" style:parent-style-name="Heading_20_3">
      <style:paragraph-properties fo:margin-left="0.3189in" fo:margin-right="0.8799in" fo:margin-top="0.0165in" fo:margin-bottom="0in" style:contextual-spacing="false" fo:line-height="107%" fo:text-align="start" style:justify-single-word="false" fo:orphans="0" fo:widows="0" fo:text-indent="0in" style:auto-text-indent="false"/>
      <style:text-properties fo:font-weight="bold"/>
    </style:style>
    <style:style style:name="P7" style:family="paragraph" style:parent-style-name="Standard">
      <style:paragraph-properties fo:margin-left="0.5118in" fo:margin-right="2.9472in" fo:margin-top="0.0161in" fo:margin-bottom="0in" style:contextual-spacing="false" fo:line-height="108%" fo:text-align="start" style:justify-single-word="false" fo:orphans="0" fo:widows="0" fo:text-indent="0.1929in" style:auto-text-indent="false"/>
    </style:style>
    <style:style style:name="P8" style:family="paragraph" style:parent-style-name="Standard">
      <style:paragraph-properties fo:margin-left="1.0953in" fo:margin-right="3.1673in" fo:margin-top="0.0173in" fo:margin-bottom="0in" style:contextual-spacing="false" fo:line-height="108%" fo:text-align="start" style:justify-single-word="false" fo:orphans="0" fo:widows="0" fo:text-indent="-0.1945in" style:auto-text-indent="false"/>
    </style:style>
    <style:style style:name="P9" style:family="paragraph" style:parent-style-name="Standard">
      <style:paragraph-properties fo:margin-left="0.5118in" fo:margin-right="2.2417in" fo:margin-top="0.0173in" fo:margin-bottom="0in" style:contextual-spacing="false" fo:line-height="108%" fo:text-align="start" style:justify-single-word="false" fo:orphans="0" fo:widows="0" fo:text-indent="0.1929in" style:auto-text-indent="false"/>
    </style:style>
    <style:style style:name="P10" style:family="paragraph" style:parent-style-name="Standard">
      <style:paragraph-properties fo:margin-left="0.9in" fo:margin-right="3.2252in" fo:margin-top="0in" fo:margin-bottom="0in" style:contextual-spacing="false" fo:line-height="108%" fo:text-align="start" style:justify-single-word="false" fo:orphans="0" fo:widows="0" fo:text-indent="-0.1945in" style:auto-text-indent="false"/>
    </style:style>
    <style:style style:name="P11" style:family="paragraph" style:parent-style-name="Standard">
      <style:paragraph-properties fo:margin-left="0.3189in" fo:margin-right="5.2701in" fo:margin-top="0.0016in" fo:margin-bottom="0in" style:contextual-spacing="false" fo:line-height="108%" fo:text-align="start" style:justify-single-word="false" fo:orphans="0" fo:widows="0" fo:text-indent="0.1929in" style:auto-text-indent="false"/>
    </style:style>
    <style:style style:name="P12" style:family="paragraph" style:parent-style-name="Standard">
      <style:paragraph-properties fo:margin-left="0.3189in" fo:margin-right="5.2701in" fo:margin-top="0in" fo:margin-bottom="0in" style:contextual-spacing="false" fo:line-height="108%" fo:text-align="start" style:justify-single-word="false" fo:orphans="0" fo:widows="0" fo:text-indent="0.1929in" style:auto-text-indent="false"/>
    </style:style>
    <style:style style:name="P13" style:family="paragraph" style:parent-style-name="Standard">
      <style:paragraph-properties fo:margin-left="0.3189in" fo:margin-right="0.3736in" fo:margin-top="0.0181in" fo:margin-bottom="0in" style:contextual-spacing="false" fo:line-height="108%" fo:text-align="start" style:justify-single-word="false" fo:orphans="0" fo:widows="0" fo:text-indent="0in" style:auto-text-indent="false"/>
    </style:style>
    <style:style style:name="P14" style:family="paragraph" style:parent-style-name="Standard">
      <style:paragraph-properties fo:margin-left="0.3189in" fo:margin-right="0.3764in" fo:margin-top="0.0181in" fo:margin-bottom="0in" style:contextual-spacing="false" fo:line-height="108%" fo:text-align="start" style:justify-single-word="false" fo:orphans="0" fo:widows="0" fo:text-indent="0in" style:auto-text-indent="false"/>
    </style:style>
    <style:style style:name="P15" style:family="paragraph" style:parent-style-name="Standard">
      <style:paragraph-properties fo:margin-left="0.3189in" fo:margin-right="0.6307in" fo:margin-top="0.0189in" fo:margin-bottom="0in" style:contextual-spacing="false" fo:line-height="108%" fo:text-align="start" style:justify-single-word="false" fo:orphans="0" fo:widows="0" fo:text-indent="0in" style:auto-text-indent="false"/>
    </style:style>
    <style:style style:name="P16" style:family="paragraph" style:parent-style-name="Standard">
      <style:paragraph-properties fo:margin-left="0.3189in" fo:margin-right="1.9327in" fo:margin-top="0in" fo:margin-bottom="0in" style:contextual-spacing="false" fo:line-height="108%" fo:text-align="start" style:justify-single-word="false" fo:orphans="0" fo:widows="0" fo:text-indent="0.1929in" style:auto-text-indent="false"/>
    </style:style>
    <style:style style:name="P17" style:family="paragraph" style:parent-style-name="Standard">
      <style:paragraph-properties fo:margin-left="0.3189in" fo:margin-right="0.5256in" fo:margin-top="0.0181in" fo:margin-bottom="0in" style:contextual-spacing="false" fo:line-height="108%" fo:text-align="start" style:justify-single-word="false" fo:orphans="0" fo:widows="0" fo:text-indent="0in" style:auto-text-indent="false"/>
    </style:style>
    <style:style style:name="P18" style:family="paragraph" style:parent-style-name="Standard">
      <style:paragraph-properties fo:margin-left="0.7055in" fo:margin-right="2.7319in" fo:margin-top="0.0165in" fo:margin-bottom="0in" style:contextual-spacing="false" fo:line-height="108%" fo:text-align="start" style:justify-single-word="false" fo:orphans="0" fo:widows="0" fo:text-indent="0in" style:auto-text-indent="false"/>
    </style:style>
    <style:style style:name="P19" style:family="paragraph" style:parent-style-name="Standard">
      <style:paragraph-properties fo:margin-left="0.7055in" fo:margin-right="3.7661in" fo:margin-top="0in" fo:margin-bottom="0in" style:contextual-spacing="false" fo:line-height="108%" fo:text-align="start" style:justify-single-word="false" fo:orphans="0" fo:widows="0" fo:text-indent="0in" style:auto-text-indent="false"/>
    </style:style>
    <style:style style:name="P20" style:family="paragraph" style:parent-style-name="Standard">
      <style:paragraph-properties fo:margin-left="0.7055in" fo:margin-right="3.7661in" fo:margin-top="0in" fo:margin-bottom="0in" style:contextual-spacing="false" fo:line-height="108%" fo:text-align="start" style:justify-single-word="false" fo:orphans="0" fo:widows="0" fo:text-indent="-0.1929in" style:auto-text-indent="false"/>
    </style:style>
    <style:style style:name="P21" style:family="paragraph" style:parent-style-name="Standard">
      <style:paragraph-properties fo:margin-left="0.7055in" fo:margin-right="1.8102in" fo:margin-top="0.002in" fo:margin-bottom="0in" style:contextual-spacing="false" fo:line-height="108%" fo:text-align="start" style:justify-single-word="false" fo:orphans="0" fo:widows="0" fo:text-indent="0in" style:auto-text-indent="false"/>
    </style:style>
    <style:style style:name="P22" style:family="paragraph" style:parent-style-name="Standard">
      <style:paragraph-properties fo:margin-left="0.3189in" fo:margin-right="0.7646in" fo:margin-top="0in" fo:margin-bottom="0in" style:contextual-spacing="false" fo:line-height="108%" fo:text-align="start" style:justify-single-word="false" fo:orphans="0" fo:widows="0" fo:text-indent="0.1929in" style:auto-text-indent="false"/>
    </style:style>
    <style:style style:name="P23" style:family="paragraph" style:parent-style-name="Standard">
      <style:paragraph-properties fo:margin-left="0.3189in" fo:margin-right="0.7492in" fo:margin-top="0in" fo:margin-bottom="0in" style:contextual-spacing="false" fo:line-height="108%" fo:text-align="start" style:justify-single-word="false" fo:orphans="0" fo:widows="0" fo:text-indent="-0.2492in" style:auto-text-indent="false"/>
    </style:style>
    <style:style style:name="P24" style:family="paragraph" style:parent-style-name="Standard">
      <style:paragraph-properties fo:margin-left="0.5118in" fo:margin-right="3.9783in" fo:margin-top="0.002in" fo:margin-bottom="0in" style:contextual-spacing="false" fo:line-height="108%" fo:text-align="start" style:justify-single-word="false" fo:orphans="0" fo:widows="0" fo:text-indent="0in" style:auto-text-indent="false"/>
    </style:style>
    <style:style style:name="P25" style:family="paragraph" style:parent-style-name="Standard">
      <style:paragraph-properties fo:margin-left="0.3189in" fo:margin-right="0.5339in" fo:margin-top="0in" fo:margin-bottom="0in" style:contextual-spacing="false" fo:line-height="108%" fo:text-align="start" style:justify-single-word="false" fo:orphans="0" fo:widows="0" fo:text-indent="-0.2492in" style:auto-text-indent="false"/>
    </style:style>
    <style:style style:name="P26" style:family="paragraph" style:parent-style-name="Standard">
      <style:paragraph-properties fo:margin-left="0.3189in" fo:margin-right="0.461in" fo:margin-top="0.0189in" fo:margin-bottom="0in" style:contextual-spacing="false" fo:line-height="108%" fo:text-align="start" style:justify-single-word="false" fo:orphans="0" fo:widows="0" fo:text-indent="0in" style:auto-text-indent="false"/>
    </style:style>
    <style:style style:name="P27" style:family="paragraph" style:parent-style-name="Standard">
      <style:paragraph-properties fo:margin-left="0.5689in" fo:margin-right="1.1362in" fo:margin-top="0in" fo:margin-bottom="0in" style:contextual-spacing="false" fo:line-height="108%" fo:text-align="start" style:justify-single-word="false" fo:orphans="0" fo:widows="0" fo:text-indent="-0.25in" style:auto-text-indent="false"/>
    </style:style>
    <style:style style:name="P28" style:family="paragraph" style:parent-style-name="Standard">
      <style:paragraph-properties fo:margin-left="0.3189in" fo:margin-right="0.572in" fo:margin-top="0.0173in" fo:margin-bottom="0in" style:contextual-spacing="false" fo:line-height="108%" fo:text-align="start" style:justify-single-word="false" fo:orphans="0" fo:widows="0" fo:text-indent="0in" style:auto-text-indent="false"/>
    </style:style>
    <style:style style:name="P29" style:family="paragraph" style:parent-style-name="Standard">
      <style:paragraph-properties fo:margin-left="0.3189in" fo:margin-right="4.4756in" fo:margin-top="0in" fo:margin-bottom="0in" style:contextual-spacing="false" fo:line-height="108%" fo:text-align="start" style:justify-single-word="false" fo:orphans="0" fo:widows="0" fo:text-indent="0in" style:auto-text-indent="false"/>
    </style:style>
    <style:style style:name="P30" style:family="paragraph" style:parent-style-name="Standard">
      <style:paragraph-properties fo:margin-left="0.5118in" fo:margin-right="3.7953in" fo:margin-top="0.0008in" fo:margin-bottom="0in" style:contextual-spacing="false" fo:line-height="108%" fo:text-align="start" style:justify-single-word="false" fo:orphans="0" fo:widows="0" fo:text-indent="0in" style:auto-text-indent="false"/>
    </style:style>
    <style:style style:name="P31" style:family="paragraph" style:parent-style-name="Standard">
      <style:paragraph-properties fo:margin-left="0.3189in" fo:margin-right="3.1563in" fo:margin-top="0in" fo:margin-bottom="0in" style:contextual-spacing="false" fo:line-height="108%" fo:text-align="start" style:justify-single-word="false" fo:orphans="0" fo:widows="0" fo:text-indent="0.1929in" style:auto-text-indent="false"/>
    </style:style>
    <style:style style:name="P32" style:family="paragraph" style:parent-style-name="Standard">
      <style:paragraph-properties fo:margin-left="0.3189in" fo:margin-right="1.7209in" fo:margin-top="0.0181in" fo:margin-bottom="0in" style:contextual-spacing="false" fo:line-height="108%" fo:text-align="start" style:justify-single-word="false" fo:orphans="0" fo:widows="0" fo:text-indent="0.1929in" style:auto-text-indent="false"/>
    </style:style>
    <style:style style:name="P33" style:family="paragraph" style:parent-style-name="Standard">
      <style:paragraph-properties fo:margin-left="0.5118in" fo:margin-right="1.7898in" fo:margin-top="0in" fo:margin-bottom="0in" style:contextual-spacing="false" fo:line-height="108%" fo:text-align="start" style:justify-single-word="false" fo:orphans="0" fo:widows="0" fo:text-indent="0in" style:auto-text-indent="false"/>
    </style:style>
    <style:style style:name="P34" style:family="paragraph" style:parent-style-name="Standard">
      <style:paragraph-properties fo:margin-left="0.3189in" fo:margin-right="0.489in" fo:margin-top="0.0181in" fo:margin-bottom="0in" style:contextual-spacing="false" fo:line-height="108%" fo:text-align="start" style:justify-single-word="false" fo:orphans="0" fo:widows="0" fo:text-indent="0in" style:auto-text-indent="false"/>
    </style:style>
    <style:style style:name="P35" style:family="paragraph" style:parent-style-name="Standard" style:master-page-name="Standard">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36" style:family="paragraph" style:parent-style-name="Standard" style:master-page-name="Converted1">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37" style:family="paragraph" style:parent-style-name="Standard" style:master-page-name="Converted2">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38" style:family="paragraph" style:parent-style-name="Standard" style:master-page-name="Converted3">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39" style:family="paragraph" style:parent-style-name="Standard" style:master-page-name="Converted4">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40" style:family="paragraph" style:parent-style-name="Standard" style:master-page-name="Converted5">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41" style:family="paragraph" style:parent-style-name="Standard" style:master-page-name="Converted7">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42" style:family="paragraph" style:parent-style-name="Standard" style:master-page-name="Converted8">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43" style:family="paragraph" style:parent-style-name="Standard" style:master-page-name="Converted9">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44" style:family="paragraph" style:parent-style-name="Standard" style:master-page-name="Converted10">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45" style:family="paragraph" style:parent-style-name="Standard" style:master-page-name="Converted11">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46" style:family="paragraph" style:parent-style-name="Standard" style:master-page-name="Converted12">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47" style:family="paragraph" style:parent-style-name="Standard" style:master-page-name="Converted13">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48" style:family="paragraph" style:parent-style-name="Standard" style:master-page-name="Converted14">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49" style:family="paragraph" style:parent-style-name="Standard" style:master-page-name="Converted15">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50" style:family="paragraph" style:parent-style-name="Standard" style:master-page-name="Converted17">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51" style:family="paragraph" style:parent-style-name="Standard" style:master-page-name="Converted18">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52" style:family="paragraph" style:parent-style-name="Standard" style:master-page-name="Converted19">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53" style:family="paragraph" style:parent-style-name="Standard" style:master-page-name="Converted20">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54" style:family="paragraph" style:parent-style-name="Standard" style:master-page-name="Converted21">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55" style:family="paragraph" style:parent-style-name="Standard" style:master-page-name="Converted22">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56" style:family="paragraph" style:parent-style-name="Standard" style:master-page-name="Converted24">
      <style:paragraph-properties fo:margin-top="0in" fo:margin-bottom="0.0457in" style:contextual-spacing="false" fo:line-height="0.1665in" style:page-number="auto"/>
      <style:text-properties style:font-name="Calibri" fo:font-size="12pt" style:font-name-asian="Calibri1" style:font-size-asian="12pt" style:font-name-complex="Calibri1" style:font-size-complex="12pt"/>
    </style:style>
    <style:style style:name="P57" style:family="paragraph" style:parent-style-name="Standard">
      <style:paragraph-properties fo:margin-top="0in" fo:margin-bottom="0in" style:contextual-spacing="false" fo:line-height="0.1665in"/>
      <style:text-properties style:font-name="Calibri" fo:font-size="12pt" style:font-name-asian="Calibri1" style:font-size-asian="12pt" style:font-name-complex="Calibri1" style:font-size-complex="12pt"/>
    </style:style>
    <style:style style:name="P58" style:family="paragraph" style:parent-style-name="Standard" style:master-page-name="Converted6">
      <style:paragraph-properties fo:margin-top="0in" fo:margin-bottom="0in" style:contextual-spacing="false" fo:line-height="0.1665in" style:page-number="auto"/>
      <style:text-properties style:font-name="Calibri" fo:font-size="12pt" style:font-name-asian="Calibri1" style:font-size-asian="12pt" style:font-name-complex="Calibri1" style:font-size-complex="12pt"/>
    </style:style>
    <style:style style:name="P59" style:family="paragraph" style:parent-style-name="Standard" style:master-page-name="Converted16">
      <style:paragraph-properties fo:margin-top="0in" fo:margin-bottom="0in" style:contextual-spacing="false" fo:line-height="0.1665in" style:page-number="auto"/>
      <style:text-properties style:font-name="Calibri" fo:font-size="12pt" style:font-name-asian="Calibri1" style:font-size-asian="12pt" style:font-name-complex="Calibri1" style:font-size-complex="12pt"/>
    </style:style>
    <style:style style:name="P60" style:family="paragraph" style:parent-style-name="Standard" style:master-page-name="Converted23">
      <style:paragraph-properties fo:margin-top="0in" fo:margin-bottom="0in" style:contextual-spacing="false" fo:line-height="0.1665in" style:page-number="auto"/>
      <style:text-properties style:font-name="Calibri" fo:font-size="12pt" style:font-name-asian="Calibri1" style:font-size-asian="12pt" style:font-name-complex="Calibri1" style:font-size-complex="12pt"/>
    </style:style>
    <style:style style:name="P61" style:family="paragraph" style:parent-style-name="Standard">
      <style:paragraph-properties fo:margin-top="0in" fo:margin-bottom="0.0638in" style:contextual-spacing="false" fo:line-height="0.1665in"/>
      <style:text-properties style:font-name="Calibri" fo:font-size="12pt" style:font-name-asian="Calibri1" style:font-size-asian="12pt" style:font-name-complex="Calibri1" style:font-size-complex="12pt"/>
    </style:style>
    <style:style style:name="P62" style:family="paragraph" style:parent-style-name="Standard">
      <style:paragraph-properties fo:margin-top="0in" fo:margin-bottom="0.0098in" style:contextual-spacing="false" fo:line-height="0.111in"/>
      <style:text-properties style:font-name="Calibri" fo:font-size="8pt" style:font-name-asian="Calibri1" style:font-size-asian="8pt" style:font-name-complex="Calibri1" style:font-size-complex="8pt"/>
    </style:style>
    <style:style style:name="P63" style:family="paragraph" style:parent-style-name="Standard">
      <style:paragraph-properties fo:margin-left="2.5291in" fo:margin-right="-0.0138in" fo:margin-top="0in" fo:margin-bottom="0in" style:contextual-spacing="false" fo:line-height="100%" fo:orphans="0" fo:widows="0" fo:text-indent="0in" style:auto-text-indent="false"/>
    </style:style>
    <style:style style:name="P64" style:family="paragraph" style:parent-style-name="Standard">
      <style:paragraph-properties fo:margin-left="0.3189in" fo:margin-right="-0.0138in" fo:margin-top="0in" fo:margin-bottom="0in" style:contextual-spacing="false" fo:line-height="100%" fo:orphans="0" fo:widows="0" fo:text-indent="0in" style:auto-text-indent="false"/>
    </style:style>
    <style:style style:name="P65" style:family="paragraph" style:parent-style-name="Standard">
      <style:paragraph-properties fo:margin-left="0.3189in" fo:margin-right="-0.0138in" fo:margin-top="0.0016in" fo:margin-bottom="0in" style:contextual-spacing="false" fo:line-height="100%" fo:orphans="0" fo:widows="0" fo:text-indent="0in" style:auto-text-indent="false"/>
    </style:style>
    <style:style style:name="P66" style:family="paragraph" style:parent-style-name="Standard">
      <style:paragraph-properties fo:margin-left="0.3189in" fo:margin-right="-0.0138in" fo:margin-top="0.0181in" fo:margin-bottom="0in" style:contextual-spacing="false" fo:line-height="100%" fo:orphans="0" fo:widows="0" fo:text-indent="0in" style:auto-text-indent="false"/>
    </style:style>
    <style:style style:name="P67" style:family="paragraph" style:parent-style-name="Standard">
      <style:paragraph-properties fo:margin-left="0.3189in" fo:margin-right="-0.0138in" fo:margin-top="0.0173in" fo:margin-bottom="0in" style:contextual-spacing="false" fo:line-height="100%" fo:orphans="0" fo:widows="0" fo:text-indent="0in" style:auto-text-indent="false"/>
    </style:style>
    <style:style style:name="P68" style:family="paragraph" style:parent-style-name="Standard">
      <style:paragraph-properties fo:margin-left="0.3189in" fo:margin-right="-0.0138in" fo:margin-top="0.0189in" fo:margin-bottom="0in" style:contextual-spacing="false" fo:line-height="100%" fo:orphans="0" fo:widows="0" fo:text-indent="0in" style:auto-text-indent="false"/>
    </style:style>
    <style:style style:name="P69" style:family="paragraph" style:parent-style-name="Standard">
      <style:paragraph-properties fo:margin-left="0.3189in" fo:margin-right="-0.0138in" fo:margin-top="0.0161in" fo:margin-bottom="0in" style:contextual-spacing="false" fo:line-height="100%" fo:orphans="0" fo:widows="0" fo:text-indent="0in" style:auto-text-indent="false"/>
    </style:style>
    <style:style style:name="P70" style:family="paragraph" style:parent-style-name="Standard">
      <style:paragraph-properties fo:margin-left="0.3189in" fo:margin-right="-0.0138in" fo:margin-top="0.0008in" fo:margin-bottom="0in" style:contextual-spacing="false" fo:line-height="100%" fo:orphans="0" fo:widows="0" fo:text-indent="0in" style:auto-text-indent="false"/>
    </style:style>
    <style:style style:name="P71" style:family="paragraph" style:parent-style-name="Standard">
      <style:paragraph-properties fo:margin-left="0.5118in" fo:margin-right="-0.0138in" fo:margin-top="0.0016in" fo:margin-bottom="0in" style:contextual-spacing="false" fo:line-height="100%" fo:orphans="0" fo:widows="0" fo:text-indent="0in" style:auto-text-indent="false"/>
    </style:style>
    <style:style style:name="P72" style:family="paragraph" style:parent-style-name="Standard">
      <style:paragraph-properties fo:margin-left="0.5118in" fo:margin-right="-0.0138in" fo:margin-top="0in" fo:margin-bottom="0in" style:contextual-spacing="false" fo:line-height="100%" fo:orphans="0" fo:widows="0" fo:text-indent="0in" style:auto-text-indent="false"/>
    </style:style>
    <style:style style:name="P73" style:family="paragraph" style:parent-style-name="Standard">
      <style:paragraph-properties fo:margin-left="0.5118in" fo:margin-right="-0.0138in" fo:margin-top="0.0165in" fo:margin-bottom="0in" style:contextual-spacing="false" fo:line-height="100%" fo:orphans="0" fo:widows="0" fo:text-indent="0in" style:auto-text-indent="false"/>
    </style:style>
    <style:style style:name="P74" style:family="paragraph" style:parent-style-name="Standard">
      <style:paragraph-properties fo:margin-left="0.5118in" fo:margin-right="-0.0138in" fo:margin-top="0.0181in" fo:margin-bottom="0in" style:contextual-spacing="false" fo:line-height="100%" fo:orphans="0" fo:widows="0" fo:text-indent="0in" style:auto-text-indent="false"/>
    </style:style>
    <style:style style:name="P75" style:family="paragraph" style:parent-style-name="Standard">
      <style:paragraph-properties fo:margin-left="0.5118in" fo:margin-right="-0.0138in" fo:margin-top="0.002in" fo:margin-bottom="0in" style:contextual-spacing="false" fo:line-height="100%" fo:orphans="0" fo:widows="0" fo:text-indent="0in" style:auto-text-indent="false"/>
    </style:style>
    <style:style style:name="P76" style:family="paragraph" style:parent-style-name="Standard">
      <style:paragraph-properties fo:margin-left="0.5118in" fo:margin-right="-0.0138in" fo:margin-top="0.0173in" fo:margin-bottom="0in" style:contextual-spacing="false" fo:line-height="100%" fo:orphans="0" fo:widows="0" fo:text-indent="0in" style:auto-text-indent="false"/>
    </style:style>
    <style:style style:name="P77" style:family="paragraph" style:parent-style-name="Standard">
      <style:paragraph-properties fo:margin-left="0.5118in" fo:margin-right="-0.0138in" fo:margin-top="0.0161in" fo:margin-bottom="0in" style:contextual-spacing="false" fo:line-height="100%" fo:orphans="0" fo:widows="0" fo:text-indent="0in" style:auto-text-indent="false"/>
    </style:style>
    <style:style style:name="P78" style:family="paragraph" style:parent-style-name="Standard">
      <style:paragraph-properties fo:margin-left="0.9in" fo:margin-right="-0.0138in" fo:margin-top="0in" fo:margin-bottom="0in" style:contextual-spacing="false" fo:line-height="100%" fo:orphans="0" fo:widows="0" fo:text-indent="0in" style:auto-text-indent="false"/>
    </style:style>
    <style:style style:name="P79" style:family="paragraph" style:parent-style-name="Standard">
      <style:paragraph-properties fo:margin-left="0.9in" fo:margin-right="-0.0138in" fo:margin-top="0.002in" fo:margin-bottom="0in" style:contextual-spacing="false" fo:line-height="100%" fo:orphans="0" fo:widows="0" fo:text-indent="0in" style:auto-text-indent="false"/>
    </style:style>
    <style:style style:name="P80" style:family="paragraph" style:parent-style-name="Standard">
      <style:paragraph-properties fo:margin-left="1.0953in" fo:margin-right="-0.0138in" fo:margin-top="0in" fo:margin-bottom="0in" style:contextual-spacing="false" fo:line-height="100%" fo:orphans="0" fo:widows="0" fo:text-indent="0in" style:auto-text-indent="false"/>
    </style:style>
    <style:style style:name="P81" style:family="paragraph" style:parent-style-name="Standard">
      <style:paragraph-properties fo:margin-left="0.7055in" fo:margin-right="-0.0138in" fo:margin-top="0in" fo:margin-bottom="0in" style:contextual-spacing="false" fo:line-height="100%" fo:orphans="0" fo:widows="0" fo:text-indent="0in" style:auto-text-indent="false"/>
    </style:style>
    <style:style style:name="P82" style:family="paragraph" style:parent-style-name="Standard">
      <style:paragraph-properties fo:margin-left="0.7071in" fo:margin-right="-0.0138in" fo:margin-top="0in" fo:margin-bottom="0in" style:contextual-spacing="false" fo:line-height="100%" fo:orphans="0" fo:widows="0" fo:text-indent="0in" style:auto-text-indent="false"/>
    </style:style>
    <style:style style:name="P83" style:family="paragraph" style:parent-style-name="Standard">
      <style:paragraph-properties fo:margin-left="0.7071in" fo:margin-right="-0.0138in" fo:margin-top="0.0181in" fo:margin-bottom="0in" style:contextual-spacing="false" fo:line-height="100%" fo:orphans="0" fo:widows="0" fo:text-indent="0in" style:auto-text-indent="false"/>
    </style:style>
    <style:style style:name="P84" style:family="paragraph" style:parent-style-name="Standard">
      <style:paragraph-properties fo:margin-left="0.3189in" fo:margin-right="-0.0138in" fo:margin-top="0.0016in" fo:margin-bottom="0in" style:contextual-spacing="false" fo:line-height="100%" fo:orphans="0" fo:widows="0" fo:text-indent="0in" style:auto-text-indent="false">
        <style:tab-stops>
          <style:tab-stop style:position="0.5689in"/>
        </style:tab-stops>
      </style:paragraph-properties>
    </style:style>
    <style:style style:name="P85" style:family="paragraph" style:parent-style-name="Standard">
      <style:paragraph-properties fo:margin-left="0.3189in" fo:margin-right="-0.0138in" fo:margin-top="0in" fo:margin-bottom="0in" style:contextual-spacing="false" fo:line-height="100%" fo:orphans="0" fo:widows="0" fo:text-indent="0in" style:auto-text-indent="false">
        <style:tab-stops>
          <style:tab-stop style:position="0.5689in"/>
        </style:tab-stops>
      </style:paragraph-properties>
    </style:style>
    <style:style style:name="P86" style:family="paragraph" style:parent-style-name="Standard">
      <style:paragraph-properties fo:margin-left="0.5689in" fo:margin-right="-0.0138in" fo:margin-top="0.0181in" fo:margin-bottom="0in" style:contextual-spacing="false" fo:line-height="100%" fo:orphans="0" fo:widows="0" fo:text-indent="0in" style:auto-text-indent="false"/>
    </style:style>
    <style:style style:name="P87" style:family="paragraph" style:parent-style-name="Standard">
      <style:paragraph-properties fo:margin-top="0in" fo:margin-bottom="0in" style:contextual-spacing="false" fo:line-height="0.1665in"/>
      <style:text-properties style:text-outline="false" style:text-line-through-style="none" style:text-line-through-type="none"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88" style:family="paragraph" style:parent-style-name="Standard">
      <style:paragraph-properties fo:margin-top="0in" fo:margin-bottom="0.0752in" style:contextual-spacing="false" fo:line-height="0.1665in"/>
      <style:text-properties style:text-outline="false" style:text-line-through-style="none" style:text-line-through-type="none"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89" style:family="paragraph" style:parent-style-name="Standard">
      <style:paragraph-properties fo:margin-top="0in" fo:margin-bottom="0.0764in" style:contextual-spacing="false" fo:line-height="0.1665in"/>
      <style:text-properties style:text-outline="false" style:text-line-through-style="none" style:text-line-through-type="none"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90" style:family="paragraph" style:parent-style-name="Standard">
      <style:paragraph-properties fo:margin-top="0in" fo:margin-bottom="0.0744in" style:contextual-spacing="false" fo:line-height="0.1665in"/>
      <style:text-properties style:text-outline="false" style:text-line-through-style="none" style:text-line-through-type="none"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91" style:family="paragraph" style:parent-style-name="Standard">
      <style:paragraph-properties fo:margin-top="0in" fo:margin-bottom="0.0772in" style:contextual-spacing="false" fo:line-height="0.1665in"/>
      <style:text-properties style:text-outline="false" style:text-line-through-style="none" style:text-line-through-type="none"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92" style:family="paragraph" style:parent-style-name="Standard">
      <style:paragraph-properties fo:margin-top="0in" fo:margin-bottom="0.0193in" style:contextual-spacing="false" fo:line-height="0.1665in"/>
      <style:text-properties style:text-outline="false" style:text-line-through-style="none" style:text-line-through-type="none"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93" style:family="paragraph" style:parent-style-name="Standard">
      <style:paragraph-properties fo:margin-top="0in" fo:margin-bottom="0.0756in" style:contextual-spacing="false" fo:line-height="0.1665in"/>
      <style:text-properties style:text-outline="false" style:text-line-through-style="none" style:text-line-through-type="none"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94" style:family="paragraph" style:parent-style-name="Standard">
      <style:paragraph-properties fo:margin-top="0in" fo:margin-bottom="0.0728in" style:contextual-spacing="false" fo:line-height="0.1665in"/>
      <style:text-properties style:text-outline="false" style:text-line-through-style="none" style:text-line-through-type="none"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95" style:family="paragraph" style:parent-style-name="Standard">
      <style:paragraph-properties fo:margin-top="0in" fo:margin-bottom="0.0736in" style:contextual-spacing="false" fo:line-height="0.1665in"/>
      <style:text-properties style:text-outline="false" style:text-line-through-style="none" style:text-line-through-type="none"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96" style:family="paragraph" style:parent-style-name="Standard">
      <style:paragraph-properties fo:margin-top="0in" fo:margin-bottom="0.0091in" style:contextual-spacing="false" fo:line-height="0.139in"/>
      <style:text-properties style:text-outline="false" style:text-line-through-style="none" style:text-line-through-type="none" style:font-name="Times New Roman" fo:font-size="10pt" fo:letter-spacing="normal"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scale="100%"/>
    </style:style>
    <style:style style:name="P97" style:family="paragraph" style:parent-style-name="Standard">
      <style:paragraph-properties fo:margin-top="0in" fo:margin-bottom="0.011in" style:contextual-spacing="false" fo:line-height="0.139in"/>
      <style:text-properties style:text-outline="false" style:text-line-through-style="none" style:text-line-through-type="none" style:font-name="Times New Roman" fo:font-size="10pt" fo:letter-spacing="normal"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scale="100%"/>
    </style:style>
    <style:style style:name="P98" style:family="paragraph" style:parent-style-name="Standard">
      <style:paragraph-properties fo:margin-top="0in" fo:margin-bottom="0.0126in" style:contextual-spacing="false" fo:line-height="0.139in"/>
      <style:text-properties style:text-outline="false" style:text-line-through-style="none" style:text-line-through-type="none" style:font-name="Times New Roman" fo:font-size="10pt" fo:letter-spacing="normal"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scale="100%"/>
    </style:style>
    <style:style style:name="P99" style:family="paragraph" style:parent-style-name="Standard">
      <style:paragraph-properties fo:margin-top="0in" fo:margin-bottom="0.0098in" style:contextual-spacing="false" fo:line-height="0.139in"/>
      <style:text-properties style:text-outline="false" style:text-line-through-style="none" style:text-line-through-type="none" style:font-name="Times New Roman" fo:font-size="10pt" fo:letter-spacing="normal"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scale="100%"/>
    </style:style>
    <style:style style:name="P100" style:family="paragraph" style:parent-style-name="Standard">
      <style:paragraph-properties fo:margin-top="0in" fo:margin-bottom="0.0075in" style:contextual-spacing="false" fo:line-height="0.139in"/>
      <style:text-properties style:text-outline="false" style:text-line-through-style="none" style:text-line-through-type="none" style:font-name="Times New Roman" fo:font-size="10pt" fo:letter-spacing="normal"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scale="100%"/>
    </style:style>
    <style:style style:name="P101" style:family="paragraph" style:parent-style-name="Standard">
      <style:paragraph-properties fo:margin-top="0in" fo:margin-bottom="0.0071in" style:contextual-spacing="false" fo:line-height="0.139in"/>
      <style:text-properties style:text-outline="false" style:text-line-through-style="none" style:text-line-through-type="none" style:font-name="Times New Roman" fo:font-size="10pt" fo:letter-spacing="normal"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scale="100%"/>
    </style:style>
    <style:style style:name="P102" style:family="paragraph" style:parent-style-name="Standard">
      <style:paragraph-properties fo:margin-top="0in" fo:margin-bottom="0.0098in" style:contextual-spacing="false" fo:line-height="0.0835in"/>
      <style:text-properties style:text-outline="false" style:text-line-through-style="none" style:text-line-through-type="none" style:font-name="Times New Roman" fo:font-size="6pt" fo:letter-spacing="normal" fo:font-style="normal" style:text-underline-style="none" fo:font-weight="normal" style:font-name-asian="Times New Roman1" style:font-size-asian="6pt" style:font-style-asian="normal" style:font-weight-asian="normal" style:font-name-complex="Times New Roman1" style:font-size-complex="6pt" style:font-style-complex="normal" style:font-weight-complex="normal" style:text-scale="100%"/>
    </style:style>
    <style:style style:name="P103" style:family="paragraph" style:parent-style-name="Standard">
      <style:paragraph-properties fo:margin-top="0in" fo:margin-bottom="0.0091in" style:contextual-spacing="false" fo:line-height="0.0835in"/>
      <style:text-properties style:text-outline="false" style:text-line-through-style="none" style:text-line-through-type="none" style:font-name="Times New Roman" fo:font-size="6pt" fo:letter-spacing="normal" fo:font-style="normal" style:text-underline-style="none" fo:font-weight="normal" style:font-name-asian="Times New Roman1" style:font-size-asian="6pt" style:font-style-asian="normal" style:font-weight-asian="normal" style:font-name-complex="Times New Roman1" style:font-size-complex="6pt" style:font-style-complex="normal" style:font-weight-complex="normal" style:text-scale="100%"/>
    </style:style>
    <style:style style:name="P104" style:family="paragraph" style:parent-style-name="Standard">
      <style:paragraph-properties fo:margin-top="0in" fo:margin-bottom="0.0083in" style:contextual-spacing="false" fo:line-height="0.0835in"/>
      <style:text-properties style:text-outline="false" style:text-line-through-style="none" style:text-line-through-type="none" style:font-name="Times New Roman" fo:font-size="6pt" fo:letter-spacing="normal" fo:font-style="normal" style:text-underline-style="none" fo:font-weight="normal" style:font-name-asian="Times New Roman1" style:font-size-asian="6pt" style:font-style-asian="normal" style:font-weight-asian="normal" style:font-name-complex="Times New Roman1" style:font-size-complex="6pt" style:font-style-complex="normal" style:font-weight-complex="normal" style:text-scale="100%"/>
    </style:style>
    <style:style style:name="P105" style:family="paragraph" style:parent-style-name="Standard">
      <style:paragraph-properties fo:margin-top="0in" fo:margin-bottom="0.011in" style:contextual-spacing="false" fo:line-height="0.0835in"/>
      <style:text-properties style:text-outline="false" style:text-line-through-style="none" style:text-line-through-type="none" style:font-name="Times New Roman" fo:font-size="6pt" fo:letter-spacing="normal" fo:font-style="normal" style:text-underline-style="none" fo:font-weight="normal" style:font-name-asian="Times New Roman1" style:font-size-asian="6pt" style:font-style-asian="normal" style:font-weight-asian="normal" style:font-name-complex="Times New Roman1" style:font-size-complex="6pt" style:font-style-complex="normal" style:font-weight-complex="normal" style:text-scale="100%"/>
    </style:style>
    <style:style style:name="P106" style:family="paragraph" style:parent-style-name="Standard">
      <style:paragraph-properties fo:margin-top="0in" fo:margin-bottom="0.0075in" style:contextual-spacing="false" fo:line-height="0.0835in"/>
      <style:text-properties style:text-outline="false" style:text-line-through-style="none" style:text-line-through-type="none" style:font-name="Times New Roman" fo:font-size="6pt" fo:letter-spacing="normal" fo:font-style="normal" style:text-underline-style="none" fo:font-weight="normal" style:font-name-asian="Times New Roman1" style:font-size-asian="6pt" style:font-style-asian="normal" style:font-weight-asian="normal" style:font-name-complex="Times New Roman1" style:font-size-complex="6pt" style:font-style-complex="normal" style:font-weight-complex="normal" style:text-scale="100%"/>
    </style:style>
    <style:style style:name="P107" style:family="paragraph" style:parent-style-name="Standard">
      <style:paragraph-properties fo:margin-top="0in" fo:margin-bottom="0.0035in" style:contextual-spacing="false" fo:line-height="0.1252in"/>
      <style:text-properties style:text-outline="false" style:text-line-through-style="none" style:text-line-through-type="none" style:font-name="Times New Roman" fo:font-size="9pt" fo:letter-spacing="normal"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text-scale="100%"/>
    </style:style>
    <style:style style:name="P108" style:family="paragraph" style:parent-style-name="Standard">
      <style:paragraph-properties fo:margin-top="0in" fo:margin-bottom="0.0047in" style:contextual-spacing="false" fo:line-height="0.1252in"/>
      <style:text-properties style:text-outline="false" style:text-line-through-style="none" style:text-line-through-type="none" style:font-name="Times New Roman" fo:font-size="9pt" fo:letter-spacing="normal"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text-scale="100%"/>
    </style:style>
    <style:style style:name="P109" style:family="paragraph" style:parent-style-name="Standard">
      <style:paragraph-properties fo:margin-top="0in" fo:margin-bottom="0.0028in" style:contextual-spacing="false" fo:line-height="0.1252in"/>
      <style:text-properties style:text-outline="false" style:text-line-through-style="none" style:text-line-through-type="none" style:font-name="Times New Roman" fo:font-size="9pt" fo:letter-spacing="normal"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text-scale="100%"/>
    </style:style>
    <style:style style:name="P110" style:family="paragraph" style:parent-style-name="Standard">
      <style:paragraph-properties fo:margin-top="0in" fo:margin-bottom="0.0043in" style:contextual-spacing="false" fo:line-height="0.1252in"/>
      <style:text-properties style:text-outline="false" style:text-line-through-style="none" style:text-line-through-type="none" style:font-name="Times New Roman" fo:font-size="9pt" fo:letter-spacing="normal"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text-scale="100%"/>
    </style:style>
    <style:style style:name="P111" style:family="paragraph" style:parent-style-name="Standard">
      <style:paragraph-properties fo:margin-top="0in" fo:margin-bottom="0.0055in" style:contextual-spacing="false" fo:line-height="0.1252in"/>
      <style:text-properties style:text-outline="false" style:text-line-through-style="none" style:text-line-through-type="none" style:font-name="Times New Roman" fo:font-size="9pt" fo:letter-spacing="normal"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text-scale="100%"/>
    </style:style>
    <style:style style:name="P112" style:family="paragraph" style:parent-style-name="Standard">
      <style:paragraph-properties fo:margin-top="0in" fo:margin-bottom="0.0063in" style:contextual-spacing="false" fo:line-height="0.1252in"/>
      <style:text-properties style:text-outline="false" style:text-line-through-style="none" style:text-line-through-type="none" style:font-name="Times New Roman" fo:font-size="9pt" fo:letter-spacing="normal"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text-scale="100%"/>
    </style:style>
    <style:style style:name="P113" style:family="paragraph" style:parent-style-name="Standard">
      <style:paragraph-properties fo:margin-top="0in" fo:margin-bottom="0.0071in" style:contextual-spacing="false" fo:line-height="0.1252in"/>
      <style:text-properties style:text-outline="false" style:text-line-through-style="none" style:text-line-through-type="none" style:font-name="Times New Roman" fo:font-size="9pt" fo:letter-spacing="normal"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text-scale="100%"/>
    </style:style>
    <style:style style:name="P114" style:family="paragraph" style:parent-style-name="Standard">
      <style:paragraph-properties fo:margin-top="0in" fo:margin-bottom="0.0016in" style:contextual-spacing="false" fo:line-height="0.111in"/>
      <style:text-properties style:text-outline="false" style:text-line-through-style="none" style:text-line-through-type="none" style:font-name="Times New Roman" fo:font-size="8pt" fo:letter-spacing="normal" fo:font-style="normal" style:text-underline-style="none" fo:font-weight="normal" style:font-name-asian="Times New Roman1" style:font-size-asian="8pt" style:font-style-asian="normal" style:font-weight-asian="normal" style:font-name-complex="Times New Roman1" style:font-size-complex="8pt" style:font-style-complex="normal" style:font-weight-complex="normal" style:text-scale="100%"/>
    </style:style>
    <style:style style:name="P115" style:family="paragraph" style:parent-style-name="Standard">
      <style:paragraph-properties fo:margin-top="0in" fo:margin-bottom="0.0126in" style:contextual-spacing="false" fo:line-height="0.0972in"/>
      <style:text-properties style:text-outline="false" style:text-line-through-style="none" style:text-line-through-type="none" style:font-name="Times New Roman" fo:font-size="7pt" fo:letter-spacing="normal" fo:font-style="normal" style:text-underline-style="none" fo:font-weight="normal" style:font-name-asian="Times New Roman1" style:font-size-asian="7pt" style:font-style-asian="normal" style:font-weight-asian="normal" style:font-name-complex="Times New Roman1" style:font-size-complex="7pt" style:font-style-complex="normal" style:font-weight-complex="normal" style:text-scale="100%"/>
    </style:style>
    <style:style style:name="P116" style:family="paragraph" style:parent-style-name="Standard">
      <style:paragraph-properties fo:margin-left="0.3189in" fo:margin-right="0.4402in" fo:margin-top="0in" fo:margin-bottom="0in" style:contextual-spacing="false" fo:line-height="107%" fo:text-align="start" style:justify-single-word="false" fo:orphans="0" fo:widows="0" fo:text-indent="-0.2492in" style:auto-text-indent="false"/>
    </style:style>
    <style:style style:name="P117" style:family="paragraph" style:parent-style-name="Standard">
      <style:paragraph-properties fo:margin-left="0.3189in" fo:margin-right="0.5929in" fo:margin-top="0.0161in" fo:margin-bottom="0in" style:contextual-spacing="false" fo:line-height="107%" fo:text-align="start" style:justify-single-word="false" fo:orphans="0" fo:widows="0" fo:text-indent="0in" style:auto-text-indent="false"/>
    </style:style>
    <style:style style:name="P118" style:family="paragraph" style:parent-style-name="Standard">
      <style:paragraph-properties fo:margin-left="0.3189in" fo:margin-right="4.4756in" fo:margin-top="0.0161in" fo:margin-bottom="0in" style:contextual-spacing="false" fo:line-height="107%" fo:text-align="start" style:justify-single-word="false" fo:orphans="0" fo:widows="0" fo:text-indent="0in" style:auto-text-indent="false"/>
    </style:style>
    <style:style style:name="P119" style:family="paragraph" style:parent-style-name="Standard">
      <style:paragraph-properties fo:margin-left="0.3189in" fo:margin-right="4.4756in" fo:margin-top="0.0181in" fo:margin-bottom="0in" style:contextual-spacing="false" fo:line-height="107%" fo:text-align="start" style:justify-single-word="false" fo:orphans="0" fo:widows="0" fo:text-indent="0in" style:auto-text-indent="false"/>
    </style:style>
    <style:style style:name="P120" style:family="paragraph" style:parent-style-name="Standard">
      <style:paragraph-properties fo:margin-left="0.3189in" fo:margin-right="4.4756in" fo:margin-top="0.0165in" fo:margin-bottom="0in" style:contextual-spacing="false" fo:line-height="107%" fo:text-align="start" style:justify-single-word="false" fo:orphans="0" fo:widows="0" fo:text-indent="0in" style:auto-text-indent="false"/>
    </style:style>
    <style:style style:name="P121" style:family="paragraph" style:parent-style-name="Standard">
      <style:paragraph-properties fo:margin-left="0.3189in" fo:margin-right="4.4756in" fo:margin-top="0.0189in" fo:margin-bottom="0in" style:contextual-spacing="false" fo:line-height="107%" fo:text-align="start" style:justify-single-word="false" fo:orphans="0" fo:widows="0" fo:text-indent="0in" style:auto-text-indent="false"/>
    </style:style>
    <style:style style:name="P122" style:family="paragraph" style:parent-style-name="Standard">
      <style:paragraph-properties fo:margin-left="0.5118in" fo:margin-right="2.5634in" fo:margin-top="0.0181in" fo:margin-bottom="0in" style:contextual-spacing="false" fo:line-height="107%" fo:text-align="start" style:justify-single-word="false" fo:orphans="0" fo:widows="0" fo:text-indent="0.1929in" style:auto-text-indent="false"/>
    </style:style>
    <style:style style:name="P123" style:family="paragraph" style:parent-style-name="Standard">
      <style:paragraph-properties fo:margin-left="0.9in" fo:margin-right="3.6465in" fo:margin-top="0in" fo:margin-bottom="0in" style:contextual-spacing="false" fo:line-height="107%" fo:text-align="start" style:justify-single-word="false" fo:orphans="0" fo:widows="0" fo:text-indent="-0.1945in" style:auto-text-indent="false"/>
    </style:style>
    <style:style style:name="P124" style:family="paragraph" style:parent-style-name="Standard">
      <style:paragraph-properties fo:margin-left="0.7055in" fo:margin-right="4.5264in" fo:margin-top="0.0181in" fo:margin-bottom="0in" style:contextual-spacing="false" fo:line-height="107%" fo:text-align="start" style:justify-single-word="false" fo:orphans="0" fo:widows="0" fo:text-indent="0.1945in" style:auto-text-indent="false"/>
    </style:style>
    <style:style style:name="P125" style:family="paragraph" style:parent-style-name="Standard">
      <style:paragraph-properties fo:margin-left="0.3189in" fo:margin-right="5.2701in" fo:margin-top="0in" fo:margin-bottom="0in" style:contextual-spacing="false" fo:line-height="107%" fo:text-align="start" style:justify-single-word="false" fo:orphans="0" fo:widows="0" fo:text-indent="0.1929in" style:auto-text-indent="false"/>
    </style:style>
    <style:style style:name="P126" style:family="paragraph" style:parent-style-name="Standard">
      <style:paragraph-properties fo:margin-left="0.3189in" fo:margin-right="5.2701in" fo:margin-top="0.0181in" fo:margin-bottom="0in" style:contextual-spacing="false" fo:line-height="107%" fo:text-align="start" style:justify-single-word="false" fo:orphans="0" fo:widows="0" fo:text-indent="0.1929in" style:auto-text-indent="false"/>
    </style:style>
    <style:style style:name="P127" style:family="paragraph" style:parent-style-name="Standard">
      <style:paragraph-properties fo:margin-left="0.3189in" fo:margin-right="0.848in" fo:margin-top="0.0181in" fo:margin-bottom="0in" style:contextual-spacing="false" fo:line-height="107%" fo:text-align="start" style:justify-single-word="false" fo:orphans="0" fo:widows="0" fo:text-indent="0in" style:auto-text-indent="false"/>
    </style:style>
    <style:style style:name="P128" style:family="paragraph" style:parent-style-name="Standard">
      <style:paragraph-properties fo:margin-left="0.3189in" fo:margin-right="0.4055in" fo:margin-top="0in" fo:margin-bottom="0in" style:contextual-spacing="false" fo:line-height="107%" fo:text-align="start" style:justify-single-word="false" fo:orphans="0" fo:widows="0" fo:text-indent="-0.2492in" style:auto-text-indent="false"/>
    </style:style>
    <style:style style:name="P129" style:family="paragraph" style:parent-style-name="Standard">
      <style:paragraph-properties fo:margin-left="0.3189in" fo:margin-right="0.648in" fo:margin-top="0.0181in" fo:margin-bottom="0in" style:contextual-spacing="false" fo:line-height="107%" fo:text-align="start" style:justify-single-word="false" fo:orphans="0" fo:widows="0" fo:text-indent="0in" style:auto-text-indent="false"/>
    </style:style>
    <style:style style:name="P130" style:family="paragraph" style:parent-style-name="Standard">
      <style:paragraph-properties fo:margin-left="0.5118in" fo:margin-right="3.4154in" fo:margin-top="0.0181in" fo:margin-bottom="0in" style:contextual-spacing="false" fo:line-height="107%" fo:text-align="start" style:justify-single-word="false" fo:orphans="0" fo:widows="0" fo:text-indent="0in" style:auto-text-indent="false"/>
    </style:style>
    <style:style style:name="P131" style:family="paragraph" style:parent-style-name="Standard">
      <style:paragraph-properties fo:margin-left="0.5118in" fo:margin-right="5.6484in" fo:margin-top="0in" fo:margin-bottom="0in" style:contextual-spacing="false" fo:line-height="107%" fo:text-align="start" style:justify-single-word="false" fo:orphans="0" fo:widows="0" fo:text-indent="0.1929in" style:auto-text-indent="false"/>
    </style:style>
    <style:style style:name="P132" style:family="paragraph" style:parent-style-name="Standard">
      <style:paragraph-properties fo:margin-left="0.3189in" fo:margin-right="0.8799in" fo:margin-top="0.0165in" fo:margin-bottom="0in" style:contextual-spacing="false" fo:line-height="107%" fo:text-align="start" style:justify-single-word="false" fo:orphans="0" fo:widows="0" fo:text-indent="0in" style:auto-text-indent="false"/>
    </style:style>
    <style:style style:name="P133" style:family="paragraph" style:parent-style-name="Standard">
      <style:paragraph-properties fo:margin-left="0.3189in" fo:margin-right="0.4098in" fo:margin-top="0in" fo:margin-bottom="0in" style:contextual-spacing="false" fo:line-height="107%" fo:text-align="start" style:justify-single-word="false" fo:orphans="0" fo:widows="0" fo:text-indent="-0.2492in" style:auto-text-indent="false"/>
    </style:style>
    <style:style style:name="P134" style:family="paragraph" style:parent-style-name="Standard">
      <style:paragraph-properties fo:margin-left="0.3189in" fo:margin-right="0.7835in" fo:margin-top="0.0165in" fo:margin-bottom="0in" style:contextual-spacing="false" fo:line-height="107%" fo:text-align="start" style:justify-single-word="false" fo:orphans="0" fo:widows="0" fo:text-indent="0in" style:auto-text-indent="false"/>
    </style:style>
    <style:style style:name="P135" style:family="paragraph" style:parent-style-name="Standard">
      <style:paragraph-properties fo:margin-left="0.3189in" fo:margin-right="0.4445in" fo:margin-top="0in" fo:margin-bottom="0in" style:contextual-spacing="false" fo:line-height="107%" fo:text-align="start" style:justify-single-word="false" fo:orphans="0" fo:widows="0" fo:text-indent="-0.2492in" style:auto-text-indent="false"/>
    </style:style>
    <style:style style:name="P136" style:family="paragraph" style:parent-style-name="Standard">
      <style:paragraph-properties fo:margin-left="0.3189in" fo:margin-right="0.4783in" fo:margin-top="0in" fo:margin-bottom="0in" style:contextual-spacing="false" fo:line-height="107%" fo:text-align="start" style:justify-single-word="false" fo:orphans="0" fo:widows="0" fo:text-indent="-0.2492in" style:auto-text-indent="false"/>
    </style:style>
    <style:style style:name="P137" style:family="paragraph" style:parent-style-name="Standard">
      <style:paragraph-properties fo:margin-left="0.3189in" fo:margin-right="0.5102in" fo:margin-top="0.0161in" fo:margin-bottom="0in" style:contextual-spacing="false" fo:line-height="107%" fo:text-align="start" style:justify-single-word="false" fo:orphans="0" fo:widows="0" fo:text-indent="0in" style:auto-text-indent="false"/>
    </style:style>
    <style:style style:name="P138" style:family="paragraph" style:parent-style-name="Standard">
      <style:paragraph-properties fo:margin-left="0.3189in" fo:margin-right="0.3744in" fo:margin-top="0in" fo:margin-bottom="0in" style:contextual-spacing="false" fo:line-height="107%" fo:text-align="start" style:justify-single-word="false" fo:orphans="0" fo:widows="0" fo:text-indent="-0.2492in" style:auto-text-indent="false"/>
    </style:style>
    <style:style style:name="P139" style:family="paragraph" style:parent-style-name="Standard">
      <style:paragraph-properties fo:margin-left="0.3189in" fo:margin-right="0.4984in" fo:margin-top="0.0181in" fo:margin-bottom="0in" style:contextual-spacing="false" fo:line-height="107%" fo:text-align="start" style:justify-single-word="false" fo:orphans="0" fo:widows="0" fo:text-indent="0in" style:auto-text-indent="false"/>
    </style:style>
    <style:style style:name="P140" style:family="paragraph" style:parent-style-name="Standard">
      <style:paragraph-properties fo:margin-left="0.3189in" fo:margin-right="2.0937in" fo:margin-top="0.0173in" fo:margin-bottom="0in" style:contextual-spacing="false" fo:line-height="107%" fo:text-align="start" style:justify-single-word="false" fo:orphans="0" fo:widows="0" fo:text-indent="0in" style:auto-text-indent="false"/>
    </style:style>
    <style:style style:name="P141" style:family="paragraph" style:parent-style-name="Standard">
      <style:paragraph-properties fo:margin-left="0.5118in" fo:margin-right="4.9673in" fo:margin-top="0in" fo:margin-bottom="0in" style:contextual-spacing="false" fo:line-height="107%" fo:text-align="start" style:justify-single-word="false" fo:orphans="0" fo:widows="0" fo:text-indent="-0.1929in" style:auto-text-indent="false"/>
    </style:style>
    <style:style style:name="P142" style:family="paragraph" style:parent-style-name="Standard">
      <style:paragraph-properties fo:margin-left="0.3189in" fo:margin-right="2.1118in" fo:margin-top="0.0008in" fo:margin-bottom="0in" style:contextual-spacing="false" fo:line-height="107%" fo:text-align="start" style:justify-single-word="false" fo:orphans="0" fo:widows="0" fo:text-indent="0.1929in" style:auto-text-indent="false"/>
    </style:style>
    <style:style style:name="P143" style:family="paragraph" style:parent-style-name="Standard">
      <style:paragraph-properties fo:margin-left="0.5118in" fo:margin-right="3.0492in" fo:margin-top="0.0181in" fo:margin-bottom="0in" style:contextual-spacing="false" fo:line-height="107%" fo:text-align="start" style:justify-single-word="false" fo:orphans="0" fo:widows="0" fo:text-indent="0in" style:auto-text-indent="false"/>
    </style:style>
    <style:style style:name="P144" style:family="paragraph" style:parent-style-name="Standard">
      <style:paragraph-properties fo:margin-left="0.5118in" fo:margin-right="3.6984in" fo:margin-top="0in" fo:margin-bottom="0in" style:contextual-spacing="false" fo:line-height="107%" fo:text-align="start" style:justify-single-word="false" fo:orphans="0" fo:widows="0" fo:text-indent="0in" style:auto-text-indent="false"/>
    </style:style>
    <style:style style:name="P145" style:family="paragraph" style:parent-style-name="Standard">
      <style:paragraph-properties fo:margin-left="0.5118in" fo:margin-right="3.7957in" fo:margin-top="0in" fo:margin-bottom="0in" style:contextual-spacing="false" fo:line-height="107%" fo:text-align="start" style:justify-single-word="false" fo:orphans="0" fo:widows="0" fo:text-indent="0in" style:auto-text-indent="false"/>
    </style:style>
    <style:style style:name="P146" style:family="paragraph" style:parent-style-name="Standard">
      <style:paragraph-properties fo:margin-left="0.3189in" fo:margin-right="0.4618in" fo:margin-top="0in" fo:margin-bottom="0in" style:contextual-spacing="false" fo:line-height="107%" fo:text-align="start" style:justify-single-word="false" fo:orphans="0" fo:widows="0" fo:text-indent="-0.2492in" style:auto-text-indent="false"/>
    </style:style>
    <style:style style:name="P147" style:family="paragraph" style:parent-style-name="Standard">
      <style:paragraph-properties fo:margin-left="0.3189in" fo:margin-right="0.511in" fo:margin-top="0.0165in" fo:margin-bottom="0in" style:contextual-spacing="false" fo:line-height="107%" fo:text-align="start" style:justify-single-word="false" fo:orphans="0" fo:widows="0" fo:text-indent="0in" style:auto-text-indent="false"/>
    </style:style>
    <style:style style:name="P148" style:family="paragraph" style:parent-style-name="Standard">
      <style:paragraph-properties fo:margin-left="0.5118in" fo:margin-right="2.1083in" fo:margin-top="0.0181in" fo:margin-bottom="0in" style:contextual-spacing="false" fo:line-height="107%" fo:text-align="start" style:justify-single-word="false" fo:orphans="0" fo:widows="0" fo:text-indent="0in" style:auto-text-indent="false"/>
    </style:style>
    <style:style style:name="P149" style:family="paragraph" style:parent-style-name="Standard">
      <style:paragraph-properties fo:margin-left="0.7055in" fo:margin-right="3.7429in" fo:margin-top="0in" fo:margin-bottom="0in" style:contextual-spacing="false" fo:line-height="107%" fo:text-align="start" style:justify-single-word="false" fo:orphans="0" fo:widows="0" fo:text-indent="-0.1929in" style:auto-text-indent="false"/>
    </style:style>
    <style:style style:name="P150" style:family="paragraph" style:parent-style-name="Standard">
      <style:paragraph-properties fo:margin-left="0.9in" fo:margin-right="2.2929in" fo:margin-top="0.0181in" fo:margin-bottom="0in" style:contextual-spacing="false" fo:line-height="107%" fo:text-align="start" style:justify-single-word="false" fo:orphans="0" fo:widows="0" fo:text-indent="0.1945in" style:auto-text-indent="false"/>
    </style:style>
    <style:style style:name="P151" style:family="paragraph" style:parent-style-name="Standard">
      <style:paragraph-properties fo:margin-left="0.5118in" fo:margin-right="3.3409in" fo:margin-top="0in" fo:margin-bottom="0in" style:contextual-spacing="false" fo:line-height="107%" fo:text-align="start" style:justify-single-word="false" fo:orphans="0" fo:widows="0" fo:text-indent="0in" style:auto-text-indent="false"/>
    </style:style>
    <style:style style:name="P152" style:family="paragraph" style:parent-style-name="Standard">
      <style:paragraph-properties fo:margin-left="0.3189in" fo:margin-right="0.4547in" fo:margin-top="0.0181in" fo:margin-bottom="0in" style:contextual-spacing="false" fo:line-height="107%" fo:text-align="start" style:justify-single-word="false" fo:orphans="0" fo:widows="0" fo:text-indent="0in" style:auto-text-indent="false"/>
    </style:style>
    <style:style style:name="P153" style:family="paragraph" style:parent-style-name="Standard">
      <style:paragraph-properties fo:margin-left="0.3189in" fo:margin-right="0.4339in" fo:margin-top="0in" fo:margin-bottom="0in" style:contextual-spacing="false" fo:line-height="107%" fo:text-align="start" style:justify-single-word="false" fo:orphans="0" fo:widows="0" fo:text-indent="-0.2492in" style:auto-text-indent="false"/>
    </style:style>
    <style:style style:name="P154" style:family="paragraph" style:parent-style-name="Standard">
      <style:paragraph-properties fo:margin-left="0.3189in" fo:margin-right="0.4874in" fo:margin-top="0.0165in" fo:margin-bottom="0in" style:contextual-spacing="false" fo:line-height="107%" fo:text-align="start" style:justify-single-word="false" fo:orphans="0" fo:widows="0" fo:text-indent="0in" style:auto-text-indent="false"/>
    </style:style>
    <style:style style:name="P155" style:family="paragraph" style:parent-style-name="Standard">
      <style:paragraph-properties fo:margin-left="0.3189in" fo:margin-right="2.1165in" fo:margin-top="0.0181in" fo:margin-bottom="0in" style:contextual-spacing="false" fo:line-height="107%" fo:text-align="start" style:justify-single-word="false" fo:orphans="0" fo:widows="0" fo:text-indent="0in" style:auto-text-indent="false">
        <style:tab-stops>
          <style:tab-stop style:position="0.5689in"/>
        </style:tab-stops>
      </style:paragraph-properties>
    </style:style>
    <style:style style:name="P156" style:family="paragraph" style:parent-style-name="Standard">
      <style:paragraph-properties fo:margin-left="0.5118in" fo:margin-right="4.9453in" fo:margin-top="0in" fo:margin-bottom="0in" style:contextual-spacing="false" fo:line-height="107%" fo:text-align="start" style:justify-single-word="false" fo:orphans="0" fo:widows="0" fo:text-indent="-0.1929in" style:auto-text-indent="false"/>
    </style:style>
    <style:style style:name="P157" style:family="paragraph" style:parent-style-name="Standard">
      <style:paragraph-properties fo:margin-left="0.3189in" fo:margin-right="2.4437in" fo:margin-top="0.0008in" fo:margin-bottom="0in" style:contextual-spacing="false" fo:line-height="107%" fo:text-align="start" style:justify-single-word="false" fo:orphans="0" fo:widows="0" fo:text-indent="0.1929in" style:auto-text-indent="false"/>
    </style:style>
    <style:style style:name="P158" style:family="paragraph" style:parent-style-name="Standard">
      <style:paragraph-properties fo:margin-left="0.5118in" fo:margin-right="2.0492in" fo:margin-top="0.0181in" fo:margin-bottom="0in" style:contextual-spacing="false" fo:line-height="107%" fo:text-align="start" style:justify-single-word="false" fo:orphans="0" fo:widows="0" fo:text-indent="0in" style:auto-text-indent="false"/>
    </style:style>
    <style:style style:name="P159" style:family="paragraph" style:parent-style-name="Standard">
      <style:paragraph-properties fo:margin-left="0.3189in" fo:margin-right="5.0535in" fo:margin-top="0in" fo:margin-bottom="0in" style:contextual-spacing="false" fo:line-height="107%" fo:text-align="start" style:justify-single-word="false" fo:orphans="0" fo:widows="0" fo:text-indent="0.1929in" style:auto-text-indent="false"/>
    </style:style>
    <style:style style:name="P160" style:family="paragraph" style:parent-style-name="Standard">
      <style:paragraph-properties fo:margin-left="0.5118in" fo:margin-right="3.922in" fo:margin-top="0in" fo:margin-bottom="0in" style:contextual-spacing="false" fo:line-height="107%" fo:text-align="start" style:justify-single-word="false" fo:orphans="0" fo:widows="0" fo:text-indent="-0.1929in" style:auto-text-indent="false"/>
    </style:style>
    <style:style style:name="P161" style:family="paragraph" style:parent-style-name="Standard">
      <style:paragraph-properties fo:margin-left="0.5118in" fo:margin-right="3.848in" fo:margin-top="0in" fo:margin-bottom="0in" style:contextual-spacing="false" fo:line-height="107%" fo:text-align="start" style:justify-single-word="false" fo:orphans="0" fo:widows="0" fo:text-indent="-0.1929in" style:auto-text-indent="false"/>
    </style:style>
    <style:style style:name="P162" style:family="paragraph" style:parent-style-name="Standard">
      <style:paragraph-properties fo:margin-left="0.5118in" fo:margin-right="3.0437in" fo:margin-top="0.0181in" fo:margin-bottom="0in" style:contextual-spacing="false" fo:line-height="107%" fo:text-align="start" style:justify-single-word="false" fo:orphans="0" fo:widows="0" fo:text-indent="0in" style:auto-text-indent="false"/>
    </style:style>
    <style:style style:name="P163" style:family="paragraph" style:parent-style-name="Standard">
      <style:paragraph-properties fo:margin-left="0.5118in" fo:margin-right="1.8575in" fo:margin-top="0in" fo:margin-bottom="0in" style:contextual-spacing="false" fo:line-height="107%" fo:text-align="start" style:justify-single-word="false" fo:orphans="0" fo:widows="0" fo:text-indent="0in" style:auto-text-indent="false"/>
    </style:style>
    <style:style style:name="P164" style:family="paragraph" style:parent-style-name="Standard">
      <style:paragraph-properties fo:margin-left="0.3189in" fo:margin-right="0.4327in" fo:margin-top="0in" fo:margin-bottom="0in" style:contextual-spacing="false" fo:line-height="107%" fo:text-align="start" style:justify-single-word="false" fo:orphans="0" fo:widows="0" fo:text-indent="-0.2492in" style:auto-text-indent="false"/>
    </style:style>
    <style:style style:name="P165" style:family="paragraph" style:parent-style-name="Standard">
      <style:paragraph-properties fo:margin-left="0.3189in" fo:margin-right="0.4602in" fo:margin-top="0in" fo:margin-bottom="0in" style:contextual-spacing="false" fo:line-height="107%" fo:text-align="start" style:justify-single-word="false" fo:orphans="0" fo:widows="0" fo:text-indent="-0.2492in" style:auto-text-indent="false"/>
    </style:style>
    <style:style style:name="P166" style:family="paragraph" style:parent-style-name="Standard">
      <style:paragraph-properties fo:margin-left="0.3189in" fo:margin-right="0.4055in" fo:margin-top="0.0181in" fo:margin-bottom="0in" style:contextual-spacing="false" fo:line-height="107%" fo:text-align="start" style:justify-single-word="false" fo:orphans="0" fo:widows="0" fo:text-indent="0in" style:auto-text-indent="false"/>
    </style:style>
    <style:style style:name="P167" style:family="paragraph" style:parent-style-name="Standard">
      <style:paragraph-properties fo:margin-left="0.3189in" fo:margin-right="0.4484in" fo:margin-top="0in" fo:margin-bottom="0in" style:contextual-spacing="false" fo:line-height="107%" fo:text-align="start" style:justify-single-word="false" fo:orphans="0" fo:widows="0" fo:text-indent="-0.2492in" style:auto-text-indent="false"/>
    </style:style>
    <style:style style:name="P168" style:family="paragraph" style:parent-style-name="Standard">
      <style:paragraph-properties fo:margin-left="0.3189in" fo:margin-right="0.739in" fo:margin-top="0.0181in" fo:margin-bottom="0in" style:contextual-spacing="false" fo:line-height="107%" fo:text-align="start" style:justify-single-word="false" fo:orphans="0" fo:widows="0" fo:text-indent="0in" style:auto-text-indent="false"/>
    </style:style>
    <style:style style:name="P169" style:family="paragraph" style:parent-style-name="Standard">
      <style:paragraph-properties fo:margin-left="0.3189in" fo:margin-right="2.0673in" fo:margin-top="0.0008in" fo:margin-bottom="0in" style:contextual-spacing="false" fo:line-height="107%" fo:text-align="start" style:justify-single-word="false" fo:orphans="0" fo:widows="0" fo:text-indent="0.1929in" style:auto-text-indent="false"/>
    </style:style>
    <style:style style:name="P170" style:family="paragraph" style:parent-style-name="Standard">
      <style:paragraph-properties fo:margin-left="0.5118in" fo:margin-right="1.2161in" fo:margin-top="0.0181in" fo:margin-bottom="0in" style:contextual-spacing="false" fo:line-height="107%" fo:text-align="start" style:justify-single-word="false" fo:orphans="0" fo:widows="0" fo:text-indent="0in" style:auto-text-indent="false"/>
    </style:style>
    <style:style style:name="P171" style:family="paragraph" style:parent-style-name="Standard">
      <style:paragraph-properties fo:margin-left="0.5118in" fo:margin-right="3.7953in" fo:margin-top="0in" fo:margin-bottom="0in" style:contextual-spacing="false" fo:line-height="107%" fo:text-align="start" style:justify-single-word="false" fo:orphans="0" fo:widows="0" fo:text-indent="-0.1929in" style:auto-text-indent="false"/>
    </style:style>
    <style:style style:name="P172" style:family="paragraph" style:parent-style-name="Standard">
      <style:paragraph-properties fo:margin-left="0.5118in" fo:margin-right="3.2173in" fo:margin-top="0in" fo:margin-bottom="0in" style:contextual-spacing="false" fo:line-height="107%" fo:text-align="start" style:justify-single-word="false" fo:orphans="0" fo:widows="0" fo:text-indent="-0.1929in" style:auto-text-indent="false"/>
    </style:style>
    <style:style style:name="P173" style:family="paragraph" style:parent-style-name="Standard">
      <style:paragraph-properties fo:margin-left="0.5118in" fo:margin-right="3.3327in" fo:margin-top="0.0181in" fo:margin-bottom="0in" style:contextual-spacing="false" fo:line-height="107%" fo:text-align="start" style:justify-single-word="false" fo:orphans="0" fo:widows="0" fo:text-indent="0in" style:auto-text-indent="false"/>
    </style:style>
    <style:style style:name="P174" style:family="paragraph" style:parent-style-name="Standard">
      <style:paragraph-properties fo:margin-left="0.5118in" fo:margin-right="2.522in" fo:margin-top="0in" fo:margin-bottom="0in" style:contextual-spacing="false" fo:line-height="107%" fo:text-align="start" style:justify-single-word="false" fo:orphans="0" fo:widows="0" fo:text-indent="0in" style:auto-text-indent="false"/>
    </style:style>
    <style:style style:name="P175" style:family="paragraph" style:parent-style-name="Standard">
      <style:paragraph-properties fo:margin-left="0.2701in" fo:margin-right="5.2626in" fo:margin-top="0in" fo:margin-bottom="0in" style:contextual-spacing="false" fo:line-height="107%" fo:text-align="end" style:justify-single-word="false" fo:orphans="0" fo:widows="0" fo:text-indent="0in" style:auto-text-indent="false"/>
    </style:style>
    <style:style style:name="P176" style:family="paragraph" style:parent-style-name="Standard">
      <style:paragraph-properties fo:margin-left="0.3189in" fo:margin-right="0.628in" fo:margin-top="0in" fo:margin-bottom="0in" style:contextual-spacing="false" fo:line-height="107%" fo:text-align="justify" style:justify-single-word="false" fo:orphans="0" fo:widows="0" fo:text-indent="-0.2492in" style:auto-text-indent="false"/>
    </style:style>
    <style:style style:name="P177" style:family="paragraph" style:parent-style-name="Standard">
      <style:paragraph-properties fo:margin-left="0.9in" fo:margin-right="4.1728in" fo:margin-top="0.0008in" fo:margin-bottom="0in" style:contextual-spacing="false" fo:line-height="107%" fo:text-align="justify" style:justify-single-word="false" fo:orphans="0" fo:widows="0" fo:text-indent="0in" style:auto-text-indent="false"/>
    </style:style>
    <style:style style:name="P178" style:family="paragraph" style:parent-style-name="Text_20_body" style:list-style-name="L1"/>
    <style:style style:name="P179" style:family="paragraph" style:parent-style-name="Text_20_body" style:list-style-name="L2"/>
    <style:style style:name="P180" style:family="paragraph" style:parent-style-name="Text_20_body" style:list-style-name="L3"/>
    <style:style style:name="P181" style:family="paragraph" style:parent-style-name="Text_20_body" style:list-style-name="L4"/>
    <style:style style:name="P182" style:family="paragraph" style:parent-style-name="Text_20_body" style:list-style-name="L5"/>
    <style:style style:name="P183" style:family="paragraph" style:parent-style-name="Text_20_body" style:list-style-name="L6"/>
    <style:style style:name="P184" style:family="paragraph" style:parent-style-name="Text_20_body" style:list-style-name="L7"/>
    <style:style style:name="P185" style:family="paragraph" style:parent-style-name="Text_20_body" style:list-style-name="L8"/>
    <style:style style:name="P186" style:family="paragraph" style:parent-style-name="Text_20_body" style:list-style-name="L9"/>
    <style:style style:name="P187" style:family="paragraph" style:parent-style-name="Text_20_body" style:list-style-name="L10"/>
    <style:style style:name="P188" style:family="paragraph" style:parent-style-name="Text_20_body" style:list-style-name="L10">
      <style:text-properties fo:font-weight="bold"/>
    </style:style>
    <style:style style:name="P189" style:family="paragraph" style:parent-style-name="Text_20_body" style:list-style-name="L11">
      <style:text-properties fo:font-weight="bold"/>
    </style:style>
    <style:style style:name="P190" style:family="paragraph" style:parent-style-name="Text_20_body" style:list-style-name="L18">
      <style:text-properties fo:font-weight="bold"/>
    </style:style>
    <style:style style:name="P191" style:family="paragraph" style:parent-style-name="Text_20_body" style:list-style-name="L19">
      <style:text-properties fo:font-weight="bold"/>
    </style:style>
    <style:style style:name="P192" style:family="paragraph" style:parent-style-name="Text_20_body" style:list-style-name="L20">
      <style:text-properties fo:font-weight="bold"/>
    </style:style>
    <style:style style:name="P193" style:family="paragraph" style:parent-style-name="Text_20_body" style:list-style-name="L28">
      <style:text-properties fo:font-weight="bold"/>
    </style:style>
    <style:style style:name="P194" style:family="paragraph" style:parent-style-name="Text_20_body" style:list-style-name="L40">
      <style:text-properties fo:font-weight="bold"/>
    </style:style>
    <style:style style:name="P195" style:family="paragraph" style:parent-style-name="Text_20_body" style:list-style-name="L41">
      <style:text-properties fo:font-weight="bold"/>
    </style:style>
    <style:style style:name="P196" style:family="paragraph" style:parent-style-name="Text_20_body" style:list-style-name="L11"/>
    <style:style style:name="P197" style:family="paragraph" style:parent-style-name="Text_20_body" style:list-style-name="L12"/>
    <style:style style:name="P198" style:family="paragraph" style:parent-style-name="Text_20_body" style:list-style-name="L13"/>
    <style:style style:name="P199" style:family="paragraph" style:parent-style-name="Text_20_body" style:list-style-name="L14"/>
    <style:style style:name="P200" style:family="paragraph" style:parent-style-name="Text_20_body">
      <style:paragraph-properties fo:margin-top="0in" fo:margin-bottom="0in" style:contextual-spacing="false" fo:line-height="0.1665in"/>
      <style:text-properties style:text-outline="false" style:text-line-through-style="none" style:text-line-through-type="none"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201" style:family="paragraph" style:parent-style-name="Text_20_body">
      <style:paragraph-properties fo:margin-top="0in" fo:margin-bottom="0.0736in" style:contextual-spacing="false" fo:line-height="0.1665in"/>
      <style:text-properties style:text-outline="false" style:text-line-through-style="none" style:text-line-through-type="none" style:font-name="Times New Roman" fo:font-size="12pt" fo:letter-spacing="normal"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202" style:family="paragraph" style:parent-style-name="Text_20_body">
      <style:paragraph-properties fo:margin-top="0in" fo:margin-bottom="0in" style:contextual-spacing="false" fo:line-height="0.1665in"/>
      <style:text-properties style:text-outline="false" style:text-line-through-style="none" style:text-line-through-type="none" style:font-name="Times New Roman" fo:font-size="12pt" fo:letter-spacing="normal" fo:font-style="normal" style:text-underline-style="none" fo:font-weight="bold"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P203" style:family="paragraph" style:parent-style-name="Text_20_body" style:list-style-name="L15"/>
    <style:style style:name="P204" style:family="paragraph" style:parent-style-name="Text_20_body" style:list-style-name="L16"/>
    <style:style style:name="P205" style:family="paragraph" style:parent-style-name="Text_20_body" style:list-style-name="L17"/>
    <style:style style:name="P206" style:family="paragraph" style:parent-style-name="Text_20_body" style:list-style-name="L18"/>
    <style:style style:name="P207" style:family="paragraph" style:parent-style-name="Text_20_body" style:list-style-name="L19"/>
    <style:style style:name="P208" style:family="paragraph" style:parent-style-name="Text_20_body" style:list-style-name="L20"/>
    <style:style style:name="P209" style:family="paragraph" style:parent-style-name="Text_20_body" style:list-style-name="L21"/>
    <style:style style:name="P210" style:family="paragraph" style:parent-style-name="Text_20_body">
      <style:paragraph-properties fo:margin-left="0.3189in" fo:margin-right="-0.0138in" fo:margin-top="0in" fo:margin-bottom="0in" style:contextual-spacing="false" fo:line-height="100%" fo:orphans="0" fo:widows="0" fo:text-indent="0in" style:auto-text-indent="false"/>
    </style:style>
    <style:style style:name="P211" style:family="paragraph" style:parent-style-name="Text_20_body" style:list-style-name="L22"/>
    <style:style style:name="P212" style:family="paragraph" style:parent-style-name="Text_20_body" style:list-style-name="L23"/>
    <style:style style:name="P213" style:family="paragraph" style:parent-style-name="Text_20_body" style:list-style-name="L24"/>
    <style:style style:name="P214" style:family="paragraph" style:parent-style-name="Text_20_body" style:list-style-name="L25"/>
    <style:style style:name="P215" style:family="paragraph" style:parent-style-name="Text_20_body" style:list-style-name="L26"/>
    <style:style style:name="P216" style:family="paragraph" style:parent-style-name="Text_20_body" style:list-style-name="L27"/>
    <style:style style:name="P217" style:family="paragraph" style:parent-style-name="Text_20_body">
      <style:paragraph-properties fo:margin-left="0.3189in" fo:margin-right="5.2701in" fo:margin-top="0in" fo:margin-bottom="0in" style:contextual-spacing="false" fo:line-height="108%" fo:text-align="start" style:justify-single-word="false" fo:orphans="0" fo:widows="0" fo:text-indent="0.1929in" style:auto-text-indent="false"/>
    </style:style>
    <style:style style:name="P218" style:family="paragraph" style:parent-style-name="Text_20_body" style:list-style-name="L28"/>
    <style:style style:name="P219" style:family="paragraph" style:parent-style-name="Text_20_body" style:list-style-name="L29"/>
    <style:style style:name="P220" style:family="paragraph" style:parent-style-name="Text_20_body" style:list-style-name="L30"/>
    <style:style style:name="P221" style:family="paragraph" style:parent-style-name="Text_20_body" style:list-style-name="L31"/>
    <style:style style:name="P222" style:family="paragraph" style:parent-style-name="Text_20_body" style:list-style-name="L32"/>
    <style:style style:name="P223" style:family="paragraph" style:parent-style-name="Text_20_body" style:list-style-name="L33"/>
    <style:style style:name="P224" style:family="paragraph" style:parent-style-name="Text_20_body" style:list-style-name="L34"/>
    <style:style style:name="P225" style:family="paragraph" style:parent-style-name="Text_20_body" style:list-style-name="L35"/>
    <style:style style:name="P226" style:family="paragraph" style:parent-style-name="Text_20_body" style:list-style-name="L36"/>
    <style:style style:name="P227" style:family="paragraph" style:parent-style-name="Text_20_body" style:list-style-name="L37"/>
    <style:style style:name="P228" style:family="paragraph" style:parent-style-name="Text_20_body" style:list-style-name="L38"/>
    <style:style style:name="P229" style:family="paragraph" style:parent-style-name="Text_20_body" style:list-style-name="L39"/>
    <style:style style:name="P230" style:family="paragraph" style:parent-style-name="Text_20_body" style:list-style-name="L40"/>
    <style:style style:name="P231" style:family="paragraph" style:parent-style-name="Text_20_body" style:list-style-name="L41"/>
    <style:style style:name="P232" style:family="paragraph" style:parent-style-name="Text_20_body" style:list-style-name="L42"/>
    <style:style style:name="P233" style:family="paragraph" style:parent-style-name="Text_20_body" style:list-style-name="L43"/>
    <style:style style:name="P234" style:family="paragraph" style:parent-style-name="Text_20_body" style:list-style-name="L44"/>
    <style:style style:name="P235" style:family="paragraph" style:parent-style-name="Text_20_body" style:list-style-name="L45"/>
    <style:style style:name="P236" style:family="paragraph" style:parent-style-name="Text_20_body" style:list-style-name="L46"/>
    <style:style style:name="P237" style:family="paragraph" style:parent-style-name="Text_20_body">
      <style:paragraph-properties fo:margin-left="0.3189in" fo:margin-right="0.4055in" fo:margin-top="0.0181in" fo:margin-bottom="0in" style:contextual-spacing="false" fo:line-height="107%" fo:text-align="start" style:justify-single-word="false" fo:orphans="0" fo:widows="0" fo:text-indent="0in" style:auto-text-indent="false"/>
    </style:style>
    <style:style style:name="T1" style:family="text">
      <style:text-properties fo:color="#000000" loext:opacity="100%" style:text-outline="false" style:text-line-through-style="none" style:text-line-through-type="none" style:font-name="Times New Roman" fo:font-size="14pt" fo:letter-spacing="normal"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2" style:family="text">
      <style:text-properties fo:color="#000000" loext:opacity="100%" style:text-outline="false" style:text-line-through-style="none" style:text-line-through-type="none" style:font-name="Times New Roman" fo:font-size="14pt" fo:letter-spacing="normal"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3" style:family="text">
      <style:text-properties fo:color="#000000" loext:opacity="100%" style:text-outline="false" style:text-line-through-style="none" style:text-line-through-type="none" style:font-name="Times New Roman" fo:font-size="14pt" fo:letter-spacing="normal" fo:font-style="normal" style:text-underline-style="none" fo:font-weight="bold"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4" style:family="text">
      <style:text-properties fo:color="#000000" loext:opacity="100%" style:text-outline="false" style:text-line-through-style="none" style:text-line-through-type="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1%"/>
    </style:style>
    <style:style style:name="T5" style:family="text">
      <style:text-properties fo:color="#000000" loext:opacity="100%" style:text-outline="false" style:text-line-through-style="none" style:text-line-through-type="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6" style:family="text">
      <style:text-properties fo:color="#000000" loext:opacity="100%" style:text-outline="false" style:text-line-through-style="none" style:text-line-through-type="none" style:font-name="Times New Roman" fo:font-size="14pt" fo:letter-spacing="-0.0091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7" style:family="text">
      <style:text-properties fo:color="#000000" loext:opacity="100%" style:text-outline="false" style:text-line-through-style="none" style:text-line-through-type="none" style:font-name="Times New Roman" fo:font-size="14pt" fo:letter-spacing="-0.0091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8" style:family="text">
      <style:text-properties fo:color="#000000" loext:opacity="100%" style:text-outline="false" style:text-line-through-style="none" style:text-line-through-type="none" style:font-name="Times New Roman" fo:font-size="14pt" fo:letter-spacing="0.0008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9" style:family="text">
      <style:text-properties fo:color="#000000" loext:opacity="100%" style:text-outline="false" style:text-line-through-style="none" style:text-line-through-type="none" style:font-name="Times New Roman" fo:font-size="14pt" fo:letter-spacing="0.0008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10" style:family="text">
      <style:text-properties fo:color="#000000" loext:opacity="100%" style:text-outline="false" style:text-line-through-style="none" style:text-line-through-type="none" style:font-name="Times New Roman" fo:font-size="14pt" fo:letter-spacing="0.0008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11" style:family="text">
      <style:text-properties fo:color="#000000" loext:opacity="100%" style:text-outline="false" style:text-line-through-style="none" style:text-line-through-type="none" style:font-name="Times New Roman" fo:font-size="14pt" fo:letter-spacing="0.0008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1%"/>
    </style:style>
    <style:style style:name="T12" style:family="text">
      <style:text-properties fo:color="#000000" loext:opacity="100%" style:text-outline="false" style:text-line-through-style="none" style:text-line-through-type="none" style:font-name="Times New Roman" fo:font-size="14pt" fo:letter-spacing="0.0543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13" style:family="text">
      <style:text-properties fo:color="#000000" loext:opacity="100%" style:text-outline="false" style:text-line-through-style="none" style:text-line-through-type="none" style:font-name="Times New Roman" fo:font-size="14pt" fo:letter-spacing="-0.0008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14" style:family="text">
      <style:text-properties fo:color="#000000" loext:opacity="100%" style:text-outline="false" style:text-line-through-style="none" style:text-line-through-type="none" style:font-name="Times New Roman" fo:font-size="14pt" fo:letter-spacing="-0.0008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15" style:family="text">
      <style:text-properties fo:color="#000000" loext:opacity="100%" style:text-outline="false" style:text-line-through-style="none" style:text-line-through-type="none" style:font-name="Times New Roman" fo:font-size="14pt" fo:letter-spacing="-0.0008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16" style:family="text">
      <style:text-properties fo:color="#000000" loext:opacity="100%" style:text-outline="false" style:text-line-through-style="none" style:text-line-through-type="none" style:font-name="Times New Roman" fo:font-size="14pt" fo:letter-spacing="-0.0008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1%"/>
    </style:style>
    <style:style style:name="T17" style:family="text">
      <style:text-properties fo:color="#000000" loext:opacity="100%" style:text-outline="false" style:text-line-through-style="none" style:text-line-through-type="none" style:font-name="Times New Roman" fo:font-size="14pt" fo:letter-spacing="-0.002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18" style:family="text">
      <style:text-properties fo:color="#000000" loext:opacity="100%" style:text-outline="false" style:text-line-through-style="none" style:text-line-through-type="none" style:font-name="Times New Roman" fo:font-size="14pt" fo:letter-spacing="-0.002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19" style:family="text">
      <style:text-properties fo:color="#000000" loext:opacity="100%" style:text-outline="false" style:text-line-through-style="none" style:text-line-through-type="none" style:font-name="Times New Roman" fo:font-size="14pt" fo:letter-spacing="-0.002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1%"/>
    </style:style>
    <style:style style:name="T20" style:family="text">
      <style:text-properties fo:color="#000000" loext:opacity="100%" style:text-outline="false" style:text-line-through-style="none" style:text-line-through-type="none" style:font-name="Times New Roman" fo:font-size="14pt" fo:letter-spacing="-0.002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21" style:family="text">
      <style:text-properties fo:color="#000000" loext:opacity="100%" style:text-outline="false" style:text-line-through-style="none" style:text-line-through-type="none" style:font-name="Times New Roman" fo:font-size="14pt" fo:letter-spacing="-0.0028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22" style:family="text">
      <style:text-properties fo:color="#000000" loext:opacity="100%" style:text-outline="false" style:text-line-through-style="none" style:text-line-through-type="none" style:font-name="Times New Roman" fo:font-size="14pt" fo:letter-spacing="-0.0028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23" style:family="text">
      <style:text-properties fo:color="#000000" loext:opacity="100%" style:text-outline="false" style:text-line-through-style="none" style:text-line-through-type="none" style:font-name="Times New Roman" fo:font-size="14pt" fo:letter-spacing="-0.0028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24" style:family="text">
      <style:text-properties fo:color="#000000" loext:opacity="100%" style:text-outline="false" style:text-line-through-style="none" style:text-line-through-type="none" style:font-name="Times New Roman" fo:font-size="14pt" fo:letter-spacing="-0.0016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25" style:family="text">
      <style:text-properties fo:color="#000000" loext:opacity="100%" style:text-outline="false" style:text-line-through-style="none" style:text-line-through-type="none" style:font-name="Times New Roman" fo:font-size="14pt" fo:letter-spacing="-0.0016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26" style:family="text">
      <style:text-properties fo:color="#000000" loext:opacity="100%" style:text-outline="false" style:text-line-through-style="none" style:text-line-through-type="none" style:font-name="Times New Roman" fo:font-size="14pt" fo:letter-spacing="-0.0016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1%"/>
    </style:style>
    <style:style style:name="T27" style:family="text">
      <style:text-properties fo:color="#000000" loext:opacity="100%" style:text-outline="false" style:text-line-through-style="none" style:text-line-through-type="none" style:font-name="Times New Roman" fo:font-size="14pt" fo:letter-spacing="-0.0016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28" style:family="text">
      <style:text-properties fo:color="#000000" loext:opacity="100%" style:text-outline="false" style:text-line-through-style="none" style:text-line-through-type="none" style:font-name="Times New Roman" fo:font-size="14pt" fo:letter-spacing="-0.0102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29" style:family="text">
      <style:text-properties fo:color="#000000" loext:opacity="100%" style:text-outline="false" style:text-line-through-style="none" style:text-line-through-type="none" style:font-name="Times New Roman" fo:font-size="14pt" fo:letter-spacing="-0.0102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30" style:family="text">
      <style:text-properties fo:color="#000000" loext:opacity="100%" style:text-outline="false" style:text-line-through-style="none" style:text-line-through-type="none" style:font-name="Times New Roman" fo:font-size="14pt" fo:letter-spacing="-0.0035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31" style:family="text">
      <style:text-properties fo:color="#000000" loext:opacity="100%" style:text-outline="false" style:text-line-through-style="none" style:text-line-through-type="none" style:font-name="Times New Roman" fo:font-size="14pt" fo:letter-spacing="-0.0035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32" style:family="text">
      <style:text-properties fo:color="#000000" loext:opacity="100%" style:text-outline="false" style:text-line-through-style="none" style:text-line-through-type="none" style:font-name="Times New Roman" fo:font-size="14pt" fo:letter-spacing="-0.0035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33" style:family="text">
      <style:text-properties fo:color="#000000" loext:opacity="100%" style:text-outline="false" style:text-line-through-style="none" style:text-line-through-type="none" style:font-name="Times New Roman" fo:font-size="14pt" fo:letter-spacing="-0.0043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34" style:family="text">
      <style:text-properties fo:color="#000000" loext:opacity="100%" style:text-outline="false" style:text-line-through-style="none" style:text-line-through-type="none" style:font-name="Times New Roman" fo:font-size="14pt" fo:letter-spacing="-0.0043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35" style:family="text">
      <style:text-properties fo:color="#000000" loext:opacity="100%" style:text-outline="false" style:text-line-through-style="none" style:text-line-through-type="none" style:font-name="Times New Roman" fo:font-size="14pt" fo:letter-spacing="-0.0043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36" style:family="text">
      <style:text-properties fo:color="#000000" loext:opacity="100%" style:text-outline="false" style:text-line-through-style="none" style:text-line-through-type="none" style:font-name="Times New Roman" fo:font-size="14pt" fo:letter-spacing="-0.0181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37" style:family="text">
      <style:text-properties fo:color="#000000" loext:opacity="100%" style:text-outline="false" style:text-line-through-style="none" style:text-line-through-type="none" style:font-name="Times New Roman" fo:font-size="14pt" fo:letter-spacing="0.0016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38" style:family="text">
      <style:text-properties fo:color="#000000" loext:opacity="100%" style:text-outline="false" style:text-line-through-style="none" style:text-line-through-type="none" style:font-name="Times New Roman" fo:font-size="14pt" fo:letter-spacing="0.0016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39" style:family="text">
      <style:text-properties fo:color="#000000" loext:opacity="100%" style:text-outline="false" style:text-line-through-style="none" style:text-line-through-type="none" style:font-name="Times New Roman" fo:font-size="14pt" fo:letter-spacing="0.0016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1%"/>
    </style:style>
    <style:style style:name="T40" style:family="text">
      <style:text-properties fo:color="#000000" loext:opacity="100%" style:text-outline="false" style:text-line-through-style="none" style:text-line-through-type="none" style:font-name="Times New Roman" fo:font-size="14pt" fo:letter-spacing="0.0016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41" style:family="text">
      <style:text-properties fo:color="#000000" loext:opacity="100%" style:text-outline="false" style:text-line-through-style="none" style:text-line-through-type="none" style:font-name="Times New Roman" fo:font-size="14pt" fo:letter-spacing="0.002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42" style:family="text">
      <style:text-properties fo:color="#000000" loext:opacity="100%" style:text-outline="false" style:text-line-through-style="none" style:text-line-through-type="none" style:font-name="Times New Roman" fo:font-size="14pt" fo:letter-spacing="0.002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1%"/>
    </style:style>
    <style:style style:name="T43" style:family="text">
      <style:text-properties fo:color="#000000" loext:opacity="100%" style:text-outline="false" style:text-line-through-style="none" style:text-line-through-type="none" style:font-name="Times New Roman" fo:font-size="14pt" fo:letter-spacing="0.002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44" style:family="text">
      <style:text-properties fo:color="#000000" loext:opacity="100%" style:text-outline="false" style:text-line-through-style="none" style:text-line-through-type="none" style:font-name="Times New Roman" fo:font-size="14pt" fo:letter-spacing="-0.0154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45" style:family="text">
      <style:text-properties fo:color="#000000" loext:opacity="100%" style:text-outline="false" style:text-line-through-style="none" style:text-line-through-type="none" style:font-name="Times New Roman" fo:font-size="14pt" fo:letter-spacing="-0.0154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46" style:family="text">
      <style:text-properties fo:color="#000000" loext:opacity="100%" style:text-outline="false" style:text-line-through-style="none" style:text-line-through-type="none" style:font-name="Times New Roman" fo:font-size="14pt" fo:letter-spacing="0.0071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47" style:family="text">
      <style:text-properties fo:color="#000000" loext:opacity="100%" style:text-outline="false" style:text-line-through-style="none" style:text-line-through-type="none" style:font-name="Times New Roman" fo:font-size="14pt" fo:letter-spacing="-0.0098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48" style:family="text">
      <style:text-properties fo:color="#000000" loext:opacity="100%" style:text-outline="false" style:text-line-through-style="none" style:text-line-through-type="none" style:font-name="Times New Roman" fo:font-size="14pt" fo:letter-spacing="-0.0098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49" style:family="text">
      <style:text-properties fo:color="#000000" loext:opacity="100%" style:text-outline="false" style:text-line-through-style="none" style:text-line-through-type="none" style:font-name="Times New Roman" fo:font-size="14pt" fo:letter-spacing="0.0047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50" style:family="text">
      <style:text-properties fo:color="#000000" loext:opacity="100%" style:text-outline="false" style:text-line-through-style="none" style:text-line-through-type="none" style:font-name="Times New Roman" fo:font-size="14pt" fo:letter-spacing="-0.0055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51" style:family="text">
      <style:text-properties fo:color="#000000" loext:opacity="100%" style:text-outline="false" style:text-line-through-style="none" style:text-line-through-type="none" style:font-name="Times New Roman" fo:font-size="14pt" fo:letter-spacing="-0.0047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52" style:family="text">
      <style:text-properties fo:color="#000000" loext:opacity="100%" style:text-outline="false" style:text-line-through-style="none" style:text-line-through-type="none" style:font-name="Times New Roman" fo:font-size="14pt" fo:letter-spacing="-0.0047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53" style:family="text">
      <style:text-properties fo:color="#000000" loext:opacity="100%" style:text-outline="false" style:text-line-through-style="none" style:text-line-through-type="none" style:font-name="Times New Roman" fo:font-size="14pt" fo:letter-spacing="-0.0047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54" style:family="text">
      <style:text-properties fo:color="#000000" loext:opacity="100%" style:text-outline="false" style:text-line-through-style="none" style:text-line-through-type="none" style:font-name="Times New Roman" fo:font-size="14pt" fo:letter-spacing="-0.0201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55" style:family="text">
      <style:text-properties fo:color="#000000" loext:opacity="100%" style:text-outline="false" style:text-line-through-style="none" style:text-line-through-type="none" style:font-name="Times New Roman" fo:font-size="14pt" fo:letter-spacing="-0.0209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56" style:family="text">
      <style:text-properties fo:color="#000000" loext:opacity="100%" style:text-outline="false" style:text-line-through-style="none" style:text-line-through-type="none" style:font-name="Times New Roman" fo:font-size="14pt" fo:letter-spacing="-0.0126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57" style:family="text">
      <style:text-properties fo:color="#000000" loext:opacity="100%" style:text-outline="false" style:text-line-through-style="none" style:text-line-through-type="none" style:font-name="Times New Roman" fo:font-size="14pt" fo:letter-spacing="-0.0075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58" style:family="text">
      <style:text-properties fo:color="#000000" loext:opacity="100%" style:text-outline="false" style:text-line-through-style="none" style:text-line-through-type="none" style:font-name="Times New Roman" fo:font-size="14pt" fo:letter-spacing="-0.0075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59" style:family="text">
      <style:text-properties fo:color="#000000" loext:opacity="100%" style:text-outline="false" style:text-line-through-style="none" style:text-line-through-type="none" style:font-name="Times New Roman" fo:font-size="14pt" fo:letter-spacing="-0.0118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60" style:family="text">
      <style:text-properties fo:color="#000000" loext:opacity="100%" style:text-outline="false" style:text-line-through-style="none" style:text-line-through-type="none" style:font-name="Times New Roman" fo:font-size="14pt" fo:letter-spacing="-0.0118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61" style:family="text">
      <style:text-properties fo:color="#000000" loext:opacity="100%" style:text-outline="false" style:text-line-through-style="none" style:text-line-through-type="none" style:font-name="Times New Roman" fo:font-size="14pt" fo:letter-spacing="-0.0138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62" style:family="text">
      <style:text-properties fo:color="#000000" loext:opacity="100%" style:text-outline="false" style:text-line-through-style="none" style:text-line-through-type="none" style:font-name="Times New Roman" fo:font-size="14pt" fo:letter-spacing="0.0028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1%"/>
    </style:style>
    <style:style style:name="T63" style:family="text">
      <style:text-properties fo:color="#000000" loext:opacity="100%" style:text-outline="false" style:text-line-through-style="none" style:text-line-through-type="none" style:font-name="Times New Roman" fo:font-size="14pt" fo:letter-spacing="0.0028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64" style:family="text">
      <style:text-properties fo:color="#000000" loext:opacity="100%" style:text-outline="false" style:text-line-through-style="none" style:text-line-through-type="none" style:font-name="Times New Roman" fo:font-size="14pt" fo:letter-spacing="0.0028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65" style:family="text">
      <style:text-properties fo:color="#000000" loext:opacity="100%" style:text-outline="false" style:text-line-through-style="none" style:text-line-through-type="none" style:font-name="Times New Roman" fo:font-size="14pt" fo:letter-spacing="-0.0071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66" style:family="text">
      <style:text-properties fo:color="#000000" loext:opacity="100%" style:text-outline="false" style:text-line-through-style="none" style:text-line-through-type="none" style:font-name="Times New Roman" fo:font-size="14pt" fo:letter-spacing="0.0035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67" style:family="text">
      <style:text-properties fo:color="#000000" loext:opacity="100%" style:text-outline="false" style:text-line-through-style="none" style:text-line-through-type="none" style:font-name="Times New Roman" fo:font-size="14pt" fo:letter-spacing="0.0035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68" style:family="text">
      <style:text-properties fo:color="#000000" loext:opacity="100%" style:text-outline="false" style:text-line-through-style="none" style:text-line-through-type="none" style:font-name="Times New Roman" fo:font-size="14pt" fo:letter-spacing="-0.0083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69" style:family="text">
      <style:text-properties fo:color="#000000" loext:opacity="100%" style:text-outline="false" style:text-line-through-style="none" style:text-line-through-type="none" style:font-name="Times New Roman" fo:font-size="14pt" fo:letter-spacing="-0.0083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70" style:family="text">
      <style:text-properties fo:color="#000000" loext:opacity="100%" style:text-outline="false" style:text-line-through-style="none" style:text-line-through-type="none" style:font-name="Times New Roman" fo:font-size="14pt" fo:letter-spacing="-0.0217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71" style:family="text">
      <style:text-properties fo:color="#000000" loext:opacity="100%" style:text-outline="false" style:text-line-through-style="none" style:text-line-through-type="none" style:font-name="Times New Roman" fo:font-size="14pt" fo:letter-spacing="0.0236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72" style:family="text">
      <style:text-properties fo:color="#000000" loext:opacity="100%" style:text-outline="false" style:text-line-through-style="none" style:text-line-through-type="none" style:font-name="Times New Roman" fo:font-size="14pt" fo:letter-spacing="-0.0173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1%"/>
    </style:style>
    <style:style style:name="T73" style:family="text">
      <style:text-properties fo:color="#000000" loext:opacity="100%" style:text-outline="false" style:text-line-through-style="none" style:text-line-through-type="none" style:font-name="Times New Roman" fo:font-size="14pt" fo:letter-spacing="-0.0173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74" style:family="text">
      <style:text-properties fo:color="#000000" loext:opacity="100%" style:text-outline="false" style:text-line-through-style="none" style:text-line-through-type="none" style:font-name="Times New Roman" fo:font-size="14pt" fo:letter-spacing="-0.0173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75" style:family="text">
      <style:text-properties fo:color="#000000" loext:opacity="100%" style:text-outline="false" style:text-line-through-style="none" style:text-line-through-type="none" style:font-name="Times New Roman" fo:font-size="14pt" fo:letter-spacing="0.0327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76" style:family="text">
      <style:text-properties fo:color="#000000" loext:opacity="100%" style:text-outline="false" style:text-line-through-style="none" style:text-line-through-type="none" style:font-name="Times New Roman" fo:font-size="14pt" fo:letter-spacing="0.0827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77" style:family="text">
      <style:text-properties fo:color="#000000" loext:opacity="100%" style:text-outline="false" style:text-line-through-style="none" style:text-line-through-type="none" style:font-name="Times New Roman" fo:font-size="14pt" fo:letter-spacing="-0.0189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78" style:family="text">
      <style:text-properties fo:color="#000000" loext:opacity="100%" style:text-outline="false" style:text-line-through-style="none" style:text-line-through-type="none" style:font-name="Times New Roman" fo:font-size="14pt" fo:letter-spacing="0.0083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79" style:family="text">
      <style:text-properties fo:color="#000000" loext:opacity="100%" style:text-outline="false" style:text-line-through-style="none" style:text-line-through-type="none" style:font-name="Times New Roman" fo:font-size="14pt" fo:letter-spacing="0.0055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80" style:family="text">
      <style:text-properties fo:color="#000000" loext:opacity="100%" style:text-outline="false" style:text-line-through-style="none" style:text-line-through-type="none" style:font-name="Times New Roman" fo:font-size="14pt" fo:letter-spacing="-0.0146in"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scale="100%"/>
    </style:style>
    <style:style style:name="T81" style:family="text">
      <style:text-properties fo:color="#000000" loext:opacity="100%" style:text-outline="false" style:text-line-through-style="none" style:text-line-through-type="none" style:font-name="Times New Roman" fo:font-size="14pt" fo:letter-spacing="-0.0134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82" style:family="text">
      <style:text-properties fo:color="#000000" loext:opacity="100%" style:text-outline="false" style:text-line-through-style="none" style:text-line-through-type="none" style:font-name="Times New Roman" fo:font-size="14pt" fo:letter-spacing="0.022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83" style:family="text">
      <style:text-properties fo:color="#000000" loext:opacity="100%" style:text-outline="false" style:text-line-through-style="none" style:text-line-through-type="none" style:font-name="Times New Roman" fo:font-size="14pt" fo:letter-spacing="0.0173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84" style:family="text">
      <style:text-properties fo:color="#000000" loext:opacity="100%" style:text-outline="false" style:text-line-through-style="none" style:text-line-through-type="none" style:font-name="Times New Roman" fo:font-size="14pt" fo:letter-spacing="0.048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85" style:family="text">
      <style:text-properties fo:color="#000000" loext:opacity="100%" style:text-outline="false" style:text-line-through-style="none" style:text-line-through-type="none" style:font-name="Times New Roman" fo:font-size="14pt" fo:letter-spacing="0.0547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86" style:family="text">
      <style:text-properties fo:color="#000000" loext:opacity="100%" style:text-outline="false" style:text-line-through-style="none" style:text-line-through-type="none" style:font-name="Times New Roman" fo:font-size="14pt" fo:letter-spacing="0.0366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87" style:family="text">
      <style:text-properties fo:color="#000000" loext:opacity="100%" style:text-outline="false" style:text-line-through-style="none" style:text-line-through-type="none" style:font-name="Times New Roman" fo:font-size="14pt" fo:letter-spacing="0.05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88" style:family="text">
      <style:text-properties fo:color="#000000" loext:opacity="100%" style:text-outline="false" style:text-line-through-style="none" style:text-line-through-type="none" style:font-name="Times New Roman" fo:font-size="14pt" fo:letter-spacing="0.0701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89" style:family="text">
      <style:text-properties fo:color="#000000" loext:opacity="100%" style:text-outline="false" style:text-line-through-style="none" style:text-line-through-type="none" style:font-name="Times New Roman" fo:font-size="14pt" fo:letter-spacing="0.0508in"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text-scale="100%"/>
    </style:style>
    <style:style style:name="T90" style:family="text">
      <style:text-properties fo:color="#000000" loext:opacity="100%" style:text-outline="false" style:text-line-through-style="none" style:text-line-through-type="none" style:font-name="Symbol" fo:font-size="10pt" fo:letter-spacing="normal" fo:font-style="normal" style:text-underline-style="none" fo:font-weight="normal" style:font-name-asian="Symbol1" style:font-size-asian="10pt" style:font-style-asian="normal" style:font-weight-asian="normal" style:font-name-complex="Symbol1" style:font-size-complex="10pt" style:font-style-complex="normal" style:font-weight-complex="normal" style:text-scale="100%"/>
    </style:style>
    <style:style style:name="T91" style:family="text">
      <style:text-properties fo:color="#000000" loext:opacity="100%" style:text-outline="false" style:text-line-through-style="none" style:text-line-through-type="none" fo:font-size="14pt" fo:letter-spacing="normal" fo:font-style="normal" style:text-underline-style="none" fo:font-weight="normal" style:font-size-asian="14pt" style:font-style-asian="normal" style:font-weight-asian="normal" style:font-size-complex="14pt" style:font-style-complex="normal" style:font-weight-complex="normal" style:text-scale="100%"/>
    </style:style>
    <style:style style:name="T92" style:family="text">
      <style:text-properties fo:font-weight="bold"/>
    </style:style>
    <style:style style:name="T93" style:family="text">
      <style:text-properties fo:font-style="itali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5"><text:bookmark-start text:name="_page_3_0"/></text:p>
        <text:p text:style-name="P63"><text:span text:style-name="T1">S</text:span><text:span text:style-name="T2">ec</text:span><text:span text:style-name="T1">t</text:span><text:span text:style-name="T2">i</text:span><text:span text:style-name="T1">on:</text:span><text:span text:style-name="T6"> </text:span><text:span text:style-name="T1">A</text:span></text:p>
        <text:p text:style-name="P87"/>
        <text:p text:style-name="P87"/>
        <text:p text:style-name="P96"/>
        <text:p text:style-name="P116"><text:span text:style-name="T8">1</text:span><text:span text:style-name="T1">.</text:span><text:span text:style-name="T12"> </text:span><text:span text:style-name="T8">20 </text:span><text:span text:style-name="T13">f</text:span><text:span text:style-name="T2">rie</text:span><text:span text:style-name="T17">n</text:span><text:span text:style-name="T1">ds</text:span><text:span text:style-name="T8"> </text:span><text:span text:style-name="T1">put t</text:span><text:span text:style-name="T13">h</text:span><text:span text:style-name="T14">eir</text:span><text:span text:style-name="T21"> </text:span><text:span text:style-name="T24">w</text:span><text:span text:style-name="T8">a</text:span><text:span text:style-name="T2">lle</text:span><text:span text:style-name="T17">t</text:span><text:span text:style-name="T1">s</text:span><text:span text:style-name="T8"> </text:span><text:span text:style-name="T2">i</text:span><text:span text:style-name="T1">n</text:span><text:span text:style-name="T13"> </text:span><text:span text:style-name="T1">a </text:span><text:span text:style-name="T22">r</text:span><text:span text:style-name="T13">o</text:span><text:span text:style-name="T28">w</text:span><text:span text:style-name="T1">.</text:span><text:span text:style-name="T30"> </text:span><text:span text:style-name="T1">Th</text:span><text:span text:style-name="T2">e</text:span><text:span text:style-name="T13"> </text:span><text:span text:style-name="T1">f</text:span><text:span text:style-name="T2">ir</text:span><text:span text:style-name="T1">st wa</text:span><text:span text:style-name="T14">l</text:span><text:span text:style-name="T2">le</text:span><text:span text:style-name="T1">t </text:span><text:span text:style-name="T25">c</text:span><text:span text:style-name="T1">on</text:span><text:span text:style-name="T13">t</text:span><text:span text:style-name="T1">a</text:span><text:span text:style-name="T2">i</text:span><text:span text:style-name="T1">ns</text:span><text:span text:style-name="T13"> </text:span><text:span text:style-name="T1">20 d</text:span><text:span text:style-name="T8">o</text:span><text:span text:style-name="T2">ll</text:span><text:span text:style-name="T1">a</text:span><text:span text:style-name="T2">r</text:span><text:span text:style-name="T1">s, t</text:span><text:span text:style-name="T17">h</text:span><text:span text:style-name="T2">e</text:span><text:span text:style-name="T1"> s</text:span><text:span text:style-name="T2">e</text:span><text:span text:style-name="T14">c</text:span><text:span text:style-name="T1">ond </text:span><text:span text:style-name="T13">h</text:span><text:span text:style-name="T1">as</text:span><text:span text:style-name="T13"> </text:span><text:span text:style-name="T1">30</text:span><text:span text:style-name="T8"> </text:span><text:span text:style-name="T24">d</text:span><text:span text:style-name="T13">o</text:span><text:span text:style-name="T2">ll</text:span><text:span text:style-name="T1">a</text:span><text:span text:style-name="T14">r</text:span><text:span text:style-name="T1">s, th</text:span><text:span text:style-name="T2">e</text:span><text:span text:style-name="T1"> th</text:span><text:span text:style-name="T2">ir</text:span><text:span text:style-name="T1">d h</text:span><text:span text:style-name="T13">a</text:span><text:span text:style-name="T1">s</text:span><text:span text:style-name="T8"> </text:span><text:span text:style-name="T13">4</text:span><text:span text:style-name="T1">0</text:span><text:span text:style-name="T8"> </text:span><text:span text:style-name="T1">d</text:span><text:span text:style-name="T13">o</text:span><text:span text:style-name="T9">l</text:span><text:span text:style-name="T14">l</text:span><text:span text:style-name="T1">a</text:span><text:span text:style-name="T14">r</text:span><text:span text:style-name="T1">s, a</text:span><text:span text:style-name="T13">n</text:span><text:span text:style-name="T1">d so on, </text:span><text:span text:style-name="T13">w</text:span><text:span text:style-name="T9">i</text:span><text:span text:style-name="T1">th </text:span><text:span text:style-name="T2">e</text:span><text:span text:style-name="T13">a</text:span><text:span text:style-name="T2">c</text:span><text:span text:style-name="T1">h </text:span><text:span text:style-name="T13">w</text:span><text:span text:style-name="T1">a</text:span><text:span text:style-name="T2">lle</text:span><text:span text:style-name="T1">t </text:span><text:span text:style-name="T24">h</text:span><text:span text:style-name="T13">a</text:span><text:span text:style-name="T1">v</text:span><text:span text:style-name="T2">i</text:span><text:span text:style-name="T1">ng</text:span><text:span text:style-name="T13"> 1</text:span><text:span text:style-name="T1">0</text:span><text:span text:style-name="T8"> </text:span><text:span text:style-name="T1">do</text:span><text:span text:style-name="T2">l</text:span><text:span text:style-name="T14">l</text:span><text:span text:style-name="T1">a</text:span><text:span text:style-name="T14">r</text:span><text:span text:style-name="T1">s</text:span><text:span text:style-name="T8"> </text:span><text:span text:style-name="T13">m</text:span><text:span text:style-name="T1">o</text:span><text:span text:style-name="T31">r</text:span><text:span text:style-name="T2">e</text:span><text:span text:style-name="T1"> than th</text:span><text:span text:style-name="T2">e</text:span><text:span text:style-name="T1"> </text:span><text:span text:style-name="T24">p</text:span><text:span text:style-name="T22">r</text:span><text:span text:style-name="T2">e</text:span><text:span text:style-name="T24">v</text:span><text:span text:style-name="T2">i</text:span><text:span text:style-name="T1">ous</text:span><text:span text:style-name="T13"> </text:span><text:span text:style-name="T1">o</text:span><text:span text:style-name="T13">n</text:span><text:span text:style-name="T2">e</text:span><text:span text:style-name="T1">.</text:span><text:span text:style-name="T13"> </text:span><text:span text:style-name="T1">S</text:span><text:span text:style-name="T2">i</text:span><text:span text:style-name="T1">n</text:span><text:span text:style-name="T2">ce</text:span><text:span text:style-name="T1"> th</text:span><text:span text:style-name="T2">e</text:span><text:span text:style-name="T1"> data</text:span><text:span text:style-name="T8"> </text:span><text:span text:style-name="T14">i</text:span><text:span text:style-name="T13">s</text:span><text:span text:style-name="T8"> </text:span><text:span text:style-name="T13">a</text:span><text:span text:style-name="T2">l</text:span><text:span text:style-name="T33">r</text:span><text:span text:style-name="T2">e</text:span><text:span text:style-name="T1">a</text:span><text:span text:style-name="T13">d</text:span><text:span text:style-name="T1">y</text:span><text:span text:style-name="T8"> </text:span><text:span text:style-name="T13">s</text:span><text:span text:style-name="T1">o</text:span><text:span text:style-name="T2">r</text:span><text:span text:style-name="T1">t</text:span><text:span text:style-name="T2">e</text:span><text:span text:style-name="T1">d</text:span><text:span text:style-name="T24"> </text:span><text:span text:style-name="T2">i</text:span><text:span text:style-name="T1">n </text:span><text:span text:style-name="T13">a</text:span><text:span text:style-name="T8">s</text:span><text:span text:style-name="T2">ce</text:span><text:span text:style-name="T24">n</text:span><text:span text:style-name="T1">d</text:span><text:span text:style-name="T2">i</text:span><text:span text:style-name="T24">n</text:span><text:span text:style-name="T1">g</text:span><text:span text:style-name="T8"> </text:span><text:span text:style-name="T1">o</text:span><text:span text:style-name="T2">r</text:span><text:span text:style-name="T1">d</text:span><text:span text:style-name="T2">e</text:span><text:span text:style-name="T36">r</text:span><text:span text:style-name="T13">,</text:span><text:span text:style-name="T37"> </text:span><text:span text:style-name="T1">no</text:span><text:span text:style-name="T8"> </text:span><text:span text:style-name="T13">s</text:span><text:span text:style-name="T1">o</text:span><text:span text:style-name="T2">r</text:span><text:span text:style-name="T24">t</text:span><text:span text:style-name="T2">i</text:span><text:span text:style-name="T13">n</text:span><text:span text:style-name="T1">g</text:span><text:span text:style-name="T8"> </text:span><text:span text:style-name="T14">i</text:span><text:span text:style-name="T13">s</text:span><text:span text:style-name="T8"> </text:span><text:span text:style-name="T31">r</text:span><text:span text:style-name="T18">e</text:span><text:span text:style-name="T1">qu</text:span><text:span text:style-name="T2">i</text:span><text:span text:style-name="T22">r</text:span><text:span text:style-name="T2">e</text:span><text:span text:style-name="T1">d. But </text:span><text:span text:style-name="T2">i</text:span><text:span text:style-name="T1">f you</text:span><text:span text:style-name="T24"> </text:span><text:span text:style-name="T1">a</text:span><text:span text:style-name="T22">r</text:span><text:span text:style-name="T2">e</text:span><text:span text:style-name="T24"> </text:span><text:span text:style-name="T1">g</text:span><text:span text:style-name="T2">i</text:span><text:span text:style-name="T1">v</text:span><text:span text:style-name="T2">e</text:span><text:span text:style-name="T1">n</text:span><text:span text:style-name="T24"> </text:span><text:span text:style-name="T1">a </text:span><text:span text:style-name="T2">c</text:span><text:span text:style-name="T1">h</text:span><text:span text:style-name="T13">a</text:span><text:span text:style-name="T1">n</text:span><text:span text:style-name="T2">ce</text:span><text:span text:style-name="T1"> </text:span><text:span text:style-name="T24">t</text:span><text:span text:style-name="T1">o so</text:span><text:span text:style-name="T2">r</text:span><text:span text:style-name="T1">t th</text:span><text:span text:style-name="T2">e</text:span><text:span text:style-name="T24"> w</text:span><text:span text:style-name="T8">a</text:span><text:span text:style-name="T2">lle</text:span><text:span text:style-name="T24">t</text:span><text:span text:style-name="T1">s, </text:span><text:span text:style-name="T13">w</text:span><text:span text:style-name="T1">h</text:span><text:span text:style-name="T9">i</text:span><text:span text:style-name="T2">c</text:span><text:span text:style-name="T1">h </text:span><text:span text:style-name="T13">s</text:span><text:span text:style-name="T1">o</text:span><text:span text:style-name="T2">r</text:span><text:span text:style-name="T13">t</text:span><text:span text:style-name="T2">i</text:span><text:span text:style-name="T24">n</text:span><text:span text:style-name="T1">g t</text:span><text:span text:style-name="T2">ec</text:span><text:span text:style-name="T1">hn</text:span><text:span text:style-name="T2">i</text:span><text:span text:style-name="T24">q</text:span><text:span text:style-name="T1">u</text:span><text:span text:style-name="T2">e</text:span><text:span text:style-name="T1"> </text:span><text:span text:style-name="T13">w</text:span><text:span text:style-name="T8">o</text:span><text:span text:style-name="T13">u</text:span><text:span text:style-name="T2">l</text:span><text:span text:style-name="T1">d b</text:span><text:span text:style-name="T2">e</text:span><text:span text:style-name="T24"> </text:span><text:span text:style-name="T1">b</text:span><text:span text:style-name="T2">e</text:span><text:span text:style-name="T1">st </text:span><text:span text:style-name="T24">t</text:span><text:span text:style-name="T1">o</text:span><text:span text:style-name="T8"> </text:span><text:span text:style-name="T1">app</text:span><text:span text:style-name="T14">l</text:span><text:span text:style-name="T1">y?</text:span><text:span text:style-name="T34"> </text:span><text:span text:style-name="T30">W</text:span><text:span text:style-name="T2">r</text:span><text:span text:style-name="T14">i</text:span><text:span text:style-name="T1">t</text:span><text:span text:style-name="T14">e</text:span><text:span text:style-name="T24"> </text:span><text:span text:style-name="T1">a C++</text:span><text:span text:style-name="T8"> </text:span><text:span text:style-name="T1">p</text:span><text:span text:style-name="T33">r</text:span><text:span text:style-name="T13">o</text:span><text:span text:style-name="T1">g</text:span><text:span text:style-name="T14">r</text:span><text:span text:style-name="T1">am to </text:span><text:span text:style-name="T2">i</text:span><text:span text:style-name="T1">mp</text:span><text:span text:style-name="T9">l</text:span><text:span text:style-name="T2">e</text:span><text:span text:style-name="T13">m</text:span><text:span text:style-name="T2">e</text:span><text:span text:style-name="T24">n</text:span><text:span text:style-name="T1">t you</text:span><text:span text:style-name="T2">r</text:span><text:span text:style-name="T21"> </text:span><text:span text:style-name="T2">c</text:span><text:span text:style-name="T17">h</text:span><text:span text:style-name="T13">o</text:span><text:span text:style-name="T1">s</text:span><text:span text:style-name="T2">e</text:span><text:span text:style-name="T1">n so</text:span><text:span text:style-name="T2">r</text:span><text:span text:style-name="T24">t</text:span><text:span text:style-name="T2">i</text:span><text:span text:style-name="T24">n</text:span><text:span text:style-name="T1">g</text:span><text:span text:style-name="T8"> </text:span><text:span text:style-name="T1">ap</text:span><text:span text:style-name="T13">p</text:span><text:span text:style-name="T22">r</text:span><text:span text:style-name="T13">o</text:span><text:span text:style-name="T1">a</text:span><text:span text:style-name="T14">c</text:span><text:span text:style-name="T1">h.</text:span></text:p>
        <text:p text:style-name="P88"/>
        <text:p text:style-name="P64"><text:span text:style-name="T1">Ans:</text:span></text:p>
        <text:p text:style-name="P87"/>
        <text:p text:style-name="P102"/>
        <text:p text:style-name="P64"><text:span text:style-name="T1">Th</text:span><text:span text:style-name="T2">e</text:span><text:span text:style-name="T1">o</text:span><text:span text:style-name="T2">r</text:span><text:span text:style-name="T1">y:</text:span></text:p>
        <text:p text:style-name="P117"><text:span text:style-name="T15">T</text:span><text:span text:style-name="T10">h</text:span><text:span text:style-name="T4">e</text:span><text:span text:style-name="T5"> nu</text:span><text:span text:style-name="T15">m</text:span><text:span text:style-name="T5">b</text:span><text:span text:style-name="T4">e</text:span><text:span text:style-name="T15">r</text:span><text:span text:style-name="T5">s </text:span><text:span text:style-name="T4">a</text:span><text:span text:style-name="T5">r</text:span><text:span text:style-name="T4">e</text:span><text:span text:style-name="T5"> </text:span><text:span text:style-name="T19">a</text:span><text:span text:style-name="T4">l</text:span><text:span text:style-name="T5">r</text:span><text:span text:style-name="T26">e</text:span><text:span text:style-name="T4">a</text:span><text:span text:style-name="T15">dy</text:span><text:span text:style-name="T10"> </text:span><text:span text:style-name="T5">sor</text:span><text:span text:style-name="T4">te</text:span><text:span text:style-name="T5">d. B</text:span><text:span text:style-name="T26">e</text:span><text:span text:style-name="T5">s</text:span><text:span text:style-name="T4">t</text:span><text:span text:style-name="T27"> </text:span><text:span text:style-name="T4">i</text:span><text:span text:style-name="T5">s</text:span><text:span text:style-name="T15"> </text:span><text:span text:style-name="T16">t</text:span><text:span text:style-name="T5">o </text:span><text:span text:style-name="T4">c</text:span><text:span text:style-name="T5">h</text:span><text:span text:style-name="T4">e</text:span><text:span text:style-name="T16">c</text:span><text:span text:style-name="T5">k</text:span><text:span text:style-name="T10"> </text:span><text:span text:style-name="T16">i</text:span><text:span text:style-name="T15">f</text:span><text:span text:style-name="T5"> </text:span><text:span text:style-name="T15">s</text:span><text:span text:style-name="T5">or</text:span><text:span text:style-name="T4">te</text:span><text:span text:style-name="T5">d</text:span><text:span text:style-name="T10"> </text:span><text:span text:style-name="T26">a</text:span><text:span text:style-name="T15">n</text:span><text:span text:style-name="T5">d</text:span><text:span text:style-name="T10"> </text:span><text:span text:style-name="T15">n</text:span><text:span text:style-name="T10">o</text:span><text:span text:style-name="T4">t</text:span><text:span text:style-name="T15"> </text:span><text:span text:style-name="T5">s</text:span><text:span text:style-name="T10">o</text:span><text:span text:style-name="T15">r</text:span><text:span text:style-name="T4">t</text:span><text:span text:style-name="T5"> </text:span><text:span text:style-name="T4">a</text:span><text:span text:style-name="T5">g</text:span><text:span text:style-name="T4">ai</text:span><text:span text:style-name="T5">n. If</text:span><text:span text:style-name="T27"> </text:span><text:span text:style-name="T5">sor</text:span><text:span text:style-name="T16">t</text:span><text:span text:style-name="T4">i</text:span><text:span text:style-name="T15">n</text:span><text:span text:style-name="T5">g</text:span><text:span text:style-name="T10"> </text:span><text:span text:style-name="T16">i</text:span><text:span text:style-name="T5">s r</text:span><text:span text:style-name="T26">e</text:span><text:span text:style-name="T5">qu</text:span><text:span text:style-name="T4">i</text:span><text:span text:style-name="T5">r</text:span><text:span text:style-name="T16">e</text:span><text:span text:style-name="T5">d,</text:span><text:span text:style-name="T41"> </text:span><text:span text:style-name="T5">Ins</text:span><text:span text:style-name="T4">e</text:span><text:span text:style-name="T15">r</text:span><text:span text:style-name="T16">t</text:span><text:span text:style-name="T4">i</text:span><text:span text:style-name="T5">on</text:span><text:span text:style-name="T10"> </text:span><text:span text:style-name="T5">S</text:span><text:span text:style-name="T15">o</text:span><text:span text:style-name="T5">r</text:span><text:span text:style-name="T4">t</text:span><text:span text:style-name="T5"> </text:span><text:span text:style-name="T4">i</text:span><text:span text:style-name="T5">s</text:span><text:span text:style-name="T15"> </text:span><text:span text:style-name="T5">b</text:span><text:span text:style-name="T4">e</text:span><text:span text:style-name="T5">s</text:span><text:span text:style-name="T4">t</text:span><text:span text:style-name="T5"> </text:span><text:span text:style-name="T15">b</text:span><text:span text:style-name="T4">ec</text:span><text:span text:style-name="T26">a</text:span><text:span text:style-name="T5">us</text:span><text:span text:style-name="T4">e</text:span><text:span text:style-name="T27"> </text:span><text:span text:style-name="T4">it</text:span><text:span text:style-name="T27"> </text:span><text:span text:style-name="T16">i</text:span><text:span text:style-name="T5">s </text:span><text:span text:style-name="T15">v</text:span><text:span text:style-name="T4">e</text:span><text:span text:style-name="T5">ry</text:span><text:span text:style-name="T10"> </text:span><text:span text:style-name="T5">f</text:span><text:span text:style-name="T16">a</text:span><text:span text:style-name="T5">s</text:span><text:span text:style-name="T4">t</text:span><text:span text:style-name="T5"> f</text:span><text:span text:style-name="T10">o</text:span><text:span text:style-name="T5">r </text:span><text:span text:style-name="T15">s</text:span><text:span text:style-name="T5">o</text:span><text:span text:style-name="T27">r</text:span><text:span text:style-name="T4">t</text:span><text:span text:style-name="T16">e</text:span><text:span text:style-name="T5">d</text:span><text:span text:style-name="T10"> </text:span><text:span text:style-name="T5">d</text:span><text:span text:style-name="T4">ata</text:span><text:span text:style-name="T5">.</text:span></text:p>
        <text:p text:style-name="P89"/>
        <text:p text:style-name="P64"><text:span text:style-name="T1">Cod</text:span><text:span text:style-name="T2">e</text:span><text:span text:style-name="T8">:</text:span></text:p>
        <text:p text:style-name="P118"><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 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p>
        <text:p text:style-name="P89"/>
        <text:p text:style-name="P175"><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span text:style-name="T5"> </text:span><text:span text:style-name="T4">i</text:span><text:span text:style-name="T10">n</text:span><text:span text:style-name="T4">t</text:span><text:span text:style-name="T10"> </text:span><text:span text:style-name="T4">a</text:span><text:span text:style-name="T15">[2</text:span><text:span text:style-name="T5">0]</text:span><text:span text:style-name="T4">;</text:span></text:p>
        <text:p text:style-name="P71"><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20</text:span><text:span text:style-name="T4">;</text:span><text:span text:style-name="T5"> </text:span><text:span text:style-name="T4">i</text:span><text:span text:style-name="T5">++) </text:span><text:span text:style-name="T4">a</text:span><text:span text:style-name="T5">[</text:span><text:span text:style-name="T4">i</text:span><text:span text:style-name="T5">] </text:span><text:span text:style-name="T10">=</text:span><text:span text:style-name="T27"> </text:span><text:span text:style-name="T15">2</text:span><text:span text:style-name="T5">0</text:span><text:span text:style-name="T10"> </text:span><text:span text:style-name="T5">+ </text:span><text:span text:style-name="T4">i</text:span><text:span text:style-name="T5">*10</text:span><text:span text:style-name="T4">;</text:span></text:p>
        <text:p text:style-name="P87"/>
        <text:p text:style-name="P102"/>
        <text:p text:style-name="P72"><text:span text:style-name="T5">b</text:span><text:span text:style-name="T10">o</text:span><text:span text:style-name="T5">o</text:span><text:span text:style-name="T4">l</text:span><text:span text:style-name="T5"> </text:span><text:span text:style-name="T15">s</text:span><text:span text:style-name="T5">o</text:span><text:span text:style-name="T27">r</text:span><text:span text:style-name="T4">t</text:span><text:span text:style-name="T16">e</text:span><text:span text:style-name="T5">d</text:span><text:span text:style-name="T10"> =</text:span><text:span text:style-name="T5"> </text:span><text:span text:style-name="T4">t</text:span><text:span text:style-name="T27">r</text:span><text:span text:style-name="T5">u</text:span><text:span text:style-name="T16">e</text:span><text:span text:style-name="T4">;</text:span></text:p>
        <text:p text:style-name="P73"><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1</text:span><text:span text:style-name="T4">;</text:span><text:span text:style-name="T5"> </text:span><text:span text:style-name="T4">i</text:span><text:span text:style-name="T5"> </text:span><text:span text:style-name="T10">&lt;</text:span><text:span text:style-name="T27"> </text:span><text:span text:style-name="T5">20</text:span><text:span text:style-name="T4">;</text:span><text:span text:style-name="T5"> </text:span><text:span text:style-name="T4">i</text:span><text:span text:style-name="T5">++) </text:span><text:span text:style-name="T10">{</text:span></text:p>
        <text:p text:style-name="P122"><text:span text:style-name="T4">i</text:span><text:span text:style-name="T5">f</text:span><text:span text:style-name="T10"> </text:span><text:span text:style-name="T5">(</text:span><text:span text:style-name="T4">a</text:span><text:span text:style-name="T5">[</text:span><text:span text:style-name="T4">i</text:span><text:span text:style-name="T5">] </text:span><text:span text:style-name="T10">&lt;</text:span><text:span text:style-name="T5"> </text:span><text:span text:style-name="T4">a</text:span><text:span text:style-name="T5">[</text:span><text:span text:style-name="T39">i</text:span><text:span text:style-name="T15">-</text:span><text:span text:style-name="T5">1])</text:span><text:span text:style-name="T27"> </text:span><text:span text:style-name="T5">{ sor</text:span><text:span text:style-name="T4">t</text:span><text:span text:style-name="T16">e</text:span><text:span text:style-name="T5">d</text:span><text:span text:style-name="T10"> </text:span><text:span text:style-name="T5">= f</text:span><text:span text:style-name="T4">a</text:span><text:span text:style-name="T16">l</text:span><text:span text:style-name="T5">s</text:span><text:span text:style-name="T16">e</text:span><text:span text:style-name="T4">;</text:span><text:span text:style-name="T5"> </text:span><text:span text:style-name="T15">b</text:span><text:span text:style-name="T5">r</text:span><text:span text:style-name="T4">e</text:span><text:span text:style-name="T26">a</text:span><text:span text:style-name="T5">k</text:span><text:span text:style-name="T4">;</text:span><text:span text:style-name="T5"> </text:span><text:span text:style-name="T10">}</text:span><text:span text:style-name="T5"> }</text:span></text:p>
        <text:p text:style-name="P89"/>
        <text:p text:style-name="P72"><text:span text:style-name="T4">i</text:span><text:span text:style-name="T5">f</text:span><text:span text:style-name="T10"> </text:span><text:span text:style-name="T5">(s</text:span><text:span text:style-name="T10">o</text:span><text:span text:style-name="T5">r</text:span><text:span text:style-name="T4">t</text:span><text:span text:style-name="T16">e</text:span><text:span text:style-name="T5">d)</text:span><text:span text:style-name="T10"> </text:span><text:span text:style-name="T5">{</text:span></text:p>
        <text:p text:style-name="P7"><text:span text:style-name="T4">c</text:span><text:span text:style-name="T5">o</text:span><text:span text:style-name="T10">u</text:span><text:span text:style-name="T4">t</text:span><text:span text:style-name="T5"> </text:span><text:span text:style-name="T10">&lt;&lt;</text:span><text:span text:style-name="T5"> "Arr</text:span><text:span text:style-name="T16">a</text:span><text:span text:style-name="T5">y</text:span><text:span text:style-name="T15"> </text:span><text:span text:style-name="T16">i</text:span><text:span text:style-name="T15">s</text:span><text:span text:style-name="T10"> </text:span><text:span text:style-name="T4">al</text:span><text:span text:style-name="T27">r</text:span><text:span text:style-name="T4">ea</text:span><text:span text:style-name="T15">d</text:span><text:span text:style-name="T5">y</text:span><text:span text:style-name="T15"> </text:span><text:span text:style-name="T5">sor</text:span><text:span text:style-name="T4">t</text:span><text:span text:style-name="T16">e</text:span><text:span text:style-name="T41">d</text:span><text:span text:style-name="T4">\</text:span><text:span text:style-name="T5">n"</text:span><text:span text:style-name="T4">;</text:span><text:span text:style-name="T5"> } </text:span><text:span text:style-name="T4">el</text:span><text:span text:style-name="T5">s</text:span><text:span text:style-name="T4">e</text:span><text:span text:style-name="T5"> </text:span><text:span text:style-name="T10">{</text:span></text:p>
        <text:p text:style-name="P123"><text:span text:style-name="T5">f</text:span><text:span text:style-name="T10">o</text:span><text:span text:style-name="T5">r (</text:span><text:span text:style-name="T4">i</text:span><text:span text:style-name="T10">n</text:span><text:span text:style-name="T4">t</text:span><text:span text:style-name="T15"> </text:span><text:span text:style-name="T16">i</text:span><text:span text:style-name="T5"> </text:span><text:span text:style-name="T10">=</text:span><text:span text:style-name="T5"> </text:span><text:span text:style-name="T15">1</text:span><text:span text:style-name="T4">;</text:span><text:span text:style-name="T5"> </text:span><text:span text:style-name="T4">i</text:span><text:span text:style-name="T5"> </text:span><text:span text:style-name="T10">&lt;</text:span><text:span text:style-name="T27"> </text:span><text:span text:style-name="T5">20</text:span><text:span text:style-name="T4">;</text:span><text:span text:style-name="T5"> </text:span><text:span text:style-name="T4">i</text:span><text:span text:style-name="T5">++) </text:span><text:span text:style-name="T10">{</text:span><text:span text:style-name="T5"> </text:span><text:span text:style-name="T4">i</text:span><text:span text:style-name="T10">n</text:span><text:span text:style-name="T4">t</text:span><text:span text:style-name="T10"> </text:span><text:span text:style-name="T15">k</text:span><text:span text:style-name="T4">e</text:span><text:span text:style-name="T5">y</text:span><text:span text:style-name="T10"> =</text:span><text:span text:style-name="T5"> </text:span><text:span text:style-name="T4">a</text:span><text:span text:style-name="T27">[</text:span><text:span text:style-name="T4">i</text:span><text:span text:style-name="T27">]</text:span><text:span text:style-name="T4">;</text:span></text:p>
        <text:p text:style-name="P78"><text:span text:style-name="T4">i</text:span><text:span text:style-name="T10">n</text:span><text:span text:style-name="T4">t</text:span><text:span text:style-name="T10"> </text:span><text:span text:style-name="T4">j</text:span><text:span text:style-name="T5"> </text:span><text:span text:style-name="T10">=</text:span><text:span text:style-name="T27"> </text:span><text:span text:style-name="T39">i</text:span><text:span text:style-name="T5">-</text:span><text:span text:style-name="T15">1</text:span><text:span text:style-name="T4">;</text:span></text:p>
        <text:p text:style-name="P8"><text:span text:style-name="T15">w</text:span><text:span text:style-name="T10">h</text:span><text:span text:style-name="T11">il</text:span><text:span text:style-name="T4">e</text:span><text:span text:style-name="T5"> (</text:span><text:span text:style-name="T4">j</text:span><text:span text:style-name="T5"> </text:span><text:span text:style-name="T27">&gt;</text:span><text:span text:style-name="T5">=</text:span><text:span text:style-name="T10"> </text:span><text:span text:style-name="T5">0</text:span><text:span text:style-name="T15"> </text:span><text:span text:style-name="T5">&amp;&amp; </text:span><text:span text:style-name="T4">a</text:span><text:span text:style-name="T5">[</text:span><text:span text:style-name="T4">j</text:span><text:span text:style-name="T5">] &gt;</text:span><text:span text:style-name="T15"> </text:span><text:span text:style-name="T5">k</text:span><text:span text:style-name="T16">e</text:span><text:span text:style-name="T5">y) </text:span><text:span text:style-name="T10">{</text:span><text:span text:style-name="T5"> </text:span><text:span text:style-name="T4">a</text:span><text:span text:style-name="T5">[</text:span><text:span text:style-name="T4">j</text:span><text:span text:style-name="T5">+</text:span><text:span text:style-name="T10">1]</text:span><text:span text:style-name="T5"> </text:span><text:span text:style-name="T10">=</text:span><text:span text:style-name="T5"> </text:span><text:span text:style-name="T4">a</text:span><text:span text:style-name="T20">[</text:span><text:span text:style-name="T4">j</text:span><text:span text:style-name="T5">]</text:span><text:span text:style-name="T16">;</text:span></text:p>
        <text:p text:style-name="P80"><text:span text:style-name="T11">j</text:span><text:span text:style-name="T5">--</text:span><text:span text:style-name="T4">;</text:span><text:bookmark-end text:name="_page_3_0"/></text:p>
      </text:section>
      <text:p text:style-name="P36"><text:bookmark-start text:name="_page_23_0"/></text:p>
      <text:p text:style-name="P78"><text:span text:style-name="T5">}</text:span></text:p>
      <text:p text:style-name="P124"><text:span text:style-name="T4">a</text:span><text:span text:style-name="T5">[</text:span><text:span text:style-name="T4">j</text:span><text:span text:style-name="T5">+</text:span><text:span text:style-name="T10">1]</text:span><text:span text:style-name="T5"> </text:span><text:span text:style-name="T10">=</text:span><text:span text:style-name="T5"> </text:span><text:span text:style-name="T15">k</text:span><text:span text:style-name="T4">e</text:span><text:span text:style-name="T15">y</text:span><text:span text:style-name="T4">;</text:span><text:span text:style-name="T5"> }</text:span></text:p>
      <text:p text:style-name="P81"><text:span text:style-name="T4">c</text:span><text:span text:style-name="T5">o</text:span><text:span text:style-name="T10">u</text:span><text:span text:style-name="T4">t</text:span><text:span text:style-name="T5"> </text:span><text:span text:style-name="T10">&lt;&lt;</text:span><text:span text:style-name="T5"> "</text:span><text:span text:style-name="T27">S</text:span><text:span text:style-name="T10">o</text:span><text:span text:style-name="T15">r</text:span><text:span text:style-name="T4">t</text:span><text:span text:style-name="T26">e</text:span><text:span text:style-name="T5">d </text:span><text:span text:style-name="T4">a</text:span><text:span text:style-name="T5">rr</text:span><text:span text:style-name="T4">a</text:span><text:span text:style-name="T15">y</text:span><text:span text:style-name="T4">:</text:span><text:span text:style-name="T5"> </text:span><text:span text:style-name="T15">"</text:span><text:span text:style-name="T4">;</text:span></text:p>
      <text:p text:style-name="P9"><text:span text:style-name="T5">f</text:span><text:span text:style-name="T10">o</text:span><text:span text:style-name="T5">r (</text:span><text:span text:style-name="T4">i</text:span><text:span text:style-name="T10">n</text:span><text:span text:style-name="T4">t</text:span><text:span text:style-name="T15"> </text:span><text:span text:style-name="T16">i</text:span><text:span text:style-name="T5"> </text:span><text:span text:style-name="T10">=</text:span><text:span text:style-name="T5"> </text:span><text:span text:style-name="T15">0</text:span><text:span text:style-name="T4">;</text:span><text:span text:style-name="T5"> </text:span><text:span text:style-name="T4">i</text:span><text:span text:style-name="T5"> </text:span><text:span text:style-name="T10">&lt;</text:span><text:span text:style-name="T27"> </text:span><text:span text:style-name="T5">20</text:span><text:span text:style-name="T4">;</text:span><text:span text:style-name="T5"> </text:span><text:span text:style-name="T4">i</text:span><text:span text:style-name="T5">++) </text:span><text:span text:style-name="T26">c</text:span><text:span text:style-name="T5">ou</text:span><text:span text:style-name="T4">t</text:span><text:span text:style-name="T5"> &lt;&lt; </text:span><text:span text:style-name="T4">a</text:span><text:span text:style-name="T20">[</text:span><text:span text:style-name="T11">i</text:span><text:span text:style-name="T5">]</text:span><text:span text:style-name="T27"> </text:span><text:span text:style-name="T5">&lt;&lt;</text:span><text:span text:style-name="T10"> </text:span><text:span text:style-name="T5">" "</text:span><text:span text:style-name="T4">;</text:span><text:span text:style-name="T5"> }</text:span></text:p>
      <text:p text:style-name="P125"><text:span text:style-name="T5">r</text:span><text:span text:style-name="T4">et</text:span><text:span text:style-name="T10">u</text:span><text:span text:style-name="T15">r</text:span><text:span text:style-name="T5">n</text:span><text:span text:style-name="T10"> </text:span><text:span text:style-name="T15">0</text:span><text:span text:style-name="T4">;</text:span><text:span text:style-name="T5"> }</text:span></text:p>
      <text:p text:style-name="P65"><text:span text:style-name="T1">E</text:span><text:span text:style-name="T8">x</text:span><text:span text:style-name="T13">p</text:span><text:span text:style-name="T2">l</text:span><text:span text:style-name="T1">ana</text:span><text:span text:style-name="T13">t</text:span><text:span text:style-name="T2">i</text:span><text:span text:style-name="T1">on:</text:span></text:p>
      <text:p text:style-name="P127"><text:span text:style-name="T44">W</text:span><text:span text:style-name="T4">e</text:span><text:span text:style-name="T5"> f</text:span><text:span text:style-name="T4">i</text:span><text:span text:style-name="T15">r</text:span><text:span text:style-name="T5">s</text:span><text:span text:style-name="T4">t</text:span><text:span text:style-name="T10"> </text:span><text:span text:style-name="T26">c</text:span><text:span text:style-name="T5">h</text:span><text:span text:style-name="T4">e</text:span><text:span text:style-name="T26">c</text:span><text:span text:style-name="T15">k </text:span><text:span text:style-name="T4">i</text:span><text:span text:style-name="T5">f </text:span><text:span text:style-name="T4">a</text:span><text:span text:style-name="T5">rr</text:span><text:span text:style-name="T26">a</text:span><text:span text:style-name="T5">y</text:span><text:span text:style-name="T10"> </text:span><text:span text:style-name="T16">i</text:span><text:span text:style-name="T5">s sor</text:span><text:span text:style-name="T4">te</text:span><text:span text:style-name="T5">d. If</text:span><text:span text:style-name="T27"> </text:span><text:span text:style-name="T5">y</text:span><text:span text:style-name="T16">e</text:span><text:span text:style-name="T5">s, </text:span><text:span text:style-name="T15">w</text:span><text:span text:style-name="T4">e</text:span><text:span text:style-name="T5"> do no</text:span><text:span text:style-name="T4">t</text:span><text:span text:style-name="T5">h</text:span><text:span text:style-name="T4">i</text:span><text:span text:style-name="T5">ng. If</text:span><text:span text:style-name="T27"> </text:span><text:span text:style-name="T15">n</text:span><text:span text:style-name="T5">o, </text:span><text:span text:style-name="T15">w</text:span><text:span text:style-name="T4">e</text:span><text:span text:style-name="T5"> u</text:span><text:span text:style-name="T40">s</text:span><text:span text:style-name="T4">e</text:span><text:span text:style-name="T5"> </text:span><text:span text:style-name="T4">i</text:span><text:span text:style-name="T5">ns</text:span><text:span text:style-name="T4">e</text:span><text:span text:style-name="T15">r</text:span><text:span text:style-name="T4">t</text:span><text:span text:style-name="T16">i</text:span><text:span text:style-name="T15">o</text:span><text:span text:style-name="T5">n</text:span><text:span text:style-name="T10"> </text:span><text:span text:style-name="T15">s</text:span><text:span text:style-name="T5">o</text:span><text:span text:style-name="T15">r</text:span><text:span text:style-name="T4">t</text:span><text:span text:style-name="T5">.</text:span></text:p>
      <text:p text:style-name="P127"><text:span text:style-name="T5"/></text:p>
      <text:h text:style-name="P1" text:outline-level="2"><text:span text:style-name="T5">1. Array Initialization</text:span></text:h>
      <text:list text:style-name="L1">
        <text:list-item>
          <text:p text:style-name="P178">An integer array named <text:span text:style-name="Source_20_Text">a</text:span> is declared with a size of 20.</text:p>
        </text:list-item>
        <text:list-item>
          <text:p text:style-name="P178">A <text:span text:style-name="Source_20_Text">for</text:span> loop iterates from <text:span text:style-name="Source_20_Text">i = 0</text:span> to <text:span text:style-name="Source_20_Text">19</text:span>.</text:p>
        </text:list-item>
        <text:list-item>
          <text:p text:style-name="P178">In each iteration, the element <text:span text:style-name="Source_20_Text">a[i]</text:span> is assigned the value <text:span text:style-name="Source_20_Text">20 + i * 10</text:span>. This will result in the array being initialized with the following values:</text:p>
          <text:list>
            <text:list-item>
              <text:p text:style-name="P178"><text:span text:style-name="Source_20_Text">a[0] = 20 + 0 * 10 = 20</text:span></text:p>
            </text:list-item>
            <text:list-item>
              <text:p text:style-name="P178"><text:span text:style-name="Source_20_Text">a[1] = 20 + 1 * 10 = 30</text:span></text:p>
            </text:list-item>
            <text:list-item>
              <text:p text:style-name="P178">...</text:p>
            </text:list-item>
            <text:list-item>
              <text:p text:style-name="P178"><text:span text:style-name="Source_20_Text">a[19] = 20 + 19 * 10 = 210</text:span></text:p>
            </text:list-item>
          </text:list>
        </text:list-item>
      </text:list>
      <text:h text:style-name="Heading_20_2" text:outline-level="2">2. Checking if Sorted</text:h>
      <text:list text:style-name="L2">
        <text:list-item>
          <text:p text:style-name="P179">A boolean variable <text:span text:style-name="Source_20_Text">sorted</text:span> is initialized to <text:span text:style-name="Source_20_Text">true</text:span>. This variable will track whether the array is currently sorted.</text:p>
        </text:list-item>
        <text:list-item>
          <text:p text:style-name="P179">Another <text:span text:style-name="Source_20_Text">for</text:span> loop iterates from <text:span text:style-name="Source_20_Text">i = 1</text:span> to <text:span text:style-name="Source_20_Text">19</text:span>. This loop compares each element with its preceding element.</text:p>
        </text:list-item>
        <text:list-item>
          <text:p text:style-name="P179">Inside the loop, <text:span text:style-name="Source_20_Text">if (a[i] &lt; a[i-1])</text:span> checks if the current element is smaller than the previous one.</text:p>
          <text:list>
            <text:list-item>
              <text:p text:style-name="P179">If this condition is met at any point, it means the array is <text:span text:style-name="T92">not sorted</text:span>. The <text:span text:style-name="Source_20_Text">sorted</text:span> variable is set to <text:span text:style-name="Source_20_Text">false</text:span>, and the <text:span text:style-name="Source_20_Text">break</text:span> statement immediately exits this loop, as further checks are unnecessary.</text:p>
            </text:list-item>
          </text:list>
        </text:list-item>
      </text:list>
      <text:h text:style-name="Heading_20_2" text:outline-level="2">3. Sorting (if needed)</text:h>
      <text:list text:style-name="L3">
        <text:list-item>
          <text:p text:style-name="P180">An <text:span text:style-name="Source_20_Text">if (sorted)</text:span> block checks the value of the <text:span text:style-name="Source_20_Text">sorted</text:span> variable.</text:p>
          <text:list>
            <text:list-item>
              <text:p text:style-name="P180">If <text:span text:style-name="Source_20_Text">sorted</text:span> is <text:span text:style-name="Source_20_Text">true</text:span> (meaning the array was already sorted), a message "Array is already sorted" is printed.</text:p>
            </text:list-item>
            <text:list-item>
              <text:p text:style-name="P180">If <text:span text:style-name="Source_20_Text">sorted</text:span> is <text:span text:style-name="Source_20_Text">false</text:span> (meaning the array needs sorting), the code proceeds to the <text:span text:style-name="Source_20_Text">else</text:span> block.</text:p>
            </text:list-item>
          </text:list>
        </text:list-item>
      </text:list>
      <text:h text:style-name="Heading_20_3" text:outline-level="3">Insertion Sort Algorithm</text:h>
      <text:list text:style-name="L4">
        <text:list-item>
          <text:p text:style-name="P181">The <text:span text:style-name="Source_20_Text">else</text:span> block implements the <text:span text:style-name="T92">insertion sort</text:span> algorithm.</text:p>
        </text:list-item>
        <text:list-item>
          <text:p text:style-name="P181"><text:soft-page-break/>The outer <text:span text:style-name="Source_20_Text">for</text:span> loop iterates from <text:span text:style-name="Source_20_Text">i = 1</text:span> to <text:span text:style-name="Source_20_Text">19</text:span>. This loop considers each element as a potential "key" to be inserted into its correct position within the already sorted portion of the array (elements from index 0 to <text:span text:style-name="Source_20_Text">i-1</text:span>).</text:p>
        </text:list-item>
        <text:list-item>
          <text:p text:style-name="P181"><text:span text:style-name="Source_20_Text">int key = a[i];</text:span> stores the current element to be inserted.</text:p>
        </text:list-item>
        <text:list-item>
          <text:p text:style-name="P181"><text:span text:style-name="Source_20_Text">int j = i - 1;</text:span> initializes an index <text:span text:style-name="Source_20_Text">j</text:span> to the last element of the sorted portion.</text:p>
        </text:list-item>
        <text:list-item>
          <text:p text:style-name="P181">The <text:span text:style-name="Source_20_Text">while (j &gt;= 0 &amp;&amp; a[j] &gt; key)</text:span> loop performs the insertion:</text:p>
          <text:list>
            <text:list-item>
              <text:p text:style-name="P181">It continues as long as <text:span text:style-name="Source_20_Text">j</text:span> is a valid index (non-negative) AND the element at <text:span text:style-name="Source_20_Text">a[j]</text:span> is greater than the <text:span text:style-name="Source_20_Text">key</text:span>.</text:p>
            </text:list-item>
            <text:list-item>
              <text:p text:style-name="P181"><text:span text:style-name="Source_20_Text">a[j+1] = a[j];</text:span> shifts the element <text:span text:style-name="Source_20_Text">a[j]</text:span> one position to the right to make space for the <text:span text:style-name="Source_20_Text">key</text:span>.</text:p>
            </text:list-item>
            <text:list-item>
              <text:p text:style-name="P181"><text:span text:style-name="Source_20_Text">j--;</text:span> moves <text:span text:style-name="Source_20_Text">j</text:span> one step to the left to compare the <text:span text:style-name="Source_20_Text">key</text:span> with the next preceding element.</text:p>
            </text:list-item>
          </text:list>
        </text:list-item>
        <text:list-item>
          <text:p text:style-name="P181"><text:span text:style-name="Source_20_Text">a[j+1] = key;</text:span> once the <text:span text:style-name="Source_20_Text">while</text:span> loop finishes, <text:span text:style-name="Source_20_Text">j+1</text:span> is the correct position for the <text:span text:style-name="Source_20_Text">key</text:span>, and it's inserted there.</text:p>
        </text:list-item>
      </text:list>
      <text:h text:style-name="Heading_20_2" text:outline-level="2">4. Output</text:h>
      <text:list text:style-name="L5">
        <text:list-item>
          <text:p text:style-name="P182">After the sorting process (if it occurred), the code prints "Sorted array: ".</text:p>
        </text:list-item>
        <text:list-item>
          <text:p text:style-name="P182">A final <text:span text:style-name="Source_20_Text">for</text:span> loop iterates through the now-sorted array and prints each element followed by a space.</text:p>
        </text:list-item>
      </text:list>
      <text:p text:style-name="P127"><text:span text:style-name="T5"/></text:p>
      <text:p text:style-name="P87"/>
      <text:p text:style-name="P87"/>
      <text:p text:style-name="P97"/>
      <text:p text:style-name="P128"><text:span text:style-name="T8">2</text:span><text:span text:style-name="T1">.</text:span><text:span text:style-name="T12"> </text:span><text:span text:style-name="T8">In</text:span><text:span text:style-name="T1"> </text:span><text:span text:style-name="T8">a</text:span><text:span text:style-name="T1"> </text:span><text:span text:style-name="T24">p</text:span><text:span text:style-name="T8">a</text:span><text:span text:style-name="T2">r</text:span><text:span text:style-name="T1">k, </text:span><text:span text:style-name="T13">1</text:span><text:span text:style-name="T1">0</text:span><text:span text:style-name="T8"> </text:span><text:span text:style-name="T1">f</text:span><text:span text:style-name="T25">r</text:span><text:span text:style-name="T2">ie</text:span><text:span text:style-name="T1">n</text:span><text:span text:style-name="T24">d</text:span><text:span text:style-name="T1">s</text:span><text:span text:style-name="T13"> w</text:span><text:span text:style-name="T2">e</text:span><text:span text:style-name="T31">r</text:span><text:span text:style-name="T14">e</text:span><text:span text:style-name="T1"> d</text:span><text:span text:style-name="T2">i</text:span><text:span text:style-name="T1">s</text:span><text:span text:style-name="T2">c</text:span><text:span text:style-name="T1">u</text:span><text:span text:style-name="T13">ss</text:span><text:span text:style-name="T2">i</text:span><text:span text:style-name="T1">ng</text:span><text:span text:style-name="T13"> </text:span><text:span text:style-name="T1">a</text:span><text:span text:style-name="T8"> </text:span><text:span text:style-name="T1">gam</text:span><text:span text:style-name="T2">e</text:span><text:span text:style-name="T1"> b</text:span><text:span text:style-name="T13">a</text:span><text:span text:style-name="T1">s</text:span><text:span text:style-name="T2">e</text:span><text:span text:style-name="T1">d</text:span><text:span text:style-name="T24"> </text:span><text:span text:style-name="T1">on so</text:span><text:span text:style-name="T2">r</text:span><text:span text:style-name="T24">t</text:span><text:span text:style-name="T2">i</text:span><text:span text:style-name="T13">n</text:span><text:span text:style-name="T1">g.</text:span><text:span text:style-name="T30"> </text:span><text:span text:style-name="T1">Th</text:span><text:span text:style-name="T25">e</text:span><text:span text:style-name="T1">y p</text:span><text:span text:style-name="T9">l</text:span><text:span text:style-name="T13">a</text:span><text:span text:style-name="T2">ce</text:span><text:span text:style-name="T1">d th</text:span><text:span text:style-name="T25">e</text:span><text:span text:style-name="T2">ir</text:span><text:span text:style-name="T21"> </text:span><text:span text:style-name="T24">w</text:span><text:span text:style-name="T1">a</text:span><text:span text:style-name="T14">l</text:span><text:span text:style-name="T2">le</text:span><text:span text:style-name="T1">ts</text:span><text:span text:style-name="T24"> </text:span><text:span text:style-name="T2">i</text:span><text:span text:style-name="T1">n</text:span><text:span text:style-name="T8"> </text:span><text:span text:style-name="T1">a </text:span><text:span text:style-name="T33">r</text:span><text:span text:style-name="T1">o</text:span><text:span text:style-name="T28">w</text:span><text:span text:style-name="T1">.</text:span><text:span text:style-name="T30"> </text:span><text:span text:style-name="T1">Th</text:span><text:span text:style-name="T2">e</text:span><text:span text:style-name="T1"> </text:span><text:span text:style-name="T17">m</text:span><text:span text:style-name="T1">ax</text:span><text:span text:style-name="T2">i</text:span><text:span text:style-name="T24">m</text:span><text:span text:style-name="T1">um </text:span><text:span text:style-name="T13">m</text:span><text:span text:style-name="T1">on</text:span><text:span text:style-name="T2">e</text:span><text:span text:style-name="T8">y</text:span><text:span text:style-name="T13"> </text:span><text:span text:style-name="T2">i</text:span><text:span text:style-name="T1">n a</text:span><text:span text:style-name="T13">n</text:span><text:span text:style-name="T1">y</text:span><text:span text:style-name="T8"> </text:span><text:span text:style-name="T17">w</text:span><text:span text:style-name="T1">a</text:span><text:span text:style-name="T2">lle</text:span><text:span text:style-name="T1">t</text:span><text:span text:style-name="T24"> </text:span><text:span text:style-name="T2">i</text:span><text:span text:style-name="T1">s</text:span><text:span text:style-name="T46"> </text:span><text:span text:style-name="T1">$</text:span><text:span text:style-name="T8">6</text:span><text:span text:style-name="T1">.</text:span><text:span text:style-name="T47"> </text:span><text:span text:style-name="T1">A</text:span><text:span text:style-name="T17">m</text:span><text:span text:style-name="T1">ong</text:span><text:span text:style-name="T37"> </text:span><text:span text:style-name="T1">t</text:span><text:span text:style-name="T24">h</text:span><text:span text:style-name="T2">e</text:span><text:span text:style-name="T13">m</text:span><text:span text:style-name="T1">, 3</text:span><text:span text:style-name="T24"> </text:span><text:span text:style-name="T13">w</text:span><text:span text:style-name="T1">a</text:span><text:span text:style-name="T2">lle</text:span><text:span text:style-name="T24">t</text:span><text:span text:style-name="T1">s</text:span><text:span text:style-name="T8"> </text:span><text:span text:style-name="T2">c</text:span><text:span text:style-name="T1">on</text:span><text:span text:style-name="T13">ta</text:span><text:span text:style-name="T9">i</text:span><text:span text:style-name="T1">n </text:span><text:span text:style-name="T25">e</text:span><text:span text:style-name="T1">xa</text:span><text:span text:style-name="T14">c</text:span><text:span text:style-name="T1">t</text:span><text:span text:style-name="T2">l</text:span><text:span text:style-name="T1">y</text:span><text:span text:style-name="T13"> </text:span><text:span text:style-name="T1">$2, 2 w</text:span><text:span text:style-name="T13">a</text:span><text:span text:style-name="T2">l</text:span><text:span text:style-name="T9">l</text:span><text:span text:style-name="T25">e</text:span><text:span text:style-name="T1">ts </text:span><text:span text:style-name="T2">c</text:span><text:span text:style-name="T1">on</text:span><text:span text:style-name="T24">t</text:span><text:span text:style-name="T1">a</text:span><text:span text:style-name="T2">i</text:span><text:span text:style-name="T1">n </text:span><text:span text:style-name="T2">e</text:span><text:span text:style-name="T13">x</text:span><text:span text:style-name="T1">a</text:span><text:span text:style-name="T2">c</text:span><text:span text:style-name="T1">t</text:span><text:span text:style-name="T2">l</text:span><text:span text:style-name="T1">y</text:span><text:span text:style-name="T24"> </text:span><text:span text:style-name="T1">$</text:span><text:span text:style-name="T8">3</text:span><text:span text:style-name="T1">,</text:span><text:span text:style-name="T17"> </text:span><text:span text:style-name="T1">2</text:span><text:span text:style-name="T8"> </text:span><text:span text:style-name="T13">w</text:span><text:span text:style-name="T1">a</text:span><text:span text:style-name="T2">lle</text:span><text:span text:style-name="T24">t</text:span><text:span text:style-name="T1">s</text:span><text:span text:style-name="T13"> </text:span><text:span text:style-name="T1">a</text:span><text:span text:style-name="T22">r</text:span><text:span text:style-name="T2">e</text:span><text:span text:style-name="T1"> </text:span><text:span text:style-name="T2">e</text:span><text:span text:style-name="T24">m</text:span><text:span text:style-name="T1">p</text:span><text:span text:style-name="T13">t</text:span><text:span text:style-name="T1">y ($0),</text:span><text:span text:style-name="T24"> </text:span><text:span text:style-name="T1">1 </text:span><text:span text:style-name="T13">w</text:span><text:span text:style-name="T1">a</text:span><text:span text:style-name="T2">l</text:span><text:span text:style-name="T9">l</text:span><text:span text:style-name="T25">e</text:span><text:span text:style-name="T1">t </text:span><text:span text:style-name="T2">c</text:span><text:span text:style-name="T1">ont</text:span><text:span text:style-name="T13">a</text:span><text:span text:style-name="T2">i</text:span><text:span text:style-name="T1">ns</text:span><text:span text:style-name="T13"> </text:span><text:span text:style-name="T1">$</text:span><text:span text:style-name="T49">1</text:span><text:span text:style-name="T8">,</text:span><text:span text:style-name="T1"> and</text:span><text:span text:style-name="T24"> </text:span><text:span text:style-name="T1">1 wa</text:span><text:span text:style-name="T2">lle</text:span><text:span text:style-name="T1">t </text:span><text:span text:style-name="T2">c</text:span><text:span text:style-name="T1">on</text:span><text:span text:style-name="T13">t</text:span><text:span text:style-name="T1">a</text:span><text:span text:style-name="T9">i</text:span><text:span text:style-name="T13">n</text:span><text:span text:style-name="T1">s</text:span><text:span text:style-name="T13"> </text:span><text:span text:style-name="T1">$</text:span><text:span text:style-name="T8">4</text:span><text:span text:style-name="T1">.</text:span><text:span text:style-name="T21"> </text:span><text:span text:style-name="T1">W</text:span><text:span text:style-name="T24">h</text:span><text:span text:style-name="T2">ic</text:span><text:span text:style-name="T1">h</text:span><text:span text:style-name="T24"> </text:span><text:span text:style-name="T13">s</text:span><text:span text:style-name="T1">o</text:span><text:span text:style-name="T2">r</text:span><text:span text:style-name="T24">t</text:span><text:span text:style-name="T9">i</text:span><text:span text:style-name="T1">ng</text:span><text:span text:style-name="T8"> </text:span><text:span text:style-name="T24">t</text:span><text:span text:style-name="T2">ec</text:span><text:span text:style-name="T1">h</text:span><text:span text:style-name="T24">n</text:span><text:span text:style-name="T2">i</text:span><text:span text:style-name="T1">qu</text:span><text:span text:style-name="T2">e</text:span><text:span text:style-name="T1"> </text:span><text:span text:style-name="T13">wo</text:span><text:span text:style-name="T1">u</text:span><text:span text:style-name="T9">l</text:span><text:span text:style-name="T1">d </text:span><text:span text:style-name="T13">y</text:span><text:span text:style-name="T8">o</text:span><text:span text:style-name="T1">u</text:span><text:span text:style-name="T13"> </text:span><text:span text:style-name="T1">app</text:span><text:span text:style-name="T2">l</text:span><text:span text:style-name="T1">y </text:span><text:span text:style-name="T13">t</text:span><text:span text:style-name="T1">o </text:span><text:span text:style-name="T13">s</text:span><text:span text:style-name="T1">o</text:span><text:span text:style-name="T2">r</text:span><text:span text:style-name="T1">t th</text:span><text:span text:style-name="T2">e</text:span><text:span text:style-name="T1"> </text:span><text:span text:style-name="T13">w</text:span><text:span text:style-name="T8">a</text:span><text:span text:style-name="T2">lle</text:span><text:span text:style-name="T24">t</text:span><text:span text:style-name="T1">s on th</text:span><text:span text:style-name="T2">e</text:span><text:span text:style-name="T1"> </text:span><text:span text:style-name="T17">b</text:span><text:span text:style-name="T1">as</text:span><text:span text:style-name="T2">i</text:span><text:span text:style-name="T1">s</text:span><text:span text:style-name="T24"> </text:span><text:span text:style-name="T1">of th</text:span><text:span text:style-name="T2">e</text:span><text:span text:style-name="T13"> mo</text:span><text:span text:style-name="T1">n</text:span><text:span text:style-name="T2">e</text:span><text:span text:style-name="T1">y</text:span><text:span text:style-name="T8"> </text:span><text:span text:style-name="T1">t</text:span><text:span text:style-name="T24">h</text:span><text:span text:style-name="T2">e</text:span><text:span text:style-name="T1">y</text:span><text:span text:style-name="T8"> </text:span><text:span text:style-name="T25">c</text:span><text:span text:style-name="T1">on</text:span><text:span text:style-name="T13">t</text:span><text:span text:style-name="T1">a</text:span><text:span text:style-name="T9">i</text:span><text:span text:style-name="T24">n</text:span><text:span text:style-name="T1">?</text:span><text:span text:style-name="T17"> </text:span><text:span text:style-name="T50">W</text:span><text:span text:style-name="T2">ri</text:span><text:span text:style-name="T1">t</text:span><text:span text:style-name="T2">e</text:span><text:span text:style-name="T24"> </text:span><text:span text:style-name="T1">a</text:span><text:span text:style-name="T8"> </text:span><text:span text:style-name="T1">p</text:span><text:span text:style-name="T51">r</text:span><text:span text:style-name="T13">o</text:span><text:span text:style-name="T1">g</text:span><text:span text:style-name="T14">r</text:span><text:span text:style-name="T1">am to </text:span><text:span text:style-name="T2">i</text:span><text:span text:style-name="T1">mp</text:span><text:span text:style-name="T9">l</text:span><text:span text:style-name="T2">e</text:span><text:span text:style-name="T13">m</text:span><text:span text:style-name="T2">e</text:span><text:span text:style-name="T24">n</text:span><text:span text:style-name="T1">t you</text:span><text:span text:style-name="T2">r</text:span><text:span text:style-name="T21"> </text:span><text:span text:style-name="T2">c</text:span><text:span text:style-name="T17">h</text:span><text:span text:style-name="T13">o</text:span><text:span text:style-name="T1">s</text:span><text:span text:style-name="T2">e</text:span><text:span text:style-name="T1">n so</text:span><text:span text:style-name="T2">r</text:span><text:span text:style-name="T24">t</text:span><text:span text:style-name="T2">i</text:span><text:span text:style-name="T24">n</text:span><text:span text:style-name="T1">g</text:span><text:span text:style-name="T8"> </text:span><text:span text:style-name="T1">t</text:span><text:span text:style-name="T2">ec</text:span><text:span text:style-name="T1">h</text:span><text:span text:style-name="T24">n</text:span><text:span text:style-name="T2">i</text:span><text:span text:style-name="T1">q</text:span><text:span text:style-name="T13">u</text:span><text:span text:style-name="T2">e</text:span><text:span text:style-name="T1">.</text:span></text:p>
      <text:p text:style-name="P90"/>
      <text:p text:style-name="P64"><text:span text:style-name="T1">Ans:</text:span></text:p>
      <text:p text:style-name="P87"/>
      <text:p text:style-name="P102"/>
      <text:p text:style-name="P64"><text:span text:style-name="T1">Th</text:span><text:span text:style-name="T2">e</text:span><text:span text:style-name="T1">o</text:span><text:span text:style-name="T2">r</text:span><text:span text:style-name="T1">y:</text:span></text:p>
      <text:p text:style-name="P129"><text:span text:style-name="T5">Wh</text:span><text:span text:style-name="T4">e</text:span><text:span text:style-name="T5">n</text:span><text:span text:style-name="T15"> </text:span><text:span text:style-name="T5">numb</text:span><text:span text:style-name="T4">e</text:span><text:span text:style-name="T5">rs</text:span><text:span text:style-name="T10"> </text:span><text:span text:style-name="T26">a</text:span><text:span text:style-name="T5">r</text:span><text:span text:style-name="T4">e</text:span><text:span text:style-name="T5"> </text:span><text:span text:style-name="T27">s</text:span><text:span text:style-name="T5">m</text:span><text:span text:style-name="T4">a</text:span><text:span text:style-name="T16">l</text:span><text:span text:style-name="T4">l</text:span><text:span text:style-name="T5"> </text:span><text:span text:style-name="T4">a</text:span><text:span text:style-name="T15">n</text:span><text:span text:style-name="T5">d</text:span><text:span text:style-name="T10"> </text:span><text:span text:style-name="T5">r</text:span><text:span text:style-name="T26">e</text:span><text:span text:style-name="T5">p</text:span><text:span text:style-name="T4">e</text:span><text:span text:style-name="T26">a</text:span><text:span text:style-name="T4">t</text:span><text:span text:style-name="T26">e</text:span><text:span text:style-name="T5">d,</text:span><text:span text:style-name="T41"> </text:span><text:span text:style-name="T27">C</text:span><text:span text:style-name="T10">o</text:span><text:span text:style-name="T5">u</text:span><text:span text:style-name="T15">n</text:span><text:span text:style-name="T4">ti</text:span><text:span text:style-name="T5">ng</text:span><text:span text:style-name="T40"> </text:span><text:span text:style-name="T20">S</text:span><text:span text:style-name="T10">o</text:span><text:span text:style-name="T15">r</text:span><text:span text:style-name="T4">t</text:span><text:span text:style-name="T10"> </text:span><text:span text:style-name="T4">i</text:span><text:span text:style-name="T5">s </text:span><text:span text:style-name="T15">b</text:span><text:span text:style-name="T4">e</text:span><text:span text:style-name="T15">s</text:span><text:span text:style-name="T4">t</text:span><text:span text:style-name="T5">. </text:span><text:span text:style-name="T27">I</text:span><text:span text:style-name="T4">t</text:span><text:span text:style-name="T5"> </text:span><text:span text:style-name="T4">c</text:span><text:span text:style-name="T15">ou</text:span><text:span text:style-name="T5">n</text:span><text:span text:style-name="T4">t</text:span><text:span text:style-name="T5">s h</text:span><text:span text:style-name="T40">o</text:span><text:span text:style-name="T5">w m</text:span><text:span text:style-name="T26">a</text:span><text:span text:style-name="T15">n</text:span><text:span text:style-name="T5">y</text:span><text:span text:style-name="T10"> </text:span><text:span text:style-name="T16">t</text:span><text:span text:style-name="T4">i</text:span><text:span text:style-name="T5">m</text:span><text:span text:style-name="T16">e</text:span><text:span text:style-name="T15">s</text:span><text:span text:style-name="T10"> </text:span><text:span text:style-name="T4">ea</text:span><text:span text:style-name="T19">c</text:span><text:span text:style-name="T5">h n</text:span><text:span text:style-name="T10">u</text:span><text:span text:style-name="T15">m</text:span><text:span text:style-name="T5">b</text:span><text:span text:style-name="T4">e</text:span><text:span text:style-name="T5">r </text:span><text:span text:style-name="T26">a</text:span><text:span text:style-name="T15">p</text:span><text:span text:style-name="T5">p</text:span><text:span text:style-name="T4">ea</text:span><text:span text:style-name="T27">r</text:span><text:span text:style-name="T5">s </text:span><text:span text:style-name="T26">a</text:span><text:span text:style-name="T5">nd</text:span><text:span text:style-name="T15"> </text:span><text:span text:style-name="T4">t</text:span><text:span text:style-name="T5">h</text:span><text:span text:style-name="T4">e</text:span><text:span text:style-name="T5">n</text:span><text:span text:style-name="T15"> </text:span><text:span text:style-name="T5">pr</text:span><text:span text:style-name="T4">i</text:span><text:span text:style-name="T15">n</text:span><text:span text:style-name="T4">t</text:span><text:span text:style-name="T5">s</text:span><text:span text:style-name="T15"> </text:span><text:span text:style-name="T4">t</text:span><text:span text:style-name="T5">h</text:span><text:span text:style-name="T16">e</text:span><text:span text:style-name="T5">m </text:span><text:span text:style-name="T16">i</text:span><text:span text:style-name="T5">n ord</text:span><text:span text:style-name="T4">e</text:span><text:span text:style-name="T7">r</text:span><text:span text:style-name="T5">.</text:span></text:p>
      <text:p text:style-name="P89"/>
      <text:p text:style-name="P64"><text:span text:style-name="T1">Cod</text:span><text:span text:style-name="T2">e</text:span><text:span text:style-name="T8">:</text:span></text:p>
      <text:p text:style-name="P119"><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 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p>
      <text:p text:style-name="P91"/>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130"><text:span text:style-name="T4">i</text:span><text:span text:style-name="T10">n</text:span><text:span text:style-name="T4">t</text:span><text:span text:style-name="T10"> </text:span><text:span text:style-name="T4">a</text:span><text:span text:style-name="T15">[1</text:span><text:span text:style-name="T5">0] </text:span><text:span text:style-name="T10">=</text:span><text:span text:style-name="T5"> {2,0,3</text:span><text:span text:style-name="T27">,</text:span><text:span text:style-name="T15">2</text:span><text:span text:style-name="T5">,0,</text:span><text:span text:style-name="T10">1</text:span><text:span text:style-name="T5">,3,4,0</text:span><text:span text:style-name="T15">,</text:span><text:span text:style-name="T5">0</text:span><text:span text:style-name="T27">}</text:span><text:span text:style-name="T4">;</text:span><text:span text:style-name="T5"> </text:span><text:span text:style-name="T4">i</text:span><text:span text:style-name="T10">n</text:span><text:span text:style-name="T4">t</text:span><text:span text:style-name="T10"> </text:span><text:span text:style-name="T5">m</text:span><text:span text:style-name="T26">a</text:span><text:span text:style-name="T27">x</text:span><text:span text:style-name="T54">V</text:span><text:span text:style-name="T26">a</text:span><text:span text:style-name="T4">l</text:span><text:span text:style-name="T5"> </text:span><text:span text:style-name="T10">=</text:span><text:span text:style-name="T5"> </text:span><text:span text:style-name="T15">6</text:span><text:span text:style-name="T4">;</text:span></text:p>
      <text:p text:style-name="P72"><text:soft-page-break/><text:span text:style-name="T4">i</text:span><text:span text:style-name="T10">n</text:span><text:span text:style-name="T4">t</text:span><text:span text:style-name="T10"> </text:span><text:span text:style-name="T16">c</text:span><text:span text:style-name="T15">o</text:span><text:span text:style-name="T5">un</text:span><text:span text:style-name="T4">t</text:span><text:span text:style-name="T15">[</text:span><text:span text:style-name="T5">7] = {0}</text:span><text:span text:style-name="T4">;</text:span></text:p>
      <text:p text:style-name="P87"/>
      <text:p text:style-name="P103"/>
      <text:p text:style-name="P72"><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10</text:span><text:span text:style-name="T4">;</text:span><text:span text:style-name="T5"> </text:span><text:span text:style-name="T4">i</text:span><text:span text:style-name="T5">++) </text:span><text:span text:style-name="T4">c</text:span><text:span text:style-name="T5">oun</text:span><text:span text:style-name="T4">t</text:span><text:span text:style-name="T15">[</text:span><text:span text:style-name="T4">a</text:span><text:span text:style-name="T5">[</text:span><text:span text:style-name="T4">i</text:span><text:span text:style-name="T15">]</text:span><text:span text:style-name="T5">]+</text:span><text:span text:style-name="T27">+</text:span><text:span text:style-name="T4">;</text:span></text:p>
      <text:p text:style-name="P87"/>
      <text:p text:style-name="P104"/>
      <text:p text:style-name="P72"><text:span text:style-name="T4">c</text:span><text:span text:style-name="T5">o</text:span><text:span text:style-name="T10">u</text:span><text:span text:style-name="T4">t</text:span><text:span text:style-name="T5"> </text:span><text:span text:style-name="T15">&lt;</text:span><text:span text:style-name="T5">&lt; "</text:span><text:span text:style-name="T15">S</text:span><text:span text:style-name="T5">or</text:span><text:span text:style-name="T4">te</text:span><text:span text:style-name="T5">d </text:span><text:span text:style-name="T20">w</text:span><text:span text:style-name="T4">alle</text:span><text:span text:style-name="T16">t</text:span><text:span text:style-name="T5">s</text:span><text:span text:style-name="T4">:</text:span><text:span text:style-name="T27"> </text:span><text:span text:style-name="T5">"</text:span><text:span text:style-name="T4">;</text:span></text:p>
      <text:p text:style-name="P74"><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lt;=</text:span><text:span text:style-name="T27"> </text:span><text:span text:style-name="T5">m</text:span><text:span text:style-name="T4">a</text:span><text:span text:style-name="T5">x</text:span><text:span text:style-name="T55">V</text:span><text:span text:style-name="T26">a</text:span><text:span text:style-name="T4">l;</text:span><text:span text:style-name="T27"> </text:span><text:span text:style-name="T4">i</text:span><text:span text:style-name="T5">++) </text:span><text:span text:style-name="T10">{</text:span><text:bookmark-end text:name="_page_23_0"/></text:p>
      <text:p text:style-name="P37"><text:bookmark-start text:name="_page_25_0"/></text:p>
      <text:p text:style-name="P10"><text:span text:style-name="T5">f</text:span><text:span text:style-name="T10">o</text:span><text:span text:style-name="T5">r (</text:span><text:span text:style-name="T4">i</text:span><text:span text:style-name="T10">n</text:span><text:span text:style-name="T4">t</text:span><text:span text:style-name="T15"> </text:span><text:span text:style-name="T16">j</text:span><text:span text:style-name="T5"> </text:span><text:span text:style-name="T10">=</text:span><text:span text:style-name="T5"> </text:span><text:span text:style-name="T15">0</text:span><text:span text:style-name="T4">;</text:span><text:span text:style-name="T5"> </text:span><text:span text:style-name="T4">j</text:span><text:span text:style-name="T5"> </text:span><text:span text:style-name="T10">&lt;</text:span><text:span text:style-name="T27"> </text:span><text:span text:style-name="T4">c</text:span><text:span text:style-name="T15">o</text:span><text:span text:style-name="T5">un</text:span><text:span text:style-name="T4">t</text:span><text:span text:style-name="T27">[</text:span><text:span text:style-name="T11">i</text:span><text:span text:style-name="T5">]</text:span><text:span text:style-name="T4">;</text:span><text:span text:style-name="T27"> </text:span><text:span text:style-name="T4">j</text:span><text:span text:style-name="T5">++)</text:span><text:span text:style-name="T10"> </text:span><text:span text:style-name="T5">{ </text:span><text:span text:style-name="T4">c</text:span><text:span text:style-name="T5">o</text:span><text:span text:style-name="T10">u</text:span><text:span text:style-name="T4">t</text:span><text:span text:style-name="T5"> </text:span><text:span text:style-name="T10">&lt;&lt;</text:span><text:span text:style-name="T20"> </text:span><text:span text:style-name="T4">i</text:span><text:span text:style-name="T5"> </text:span><text:span text:style-name="T10">&lt;&lt;</text:span><text:span text:style-name="T5"> "</text:span><text:span text:style-name="T15"> </text:span><text:span text:style-name="T5">"</text:span><text:span text:style-name="T4">;</text:span></text:p>
      <text:p text:style-name="P131"><text:span text:style-name="T5">} }</text:span></text:p>
      <text:p text:style-name="P11"><text:span text:style-name="T5">r</text:span><text:span text:style-name="T4">et</text:span><text:span text:style-name="T10">u</text:span><text:span text:style-name="T15">r</text:span><text:span text:style-name="T5">n</text:span><text:span text:style-name="T10"> </text:span><text:span text:style-name="T15">0</text:span><text:span text:style-name="T4">;</text:span><text:span text:style-name="T5"> }</text:span></text:p>
      <text:p text:style-name="P64"><text:span text:style-name="T1">E</text:span><text:span text:style-name="T8">x</text:span><text:span text:style-name="T13">p</text:span><text:span text:style-name="T2">l</text:span><text:span text:style-name="T1">ana</text:span><text:span text:style-name="T13">t</text:span><text:span text:style-name="T2">i</text:span><text:span text:style-name="T1">on:</text:span></text:p>
      <text:p text:style-name="P132"><text:span text:style-name="T44">W</text:span><text:span text:style-name="T4">e</text:span><text:span text:style-name="T5"> </text:span><text:span text:style-name="T4">c</text:span><text:span text:style-name="T15">o</text:span><text:span text:style-name="T5">un</text:span><text:span text:style-name="T4">t</text:span><text:span text:style-name="T5"> </text:span><text:span text:style-name="T4">e</text:span><text:span text:style-name="T19">a</text:span><text:span text:style-name="T4">c</text:span><text:span text:style-name="T15">h </text:span><text:span text:style-name="T5">numb</text:span><text:span text:style-name="T4">e</text:span><text:span text:style-name="T5">r </text:span><text:span text:style-name="T4">a</text:span><text:span text:style-name="T27">n</text:span><text:span text:style-name="T5">d</text:span><text:span text:style-name="T10"> </text:span><text:span text:style-name="T16">t</text:span><text:span text:style-name="T5">h</text:span><text:span text:style-name="T16">e</text:span><text:span text:style-name="T5">n</text:span><text:span text:style-name="T10"> </text:span><text:span text:style-name="T5">p</text:span><text:span text:style-name="T15">r</text:span><text:span text:style-name="T4">i</text:span><text:span text:style-name="T5">n</text:span><text:span text:style-name="T4">t</text:span><text:span text:style-name="T27"> </text:span><text:span text:style-name="T4">t</text:span><text:span text:style-name="T5">h</text:span><text:span text:style-name="T4">e</text:span><text:span text:style-name="T5">m.</text:span><text:span text:style-name="T32"> </text:span><text:span text:style-name="T15">T</text:span><text:span text:style-name="T10">h</text:span><text:span text:style-name="T4">i</text:span><text:span text:style-name="T5">s g</text:span><text:span text:style-name="T4">i</text:span><text:span text:style-name="T15">v</text:span><text:span text:style-name="T4">e</text:span><text:span text:style-name="T5">s</text:span><text:span text:style-name="T15"> </text:span><text:span text:style-name="T5">s</text:span><text:span text:style-name="T10">o</text:span><text:span text:style-name="T15">r</text:span><text:span text:style-name="T4">t</text:span><text:span text:style-name="T26">e</text:span><text:span text:style-name="T5">d </text:span><text:span text:style-name="T27">r</text:span><text:span text:style-name="T4">e</text:span><text:span text:style-name="T5">s</text:span><text:span text:style-name="T15">u</text:span><text:span text:style-name="T4">lt</text:span><text:span text:style-name="T5"> qu</text:span><text:span text:style-name="T4">i</text:span><text:span text:style-name="T16">c</text:span><text:span text:style-name="T5">k</text:span><text:span text:style-name="T4">l</text:span><text:span text:style-name="T56">y</text:span><text:span text:style-name="T5">.</text:span></text:p>
      <text:p text:style-name="P132"><text:span text:style-name="T5"/></text:p>
      <text:h text:style-name="P6" text:outline-level="3"><text:span text:style-name="T5">Initialization</text:span></text:h>
      <text:list text:style-name="L6">
        <text:list-item>
          <text:p text:style-name="P183"><text:span text:style-name="Source_20_Text">int a[10] = {2, 0, 3, 2, 0, 1, 3, 4, 0, 0};</text:span>: This declares and initializes an integer array <text:span text:style-name="Source_20_Text">a</text:span> of size 10 with the given unsorted values.</text:p>
        </text:list-item>
        <text:list-item>
          <text:p text:style-name="P183"><text:span text:style-name="Source_20_Text">int maxVal = 6;</text:span>: This variable stores the maximum possible value in the input array. Although the highest value in the given array <text:span text:style-name="Source_20_Text">a</text:span> is 4, the code uses 6, which indicates the maximum <text:span text:style-name="T93">range</text:span> of possible values.</text:p>
        </text:list-item>
        <text:list-item>
          <text:p text:style-name="P183"><text:span text:style-name="Source_20_Text">int count[7] = {0};</text:span>: A new integer array <text:span text:style-name="Source_20_Text">count</text:span> of size 7 is declared and initialized with all zeros. This array will be used to store the frequency of each number from 0 to 6 (a size of <text:span text:style-name="Source_20_Text">maxVal + 1</text:span> is needed).</text:p>
        </text:list-item>
      </text:list>
      <text:p text:style-name="Horizontal_20_Line"/>
      <text:h text:style-name="P5" text:outline-level="3">2. Counting Frequencies</text:h>
      <text:list text:style-name="L7">
        <text:list-item>
          <text:p text:style-name="P184"><text:span text:style-name="Source_20_Text">for (int i = 0; i &lt; 10; i++) count[a[i]]++;</text:span>: This loop iterates through the unsorted array <text:span text:style-name="Source_20_Text">a</text:span>.</text:p>
          <text:list>
            <text:list-item>
              <text:p text:style-name="P184">For each element <text:span text:style-name="Source_20_Text">a[i]</text:span>, it increments the value at the corresponding index in the <text:span text:style-name="Source_20_Text">count</text:span> array. For example, when <text:span text:style-name="Source_20_Text">a[i]</text:span> is 2, <text:span text:style-name="Source_20_Text">count[2]</text:span> is incremented.</text:p>
            </text:list-item>
            <text:list-item>
              <text:p text:style-name="P184">After this loop, the <text:span text:style-name="Source_20_Text">count</text:span> array will be <text:span text:style-name="Source_20_Text">{4, 1, 2, 2, 1, 0, 0}</text:span>.</text:p>
            </text:list-item>
            <text:list-item>
              <text:p text:style-name="P184"><text:span text:style-name="Source_20_Text">count[0]</text:span> is 4 (there are four 0s in <text:span text:style-name="Source_20_Text">a</text:span>).</text:p>
            </text:list-item>
            <text:list-item>
              <text:p text:style-name="P184"><text:span text:style-name="Source_20_Text">count[1]</text:span> is 1 (one 1).</text:p>
            </text:list-item>
            <text:list-item>
              <text:p text:style-name="P184"><text:span text:style-name="Source_20_Text">count[2]</text:span> is 2 (two 2s).</text:p>
            </text:list-item>
            <text:list-item>
              <text:p text:style-name="P184"><text:span text:style-name="Source_20_Text">count[3]</text:span> is 2 (two 3s).</text:p>
            </text:list-item>
            <text:list-item>
              <text:p text:style-name="P184"><text:span text:style-name="Source_20_Text">count[4]</text:span> is 1 (one 4).</text:p>
            </text:list-item>
            <text:list-item>
              <text:p text:style-name="P184"><text:span text:style-name="Source_20_Text">count[5]</text:span> and <text:span text:style-name="Source_20_Text">count[6]</text:span> are 0.</text:p>
            </text:list-item>
          </text:list>
        </text:list-item>
      </text:list>
      <text:p text:style-name="Horizontal_20_Line"/>
      <text:h text:style-name="P5" text:outline-level="3">3. Printing the Sorted Array</text:h>
      <text:list text:style-name="L8">
        <text:list-item>
          <text:p text:style-name="P185"><text:span text:style-name="Source_20_Text">cout &lt;&lt; "Sorted wallets: ";</text:span>: Prints a descriptive string.</text:p>
        </text:list-item>
        <text:list-item>
          <text:p text:style-name="P185"><text:span text:style-name="Source_20_Text">for (int i = 0; i &lt;= maxVal; i++) { ... }</text:span>: This outer loop iterates from <text:span text:style-name="Source_20_Text">i = 0</text:span> to <text:span text:style-name="Source_20_Text">i = 6</text:span> (the range of possible values).</text:p>
        </text:list-item>
        <text:list-item>
          <text:p text:style-name="P185"><text:span text:style-name="Source_20_Text">for (int j = 0; j &lt; count[i]; j++) { ... }</text:span>: This inner loop runs <text:span text:style-name="Source_20_Text">count[i]</text:span> times.</text:p>
          <text:list>
            <text:list-item>
              <text:p text:style-name="P185"><text:soft-page-break/>The value of <text:span text:style-name="Source_20_Text">i</text:span> is printed <text:span text:style-name="Source_20_Text">count[i]</text:span> times. For example, when <text:span text:style-name="Source_20_Text">i</text:span> is 0, the inner loop runs 4 times (since <text:span text:style-name="Source_20_Text">count[0]</text:span> is 4), printing "0 0 0 0 ".</text:p>
            </text:list-item>
            <text:list-item>
              <text:p text:style-name="P185">When <text:span text:style-name="Source_20_Text">i</text:span> is 1, the inner loop runs once, printing "1 ".</text:p>
            </text:list-item>
            <text:list-item>
              <text:p text:style-name="P185">When <text:span text:style-name="Source_20_Text">i</text:span> is 2, the inner loop runs twice, printing "2 2 ".</text:p>
            </text:list-item>
          </text:list>
        </text:list-item>
        <text:list-item>
          <text:p text:style-name="P185">This process continues for all values from 0 to 6, effectively printing the sorted numbers based on their counts.</text:p>
        </text:list-item>
      </text:list>
      <text:p text:style-name="P132"><text:span text:style-name="T5"/></text:p>
      <text:p text:style-name="P87"/>
      <text:p text:style-name="P87"/>
      <text:p text:style-name="P98"/>
      <text:p text:style-name="P133"><text:span text:style-name="T8">3</text:span><text:span text:style-name="T1">.</text:span><text:span text:style-name="T12"> </text:span><text:span text:style-name="T1">Du</text:span><text:span text:style-name="T2">r</text:span><text:span text:style-name="T9">i</text:span><text:span text:style-name="T1">ng</text:span><text:span text:style-name="T13"> </text:span><text:span text:style-name="T1">a</text:span><text:span text:style-name="T8"> </text:span><text:span text:style-name="T25">c</text:span><text:span text:style-name="T1">o</text:span><text:span text:style-name="T2">ll</text:span><text:span text:style-name="T25">e</text:span><text:span text:style-name="T1">g</text:span><text:span text:style-name="T2">e</text:span><text:span text:style-name="T1"> f</text:span><text:span text:style-name="T25">e</text:span><text:span text:style-name="T1">s</text:span><text:span text:style-name="T13">t</text:span><text:span text:style-name="T1">,</text:span><text:span text:style-name="T13"> </text:span><text:span text:style-name="T1">12</text:span><text:span text:style-name="T8"> </text:span><text:span text:style-name="T13">s</text:span><text:span text:style-name="T1">tud</text:span><text:span text:style-name="T2">e</text:span><text:span text:style-name="T1">n</text:span><text:span text:style-name="T13">t</text:span><text:span text:style-name="T1">s p</text:span><text:span text:style-name="T13">a</text:span><text:span text:style-name="T2">r</text:span><text:span text:style-name="T1">t</text:span><text:span text:style-name="T2">ic</text:span><text:span text:style-name="T14">i</text:span><text:span text:style-name="T13">p</text:span><text:span text:style-name="T1">at</text:span><text:span text:style-name="T2">e</text:span><text:span text:style-name="T1">d</text:span><text:span text:style-name="T13"> </text:span><text:span text:style-name="T2">i</text:span><text:span text:style-name="T1">n a</text:span><text:span text:style-name="T13"> </text:span><text:span text:style-name="T1">g</text:span><text:span text:style-name="T8">a</text:span><text:span text:style-name="T24">m</text:span><text:span text:style-name="T2">i</text:span><text:span text:style-name="T13">n</text:span><text:span text:style-name="T1">g </text:span><text:span text:style-name="T2">c</text:span><text:span text:style-name="T1">omp</text:span><text:span text:style-name="T2">e</text:span><text:span text:style-name="T13">t</text:span><text:span text:style-name="T2">i</text:span><text:span text:style-name="T1">t</text:span><text:span text:style-name="T2">i</text:span><text:span text:style-name="T1">on. </text:span><text:span text:style-name="T17">E</text:span><text:span text:style-name="T8">a</text:span><text:span text:style-name="T2">c</text:span><text:span text:style-name="T1">h</text:span><text:span text:style-name="T8"> </text:span><text:span text:style-name="T13">s</text:span><text:span text:style-name="T24">t</text:span><text:span text:style-name="T1">ud</text:span><text:span text:style-name="T2">e</text:span><text:span text:style-name="T1">nt</text:span><text:span text:style-name="T57">’</text:span><text:span text:style-name="T1">s s</text:span><text:span text:style-name="T14">c</text:span><text:span text:style-name="T1">o</text:span><text:span text:style-name="T33">r</text:span><text:span text:style-name="T14">e</text:span><text:span text:style-name="T1"> was</text:span><text:span text:style-name="T13"> </text:span><text:span text:style-name="T31">r</text:span><text:span text:style-name="T18">e</text:span><text:span text:style-name="T2">c</text:span><text:span text:style-name="T1">o</text:span><text:span text:style-name="T2">r</text:span><text:span text:style-name="T1">d</text:span><text:span text:style-name="T25">e</text:span><text:span text:style-name="T1">d </text:span><text:span text:style-name="T24">a</text:span><text:span text:style-name="T1">s</text:span><text:span text:style-name="T8"> </text:span><text:span text:style-name="T1">fo</text:span><text:span text:style-name="T2">ll</text:span><text:span text:style-name="T1">o</text:span><text:span text:style-name="T13">w</text:span><text:span text:style-name="T1">s: 45, 12, </text:span><text:span text:style-name="T13">7</text:span><text:span text:style-name="T1">8, 3</text:span><text:span text:style-name="T8">4</text:span><text:span text:style-name="T1">,</text:span><text:span text:style-name="T24"> </text:span><text:span text:style-name="T1">2</text:span><text:span text:style-name="T8">3</text:span><text:span text:style-name="T1">,</text:span><text:span text:style-name="T24"> </text:span><text:span text:style-name="T1">8</text:span><text:span text:style-name="T8">9</text:span><text:span text:style-name="T1">,</text:span><text:span text:style-name="T17"> </text:span><text:span text:style-name="T1">6</text:span><text:span text:style-name="T8">7</text:span><text:span text:style-name="T1">, </text:span><text:span text:style-name="T59">1</text:span><text:span text:style-name="T1">1, 90,</text:span><text:span text:style-name="T24"> </text:span><text:span text:style-name="T1">5</text:span><text:span text:style-name="T8">4</text:span><text:span text:style-name="T1">, 32, </text:span><text:span text:style-name="T13">7</text:span><text:span text:style-name="T1">6</text:span><text:span text:style-name="T21"> </text:span><text:span text:style-name="T1">T</text:span><text:span text:style-name="T13">h</text:span><text:span text:style-name="T2">e</text:span><text:span text:style-name="T1"> o</text:span><text:span text:style-name="T25">r</text:span><text:span text:style-name="T13">ga</text:span><text:span text:style-name="T1">n</text:span><text:span text:style-name="T2">ize</text:span><text:span text:style-name="T14">r</text:span><text:span text:style-name="T1">s want </text:span><text:span text:style-name="T24">t</text:span><text:span text:style-name="T1">o</text:span><text:span text:style-name="T13"> </text:span><text:span text:style-name="T1">a</text:span><text:span text:style-name="T2">r</text:span><text:span text:style-name="T25">r</text:span><text:span text:style-name="T1">a</text:span><text:span text:style-name="T24">n</text:span><text:span text:style-name="T8">g</text:span><text:span text:style-name="T2">e</text:span><text:span text:style-name="T1"> th</text:span><text:span text:style-name="T2">e</text:span><text:span text:style-name="T1"> s</text:span><text:span text:style-name="T2">c</text:span><text:span text:style-name="T13">o</text:span><text:span text:style-name="T22">r</text:span><text:span text:style-name="T25">e</text:span><text:span text:style-name="T1">s </text:span><text:span text:style-name="T2">i</text:span><text:span text:style-name="T8">n</text:span><text:span text:style-name="T24"> </text:span><text:span text:style-name="T1">as</text:span><text:span text:style-name="T25">c</text:span><text:span text:style-name="T2">e</text:span><text:span text:style-name="T1">nd</text:span><text:span text:style-name="T2">i</text:span><text:span text:style-name="T1">ng</text:span><text:span text:style-name="T13"> </text:span><text:span text:style-name="T1">o</text:span><text:span text:style-name="T2">r</text:span><text:span text:style-name="T1">d</text:span><text:span text:style-name="T14">e</text:span><text:span text:style-name="T2">r</text:span><text:span text:style-name="T30"> </text:span><text:span text:style-name="T1">to d</text:span><text:span text:style-name="T25">e</text:span><text:span text:style-name="T2">ci</text:span><text:span text:style-name="T1">d</text:span><text:span text:style-name="T2">e</text:span><text:span text:style-name="T1"> </text:span><text:span text:style-name="T24">t</text:span><text:span text:style-name="T1">h</text:span><text:span text:style-name="T2">e</text:span><text:span text:style-name="T1"> </text:span><text:span text:style-name="T18">r</text:span><text:span text:style-name="T1">ank</text:span><text:span text:style-name="T2">i</text:span><text:span text:style-name="T1">ng</text:span><text:span text:style-name="T13"> </text:span><text:span text:style-name="T1">of th</text:span><text:span text:style-name="T2">e</text:span><text:span text:style-name="T37"> </text:span><text:span text:style-name="T13">p</text:span><text:span text:style-name="T2">l</text:span><text:span text:style-name="T1">ay</text:span><text:span text:style-name="T2">e</text:span><text:span text:style-name="T14">r</text:span><text:span text:style-name="T1">s. S</text:span><text:span text:style-name="T9">i</text:span><text:span text:style-name="T1">n</text:span><text:span text:style-name="T2">ce</text:span><text:span text:style-name="T1"> th</text:span><text:span text:style-name="T2">e</text:span><text:span text:style-name="T1"> data</text:span><text:span text:style-name="T8"> </text:span><text:span text:style-name="T13">s</text:span><text:span text:style-name="T2">e</text:span><text:span text:style-name="T1">t </text:span><text:span text:style-name="T14">i</text:span><text:span text:style-name="T1">s unso</text:span><text:span text:style-name="T14">r</text:span><text:span text:style-name="T1">t</text:span><text:span text:style-name="T2">e</text:span><text:span text:style-name="T1">d and</text:span><text:span text:style-name="T8"> </text:span><text:span text:style-name="T25">c</text:span><text:span text:style-name="T1">on</text:span><text:span text:style-name="T13">t</text:span><text:span text:style-name="T1">a</text:span><text:span text:style-name="T2">i</text:span><text:span text:style-name="T1">ns</text:span><text:span text:style-name="T8"> </text:span><text:span text:style-name="T1">n</text:span><text:span text:style-name="T24">u</text:span><text:span text:style-name="T13">m</text:span><text:span text:style-name="T1">b</text:span><text:span text:style-name="T2">er</text:span><text:span text:style-name="T1">s</text:span><text:span text:style-name="T8"> </text:span><text:span text:style-name="T1">s</text:span><text:span text:style-name="T13">p</text:span><text:span text:style-name="T22">r</text:span><text:span text:style-name="T25">e</text:span><text:span text:style-name="T1">ad a</text:span><text:span text:style-name="T2">c</text:span><text:span text:style-name="T31">r</text:span><text:span text:style-name="T13">os</text:span><text:span text:style-name="T1">s a w</text:span><text:span text:style-name="T2">i</text:span><text:span text:style-name="T1">d</text:span><text:span text:style-name="T2">e</text:span><text:span text:style-name="T1"> </text:span><text:span text:style-name="T2">r</text:span><text:span text:style-name="T1">ang</text:span><text:span text:style-name="T2">e</text:span><text:span text:style-name="T1">,</text:span><text:span text:style-name="T13"> </text:span><text:span text:style-name="T1">th</text:span><text:span text:style-name="T2">e</text:span><text:span text:style-name="T1"> </text:span><text:span text:style-name="T13">mo</text:span><text:span text:style-name="T8">s</text:span><text:span text:style-name="T1">t </text:span><text:span text:style-name="T2">e</text:span><text:span text:style-name="T1">f</text:span><text:span text:style-name="T13">f</text:span><text:span text:style-name="T2">i</text:span><text:span text:style-name="T25">c</text:span><text:span text:style-name="T2">ie</text:span><text:span text:style-name="T1">nt t</text:span><text:span text:style-name="T2">e</text:span><text:span text:style-name="T25">c</text:span><text:span text:style-name="T1">hn</text:span><text:span text:style-name="T2">i</text:span><text:span text:style-name="T1">q</text:span><text:span text:style-name="T24">u</text:span><text:span text:style-name="T2">e</text:span><text:span text:style-name="T1"> to</text:span><text:span text:style-name="T13"> </text:span><text:span text:style-name="T1">a</text:span><text:span text:style-name="T24">p</text:span><text:span text:style-name="T1">p</text:span><text:span text:style-name="T9">l</text:span><text:span text:style-name="T1">y</text:span><text:span text:style-name="T8"> </text:span><text:span text:style-name="T24">h</text:span><text:span text:style-name="T2">e</text:span><text:span text:style-name="T31">r</text:span><text:span text:style-name="T14">e</text:span><text:span text:style-name="T1"> </text:span><text:span text:style-name="T14">i</text:span><text:span text:style-name="T1">s Q</text:span><text:span text:style-name="T13">u</text:span><text:span text:style-name="T2">ic</text:span><text:span text:style-name="T1">k </text:span><text:span text:style-name="T24">S</text:span><text:span text:style-name="T13">o</text:span><text:span text:style-name="T2">r</text:span><text:span text:style-name="T1">t.</text:span><text:span text:style-name="T30"> W</text:span><text:span text:style-name="T2">r</text:span><text:span text:style-name="T14">i</text:span><text:span text:style-name="T1">t</text:span><text:span text:style-name="T14">e</text:span><text:span text:style-name="T1"> a</text:span><text:span text:style-name="T8"> </text:span><text:span text:style-name="T1">C++</text:span><text:span text:style-name="T37"> </text:span><text:span text:style-name="T24">p</text:span><text:span text:style-name="T31">r</text:span><text:span text:style-name="T24">o</text:span><text:span text:style-name="T8">g</text:span><text:span text:style-name="T14">r</text:span><text:span text:style-name="T1">am to</text:span><text:span text:style-name="T13"> </text:span><text:span text:style-name="T14">i</text:span><text:span text:style-name="T13">m</text:span><text:span text:style-name="T1">p</text:span><text:span text:style-name="T2">le</text:span><text:span text:style-name="T1">m</text:span><text:span text:style-name="T2">e</text:span><text:span text:style-name="T1">nt Q</text:span><text:span text:style-name="T24">u</text:span><text:span text:style-name="T9">i</text:span><text:span text:style-name="T2">c</text:span><text:span text:style-name="T1">k </text:span><text:span text:style-name="T17">S</text:span><text:span text:style-name="T1">o</text:span><text:span text:style-name="T2">r</text:span><text:span text:style-name="T13">t</text:span><text:span text:style-name="T1"> to a</text:span><text:span text:style-name="T2">r</text:span><text:span text:style-name="T25">r</text:span><text:span text:style-name="T1">ang</text:span><text:span text:style-name="T2">e</text:span><text:span text:style-name="T1"> th</text:span><text:span text:style-name="T2">e</text:span><text:span text:style-name="T13"> s</text:span><text:span text:style-name="T2">c</text:span><text:span text:style-name="T13">o</text:span><text:span text:style-name="T31">r</text:span><text:span text:style-name="T2">e</text:span><text:span text:style-name="T1">s</text:span><text:span text:style-name="T13"> </text:span><text:span text:style-name="T2">i</text:span><text:span text:style-name="T1">n as</text:span><text:span text:style-name="T2">ce</text:span><text:span text:style-name="T1">nd</text:span><text:span text:style-name="T2">i</text:span><text:span text:style-name="T1">ng</text:span><text:span text:style-name="T24"> </text:span><text:span text:style-name="T1">o</text:span><text:span text:style-name="T2">r</text:span><text:span text:style-name="T1">d</text:span><text:span text:style-name="T2">e</text:span><text:span text:style-name="T36">r</text:span><text:span text:style-name="T1">.</text:span></text:p>
      <text:p text:style-name="P87"/>
      <text:p text:style-name="P92"/>
      <text:p text:style-name="P64"><text:span text:style-name="T1">Ans:</text:span></text:p>
      <text:p text:style-name="P87"/>
      <text:p text:style-name="P87"/>
      <text:p text:style-name="P96"/>
      <text:p text:style-name="P64"><text:span text:style-name="T1">Th</text:span><text:span text:style-name="T2">e</text:span><text:span text:style-name="T1">o</text:span><text:span text:style-name="T2">r</text:span><text:span text:style-name="T1">y:</text:span></text:p>
      <text:p text:style-name="P13"><text:span text:style-name="T15">T</text:span><text:span text:style-name="T10">h</text:span><text:span text:style-name="T4">e</text:span><text:span text:style-name="T5"> nu</text:span><text:span text:style-name="T15">m</text:span><text:span text:style-name="T5">b</text:span><text:span text:style-name="T4">e</text:span><text:span text:style-name="T15">r</text:span><text:span text:style-name="T5">s </text:span><text:span text:style-name="T4">a</text:span><text:span text:style-name="T5">r</text:span><text:span text:style-name="T4">e</text:span><text:span text:style-name="T5"> r</text:span><text:span text:style-name="T26">a</text:span><text:span text:style-name="T15">nd</text:span><text:span text:style-name="T10">o</text:span><text:span text:style-name="T5">m.</text:span><text:span text:style-name="T10"> </text:span><text:span text:style-name="T5">Qu</text:span><text:span text:style-name="T4">ic</text:span><text:span text:style-name="T5">k</text:span><text:span text:style-name="T10"> </text:span><text:span text:style-name="T27">S</text:span><text:span text:style-name="T5">o</text:span><text:span text:style-name="T15">r</text:span><text:span text:style-name="T4">t</text:span><text:span text:style-name="T10"> </text:span><text:span text:style-name="T4">i</text:span><text:span text:style-name="T5">s b</text:span><text:span text:style-name="T4">e</text:span><text:span text:style-name="T15">s</text:span><text:span text:style-name="T4">t</text:span><text:span text:style-name="T5"> b</text:span><text:span text:style-name="T4">eca</text:span><text:span text:style-name="T15">u</text:span><text:span text:style-name="T5">s</text:span><text:span text:style-name="T4">e</text:span><text:span text:style-name="T20"> </text:span><text:span text:style-name="T4">it</text:span><text:span text:style-name="T10"> </text:span><text:span text:style-name="T15">wo</text:span><text:span text:style-name="T5">rks</text:span><text:span text:style-name="T10"> </text:span><text:span text:style-name="T5">f</text:span><text:span text:style-name="T26">a</text:span><text:span text:style-name="T27">s</text:span><text:span text:style-name="T4">t</text:span><text:span text:style-name="T10"> </text:span><text:span text:style-name="T15">o</text:span><text:span text:style-name="T5">n</text:span><text:span text:style-name="T10"> </text:span><text:span text:style-name="T15">s</text:span><text:span text:style-name="T5">u</text:span><text:span text:style-name="T16">c</text:span><text:span text:style-name="T5">h d</text:span><text:span text:style-name="T4">a</text:span><text:span text:style-name="T16">t</text:span><text:span text:style-name="T4">a</text:span><text:span text:style-name="T5">.</text:span></text:p>
      <text:p text:style-name="P87"/>
      <text:p text:style-name="P87"/>
      <text:p text:style-name="P107"/>
      <text:p text:style-name="P64"><text:span text:style-name="T1">Cod</text:span><text:span text:style-name="T2">e</text:span><text:span text:style-name="T8">:</text:span></text:p>
      <text:p text:style-name="P108"/>
      <text:p text:style-name="P64"><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text:span></text:p>
      <text:p text:style-name="P107"/>
      <text:p text:style-name="P64"><text:span text:style-name="T5">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p>
      <text:p text:style-name="P87"/>
      <text:p text:style-name="P87"/>
      <text:p text:style-name="P96"/>
      <text:p text:style-name="P64"><text:span text:style-name="T4">i</text:span><text:span text:style-name="T5">n</text:span><text:span text:style-name="T4">t</text:span><text:span text:style-name="T5"> </text:span><text:span text:style-name="T15">p</text:span><text:span text:style-name="T4">a</text:span><text:span text:style-name="T5">r</text:span><text:span text:style-name="T16">t</text:span><text:span text:style-name="T4">it</text:span><text:span text:style-name="T16">i</text:span><text:span text:style-name="T5">onArr(</text:span><text:span text:style-name="T16">i</text:span><text:span text:style-name="T5">n</text:span><text:span text:style-name="T4">t</text:span><text:span text:style-name="T10"> </text:span><text:span text:style-name="T26">a</text:span><text:span text:style-name="T20">[</text:span><text:span text:style-name="T5">], </text:span><text:span text:style-name="T4">i</text:span><text:span text:style-name="T5">n</text:span><text:span text:style-name="T4">t</text:span><text:span text:style-name="T5"> </text:span><text:span text:style-name="T16">l</text:span><text:span text:style-name="T5">o</text:span><text:span text:style-name="T60">w</text:span><text:span text:style-name="T5">, </text:span><text:span text:style-name="T16">i</text:span><text:span text:style-name="T15">n</text:span><text:span text:style-name="T4">t</text:span><text:span text:style-name="T5"> h</text:span><text:span text:style-name="T4">i</text:span><text:span text:style-name="T15">g</text:span><text:span text:style-name="T10">h</text:span><text:span text:style-name="T5">)</text:span><text:span text:style-name="T10"> </text:span><text:span text:style-name="T5">{</text:span></text:p>
      <text:p text:style-name="P108"/>
      <text:p text:style-name="P72"><text:span text:style-name="T4">i</text:span><text:span text:style-name="T10">n</text:span><text:span text:style-name="T4">t</text:span><text:span text:style-name="T15"> </text:span><text:span text:style-name="T5">p</text:span><text:span text:style-name="T4">i</text:span><text:span text:style-name="T15">v</text:span><text:span text:style-name="T5">o</text:span><text:span text:style-name="T4">t</text:span><text:span text:style-name="T10"> =</text:span><text:span text:style-name="T5"> </text:span><text:span text:style-name="T4">a</text:span><text:span text:style-name="T27">[</text:span><text:span text:style-name="T15">h</text:span><text:span text:style-name="T4">i</text:span><text:span text:style-name="T5">gh</text:span><text:span text:style-name="T27">]</text:span><text:span text:style-name="T4">;</text:span></text:p>
      <text:p text:style-name="P109"/>
      <text:p text:style-name="P72"><text:span text:style-name="T4">i</text:span><text:span text:style-name="T10">n</text:span><text:span text:style-name="T4">t</text:span><text:span text:style-name="T15"> </text:span><text:span text:style-name="T4">i</text:span><text:span text:style-name="T5"> = </text:span><text:span text:style-name="T4">l</text:span><text:span text:style-name="T5">ow -</text:span><text:span text:style-name="T10"> 1</text:span><text:span text:style-name="T4">;</text:span></text:p>
      <text:p text:style-name="P108"/>
      <text:p text:style-name="P72"><text:span text:style-name="T5">f</text:span><text:span text:style-name="T10">o</text:span><text:span text:style-name="T5">r (</text:span><text:span text:style-name="T16">i</text:span><text:span text:style-name="T5">n</text:span><text:span text:style-name="T4">t</text:span><text:span text:style-name="T10"> </text:span><text:span text:style-name="T4">j</text:span><text:span text:style-name="T27"> </text:span><text:span text:style-name="T5">= </text:span><text:span text:style-name="T16">l</text:span><text:span text:style-name="T5">ow</text:span><text:span text:style-name="T4">;</text:span><text:span text:style-name="T10"> </text:span><text:span text:style-name="T4">j</text:span><text:span text:style-name="T5"> &lt;</text:span><text:span text:style-name="T27"> </text:span><text:span text:style-name="T5">h</text:span><text:span text:style-name="T4">i</text:span><text:span text:style-name="T5">gh</text:span><text:span text:style-name="T4">;</text:span><text:span text:style-name="T27"> </text:span><text:span text:style-name="T4">j</text:span><text:span text:style-name="T10">++)</text:span><text:span text:style-name="T5"> </text:span><text:span text:style-name="T10">{</text:span><text:bookmark-end text:name="_page_25_0"/></text:p>
      <text:p text:style-name="P38"><text:bookmark-start text:name="_page_27_0"/></text:p>
      <text:p text:style-name="P81"><text:span text:style-name="T4">i</text:span><text:span text:style-name="T5">f</text:span><text:span text:style-name="T10"> </text:span><text:span text:style-name="T5">(</text:span><text:span text:style-name="T4">a</text:span><text:span text:style-name="T5">[</text:span><text:span text:style-name="T4">j</text:span><text:span text:style-name="T5">] </text:span><text:span text:style-name="T10">&lt;=</text:span><text:span text:style-name="T5"> </text:span><text:span text:style-name="T15">p</text:span><text:span text:style-name="T4">i</text:span><text:span text:style-name="T15">v</text:span><text:span text:style-name="T5">o</text:span><text:span text:style-name="T4">t</text:span><text:span text:style-name="T5">)</text:span><text:span text:style-name="T15"> </text:span><text:span text:style-name="T5">{</text:span></text:p>
      <text:p text:style-name="P107"/>
      <text:p text:style-name="P78"><text:span text:style-name="T4">i</text:span><text:span text:style-name="T10">++</text:span><text:span text:style-name="T4">;</text:span></text:p>
      <text:p text:style-name="P110"/>
      <text:p text:style-name="P78"><text:span text:style-name="T4">i</text:span><text:span text:style-name="T10">n</text:span><text:span text:style-name="T4">t</text:span><text:span text:style-name="T10"> </text:span><text:span text:style-name="T4">t</text:span><text:span text:style-name="T16">e</text:span><text:span text:style-name="T5">mp</text:span><text:span text:style-name="T10"> =</text:span><text:span text:style-name="T5"> </text:span><text:span text:style-name="T19">a</text:span><text:span text:style-name="T5">[</text:span><text:span text:style-name="T4">i</text:span><text:span text:style-name="T27">]</text:span><text:span text:style-name="T4">;</text:span><text:span text:style-name="T5"> </text:span><text:span text:style-name="T4">a</text:span><text:span text:style-name="T5">[</text:span><text:span text:style-name="T16">i</text:span><text:span text:style-name="T5">] = </text:span><text:span text:style-name="T4">a</text:span><text:span text:style-name="T5">[</text:span><text:span text:style-name="T4">j</text:span><text:span text:style-name="T15">]</text:span><text:span text:style-name="T4">;</text:span><text:span text:style-name="T5"> </text:span><text:span text:style-name="T4">a</text:span><text:span text:style-name="T20">[</text:span><text:span text:style-name="T4">j</text:span><text:span text:style-name="T5">]</text:span><text:span text:style-name="T10"> </text:span><text:span text:style-name="T5">= </text:span><text:span text:style-name="T16">t</text:span><text:span text:style-name="T26">e</text:span><text:span text:style-name="T5">mp</text:span><text:span text:style-name="T4">;</text:span></text:p>
      <text:p text:style-name="P107"/>
      <text:p text:style-name="P81"><text:span text:style-name="T5">}</text:span></text:p>
      <text:p text:style-name="P108"/>
      <text:p text:style-name="P72"><text:span text:style-name="T5">}</text:span></text:p>
      <text:p text:style-name="P109"/>
      <text:p text:style-name="P72"><text:span text:style-name="T4">i</text:span><text:span text:style-name="T10">n</text:span><text:span text:style-name="T4">t</text:span><text:span text:style-name="T15"> </text:span><text:span text:style-name="T4">te</text:span><text:span text:style-name="T27">m</text:span><text:span text:style-name="T5">p</text:span><text:span text:style-name="T10"> =</text:span><text:span text:style-name="T5"> </text:span><text:span text:style-name="T4">a</text:span><text:span text:style-name="T5">[</text:span><text:span text:style-name="T16">i</text:span><text:span text:style-name="T5">+1]</text:span><text:span text:style-name="T4">;</text:span><text:span text:style-name="T27"> </text:span><text:span text:style-name="T4">a</text:span><text:span text:style-name="T5">[</text:span><text:span text:style-name="T11">i</text:span><text:span text:style-name="T27">+</text:span><text:span text:style-name="T10">1</text:span><text:span text:style-name="T5">] </text:span><text:span text:style-name="T10">=</text:span><text:span text:style-name="T5"> </text:span><text:span text:style-name="T4">a</text:span><text:span text:style-name="T27">[</text:span><text:span text:style-name="T5">h</text:span><text:span text:style-name="T4">i</text:span><text:span text:style-name="T15">g</text:span><text:span text:style-name="T5">h]</text:span><text:span text:style-name="T4">;</text:span><text:span text:style-name="T27"> </text:span><text:span text:style-name="T4">a</text:span><text:span text:style-name="T5">[h</text:span><text:span text:style-name="T16">i</text:span><text:span text:style-name="T5">gh</text:span><text:span text:style-name="T10">]</text:span><text:span text:style-name="T27"> </text:span><text:span text:style-name="T5">= </text:span><text:span text:style-name="T4">te</text:span><text:span text:style-name="T15">mp</text:span><text:span text:style-name="T4">;</text:span></text:p>
      <text:p text:style-name="P108"/>
      <text:p text:style-name="P72"><text:span text:style-name="T5">r</text:span><text:span text:style-name="T4">et</text:span><text:span text:style-name="T10">u</text:span><text:span text:style-name="T15">r</text:span><text:span text:style-name="T5">n</text:span><text:span text:style-name="T10"> </text:span><text:span text:style-name="T4">i</text:span><text:span text:style-name="T27">+</text:span><text:span text:style-name="T5">1</text:span><text:span text:style-name="T4">;</text:span></text:p>
      <text:p text:style-name="P107"/>
      <text:p text:style-name="P64"><text:span text:style-name="T5">}</text:span></text:p>
      <text:p text:style-name="P87"/>
      <text:p text:style-name="P87"/>
      <text:p text:style-name="P96"/>
      <text:p text:style-name="P64"><text:span text:style-name="T5">vo</text:span><text:span text:style-name="T4">i</text:span><text:span text:style-name="T5">d qu</text:span><text:span text:style-name="T4">ic</text:span><text:span text:style-name="T5">k</text:span><text:span text:style-name="T15">S</text:span><text:span text:style-name="T5">o</text:span><text:span text:style-name="T27">r</text:span><text:span text:style-name="T4">t</text:span><text:span text:style-name="T5">(</text:span><text:span text:style-name="T4">i</text:span><text:span text:style-name="T15">n</text:span><text:span text:style-name="T4">t</text:span><text:span text:style-name="T5"> </text:span><text:span text:style-name="T4">a</text:span><text:span text:style-name="T5">[</text:span><text:span text:style-name="T27">]</text:span><text:span text:style-name="T5">, </text:span><text:span text:style-name="T4">i</text:span><text:span text:style-name="T5">n</text:span><text:span text:style-name="T4">t</text:span><text:span text:style-name="T15"> </text:span><text:span text:style-name="T16">l</text:span><text:span text:style-name="T5">o</text:span><text:span text:style-name="T60">w</text:span><text:span text:style-name="T5">, </text:span><text:span text:style-name="T16">i</text:span><text:span text:style-name="T5">n</text:span><text:span text:style-name="T4">t</text:span><text:span text:style-name="T27"> </text:span><text:span text:style-name="T5">h</text:span><text:span text:style-name="T4">i</text:span><text:span text:style-name="T5">gh) </text:span><text:span text:style-name="T10">{</text:span></text:p>
      <text:p text:style-name="P107"/>
      <text:p text:style-name="P72"><text:span text:style-name="T4">i</text:span><text:span text:style-name="T5">f</text:span><text:span text:style-name="T10"> </text:span><text:span text:style-name="T5">(</text:span><text:span text:style-name="T4">l</text:span><text:span text:style-name="T10">o</text:span><text:span text:style-name="T5">w &lt;</text:span><text:span text:style-name="T27"> </text:span><text:span text:style-name="T5">h</text:span><text:span text:style-name="T4">i</text:span><text:span text:style-name="T5">gh) {</text:span></text:p>
      <text:p text:style-name="P110"/>
      <text:p text:style-name="P81"><text:span text:style-name="T4">i</text:span><text:span text:style-name="T10">n</text:span><text:span text:style-name="T4">t</text:span><text:span text:style-name="T10"> </text:span><text:span text:style-name="T15">p</text:span><text:span text:style-name="T4">i</text:span><text:span text:style-name="T10"> </text:span><text:span text:style-name="T5">= p</text:span><text:span text:style-name="T4">a</text:span><text:span text:style-name="T15">r</text:span><text:span text:style-name="T16">t</text:span><text:span text:style-name="T4">i</text:span><text:span text:style-name="T16">t</text:span><text:span text:style-name="T4">i</text:span><text:span text:style-name="T15">o</text:span><text:span text:style-name="T5">n</text:span><text:span text:style-name="T15">A</text:span><text:span text:style-name="T5">rr(</text:span><text:span text:style-name="T4">a</text:span><text:span text:style-name="T5">, </text:span><text:span text:style-name="T4">l</text:span><text:span text:style-name="T5">o</text:span><text:span text:style-name="T56">w</text:span><text:span text:style-name="T5">, h</text:span><text:span text:style-name="T4">i</text:span><text:span text:style-name="T5">gh</text:span><text:span text:style-name="T27">)</text:span><text:span text:style-name="T4">;</text:span></text:p>
      <text:p text:style-name="P107"/>
      <text:p text:style-name="P81"><text:span text:style-name="T5">q</text:span><text:span text:style-name="T10">u</text:span><text:span text:style-name="T11">i</text:span><text:span text:style-name="T4">c</text:span><text:span text:style-name="T5">kSor</text:span><text:span text:style-name="T4">t</text:span><text:span text:style-name="T5">(</text:span><text:span text:style-name="T4">a</text:span><text:span text:style-name="T5">,</text:span><text:span text:style-name="T20"> </text:span><text:span text:style-name="T4">l</text:span><text:span text:style-name="T5">o</text:span><text:span text:style-name="T61">w</text:span><text:span text:style-name="T5">, p</text:span><text:span text:style-name="T62">i</text:span><text:span text:style-name="T15">-</text:span><text:span text:style-name="T5">1)</text:span><text:span text:style-name="T4">;</text:span></text:p>
      <text:p text:style-name="P108"/>
      <text:p text:style-name="P81"><text:span text:style-name="T5">q</text:span><text:span text:style-name="T10">u</text:span><text:span text:style-name="T11">i</text:span><text:span text:style-name="T4">c</text:span><text:span text:style-name="T5">kSor</text:span><text:span text:style-name="T4">t</text:span><text:span text:style-name="T5">(</text:span><text:span text:style-name="T4">a</text:span><text:span text:style-name="T5">,</text:span><text:span text:style-name="T20"> </text:span><text:span text:style-name="T5">p</text:span><text:span text:style-name="T11">i</text:span><text:span text:style-name="T5">+1, </text:span><text:span text:style-name="T15">h</text:span><text:span text:style-name="T4">i</text:span><text:span text:style-name="T5">gh</text:span><text:span text:style-name="T15">)</text:span><text:span text:style-name="T4">;</text:span></text:p>
      <text:p text:style-name="P109"/>
      <text:p text:style-name="P72"><text:span text:style-name="T5">}</text:span></text:p>
      <text:p text:style-name="P108"/>
      <text:p text:style-name="P64"><text:span text:style-name="T5">}</text:span></text:p>
      <text:p text:style-name="P87"/>
      <text:p text:style-name="P87"/>
      <text:p text:style-name="P99"/>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109"/>
      <text:p text:style-name="P72"><text:span text:style-name="T4">i</text:span><text:span text:style-name="T10">n</text:span><text:span text:style-name="T4">t</text:span><text:span text:style-name="T15"> </text:span><text:span text:style-name="T5">s</text:span><text:span text:style-name="T4">c</text:span><text:span text:style-name="T5">or</text:span><text:span text:style-name="T4">e</text:span><text:span text:style-name="T15">s</text:span><text:span text:style-name="T5">[12] </text:span><text:span text:style-name="T10">=</text:span><text:span text:style-name="T5"> </text:span><text:span text:style-name="T27">{</text:span><text:span text:style-name="T15">4</text:span><text:span text:style-name="T5">5,12,78,34</text:span><text:span text:style-name="T27">,</text:span><text:span text:style-name="T5">23,89</text:span><text:span text:style-name="T27">,</text:span><text:span text:style-name="T15">6</text:span><text:span text:style-name="T5">7,</text:span><text:span text:style-name="T65">1</text:span><text:span text:style-name="T5">1,</text:span><text:span text:style-name="T15">9</text:span><text:span text:style-name="T5">0,54,32</text:span><text:span text:style-name="T15">,</text:span><text:span text:style-name="T5">76</text:span><text:span text:style-name="T15">}</text:span><text:span text:style-name="T4">;</text:span></text:p>
      <text:p text:style-name="P109"/>
      <text:p text:style-name="P72"><text:span text:style-name="T5">q</text:span><text:span text:style-name="T10">u</text:span><text:span text:style-name="T11">i</text:span><text:span text:style-name="T26">c</text:span><text:span text:style-name="T5">k</text:span><text:span text:style-name="T27">S</text:span><text:span text:style-name="T10">o</text:span><text:span text:style-name="T15">r</text:span><text:span text:style-name="T4">t</text:span><text:span text:style-name="T5">(s</text:span><text:span text:style-name="T4">c</text:span><text:span text:style-name="T5">o</text:span><text:span text:style-name="T15">r</text:span><text:span text:style-name="T4">e</text:span><text:span text:style-name="T10">s</text:span><text:span text:style-name="T5">,</text:span><text:span text:style-name="T27"> </text:span><text:span text:style-name="T15">0</text:span><text:span text:style-name="T5">,</text:span><text:span text:style-name="T15"> </text:span><text:span text:style-name="T65">1</text:span><text:span text:style-name="T5">1)</text:span><text:span text:style-name="T4">;</text:span></text:p>
      <text:p text:style-name="P108"/>
      <text:p text:style-name="P72"><text:span text:style-name="T4">c</text:span><text:span text:style-name="T5">o</text:span><text:span text:style-name="T10">u</text:span><text:span text:style-name="T4">t</text:span><text:span text:style-name="T5"> </text:span><text:span text:style-name="T15">&lt;</text:span><text:span text:style-name="T5">&lt; "</text:span><text:span text:style-name="T15">S</text:span><text:span text:style-name="T5">or</text:span><text:span text:style-name="T4">te</text:span><text:span text:style-name="T5">d</text:span><text:span text:style-name="T27"> </text:span><text:span text:style-name="T5">s</text:span><text:span text:style-name="T16">c</text:span><text:span text:style-name="T5">or</text:span><text:span text:style-name="T16">e</text:span><text:span text:style-name="T5">s</text:span><text:span text:style-name="T4">:</text:span><text:span text:style-name="T5"> </text:span><text:span text:style-name="T15">"</text:span><text:span text:style-name="T4">;</text:span></text:p>
      <text:p text:style-name="P107"/>
      <text:p text:style-name="P72"><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12</text:span><text:span text:style-name="T4">;</text:span><text:span text:style-name="T5"> </text:span><text:span text:style-name="T4">i</text:span><text:span text:style-name="T5">++) </text:span><text:span text:style-name="T4">c</text:span><text:span text:style-name="T15">o</text:span><text:span text:style-name="T5">u</text:span><text:span text:style-name="T4">t</text:span><text:span text:style-name="T15"> </text:span><text:span text:style-name="T5">&lt;&lt;</text:span><text:span text:style-name="T10"> </text:span><text:span text:style-name="T5">s</text:span><text:span text:style-name="T16">c</text:span><text:span text:style-name="T5">or</text:span><text:span text:style-name="T16">e</text:span><text:span text:style-name="T5">s</text:span><text:span text:style-name="T15">[</text:span><text:span text:style-name="T4">i</text:span><text:span text:style-name="T5">]</text:span><text:span text:style-name="T10"> </text:span><text:span text:style-name="T5">&lt;&lt; " </text:span><text:span text:style-name="T15">"</text:span><text:span text:style-name="T4">;</text:span></text:p>
      <text:p text:style-name="P108"/>
      <text:p text:style-name="P72"><text:span text:style-name="T5">r</text:span><text:span text:style-name="T4">et</text:span><text:span text:style-name="T10">u</text:span><text:span text:style-name="T15">r</text:span><text:span text:style-name="T5">n</text:span><text:span text:style-name="T10"> </text:span><text:span text:style-name="T15">0</text:span><text:span text:style-name="T4">;</text:span></text:p>
      <text:p text:style-name="P109"/>
      <text:p text:style-name="P64"><text:span text:style-name="T5">}</text:span></text:p>
      <text:p text:style-name="P108"/>
      <text:p text:style-name="P64"><text:span text:style-name="T1">E</text:span><text:span text:style-name="T8">x</text:span><text:span text:style-name="T13">p</text:span><text:span text:style-name="T2">l</text:span><text:span text:style-name="T1">ana</text:span><text:span text:style-name="T13">t</text:span><text:span text:style-name="T2">i</text:span><text:span text:style-name="T1">on:</text:span></text:p>
      <text:p text:style-name="P134"><text:span text:style-name="T15">Q</text:span><text:span text:style-name="T5">u</text:span><text:span text:style-name="T11">i</text:span><text:span text:style-name="T4">c</text:span><text:span text:style-name="T15">k</text:span><text:span text:style-name="T5"> </text:span><text:span text:style-name="T15">s</text:span><text:span text:style-name="T10">o</text:span><text:span text:style-name="T15">r</text:span><text:span text:style-name="T4">t</text:span><text:span text:style-name="T5"> s</text:span><text:span text:style-name="T16">e</text:span><text:span text:style-name="T4">le</text:span><text:span text:style-name="T19">c</text:span><text:span text:style-name="T16">t</text:span><text:span text:style-name="T5">s</text:span><text:span text:style-name="T10"> </text:span><text:span text:style-name="T4">a</text:span><text:span text:style-name="T15"> </text:span><text:span text:style-name="T5">p</text:span><text:span text:style-name="T4">i</text:span><text:span text:style-name="T5">vo</text:span><text:span text:style-name="T4">t</text:span><text:span text:style-name="T5">,</text:span><text:span text:style-name="T20"> </text:span><text:span text:style-name="T5">pu</text:span><text:span text:style-name="T16">t</text:span><text:span text:style-name="T5">s sm</text:span><text:span text:style-name="T4">a</text:span><text:span text:style-name="T16">l</text:span><text:span text:style-name="T4">le</text:span><text:span text:style-name="T5">r</text:span><text:span text:style-name="T20"> </text:span><text:span text:style-name="T5">num</text:span><text:span text:style-name="T10">b</text:span><text:span text:style-name="T4">e</text:span><text:span text:style-name="T15">r</text:span><text:span text:style-name="T5">s</text:span><text:span text:style-name="T10"> </text:span><text:span text:style-name="T15">o</text:span><text:span text:style-name="T5">n</text:span><text:span text:style-name="T10"> </text:span><text:span text:style-name="T16">l</text:span><text:span text:style-name="T4">e</text:span><text:span text:style-name="T5">f</text:span><text:span text:style-name="T16">t</text:span><text:span text:style-name="T5"> </text:span><text:span text:style-name="T16">a</text:span><text:span text:style-name="T15">n</text:span><text:span text:style-name="T5">d</text:span><text:span text:style-name="T10"> </text:span><text:span text:style-name="T4">l</text:span><text:span text:style-name="T16">a</text:span><text:span text:style-name="T32">r</text:span><text:span text:style-name="T15">g</text:span><text:span text:style-name="T4">e</text:span><text:span text:style-name="T15">r</text:span><text:span text:style-name="T5"> </text:span><text:span text:style-name="T15">o</text:span><text:span text:style-name="T5">n r</text:span><text:span text:style-name="T11">i</text:span><text:span text:style-name="T15">gh</text:span><text:span text:style-name="T11">t</text:span><text:span text:style-name="T5">, </text:span><text:span text:style-name="T4">a</text:span><text:span text:style-name="T15">n</text:span><text:span text:style-name="T5">d</text:span><text:span text:style-name="T10"> </text:span><text:span text:style-name="T5">r</text:span><text:span text:style-name="T26">e</text:span><text:span text:style-name="T5">p</text:span><text:span text:style-name="T4">e</text:span><text:span text:style-name="T26">a</text:span><text:span text:style-name="T4">t</text:span><text:span text:style-name="T5">s.</text:span><text:bookmark-end text:name="_page_27_0"/></text:p>
      <text:p text:style-name="P134"><text:span text:style-name="T5"/></text:p>
      <text:h text:style-name="P2" text:outline-level="2"><text:span text:style-name="Source_20_Text"><text:span text:style-name="T91">main</text:span></text:span><text:span text:style-name="T5"> Function</text:span></text:h>
      <text:list text:style-name="L9">
        <text:list-item>
          <text:p text:style-name="P186"><text:span text:style-name="T92">Array Initialization:</text:span> An integer array <text:span text:style-name="Source_20_Text">scores</text:span> of size 12 is declared and initialized with the following unsorted values: <text:span text:style-name="Source_20_Text">{45, 12, 78, 34, 23, 89, 67, 11, 90, 54, 32, 76}</text:span>.</text:p>
        </text:list-item>
        <text:list-item>
          <text:p text:style-name="P186"><text:soft-page-break/><text:span text:style-name="T92">Calling </text:span><text:span text:style-name="Source_20_Text"><text:span text:style-name="T92">quickSort</text:span></text:span><text:span text:style-name="T92">:</text:span> The <text:span text:style-name="Source_20_Text">quickSort</text:span> function is called with the <text:span text:style-name="Source_20_Text">scores</text:span> array, the starting index <text:span text:style-name="Source_20_Text">0</text:span> (low), and the ending index <text:span text:style-name="Source_20_Text">11</text:span> (high). This initiates the sorting process.</text:p>
        </text:list-item>
        <text:list-item>
          <text:p text:style-name="P186"><text:span text:style-name="T92">Printing Sorted Array:</text:span> After <text:span text:style-name="Source_20_Text">quickSort</text:span> completes, a loop iterates through the now-sorted <text:span text:style-name="Source_20_Text">scores</text:span> array and prints each element to the console, preceded by the text "Sorted scores: ".</text:p>
        </text:list-item>
      </text:list>
      <text:h text:style-name="Heading_20_2" text:outline-level="2">2. <text:span text:style-name="Source_20_Text">quickSort</text:span> Function</text:h>
      <text:p text:style-name="Text_20_body">This is the recursive function that performs the Quicksort.</text:p>
      <text:list text:style-name="L10">
        <text:list-item>
          <text:p text:style-name="P187"><text:span text:style-name="T92">Base Case:</text:span> <text:span text:style-name="Source_20_Text">if (low &lt; high)</text:span>: This condition checks if the <text:span text:style-name="Source_20_Text">low</text:span> index is less than the <text:span text:style-name="Source_20_Text">high</text:span> index. If <text:span text:style-name="Source_20_Text">low</text:span> is not less than <text:span text:style-name="Source_20_Text">high</text:span>, it means the sub-array has 0 or 1 element, which is considered already sorted, and the function returns.</text:p>
        </text:list-item>
        <text:list-item>
          <text:p text:style-name="P187"><text:span text:style-name="T92">Partitioning:</text:span> <text:span text:style-name="Source_20_Text">int pi = partitionArr(a, low, high);</text:span>: The <text:span text:style-name="Source_20_Text">partitionArr</text:span> function is called to rearrange the elements in the sub-array defined by <text:span text:style-name="Source_20_Text">low</text:span> and <text:span text:style-name="Source_20_Text">high</text:span>. It selects a <text:span text:style-name="T92">pivot</text:span> element, places it at its correct sorted position, and arranges all elements smaller than the pivot to its left and all elements greater than the pivot to its right. The function returns the index (<text:span text:style-name="Source_20_Text">pi</text:span>) of the pivot after partitioning.</text:p>
        </text:list-item>
        <text:list-item>
          <text:p text:style-name="P188">Recursive Calls:</text:p>
          <text:list>
            <text:list-item>
              <text:p text:style-name="P187"><text:span text:style-name="Source_20_Text">quickSort(a, low, pi - 1);</text:span>: Recursively calls <text:span text:style-name="Source_20_Text">quickSort</text:span> on the sub-array to the <text:span text:style-name="T92">left</text:span> of the pivot (elements smaller than the pivot).</text:p>
            </text:list-item>
            <text:list-item>
              <text:p text:style-name="P187"><text:span text:style-name="Source_20_Text">quickSort(a, pi + 1, high);</text:span>: Recursively calls <text:span text:style-name="Source_20_Text">quickSort</text:span> on the sub-array to the <text:span text:style-name="T92">right</text:span> of the pivot (elements larger than the pivot).</text:p>
            </text:list-item>
          </text:list>
        </text:list-item>
      </text:list>
      <text:h text:style-name="Heading_20_2" text:outline-level="2">3. <text:span text:style-name="Source_20_Text">partitionArr</text:span> Function</text:h>
      <text:p text:style-name="Text_20_body">This function is the core of Quicksort, responsible for rearranging the array around a pivot.</text:p>
      <text:list text:style-name="L11">
        <text:list-item>
          <text:p text:style-name="P196"><text:span text:style-name="T92">Pivot Selection:</text:span> <text:span text:style-name="Source_20_Text">int pivot = a[high];</text:span>: The last element of the current sub-array (<text:span text:style-name="Source_20_Text">a[high]</text:span>) is chosen as the <text:span text:style-name="T92">pivot</text:span>.</text:p>
        </text:list-item>
        <text:list-item>
          <text:p text:style-name="P196"><text:span text:style-name="T92">Index Initialization:</text:span> <text:span text:style-name="Source_20_Text">int i = low - 1;</text:span>: An index <text:span text:style-name="Source_20_Text">i</text:span> is initialized to <text:span text:style-name="Source_20_Text">low - 1</text:span>. This index will keep track of the boundary between elements smaller than or equal to the pivot and elements greater than the pivot.</text:p>
        </text:list-item>
        <text:list-item>
          <text:p text:style-name="P189">Iterating and Swapping:</text:p>
          <text:list>
            <text:list-item>
              <text:p text:style-name="P196"><text:span text:style-name="Source_20_Text">for (int j = low; j &lt; high; j++)</text:span>: This loop iterates through the sub-array from the <text:span text:style-name="Source_20_Text">low</text:span> index up to (but not including) the <text:span text:style-name="Source_20_Text">high</text:span> index (the pivot).</text:p>
            </text:list-item>
            <text:list-item>
              <text:p text:style-name="P196"><text:span text:style-name="Source_20_Text">if (a[j] &lt;= pivot)</text:span>: If the current element <text:span text:style-name="Source_20_Text">a[j]</text:span> is less than or equal to the <text:span text:style-name="Source_20_Text">pivot</text:span>:</text:p>
              <text:list>
                <text:list-item>
                  <text:p text:style-name="P196"><text:span text:style-name="Source_20_Text">i++;</text:span>: The <text:span text:style-name="Source_20_Text">i</text:span> index is incremented.</text:p>
                </text:list-item>
                <text:list-item>
                  <text:p text:style-name="P196"><text:span text:style-name="T92">Swap:</text:span> The elements <text:span text:style-name="Source_20_Text">a[i]</text:span> and <text:span text:style-name="Source_20_Text">a[j]</text:span> are <text:span text:style-name="T92">swapped</text:span>. This moves the smaller element <text:span text:style-name="Source_20_Text">a[j]</text:span> to the left side of the partition (at index <text:span text:style-name="Source_20_Text">i</text:span>).</text:p>
                </text:list-item>
              </text:list>
            </text:list-item>
          </text:list>
        </text:list-item>
        <text:list-item>
          <text:p text:style-name="P189">Placing the Pivot:</text:p>
          <text:list>
            <text:list-item>
              <text:p text:style-name="P196"><text:span text:style-name="Source_20_Text">int temp = a[i + 1]; a[i + 1] = a[high]; a[high] = temp;</text:span>: After the loop finishes, the pivot element (originally at <text:span text:style-name="Source_20_Text">a[high]</text:span>) is swapped with the element at <text:span text:style-name="Source_20_Text">a[i + 1]</text:span>. This places the pivot in its correct sorted position.</text:p>
            </text:list-item>
          </text:list>
        </text:list-item>
        <text:list-item>
          <text:p text:style-name="P196"><text:soft-page-break/><text:span text:style-name="T92">Return Pivot Index:</text:span> <text:span text:style-name="Source_20_Text">return i + 1;</text:span>: The function returns the index of the pivot element (<text:span text:style-name="Source_20_Text">i + 1</text:span>).</text:p>
        </text:list-item>
      </text:list>
      <text:p text:style-name="P134"><text:span text:style-name="T5"/></text:p>
      <text:p text:style-name="P39"><text:bookmark-start text:name="_page_29_0"/></text:p>
      <text:p text:style-name="P135"><text:span text:style-name="T8">4</text:span><text:span text:style-name="T1">.</text:span><text:span text:style-name="T12"> </text:span><text:span text:style-name="T8">A</text:span><text:span text:style-name="T47"> </text:span><text:span text:style-name="T1">soft</text:span><text:span text:style-name="T13">w</text:span><text:span text:style-name="T1">a</text:span><text:span text:style-name="T22">r</text:span><text:span text:style-name="T2">e</text:span><text:span text:style-name="T17"> </text:span><text:span text:style-name="T2">c</text:span><text:span text:style-name="T1">om</text:span><text:span text:style-name="T13">p</text:span><text:span text:style-name="T1">a</text:span><text:span text:style-name="T24">n</text:span><text:span text:style-name="T1">y </text:span><text:span text:style-name="T2">i</text:span><text:span text:style-name="T1">s</text:span><text:span text:style-name="T8"> </text:span><text:span text:style-name="T1">t</text:span><text:span text:style-name="T25">r</text:span><text:span text:style-name="T1">a</text:span><text:span text:style-name="T2">c</text:span><text:span text:style-name="T24">k</text:span><text:span text:style-name="T2">i</text:span><text:span text:style-name="T24">n</text:span><text:span text:style-name="T1">g</text:span><text:span text:style-name="T8"> </text:span><text:span text:style-name="T1">p</text:span><text:span text:style-name="T31">r</text:span><text:span text:style-name="T13">o</text:span><text:span text:style-name="T1">j</text:span><text:span text:style-name="T2">ec</text:span><text:span text:style-name="T1">t</text:span><text:span text:style-name="T24"> </text:span><text:span text:style-name="T1">d</text:span><text:span text:style-name="T2">e</text:span><text:span text:style-name="T1">a</text:span><text:span text:style-name="T13">d</text:span><text:span text:style-name="T2">li</text:span><text:span text:style-name="T13">n</text:span><text:span text:style-name="T2">e</text:span><text:span text:style-name="T1">s</text:span><text:span text:style-name="T8"> </text:span><text:span text:style-name="T13">(</text:span><text:span text:style-name="T2">i</text:span><text:span text:style-name="T1">n d</text:span><text:span text:style-name="T13">a</text:span><text:span text:style-name="T1">ys </text:span><text:span text:style-name="T22">r</text:span><text:span text:style-name="T25">e</text:span><text:span text:style-name="T24">m</text:span><text:span text:style-name="T1">a</text:span><text:span text:style-name="T9">i</text:span><text:span text:style-name="T13">n</text:span><text:span text:style-name="T2">i</text:span><text:span text:style-name="T13">n</text:span><text:span text:style-name="T1">g to</text:span><text:span text:style-name="T8"> </text:span><text:span text:style-name="T1">sub</text:span><text:span text:style-name="T13">m</text:span><text:span text:style-name="T2">i</text:span><text:span text:style-name="T1">t).</text:span><text:span text:style-name="T30"> </text:span><text:span text:style-name="T1">Th</text:span><text:span text:style-name="T2">e</text:span><text:span text:style-name="T1"> </text:span><text:span text:style-name="T24">d</text:span><text:span text:style-name="T2">e</text:span><text:span text:style-name="T13">a</text:span><text:span text:style-name="T1">d</text:span><text:span text:style-name="T2">li</text:span><text:span text:style-name="T13">n</text:span><text:span text:style-name="T2">e</text:span><text:span text:style-name="T1">s</text:span><text:span text:style-name="T24"> </text:span><text:span text:style-name="T1">a</text:span><text:span text:style-name="T18">r</text:span><text:span text:style-name="T14">e</text:span><text:span text:style-name="T1">:</text:span><text:span text:style-name="T24"> </text:span><text:span text:style-name="T1">25, 12, 45, 7, 3</text:span><text:span text:style-name="T8">0</text:span><text:span text:style-name="T1">,</text:span><text:span text:style-name="T17"> </text:span><text:span text:style-name="T1">1</text:span><text:span text:style-name="T8">8</text:span><text:span text:style-name="T1">,</text:span><text:span text:style-name="T17"> </text:span><text:span text:style-name="T1">4</text:span><text:span text:style-name="T8">0</text:span><text:span text:style-name="T1">,</text:span><text:span text:style-name="T24"> </text:span><text:span text:style-name="T1">2</text:span><text:span text:style-name="T8">2</text:span><text:span text:style-name="T1">,</text:span><text:span text:style-name="T24"> </text:span><text:span text:style-name="T1">1</text:span><text:span text:style-name="T8">0</text:span><text:span text:style-name="T1">,</text:span><text:span text:style-name="T24"> </text:span><text:span text:style-name="T1">3</text:span><text:span text:style-name="T8">5</text:span><text:span text:style-name="T1">.</text:span><text:span text:style-name="T30"> </text:span><text:span text:style-name="T1">Th</text:span><text:span text:style-name="T2">e</text:span><text:span text:style-name="T1"> manag</text:span><text:span text:style-name="T2">er</text:span><text:span text:style-name="T30"> </text:span><text:span text:style-name="T17">w</text:span><text:span text:style-name="T1">an</text:span><text:span text:style-name="T13">t</text:span><text:span text:style-name="T1">s</text:span><text:span text:style-name="T8"> </text:span><text:span text:style-name="T1">to</text:span><text:span text:style-name="T13"> a</text:span><text:span text:style-name="T2">rr</text:span><text:span text:style-name="T1">a</text:span><text:span text:style-name="T24">n</text:span><text:span text:style-name="T8">g</text:span><text:span text:style-name="T2">e</text:span><text:span text:style-name="T1"> th</text:span><text:span text:style-name="T2">e</text:span><text:span text:style-name="T1"> </text:span><text:span text:style-name="T24">d</text:span><text:span text:style-name="T2">e</text:span><text:span text:style-name="T1">a</text:span><text:span text:style-name="T24">d</text:span><text:span text:style-name="T9">l</text:span><text:span text:style-name="T14">i</text:span><text:span text:style-name="T1">n</text:span><text:span text:style-name="T2">e</text:span><text:span text:style-name="T1">s</text:span><text:span text:style-name="T13"> </text:span><text:span text:style-name="T2">i</text:span><text:span text:style-name="T1">n as</text:span><text:span text:style-name="T2">ce</text:span><text:span text:style-name="T1">n</text:span><text:span text:style-name="T17">d</text:span><text:span text:style-name="T2">i</text:span><text:span text:style-name="T13">n</text:span><text:span text:style-name="T1">g</text:span><text:span text:style-name="T8"> </text:span><text:span text:style-name="T1">o</text:span><text:span text:style-name="T2">r</text:span><text:span text:style-name="T13">d</text:span><text:span text:style-name="T2">er</text:span><text:span text:style-name="T21"> </text:span><text:span text:style-name="T17">t</text:span><text:span text:style-name="T1">o p</text:span><text:span text:style-name="T2">r</text:span><text:span text:style-name="T14">i</text:span><text:span text:style-name="T1">o</text:span><text:span text:style-name="T2">r</text:span><text:span text:style-name="T14">i</text:span><text:span text:style-name="T1">t</text:span><text:span text:style-name="T2">i</text:span><text:span text:style-name="T14">z</text:span><text:span text:style-name="T2">e</text:span><text:span text:style-name="T1"> th</text:span><text:span text:style-name="T2">e</text:span><text:span text:style-name="T13"> </text:span><text:span text:style-name="T1">p</text:span><text:span text:style-name="T51">r</text:span><text:span text:style-name="T1">oj</text:span><text:span text:style-name="T2">e</text:span><text:span text:style-name="T14">c</text:span><text:span text:style-name="T1">ts</text:span><text:span text:style-name="T8"> </text:span><text:span text:style-name="T1">w</text:span><text:span text:style-name="T2">i</text:span><text:span text:style-name="T1">th th</text:span><text:span text:style-name="T2">e</text:span><text:span text:style-name="T17"> </text:span><text:span text:style-name="T2">l</text:span><text:span text:style-name="T25">e</text:span><text:span text:style-name="T1">a</text:span><text:span text:style-name="T8">s</text:span><text:span text:style-name="T1">t</text:span><text:span text:style-name="T13"> </text:span><text:span text:style-name="T31">r</text:span><text:span text:style-name="T2">e</text:span><text:span text:style-name="T21">m</text:span><text:span text:style-name="T1">a</text:span><text:span text:style-name="T9">i</text:span><text:span text:style-name="T13">n</text:span><text:span text:style-name="T2">i</text:span><text:span text:style-name="T13">n</text:span><text:span text:style-name="T1">g t</text:span><text:span text:style-name="T2">i</text:span><text:span text:style-name="T1">m</text:span><text:span text:style-name="T66">e</text:span><text:span text:style-name="T8">.</text:span><text:span text:style-name="T13"> F</text:span><text:span text:style-name="T1">o</text:span><text:span text:style-name="T2">r</text:span><text:span text:style-name="T30"> </text:span><text:span text:style-name="T2">e</text:span><text:span text:style-name="T1">f</text:span><text:span text:style-name="T24">f</text:span><text:span text:style-name="T14">i</text:span><text:span text:style-name="T2">cie</text:span><text:span text:style-name="T13">n</text:span><text:span text:style-name="T2">c</text:span><text:span text:style-name="T28">y</text:span><text:span text:style-name="T1">, th</text:span><text:span text:style-name="T2">e</text:span><text:span text:style-name="T1"> p</text:span><text:span text:style-name="T22">r</text:span><text:span text:style-name="T13">o</text:span><text:span text:style-name="T1">j</text:span><text:span text:style-name="T2">ec</text:span><text:span text:style-name="T1">t </text:span><text:span text:style-name="T13">ma</text:span><text:span text:style-name="T1">nag</text:span><text:span text:style-name="T2">er</text:span><text:span text:style-name="T52"> </text:span><text:span text:style-name="T1">h</text:span><text:span text:style-name="T2">i</text:span><text:span text:style-name="T1">nts</text:span><text:span text:style-name="T37"> </text:span><text:span text:style-name="T24">t</text:span><text:span text:style-name="T1">o</text:span><text:span text:style-name="T8"> </text:span><text:span text:style-name="T1">th</text:span><text:span text:style-name="T2">e</text:span><text:span text:style-name="T13"> t</text:span><text:span text:style-name="T2">e</text:span><text:span text:style-name="T1">am </text:span><text:span text:style-name="T17">t</text:span><text:span text:style-name="T1">o</text:span><text:span text:style-name="T8"> </text:span><text:span text:style-name="T1">app</text:span><text:span text:style-name="T2">l</text:span><text:span text:style-name="T1">y</text:span><text:span text:style-name="T24"> </text:span><text:span text:style-name="T1">a</text:span><text:span text:style-name="T8"> </text:span><text:span text:style-name="T1">d</text:span><text:span text:style-name="T2">i</text:span><text:span text:style-name="T1">v</text:span><text:span text:style-name="T2">i</text:span><text:span text:style-name="T1">d</text:span><text:span text:style-name="T38">e</text:span><text:span text:style-name="T13">-</text:span><text:span text:style-name="T1">and-</text:span><text:span text:style-name="T14">c</text:span><text:span text:style-name="T1">onqu</text:span><text:span text:style-name="T14">e</text:span><text:span text:style-name="T2">r</text:span><text:span text:style-name="T1"> t</text:span><text:span text:style-name="T2">ec</text:span><text:span text:style-name="T1">hn</text:span><text:span text:style-name="T2">i</text:span><text:span text:style-name="T24">q</text:span><text:span text:style-name="T1">u</text:span><text:span text:style-name="T2">e</text:span><text:span text:style-name="T1"> t</text:span><text:span text:style-name="T13">h</text:span><text:span text:style-name="T1">at d</text:span><text:span text:style-name="T14">i</text:span><text:span text:style-name="T1">v</text:span><text:span text:style-name="T2">i</text:span><text:span text:style-name="T24">d</text:span><text:span text:style-name="T2">e</text:span><text:span text:style-name="T1">s th</text:span><text:span text:style-name="T2">e</text:span><text:span text:style-name="T17"> </text:span><text:span text:style-name="T1">a</text:span><text:span text:style-name="T2">r</text:span><text:span text:style-name="T14">r</text:span><text:span text:style-name="T1">ay</text:span><text:span text:style-name="T13"> </text:span><text:span text:style-name="T2">i</text:span><text:span text:style-name="T1">n</text:span><text:span text:style-name="T24">t</text:span><text:span text:style-name="T1">o</text:span><text:span text:style-name="T8"> </text:span><text:span text:style-name="T1">u</text:span><text:span text:style-name="T24">n</text:span><text:span text:style-name="T2">e</text:span><text:span text:style-name="T1">qu</text:span><text:span text:style-name="T13">a</text:span><text:span text:style-name="T2">l</text:span><text:span text:style-name="T1"> pa</text:span><text:span text:style-name="T2">r</text:span><text:span text:style-name="T1">ts.</text:span><text:span text:style-name="T30"> </text:span><text:span text:style-name="T52">W</text:span><text:span text:style-name="T2">ri</text:span><text:span text:style-name="T24">t</text:span><text:span text:style-name="T2">e</text:span><text:span text:style-name="T1"> a</text:span><text:span text:style-name="T24"> </text:span><text:span text:style-name="T1">C++ p</text:span><text:span text:style-name="T22">r</text:span><text:span text:style-name="T24">o</text:span><text:span text:style-name="T8">g</text:span><text:span text:style-name="T14">r</text:span><text:span text:style-name="T1">am to</text:span><text:span text:style-name="T13"> </text:span><text:span text:style-name="T1">so</text:span><text:span text:style-name="T2">r</text:span><text:span text:style-name="T1">t th</text:span><text:span text:style-name="T2">e</text:span><text:span text:style-name="T17"> </text:span><text:span text:style-name="T1">p</text:span><text:span text:style-name="T31">r</text:span><text:span text:style-name="T1">oj</text:span><text:span text:style-name="T14">e</text:span><text:span text:style-name="T2">c</text:span><text:span text:style-name="T1">t d</text:span><text:span text:style-name="T25">e</text:span><text:span text:style-name="T1">ad</text:span><text:span text:style-name="T2">li</text:span><text:span text:style-name="T13">n</text:span><text:span text:style-name="T14">e</text:span><text:span text:style-name="T1">s</text:span><text:span text:style-name="T8"> </text:span><text:span text:style-name="T1">u</text:span><text:span text:style-name="T13">s</text:span><text:span text:style-name="T14">i</text:span><text:span text:style-name="T1">ng</text:span><text:span text:style-name="T8"> </text:span><text:span text:style-name="T1">th</text:span><text:span text:style-name="T2">e</text:span><text:span text:style-name="T17"> </text:span><text:span text:style-name="T1">abov</text:span><text:span text:style-name="T2">e</text:span><text:span text:style-name="T24"> </text:span><text:span text:style-name="T1">so</text:span><text:span text:style-name="T2">r</text:span><text:span text:style-name="T1">t</text:span><text:span text:style-name="T2">i</text:span><text:span text:style-name="T13">n</text:span><text:span text:style-name="T1">g t</text:span><text:span text:style-name="T2">ec</text:span><text:span text:style-name="T1">hn</text:span><text:span text:style-name="T2">i</text:span><text:span text:style-name="T24">q</text:span><text:span text:style-name="T1">u</text:span><text:span text:style-name="T2">e</text:span><text:span text:style-name="T1">.</text:span></text:p>
      <text:p text:style-name="P87"/>
      <text:p text:style-name="P87"/>
      <text:p text:style-name="P111"/>
      <text:p text:style-name="P64"><text:span text:style-name="T1">Ans:</text:span></text:p>
      <text:p text:style-name="P87"/>
      <text:p text:style-name="P87"/>
      <text:p text:style-name="P99"/>
      <text:p text:style-name="P64"><text:span text:style-name="T1">Th</text:span><text:span text:style-name="T2">e</text:span><text:span text:style-name="T1">o</text:span><text:span text:style-name="T2">r</text:span><text:span text:style-name="T1">y:</text:span></text:p>
      <text:p text:style-name="P14"><text:span text:style-name="T5">D</text:span><text:span text:style-name="T4">i</text:span><text:span text:style-name="T5">v</text:span><text:span text:style-name="T4">i</text:span><text:span text:style-name="T5">d</text:span><text:span text:style-name="T4">e</text:span><text:span text:style-name="T5">-</text:span><text:span text:style-name="T4">a</text:span><text:span text:style-name="T5">nd-</text:span><text:span text:style-name="T16">c</text:span><text:span text:style-name="T15">o</text:span><text:span text:style-name="T5">nqu</text:span><text:span text:style-name="T4">e</text:span><text:span text:style-name="T5">r</text:span><text:span text:style-name="T27"> </text:span><text:span text:style-name="T15">w</text:span><text:span text:style-name="T4">it</text:span><text:span text:style-name="T5">h</text:span><text:span text:style-name="T10"> </text:span><text:span text:style-name="T15">u</text:span><text:span text:style-name="T5">n</text:span><text:span text:style-name="T16">e</text:span><text:span text:style-name="T5">q</text:span><text:span text:style-name="T10">u</text:span><text:span text:style-name="T26">a</text:span><text:span text:style-name="T4">l</text:span><text:span text:style-name="T27"> </text:span><text:span text:style-name="T5">p</text:span><text:span text:style-name="T4">a</text:span><text:span text:style-name="T5">r</text:span><text:span text:style-name="T4">t</text:span><text:span text:style-name="T5">s</text:span><text:span text:style-name="T27"> </text:span><text:span text:style-name="T4">i</text:span><text:span text:style-name="T5">s</text:span><text:span text:style-name="T41"> </text:span><text:span text:style-name="T5">Qu</text:span><text:span text:style-name="T4">i</text:span><text:span text:style-name="T16">c</text:span><text:span text:style-name="T5">k</text:span><text:span text:style-name="T10"> </text:span><text:span text:style-name="T5">S</text:span><text:span text:style-name="T15">o</text:span><text:span text:style-name="T5">r</text:span><text:span text:style-name="T39">t</text:span><text:span text:style-name="T5">. </text:span><text:span text:style-name="T27">I</text:span><text:span text:style-name="T4">t</text:span><text:span text:style-name="T5"> </text:span><text:span text:style-name="T15">d</text:span><text:span text:style-name="T4">i</text:span><text:span text:style-name="T5">v</text:span><text:span text:style-name="T16">i</text:span><text:span text:style-name="T5">d</text:span><text:span text:style-name="T4">e</text:span><text:span text:style-name="T5">s </text:span><text:span text:style-name="T4">a</text:span><text:span text:style-name="T5">rr</text:span><text:span text:style-name="T4">a</text:span><text:span text:style-name="T5">y</text:span><text:span text:style-name="T15"> </text:span><text:span text:style-name="T4">i</text:span><text:span text:style-name="T15">n</text:span><text:span text:style-name="T16">t</text:span><text:span text:style-name="T5">o </text:span><text:span text:style-name="T4">t</text:span><text:span text:style-name="T5">wo</text:span><text:span text:style-name="T10"> </text:span><text:span text:style-name="T15">p</text:span><text:span text:style-name="T4">a</text:span><text:span text:style-name="T5">r</text:span><text:span text:style-name="T16">t</text:span><text:span text:style-name="T5">s </text:span><text:span text:style-name="T16">a</text:span><text:span text:style-name="T5">nd</text:span><text:span text:style-name="T27"> </text:span><text:span text:style-name="T5">sor</text:span><text:span text:style-name="T4">t</text:span><text:span text:style-name="T5">s.</text:span></text:p>
      <text:p text:style-name="P87"/>
      <text:p text:style-name="P87"/>
      <text:p text:style-name="P111"/>
      <text:p text:style-name="P64"><text:span text:style-name="T1">Cod</text:span><text:span text:style-name="T2">e</text:span><text:span text:style-name="T8">:</text:span></text:p>
      <text:p text:style-name="P109"/>
      <text:p text:style-name="P64"><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text:span></text:p>
      <text:p text:style-name="P108"/>
      <text:p text:style-name="P64"><text:span text:style-name="T5">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p>
      <text:p text:style-name="P87"/>
      <text:p text:style-name="P87"/>
      <text:p text:style-name="P100"/>
      <text:p text:style-name="P64"><text:span text:style-name="T4">i</text:span><text:span text:style-name="T5">n</text:span><text:span text:style-name="T4">t</text:span><text:span text:style-name="T5"> </text:span><text:span text:style-name="T15">p</text:span><text:span text:style-name="T4">a</text:span><text:span text:style-name="T5">r</text:span><text:span text:style-name="T16">t</text:span><text:span text:style-name="T4">it</text:span><text:span text:style-name="T16">i</text:span><text:span text:style-name="T5">onArr(</text:span><text:span text:style-name="T16">i</text:span><text:span text:style-name="T5">n</text:span><text:span text:style-name="T4">t</text:span><text:span text:style-name="T10"> </text:span><text:span text:style-name="T26">a</text:span><text:span text:style-name="T20">[</text:span><text:span text:style-name="T5">], </text:span><text:span text:style-name="T4">i</text:span><text:span text:style-name="T5">n</text:span><text:span text:style-name="T4">t</text:span><text:span text:style-name="T5"> </text:span><text:span text:style-name="T16">l</text:span><text:span text:style-name="T5">o</text:span><text:span text:style-name="T60">w</text:span><text:span text:style-name="T5">, </text:span><text:span text:style-name="T16">i</text:span><text:span text:style-name="T15">n</text:span><text:span text:style-name="T4">t</text:span><text:span text:style-name="T5"> h</text:span><text:span text:style-name="T4">i</text:span><text:span text:style-name="T15">g</text:span><text:span text:style-name="T10">h</text:span><text:span text:style-name="T5">)</text:span><text:span text:style-name="T10"> </text:span><text:span text:style-name="T5">{</text:span></text:p>
      <text:p text:style-name="P108"/>
      <text:p text:style-name="P72"><text:span text:style-name="T4">i</text:span><text:span text:style-name="T10">n</text:span><text:span text:style-name="T4">t</text:span><text:span text:style-name="T15"> </text:span><text:span text:style-name="T5">p</text:span><text:span text:style-name="T4">i</text:span><text:span text:style-name="T15">v</text:span><text:span text:style-name="T5">o</text:span><text:span text:style-name="T4">t</text:span><text:span text:style-name="T10"> =</text:span><text:span text:style-name="T5"> </text:span><text:span text:style-name="T4">a</text:span><text:span text:style-name="T27">[</text:span><text:span text:style-name="T15">h</text:span><text:span text:style-name="T4">i</text:span><text:span text:style-name="T5">gh</text:span><text:span text:style-name="T27">]</text:span><text:span text:style-name="T4">;</text:span></text:p>
      <text:p text:style-name="P109"/>
      <text:p text:style-name="P72"><text:span text:style-name="T4">i</text:span><text:span text:style-name="T10">n</text:span><text:span text:style-name="T4">t</text:span><text:span text:style-name="T15"> </text:span><text:span text:style-name="T4">i</text:span><text:span text:style-name="T5"> = </text:span><text:span text:style-name="T4">l</text:span><text:span text:style-name="T5">ow -</text:span><text:span text:style-name="T10"> 1</text:span><text:span text:style-name="T4">;</text:span></text:p>
      <text:p text:style-name="P108"/>
      <text:p text:style-name="P72"><text:span text:style-name="T5">f</text:span><text:span text:style-name="T10">o</text:span><text:span text:style-name="T5">r (</text:span><text:span text:style-name="T16">i</text:span><text:span text:style-name="T5">n</text:span><text:span text:style-name="T4">t</text:span><text:span text:style-name="T10"> </text:span><text:span text:style-name="T4">j</text:span><text:span text:style-name="T27"> </text:span><text:span text:style-name="T5">= </text:span><text:span text:style-name="T16">l</text:span><text:span text:style-name="T5">ow</text:span><text:span text:style-name="T4">;</text:span><text:span text:style-name="T10"> </text:span><text:span text:style-name="T4">j</text:span><text:span text:style-name="T5"> &lt;</text:span><text:span text:style-name="T27"> </text:span><text:span text:style-name="T5">h</text:span><text:span text:style-name="T4">i</text:span><text:span text:style-name="T5">gh</text:span><text:span text:style-name="T4">;</text:span><text:span text:style-name="T27"> </text:span><text:span text:style-name="T4">j</text:span><text:span text:style-name="T10">++)</text:span><text:span text:style-name="T5"> </text:span><text:span text:style-name="T10">{</text:span></text:p>
      <text:p text:style-name="P107"/>
      <text:p text:style-name="P81"><text:span text:style-name="T4">i</text:span><text:span text:style-name="T5">f</text:span><text:span text:style-name="T10"> </text:span><text:span text:style-name="T5">(</text:span><text:span text:style-name="T4">a</text:span><text:span text:style-name="T5">[</text:span><text:span text:style-name="T4">j</text:span><text:span text:style-name="T5">] </text:span><text:span text:style-name="T10">&lt;=</text:span><text:span text:style-name="T5"> </text:span><text:span text:style-name="T15">p</text:span><text:span text:style-name="T4">i</text:span><text:span text:style-name="T15">v</text:span><text:span text:style-name="T5">o</text:span><text:span text:style-name="T4">t</text:span><text:span text:style-name="T5">)</text:span><text:span text:style-name="T15"> </text:span><text:span text:style-name="T5">{</text:span></text:p>
      <text:p text:style-name="P108"/>
      <text:p text:style-name="P78"><text:span text:style-name="T4">i</text:span><text:span text:style-name="T10">++</text:span><text:span text:style-name="T4">;</text:span></text:p>
      <text:p text:style-name="P109"/>
      <text:p text:style-name="P78"><text:span text:style-name="T4">i</text:span><text:span text:style-name="T10">n</text:span><text:span text:style-name="T4">t</text:span><text:span text:style-name="T10"> </text:span><text:span text:style-name="T4">t</text:span><text:span text:style-name="T16">e</text:span><text:span text:style-name="T5">mp</text:span><text:span text:style-name="T10"> =</text:span><text:span text:style-name="T5"> </text:span><text:span text:style-name="T19">a</text:span><text:span text:style-name="T5">[</text:span><text:span text:style-name="T4">i</text:span><text:span text:style-name="T27">]</text:span><text:span text:style-name="T4">;</text:span><text:span text:style-name="T5"> </text:span><text:span text:style-name="T4">a</text:span><text:span text:style-name="T5">[</text:span><text:span text:style-name="T16">i</text:span><text:span text:style-name="T5">] = </text:span><text:span text:style-name="T4">a</text:span><text:span text:style-name="T5">[</text:span><text:span text:style-name="T4">j</text:span><text:span text:style-name="T15">]</text:span><text:span text:style-name="T4">;</text:span><text:span text:style-name="T5"> </text:span><text:span text:style-name="T4">a</text:span><text:span text:style-name="T20">[</text:span><text:span text:style-name="T4">j</text:span><text:span text:style-name="T5">]</text:span><text:span text:style-name="T10"> </text:span><text:span text:style-name="T5">= </text:span><text:span text:style-name="T16">t</text:span><text:span text:style-name="T26">e</text:span><text:span text:style-name="T5">mp</text:span><text:span text:style-name="T4">;</text:span></text:p>
      <text:p text:style-name="P107"/>
      <text:p text:style-name="P81"><text:span text:style-name="T5">}</text:span></text:p>
      <text:p text:style-name="P108"/>
      <text:p text:style-name="P72"><text:span text:style-name="T5">}</text:span></text:p>
      <text:p text:style-name="P109"/>
      <text:p text:style-name="P72"><text:span text:style-name="T4">i</text:span><text:span text:style-name="T10">n</text:span><text:span text:style-name="T4">t</text:span><text:span text:style-name="T15"> </text:span><text:span text:style-name="T4">te</text:span><text:span text:style-name="T27">m</text:span><text:span text:style-name="T5">p</text:span><text:span text:style-name="T10"> =</text:span><text:span text:style-name="T5"> </text:span><text:span text:style-name="T4">a</text:span><text:span text:style-name="T5">[</text:span><text:span text:style-name="T16">i</text:span><text:span text:style-name="T5">+1]</text:span><text:span text:style-name="T4">;</text:span><text:span text:style-name="T27"> </text:span><text:span text:style-name="T4">a</text:span><text:span text:style-name="T5">[</text:span><text:span text:style-name="T11">i</text:span><text:span text:style-name="T27">+</text:span><text:span text:style-name="T10">1</text:span><text:span text:style-name="T5">] </text:span><text:span text:style-name="T10">=</text:span><text:span text:style-name="T5"> </text:span><text:span text:style-name="T4">a</text:span><text:span text:style-name="T27">[</text:span><text:span text:style-name="T5">h</text:span><text:span text:style-name="T4">i</text:span><text:span text:style-name="T15">g</text:span><text:span text:style-name="T5">h]</text:span><text:span text:style-name="T4">;</text:span><text:span text:style-name="T27"> </text:span><text:span text:style-name="T4">a</text:span><text:span text:style-name="T5">[h</text:span><text:span text:style-name="T16">i</text:span><text:span text:style-name="T5">gh</text:span><text:span text:style-name="T10">]</text:span><text:span text:style-name="T27"> </text:span><text:span text:style-name="T5">= </text:span><text:span text:style-name="T4">te</text:span><text:span text:style-name="T15">mp</text:span><text:span text:style-name="T4">;</text:span></text:p>
      <text:p text:style-name="P108"/>
      <text:p text:style-name="P72"><text:span text:style-name="T5">r</text:span><text:span text:style-name="T4">et</text:span><text:span text:style-name="T10">u</text:span><text:span text:style-name="T15">r</text:span><text:span text:style-name="T5">n</text:span><text:span text:style-name="T10"> </text:span><text:span text:style-name="T4">i</text:span><text:span text:style-name="T27">+</text:span><text:span text:style-name="T5">1</text:span><text:span text:style-name="T4">;</text:span><text:bookmark-end text:name="_page_29_0"/></text:p>
      <text:p text:style-name="P40"><text:bookmark-start text:name="_page_31_0"/></text:p>
      <text:p text:style-name="P64"><text:span text:style-name="T5">}</text:span></text:p>
      <text:p text:style-name="P87"/>
      <text:p text:style-name="P87"/>
      <text:p text:style-name="P96"/>
      <text:p text:style-name="P64"><text:span text:style-name="T5">vo</text:span><text:span text:style-name="T4">i</text:span><text:span text:style-name="T5">d qu</text:span><text:span text:style-name="T4">ic</text:span><text:span text:style-name="T5">k</text:span><text:span text:style-name="T15">S</text:span><text:span text:style-name="T5">o</text:span><text:span text:style-name="T27">r</text:span><text:span text:style-name="T4">t</text:span><text:span text:style-name="T5">(</text:span><text:span text:style-name="T4">i</text:span><text:span text:style-name="T15">n</text:span><text:span text:style-name="T4">t</text:span><text:span text:style-name="T5"> </text:span><text:span text:style-name="T4">a</text:span><text:span text:style-name="T5">[</text:span><text:span text:style-name="T27">]</text:span><text:span text:style-name="T5">, </text:span><text:span text:style-name="T4">i</text:span><text:span text:style-name="T5">n</text:span><text:span text:style-name="T4">t</text:span><text:span text:style-name="T15"> </text:span><text:span text:style-name="T16">l</text:span><text:span text:style-name="T5">o</text:span><text:span text:style-name="T60">w</text:span><text:span text:style-name="T5">, </text:span><text:span text:style-name="T16">i</text:span><text:span text:style-name="T5">n</text:span><text:span text:style-name="T4">t</text:span><text:span text:style-name="T27"> </text:span><text:span text:style-name="T5">h</text:span><text:span text:style-name="T4">i</text:span><text:span text:style-name="T5">gh) </text:span><text:span text:style-name="T10">{</text:span></text:p>
      <text:p text:style-name="P107"/>
      <text:p text:style-name="P72"><text:span text:style-name="T4">i</text:span><text:span text:style-name="T5">f</text:span><text:span text:style-name="T10"> </text:span><text:span text:style-name="T5">(</text:span><text:span text:style-name="T4">l</text:span><text:span text:style-name="T10">o</text:span><text:span text:style-name="T5">w &lt;</text:span><text:span text:style-name="T27"> </text:span><text:span text:style-name="T5">h</text:span><text:span text:style-name="T4">i</text:span><text:span text:style-name="T5">gh) {</text:span></text:p>
      <text:p text:style-name="P108"/>
      <text:p text:style-name="P81"><text:span text:style-name="T4">i</text:span><text:span text:style-name="T10">n</text:span><text:span text:style-name="T4">t</text:span><text:span text:style-name="T10"> </text:span><text:span text:style-name="T15">p</text:span><text:span text:style-name="T4">i</text:span><text:span text:style-name="T10"> </text:span><text:span text:style-name="T5">= p</text:span><text:span text:style-name="T4">a</text:span><text:span text:style-name="T15">r</text:span><text:span text:style-name="T16">t</text:span><text:span text:style-name="T4">i</text:span><text:span text:style-name="T16">t</text:span><text:span text:style-name="T4">i</text:span><text:span text:style-name="T15">o</text:span><text:span text:style-name="T5">n</text:span><text:span text:style-name="T15">A</text:span><text:span text:style-name="T5">rr(</text:span><text:span text:style-name="T4">a</text:span><text:span text:style-name="T5">, </text:span><text:span text:style-name="T4">l</text:span><text:span text:style-name="T5">o</text:span><text:span text:style-name="T56">w</text:span><text:span text:style-name="T5">, h</text:span><text:span text:style-name="T4">i</text:span><text:span text:style-name="T5">gh</text:span><text:span text:style-name="T27">)</text:span><text:span text:style-name="T4">;</text:span></text:p>
      <text:p text:style-name="P109"/>
      <text:p text:style-name="P81"><text:span text:style-name="T5">q</text:span><text:span text:style-name="T10">u</text:span><text:span text:style-name="T11">i</text:span><text:span text:style-name="T4">c</text:span><text:span text:style-name="T5">kSor</text:span><text:span text:style-name="T4">t</text:span><text:span text:style-name="T5">(</text:span><text:span text:style-name="T4">a</text:span><text:span text:style-name="T5">,</text:span><text:span text:style-name="T20"> </text:span><text:span text:style-name="T4">l</text:span><text:span text:style-name="T5">o</text:span><text:span text:style-name="T61">w</text:span><text:span text:style-name="T5">, p</text:span><text:span text:style-name="T62">i</text:span><text:span text:style-name="T15">-</text:span><text:span text:style-name="T5">1)</text:span><text:span text:style-name="T4">;</text:span></text:p>
      <text:p text:style-name="P108"/>
      <text:p text:style-name="P81"><text:span text:style-name="T5">q</text:span><text:span text:style-name="T10">u</text:span><text:span text:style-name="T11">i</text:span><text:span text:style-name="T4">c</text:span><text:span text:style-name="T5">kSor</text:span><text:span text:style-name="T4">t</text:span><text:span text:style-name="T5">(</text:span><text:span text:style-name="T4">a</text:span><text:span text:style-name="T5">,</text:span><text:span text:style-name="T20"> </text:span><text:span text:style-name="T5">p</text:span><text:span text:style-name="T11">i</text:span><text:span text:style-name="T5">+1, </text:span><text:span text:style-name="T15">h</text:span><text:span text:style-name="T4">i</text:span><text:span text:style-name="T5">gh</text:span><text:span text:style-name="T15">)</text:span><text:span text:style-name="T4">;</text:span></text:p>
      <text:p text:style-name="P107"/>
      <text:p text:style-name="P72"><text:span text:style-name="T5">}</text:span></text:p>
      <text:p text:style-name="P108"/>
      <text:p text:style-name="P64"><text:span text:style-name="T5">}</text:span></text:p>
      <text:p text:style-name="P87"/>
      <text:p text:style-name="P87"/>
      <text:p text:style-name="P100"/>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110"/>
      <text:p text:style-name="P72"><text:span text:style-name="T4">i</text:span><text:span text:style-name="T10">n</text:span><text:span text:style-name="T4">t</text:span><text:span text:style-name="T15"> </text:span><text:span text:style-name="T5">d</text:span><text:span text:style-name="T4">e</text:span><text:span text:style-name="T26">a</text:span><text:span text:style-name="T5">d</text:span><text:span text:style-name="T4">l</text:span><text:span text:style-name="T16">i</text:span><text:span text:style-name="T5">n</text:span><text:span text:style-name="T4">e</text:span><text:span text:style-name="T5">s[</text:span><text:span text:style-name="T15">1</text:span><text:span text:style-name="T5">0] </text:span><text:span text:style-name="T10">=</text:span><text:span text:style-name="T27"> </text:span><text:span text:style-name="T5">{25</text:span><text:span text:style-name="T15">,</text:span><text:span text:style-name="T5">12,45</text:span><text:span text:style-name="T15">,</text:span><text:span text:style-name="T5">7,30</text:span><text:span text:style-name="T15">,</text:span><text:span text:style-name="T5">18</text:span><text:span text:style-name="T27">,</text:span><text:span text:style-name="T5">40,22,10</text:span><text:span text:style-name="T15">,</text:span><text:span text:style-name="T5">3</text:span><text:span text:style-name="T10">5</text:span><text:span text:style-name="T15">}</text:span><text:span text:style-name="T4">;</text:span></text:p>
      <text:p text:style-name="P107"/>
      <text:p text:style-name="P72"><text:span text:style-name="T5">q</text:span><text:span text:style-name="T10">u</text:span><text:span text:style-name="T11">i</text:span><text:span text:style-name="T16">c</text:span><text:span text:style-name="T5">k</text:span><text:span text:style-name="T27">S</text:span><text:span text:style-name="T5">or</text:span><text:span text:style-name="T4">t</text:span><text:span text:style-name="T5">(d</text:span><text:span text:style-name="T4">e</text:span><text:span text:style-name="T19">a</text:span><text:span text:style-name="T5">d</text:span><text:span text:style-name="T4">li</text:span><text:span text:style-name="T15">n</text:span><text:span text:style-name="T26">e</text:span><text:span text:style-name="T5">s, 0, 9)</text:span><text:span text:style-name="T4">;</text:span></text:p>
      <text:p text:style-name="P108"/>
      <text:p text:style-name="P72"><text:span text:style-name="T4">c</text:span><text:span text:style-name="T5">o</text:span><text:span text:style-name="T10">u</text:span><text:span text:style-name="T4">t</text:span><text:span text:style-name="T5"> </text:span><text:span text:style-name="T15">&lt;</text:span><text:span text:style-name="T5">&lt; "</text:span><text:span text:style-name="T15">S</text:span><text:span text:style-name="T5">or</text:span><text:span text:style-name="T4">te</text:span><text:span text:style-name="T5">d</text:span><text:span text:style-name="T27"> </text:span><text:span text:style-name="T5">d</text:span><text:span text:style-name="T26">e</text:span><text:span text:style-name="T4">a</text:span><text:span text:style-name="T5">d</text:span><text:span text:style-name="T4">l</text:span><text:span text:style-name="T16">i</text:span><text:span text:style-name="T5">n</text:span><text:span text:style-name="T16">e</text:span><text:span text:style-name="T5">s</text:span><text:span text:style-name="T16">:</text:span><text:span text:style-name="T10"> </text:span><text:span text:style-name="T15">"</text:span><text:span text:style-name="T4">;</text:span></text:p>
      <text:p text:style-name="P109"/>
      <text:p text:style-name="P72"><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10</text:span><text:span text:style-name="T4">;</text:span><text:span text:style-name="T5"> </text:span><text:span text:style-name="T4">i</text:span><text:span text:style-name="T5">++) </text:span><text:span text:style-name="T4">c</text:span><text:span text:style-name="T15">o</text:span><text:span text:style-name="T5">u</text:span><text:span text:style-name="T4">t</text:span><text:span text:style-name="T15"> </text:span><text:span text:style-name="T5">&lt;&lt;</text:span><text:span text:style-name="T10"> </text:span><text:span text:style-name="T5">d</text:span><text:span text:style-name="T16">e</text:span><text:span text:style-name="T4">a</text:span><text:span text:style-name="T15">d</text:span><text:span text:style-name="T4">li</text:span><text:span text:style-name="T5">n</text:span><text:span text:style-name="T4">e</text:span><text:span text:style-name="T15">s</text:span><text:span text:style-name="T5">[</text:span><text:span text:style-name="T4">i</text:span><text:span text:style-name="T5">] </text:span><text:span text:style-name="T27">&lt;</text:span><text:span text:style-name="T5">&lt;</text:span><text:span text:style-name="T10"> </text:span><text:span text:style-name="T5">" </text:span><text:span text:style-name="T15">"</text:span><text:span text:style-name="T4">;</text:span></text:p>
      <text:p text:style-name="P108"/>
      <text:p text:style-name="P72"><text:span text:style-name="T5">r</text:span><text:span text:style-name="T4">et</text:span><text:span text:style-name="T10">u</text:span><text:span text:style-name="T15">r</text:span><text:span text:style-name="T5">n</text:span><text:span text:style-name="T10"> </text:span><text:span text:style-name="T15">0</text:span><text:span text:style-name="T4">;</text:span></text:p>
      <text:p text:style-name="P107"/>
      <text:p text:style-name="P64"><text:span text:style-name="T5">}</text:span></text:p>
      <text:p text:style-name="P200">This C++ code implements the <text:span text:style-name="T92">Quick Sort</text:span> algorithm to sort an array of integers in ascending order. Here's a step-by-step explanation of how it works:</text:p>
      <text:h text:style-name="Heading_20_2" text:outline-level="2"><text:span text:style-name="T92">1. </text:span><text:span text:style-name="Source_20_Text"><text:span text:style-name="T92">main</text:span></text:span><text:span text:style-name="T92"> Function: Initialization and Triggering the Sort</text:span></text:h>
      <text:list text:style-name="L12">
        <text:list-item>
          <text:p text:style-name="P197"><text:span text:style-name="Source_20_Text">int deadlines[10] = {25, 12, 45, 7, 30, 18, 40, 22, 10, 35};</text:span>: An integer array named <text:span text:style-name="Source_20_Text">deadlines</text:span> is declared and initialized with 10 unsorted values.</text:p>
        </text:list-item>
        <text:list-item>
          <text:p text:style-name="P197"><text:span text:style-name="Source_20_Text">quickSort(deadlines, 0, 9);</text:span>: This is the main call that initiates the sorting process. It tells the <text:span text:style-name="Source_20_Text">quickSort</text:span> function to sort the <text:span text:style-name="Source_20_Text">deadlines</text:span> array from index 0 to index 9 (inclusive).</text:p>
        </text:list-item>
        <text:list-item>
          <text:p text:style-name="P197">The code then prints "Sorted deadlines:" to the console.</text:p>
        </text:list-item>
        <text:list-item>
          <text:p text:style-name="P197">The subsequent <text:span text:style-name="Source_20_Text">for</text:span> loop iterates through the now sorted <text:span text:style-name="Source_20_Text">deadlines</text:span> array and prints each element, followed by a space.</text:p>
        </text:list-item>
      </text:list>
      <text:h text:style-name="Heading_20_2" text:outline-level="2"><text:span text:style-name="T92">2. </text:span><text:span text:style-name="Source_20_Text"><text:span text:style-name="T92">quickSort</text:span></text:span><text:span text:style-name="T92"> Function: The Recursive Sorting Logic</text:span></text:h>
      <text:list text:style-name="L13">
        <text:list-item>
          <text:p text:style-name="P198"><text:span text:style-name="Source_20_Text">void quickSort(int a[], int low, int high)</text:span>: This function takes the array <text:span text:style-name="Source_20_Text">a</text:span> and the <text:span text:style-name="Source_20_Text">low</text:span> and <text:span text:style-name="Source_20_Text">high</text:span> indices defining the current subarray to be sorted.</text:p>
        </text:list-item>
        <text:list-item>
          <text:p text:style-name="P198"><text:span text:style-name="Source_20_Text">if (low &lt; high)</text:span>: This is the <text:span text:style-name="T92">base case</text:span> for the recursion. If <text:span text:style-name="Source_20_Text">low</text:span> is not less than <text:span text:style-name="Source_20_Text">high</text:span>, it means the subarray has 0 or 1 element, which is already considered sorted, so the function returns.</text:p>
        </text:list-item>
        <text:list-item>
          <text:p text:style-name="P198"><text:soft-page-break/><text:span text:style-name="Source_20_Text">int pi = partitionArr(a, low, high);</text:span>: This is the core of Quick Sort. It calls the <text:span text:style-name="Source_20_Text">partitionArr</text:span> function to:</text:p>
          <text:list>
            <text:list-item>
              <text:p text:style-name="P198"><text:span text:style-name="T92">Choose a pivot element</text:span> (in this implementation, it's the last element of the subarray).</text:p>
            </text:list-item>
            <text:list-item>
              <text:p text:style-name="P198"><text:span text:style-name="T92">Rearrange the subarray</text:span> such that all elements less than or equal to the pivot are placed before it, and all elements greater than the pivot are placed after it.</text:p>
            </text:list-item>
            <text:list-item>
              <text:p text:style-name="P198">The <text:span text:style-name="Source_20_Text">partitionArr</text:span> function returns the <text:span text:style-name="T92">pivot's final index</text:span> (<text:span text:style-name="Source_20_Text">pi</text:span>).</text:p>
            </text:list-item>
          </text:list>
        </text:list-item>
        <text:list-item>
          <text:p text:style-name="P198"><text:span text:style-name="Source_20_Text">quickSort(a, low, pi - 1);</text:span>: This line recursively calls <text:span text:style-name="Source_20_Text">quickSort</text:span> on the <text:span text:style-name="T92">left subarray</text:span>, which includes all elements from the <text:span text:style-name="Source_20_Text">low</text:span> index up to (but not including) the pivot's index (<text:span text:style-name="Source_20_Text">pi - 1</text:span>).</text:p>
        </text:list-item>
        <text:list-item>
          <text:p text:style-name="P198"><text:span text:style-name="Source_20_Text">quickSort(a, pi + 1, high);</text:span>: This line recursively calls <text:span text:style-name="Source_20_Text">quickSort</text:span> on the <text:span text:style-name="T92">right subarray</text:span>, which includes all elements from the index immediately after the pivot (<text:span text:style-name="Source_20_Text">pi + 1</text:span>) up to the <text:span text:style-name="Source_20_Text">high</text:span> index.</text:p>
        </text:list-item>
      </text:list>
      <text:h text:style-name="Heading_20_2" text:outline-level="2"><text:span text:style-name="T92">3. </text:span><text:span text:style-name="Source_20_Text"><text:span text:style-name="T92">partitionArr</text:span></text:span><text:span text:style-name="T92"> Function: Rearranging Elements Around a Pivot</text:span></text:h>
      <text:list text:style-name="L14">
        <text:list-item>
          <text:p text:style-name="P199"><text:span text:style-name="Source_20_Text">int partitionArr(int a[], int low, int high)</text:span>: This function takes the array <text:span text:style-name="Source_20_Text">a</text:span> and the <text:span text:style-name="Source_20_Text">low</text:span> and <text:span text:style-name="Source_20_Text">high</text:span> indices of the subarray.</text:p>
        </text:list-item>
        <text:list-item>
          <text:p text:style-name="P199"><text:span text:style-name="Source_20_Text">int pivot = a[high];</text:span>: The last element of the subarray (<text:span text:style-name="Source_20_Text">a[high]</text:span>) is chosen as the <text:span text:style-name="T92">pivot</text:span>.</text:p>
        </text:list-item>
        <text:list-item>
          <text:p text:style-name="P199"><text:span text:style-name="Source_20_Text">int i = low - 1;</text:span>: An index <text:span text:style-name="Source_20_Text">i</text:span> is initialized to <text:span text:style-name="Source_20_Text">low - 1</text:span>. This <text:span text:style-name="Source_20_Text">i</text:span> will keep track of the <text:span text:style-name="T92">rightmost boundary of elements smaller than or equal to the pivot</text:span>.</text:p>
        </text:list-item>
        <text:list-item>
          <text:p text:style-name="P199"><text:span text:style-name="Source_20_Text">for (int j = low; j &lt; high; j++)</text:span>: This loop iterates through the subarray from <text:span text:style-name="Source_20_Text">low</text:span> up to (but not including) <text:span text:style-name="Source_20_Text">high</text:span>.</text:p>
          <text:list>
            <text:list-item>
              <text:p text:style-name="P199"><text:span text:style-name="Source_20_Text">if (a[j] &lt;= pivot)</text:span>: If the current element <text:span text:style-name="Source_20_Text">a[j]</text:span> is less than or equal to the pivot:</text:p>
              <text:list>
                <text:list-item>
                  <text:p text:style-name="P199"><text:span text:style-name="Source_20_Text">i++;</text:span>: Increment <text:span text:style-name="Source_20_Text">i</text:span>.</text:p>
                </text:list-item>
                <text:list-item>
                  <text:p text:style-name="P199">The elements at <text:span text:style-name="Source_20_Text">a[i]</text:span> and <text:span text:style-name="Source_20_Text">a[j]</text:span> are <text:span text:style-name="T92">swapped</text:span>. This moves the smaller element (<text:span text:style-name="Source_20_Text">a[j]</text:span>) to the left side of the partition (where elements less than or equal to the pivot belong).</text:p>
                </text:list-item>
              </text:list>
            </text:list-item>
          </text:list>
        </text:list-item>
        <text:list-item>
          <text:p text:style-name="P199"><text:span text:style-name="T92">Final Pivot Placement</text:span>: After the loop finishes, all elements from <text:span text:style-name="Source_20_Text">low</text:span> to <text:span text:style-name="Source_20_Text">i</text:span> are less than or equal to the pivot. The pivot itself is still at <text:span text:style-name="Source_20_Text">a[high]</text:span>.</text:p>
          <text:list>
            <text:list-item>
              <text:p text:style-name="P199"><text:span text:style-name="Source_20_Text">int temp = a[i + 1]; a[i + 1] = a[high]; a[high] = temp;</text:span>: The pivot element (<text:span text:style-name="Source_20_Text">a[high]</text:span>) is swapped with the element at <text:span text:style-name="Source_20_Text">a[i + 1]</text:span>. This places the pivot in its correct sorted position.</text:p>
            </text:list-item>
          </text:list>
        </text:list-item>
        <text:list-item>
          <text:p text:style-name="P199"><text:span text:style-name="Source_20_Text">return i + 1;</text:span>: The function returns the index where the pivot was placed (<text:span text:style-name="Source_20_Text">i + 1</text:span>).</text:p>
        </text:list-item>
      </text:list>
      <text:p text:style-name="P87"/>
      <text:p text:style-name="P87"/>
      <text:p text:style-name="P96"/>
      <text:p text:style-name="P64"><text:span text:style-name="T1">E</text:span><text:span text:style-name="T8">x</text:span><text:span text:style-name="T13">p</text:span><text:span text:style-name="T2">l</text:span><text:span text:style-name="T1">ana</text:span><text:span text:style-name="T13">t</text:span><text:span text:style-name="T2">i</text:span><text:span text:style-name="T1">on:</text:span></text:p>
      <text:p text:style-name="P66"><text:span text:style-name="T15">Q</text:span><text:span text:style-name="T5">u</text:span><text:span text:style-name="T11">i</text:span><text:span text:style-name="T4">c</text:span><text:span text:style-name="T15">k</text:span><text:span text:style-name="T5"> </text:span><text:span text:style-name="T15">s</text:span><text:span text:style-name="T10">o</text:span><text:span text:style-name="T15">r</text:span><text:span text:style-name="T4">t</text:span><text:span text:style-name="T5"> </text:span><text:span text:style-name="T16">i</text:span><text:span text:style-name="T15">s</text:span><text:span text:style-name="T10"> </text:span><text:span text:style-name="T5">us</text:span><text:span text:style-name="T26">e</text:span><text:span text:style-name="T5">d.</text:span><text:span text:style-name="T48"> </text:span><text:span text:style-name="T15">A</text:span><text:span text:style-name="T27">f</text:span><text:span text:style-name="T4">te</text:span><text:span text:style-name="T5">r so</text:span><text:span text:style-name="T27">r</text:span><text:span text:style-name="T4">ti</text:span><text:span text:style-name="T15">n</text:span><text:span text:style-name="T5">g, </text:span><text:span text:style-name="T16">t</text:span><text:span text:style-name="T5">h</text:span><text:span text:style-name="T4">e</text:span><text:span text:style-name="T5"> n</text:span><text:span text:style-name="T4">ea</text:span><text:span text:style-name="T15">r</text:span><text:span text:style-name="T16">e</text:span><text:span text:style-name="T27">s</text:span><text:span text:style-name="T4">t</text:span><text:span text:style-name="T5"> d</text:span><text:span text:style-name="T16">e</text:span><text:span text:style-name="T4">a</text:span><text:span text:style-name="T15">d</text:span><text:span text:style-name="T4">l</text:span><text:span text:style-name="T16">i</text:span><text:span text:style-name="T5">n</text:span><text:span text:style-name="T16">e</text:span><text:span text:style-name="T15">s</text:span><text:span text:style-name="T10"> </text:span><text:span text:style-name="T15">w</text:span><text:span text:style-name="T4">ill</text:span><text:span text:style-name="T10"> </text:span><text:span text:style-name="T26">a</text:span><text:span text:style-name="T5">p</text:span><text:span text:style-name="T15">p</text:span><text:span text:style-name="T4">e</text:span><text:span text:style-name="T26">a</text:span><text:span text:style-name="T5">r f</text:span><text:span text:style-name="T4">i</text:span><text:span text:style-name="T5">rs</text:span><text:span text:style-name="T4">t</text:span><text:span text:style-name="T5">.</text:span></text:p>
      <text:p text:style-name="P87"/>
      <text:p text:style-name="P87"/>
      <text:p text:style-name="P96"/>
      <text:p text:style-name="P136"><text:soft-page-break/><text:span text:style-name="T8">5</text:span><text:span text:style-name="T1">.</text:span><text:span text:style-name="T12"> </text:span><text:span text:style-name="T1">Suppos</text:span><text:span text:style-name="T2">e</text:span><text:span text:style-name="T1"> th</text:span><text:span text:style-name="T14">e</text:span><text:span text:style-name="T33">r</text:span><text:span text:style-name="T2">e</text:span><text:span text:style-name="T1"> </text:span><text:span text:style-name="T25">i</text:span><text:span text:style-name="T1">s</text:span><text:span text:style-name="T8"> </text:span><text:span text:style-name="T1">a</text:span><text:span text:style-name="T13"> s</text:span><text:span text:style-name="T1">qua</text:span><text:span text:style-name="T22">r</text:span><text:span text:style-name="T2">e</text:span><text:span text:style-name="T1"> </text:span><text:span text:style-name="T17">n</text:span><text:span text:style-name="T1">am</text:span><text:span text:style-name="T2">e</text:span><text:span text:style-name="T1">d S</text:span><text:span text:style-name="T37">Q</text:span><text:span text:style-name="T1">-1.</text:span><text:span text:style-name="T17"> </text:span><text:span text:style-name="T1">By</text:span><text:span text:style-name="T37"> </text:span><text:span text:style-name="T25">c</text:span><text:span text:style-name="T1">onn</text:span><text:span text:style-name="T2">ec</text:span><text:span text:style-name="T24">t</text:span><text:span text:style-name="T2">i</text:span><text:span text:style-name="T24">n</text:span><text:span text:style-name="T1">g</text:span><text:span text:style-name="T8"> </text:span><text:span text:style-name="T1">th</text:span><text:span text:style-name="T2">e</text:span><text:span text:style-name="T13"> </text:span><text:span text:style-name="T24">m</text:span><text:span text:style-name="T2">i</text:span><text:span text:style-name="T1">dpo</text:span><text:span text:style-name="T2">i</text:span><text:span text:style-name="T1">n</text:span><text:span text:style-name="T24">t</text:span><text:span text:style-name="T1">s of SQ-1, </text:span><text:span text:style-name="T13">w</text:span><text:span text:style-name="T2">e</text:span><text:span text:style-name="T1"> </text:span><text:span text:style-name="T2">c</text:span><text:span text:style-name="T31">r</text:span><text:span text:style-name="T18">e</text:span><text:span text:style-name="T1">at</text:span><text:span text:style-name="T2">e</text:span><text:span text:style-name="T24"> </text:span><text:span text:style-name="T1">anoth</text:span><text:span text:style-name="T25">e</text:span><text:span text:style-name="T2">r</text:span><text:span text:style-name="T21"> </text:span><text:span text:style-name="T1">sq</text:span><text:span text:style-name="T24">u</text:span><text:span text:style-name="T1">a</text:span><text:span text:style-name="T18">r</text:span><text:span text:style-name="T2">e</text:span><text:span text:style-name="T1"> </text:span><text:span text:style-name="T24">n</text:span><text:span text:style-name="T1">am</text:span><text:span text:style-name="T25">e</text:span><text:span text:style-name="T1">d S</text:span><text:span text:style-name="T37">Q</text:span><text:span text:style-name="T1">-2. </text:span><text:span text:style-name="T13">R</text:span><text:span text:style-name="T2">e</text:span><text:span text:style-name="T1">p</text:span><text:span text:style-name="T25">e</text:span><text:span text:style-name="T1">at</text:span><text:span text:style-name="T2">i</text:span><text:span text:style-name="T1">ng</text:span><text:span text:style-name="T8"> </text:span><text:span text:style-name="T24">t</text:span><text:span text:style-name="T1">h</text:span><text:span text:style-name="T2">i</text:span><text:span text:style-name="T1">s p</text:span><text:span text:style-name="T22">r</text:span><text:span text:style-name="T1">o</text:span><text:span text:style-name="T14">c</text:span><text:span text:style-name="T2">e</text:span><text:span text:style-name="T13">s</text:span><text:span text:style-name="T1">s, </text:span><text:span text:style-name="T13">w</text:span><text:span text:style-name="T2">e</text:span><text:span text:style-name="T1"> </text:span><text:span text:style-name="T2">c</text:span><text:span text:style-name="T31">r</text:span><text:span text:style-name="T18">e</text:span><text:span text:style-name="T1">at</text:span><text:span text:style-name="T2">e</text:span><text:span text:style-name="T1"> a</text:span><text:span text:style-name="T13"> </text:span><text:span text:style-name="T1">t</text:span><text:span text:style-name="T8">o</text:span><text:span text:style-name="T13">t</text:span><text:span text:style-name="T1">a</text:span><text:span text:style-name="T2">l</text:span><text:span text:style-name="T13"> </text:span><text:span text:style-name="T1">of </text:span><text:span text:style-name="T13">5</text:span><text:span text:style-name="T1">0</text:span><text:span text:style-name="T8"> </text:span><text:span text:style-name="T13">s</text:span><text:span text:style-name="T1">qua</text:span><text:span text:style-name="T31">r</text:span><text:span text:style-name="T2">e</text:span><text:span text:style-name="T1">s</text:span><text:span text:style-name="T8"> </text:span><text:span text:style-name="T24">{</text:span><text:span text:style-name="T1">SQ 1, S</text:span><text:span text:style-name="T64">Q</text:span><text:span text:style-name="T1">-2, …, SQ-5</text:span><text:span text:style-name="T8">0</text:span><text:span text:style-name="T1">}.</text:span><text:span text:style-name="T30"> </text:span><text:span text:style-name="T1">T</text:span><text:span text:style-name="T24">h</text:span><text:span text:style-name="T2">e</text:span><text:span text:style-name="T1"> a</text:span><text:span text:style-name="T22">r</text:span><text:span text:style-name="T25">e</text:span><text:span text:style-name="T1">as</text:span><text:span text:style-name="T13"> </text:span><text:span text:style-name="T1">of th</text:span><text:span text:style-name="T14">e</text:span><text:span text:style-name="T1">s</text:span><text:span text:style-name="T2">e</text:span><text:span text:style-name="T24"> </text:span><text:span text:style-name="T1">sq</text:span><text:span text:style-name="T24">u</text:span><text:span text:style-name="T1">a</text:span><text:span text:style-name="T33">r</text:span><text:span text:style-name="T2">e</text:span><text:span text:style-name="T1">s</text:span><text:span text:style-name="T8"> </text:span><text:span text:style-name="T13">a</text:span><text:span text:style-name="T22">r</text:span><text:span text:style-name="T2">e</text:span><text:span text:style-name="T1"> s</text:span><text:span text:style-name="T13">t</text:span><text:span text:style-name="T1">o</text:span><text:span text:style-name="T33">r</text:span><text:span text:style-name="T2">e</text:span><text:span text:style-name="T13">d</text:span><text:span text:style-name="T1"> </text:span><text:span text:style-name="T2">i</text:span><text:span text:style-name="T1">n</text:span><text:span text:style-name="T24"> </text:span><text:span text:style-name="T1">an </text:span><text:span text:style-name="T13">a</text:span><text:span text:style-name="T2">rr</text:span><text:span text:style-name="T1">a</text:span><text:span text:style-name="T28">y</text:span><text:span text:style-name="T1">.</text:span><text:span text:style-name="T68"> </text:span><text:span text:style-name="T70">Y</text:span><text:span text:style-name="T1">ou</text:span><text:span text:style-name="T2">r</text:span><text:span text:style-name="T21"> </text:span><text:span text:style-name="T24">t</text:span><text:span text:style-name="T1">as</text:span><text:span text:style-name="T8">k</text:span><text:span text:style-name="T24"> </text:span><text:span text:style-name="T2">i</text:span><text:span text:style-name="T1">s</text:span><text:span text:style-name="T49"> </text:span><text:span text:style-name="T13">t</text:span><text:span text:style-name="T1">o</text:span><text:span text:style-name="T13"> </text:span><text:span text:style-name="T1">s</text:span><text:span text:style-name="T2">e</text:span><text:span text:style-name="T24">a</text:span><text:span text:style-name="T22">r</text:span><text:span text:style-name="T2">c</text:span><text:span text:style-name="T1">h </text:span><text:span text:style-name="T13">w</text:span><text:span text:style-name="T1">h</text:span><text:span text:style-name="T2">e</text:span><text:span text:style-name="T1">th</text:span><text:span text:style-name="T2">er</text:span><text:span text:style-name="T21"> </text:span><text:span text:style-name="T1">a</text:span><text:span text:style-name="T24"> </text:span><text:span text:style-name="T1">g</text:span><text:span text:style-name="T2">i</text:span><text:span text:style-name="T1">v</text:span><text:span text:style-name="T2">e</text:span><text:span text:style-name="T1">n</text:span><text:span text:style-name="T24"> </text:span><text:span text:style-name="T1">a</text:span><text:span text:style-name="T18">re</text:span><text:span text:style-name="T1">a</text:span><text:span text:style-name="T8"> </text:span><text:span text:style-name="T14">i</text:span><text:span text:style-name="T13">s</text:span><text:span text:style-name="T8"> </text:span><text:span text:style-name="T1">p</text:span><text:span text:style-name="T22">r</text:span><text:span text:style-name="T25">e</text:span><text:span text:style-name="T1">s</text:span><text:span text:style-name="T2">e</text:span><text:span text:style-name="T1">nt</text:span><text:span text:style-name="T24"> </text:span><text:span text:style-name="T2">i</text:span><text:span text:style-name="T1">n th</text:span><text:span text:style-name="T2">e</text:span><text:span text:style-name="T17"> </text:span><text:span text:style-name="T1">a</text:span><text:span text:style-name="T14">r</text:span><text:span text:style-name="T2">r</text:span><text:span text:style-name="T13">ay</text:span><text:span text:style-name="T1"> o</text:span><text:span text:style-name="T9">r</text:span><text:span text:style-name="T21"> </text:span><text:span text:style-name="T24">n</text:span><text:span text:style-name="T1">ot. W</text:span><text:span text:style-name="T24">h</text:span><text:span text:style-name="T8">a</text:span><text:span text:style-name="T1">t w</text:span><text:span text:style-name="T13">o</text:span><text:span text:style-name="T1">u</text:span><text:span text:style-name="T9">l</text:span><text:span text:style-name="T1">d b</text:span><text:span text:style-name="T2">e</text:span><text:span text:style-name="T1"> th</text:span><text:span text:style-name="T2">e</text:span><text:span text:style-name="T1"> b</text:span><text:span text:style-name="T2">e</text:span><text:span text:style-name="T1">st</text:span><text:span text:style-name="T13"> </text:span><text:span text:style-name="T1">s</text:span><text:span text:style-name="T14">e</text:span><text:span text:style-name="T1">a</text:span><text:span text:style-name="T22">r</text:span><text:span text:style-name="T2">c</text:span><text:span text:style-name="T17">h</text:span><text:span text:style-name="T2">i</text:span><text:span text:style-name="T13">ng</text:span><text:span text:style-name="T8"> </text:span><text:span text:style-name="T13">a</text:span><text:span text:style-name="T1">pp</text:span><text:span text:style-name="T22">r</text:span><text:span text:style-name="T24">o</text:span><text:span text:style-name="T8">a</text:span><text:span text:style-name="T2">c</text:span><text:span text:style-name="T24">h</text:span><text:span text:style-name="T1">?</text:span><text:span text:style-name="T21"> W</text:span><text:span text:style-name="T25">r</text:span><text:span text:style-name="T2">i</text:span><text:span text:style-name="T1">t</text:span><text:span text:style-name="T2">e</text:span><text:span text:style-name="T17"> </text:span><text:span text:style-name="T1">a</text:span><text:span text:style-name="T8"> </text:span><text:span text:style-name="T1">C++</text:span><text:span text:style-name="T8"> </text:span><text:span text:style-name="T1">p</text:span><text:span text:style-name="T33">r</text:span><text:span text:style-name="T13">o</text:span><text:span text:style-name="T1">g</text:span><text:span text:style-name="T2">r</text:span><text:span text:style-name="T1">am </text:span><text:span text:style-name="T24">t</text:span><text:span text:style-name="T1">o </text:span><text:span text:style-name="T2">i</text:span><text:span text:style-name="T1">m</text:span><text:span text:style-name="T24">p</text:span><text:span text:style-name="T14">l</text:span><text:span text:style-name="T2">e</text:span><text:span text:style-name="T13">m</text:span><text:span text:style-name="T2">e</text:span><text:span text:style-name="T1">nt th</text:span><text:span text:style-name="T9">i</text:span><text:span text:style-name="T1">s</text:span><text:span text:style-name="T13"> </text:span><text:span text:style-name="T1">app</text:span><text:span text:style-name="T31">r</text:span><text:span text:style-name="T13">o</text:span><text:span text:style-name="T1">a</text:span><text:span text:style-name="T2">c</text:span><text:span text:style-name="T1">h.</text:span></text:p>
      <text:p text:style-name="P87"/>
      <text:p text:style-name="P87"/>
      <text:p text:style-name="P111"/>
      <text:p text:style-name="P64"><text:span text:style-name="T1">Ans:</text:span><text:bookmark-end text:name="_page_31_0"/></text:p>
      <text:p text:style-name="P58"><text:bookmark-start text:name="_page_33_0"/></text:p>
      <text:p text:style-name="P57"/>
      <text:p text:style-name="P61"/>
      <text:p text:style-name="P64"><text:span text:style-name="T1">Th</text:span><text:span text:style-name="T2">e</text:span><text:span text:style-name="T1">o</text:span><text:span text:style-name="T2">r</text:span><text:span text:style-name="T1">y:</text:span></text:p>
      <text:p text:style-name="P15"><text:span text:style-name="T5">If d</text:span><text:span text:style-name="T4">ata</text:span><text:span text:style-name="T5"> </text:span><text:span text:style-name="T26">i</text:span><text:span text:style-name="T5">s so</text:span><text:span text:style-name="T15">r</text:span><text:span text:style-name="T4">te</text:span><text:span text:style-name="T5">d,</text:span><text:span text:style-name="T27"> </text:span><text:span text:style-name="T4">t</text:span><text:span text:style-name="T15">h</text:span><text:span text:style-name="T4">e</text:span><text:span text:style-name="T5"> </text:span><text:span text:style-name="T15">b</text:span><text:span text:style-name="T4">e</text:span><text:span text:style-name="T5">s</text:span><text:span text:style-name="T4">t</text:span><text:span text:style-name="T15"> </text:span><text:span text:style-name="T5">s</text:span><text:span text:style-name="T4">ea</text:span><text:span text:style-name="T27">r</text:span><text:span text:style-name="T4">c</text:span><text:span text:style-name="T5">h</text:span><text:span text:style-name="T15"> </text:span><text:span text:style-name="T4">i</text:span><text:span text:style-name="T5">s</text:span><text:span text:style-name="T63"> </text:span><text:span text:style-name="T15">B</text:span><text:span text:style-name="T16">i</text:span><text:span text:style-name="T5">n</text:span><text:span text:style-name="T4">a</text:span><text:span text:style-name="T15">r</text:span><text:span text:style-name="T5">y S</text:span><text:span text:style-name="T4">ea</text:span><text:span text:style-name="T5">r</text:span><text:span text:style-name="T4">c</text:span><text:span text:style-name="T10">h</text:span><text:span text:style-name="T5">. </text:span><text:span text:style-name="T27">I</text:span><text:span text:style-name="T4">t</text:span><text:span text:style-name="T5"> </text:span><text:span text:style-name="T26">c</text:span><text:span text:style-name="T5">h</text:span><text:span text:style-name="T4">e</text:span><text:span text:style-name="T16">c</text:span><text:span text:style-name="T5">ks</text:span><text:span text:style-name="T15"> </text:span><text:span text:style-name="T4">t</text:span><text:span text:style-name="T15">h</text:span><text:span text:style-name="T4">e</text:span><text:span text:style-name="T5"> </text:span><text:span text:style-name="T20">m</text:span><text:span text:style-name="T4">i</text:span><text:span text:style-name="T5">dd</text:span><text:span text:style-name="T4">le</text:span><text:span text:style-name="T5">, </text:span><text:span text:style-name="T4">t</text:span><text:span text:style-name="T5">h</text:span><text:span text:style-name="T4">e</text:span><text:span text:style-name="T5">n</text:span><text:span text:style-name="T15"> </text:span><text:span text:style-name="T5">go</text:span><text:span text:style-name="T4">e</text:span><text:span text:style-name="T5">s</text:span><text:span text:style-name="T10"> </text:span><text:span text:style-name="T16">l</text:span><text:span text:style-name="T4">e</text:span><text:span text:style-name="T5">f</text:span><text:span text:style-name="T16">t</text:span><text:span text:style-name="T27"> </text:span><text:span text:style-name="T5">or </text:span><text:span text:style-name="T27">r</text:span><text:span text:style-name="T4">i</text:span><text:span text:style-name="T5">g</text:span><text:span text:style-name="T15">h</text:span><text:span text:style-name="T16">t</text:span><text:span text:style-name="T5">.</text:span><text:span text:style-name="T15"> </text:span><text:span text:style-name="T5">I</text:span><text:span text:style-name="T4">t</text:span><text:span text:style-name="T5"> </text:span><text:span text:style-name="T4">i</text:span><text:span text:style-name="T5">s</text:span><text:span text:style-name="T40"> </text:span><text:span text:style-name="T27">f</text:span><text:span text:style-name="T4">a</text:span><text:span text:style-name="T15">s</text:span><text:span text:style-name="T4">te</text:span><text:span text:style-name="T5">r</text:span><text:span text:style-name="T27"> </text:span><text:span text:style-name="T4">t</text:span><text:span text:style-name="T5">h</text:span><text:span text:style-name="T16">a</text:span><text:span text:style-name="T5">n </text:span><text:span text:style-name="T16">li</text:span><text:span text:style-name="T5">n</text:span><text:span text:style-name="T4">e</text:span><text:span text:style-name="T26">a</text:span><text:span text:style-name="T5">r s</text:span><text:span text:style-name="T4">ea</text:span><text:span text:style-name="T5">r</text:span><text:span text:style-name="T26">c</text:span><text:span text:style-name="T5">h.</text:span></text:p>
      <text:p text:style-name="P87"/>
      <text:p text:style-name="P87"/>
      <text:p text:style-name="P108"/>
      <text:p text:style-name="P64"><text:span text:style-name="T1">Cod</text:span><text:span text:style-name="T2">e</text:span><text:span text:style-name="T8">:</text:span></text:p>
      <text:p text:style-name="P109"/>
      <text:p text:style-name="P64"><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text:span></text:p>
      <text:p text:style-name="P108"/>
      <text:p text:style-name="P64"><text:span text:style-name="T5">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p>
      <text:p text:style-name="P87"/>
      <text:p text:style-name="P87"/>
      <text:p text:style-name="P99"/>
      <text:p text:style-name="P64"><text:span text:style-name="T4">i</text:span><text:span text:style-name="T5">n</text:span><text:span text:style-name="T4">t</text:span><text:span text:style-name="T5"> b</text:span><text:span text:style-name="T4">i</text:span><text:span text:style-name="T5">n</text:span><text:span text:style-name="T4">a</text:span><text:span text:style-name="T27">r</text:span><text:span text:style-name="T5">yS</text:span><text:span text:style-name="T4">ea</text:span><text:span text:style-name="T5">r</text:span><text:span text:style-name="T26">c</text:span><text:span text:style-name="T5">h</text:span><text:span text:style-name="T15">(d</text:span><text:span text:style-name="T5">oub</text:span><text:span text:style-name="T4">le</text:span><text:span text:style-name="T27"> </text:span><text:span text:style-name="T4">a</text:span><text:span text:style-name="T5">[], </text:span><text:span text:style-name="T16">i</text:span><text:span text:style-name="T5">n</text:span><text:span text:style-name="T4">t</text:span><text:span text:style-name="T15"> </text:span><text:span text:style-name="T5">n, </text:span><text:span text:style-name="T15">d</text:span><text:span text:style-name="T10">o</text:span><text:span text:style-name="T5">u</text:span><text:span text:style-name="T15">b</text:span><text:span text:style-name="T4">le</text:span><text:span text:style-name="T27"> </text:span><text:span text:style-name="T5">k</text:span><text:span text:style-name="T16">e</text:span><text:span text:style-name="T5">y) </text:span><text:span text:style-name="T10">{</text:span></text:p>
      <text:p text:style-name="P109"/>
      <text:p text:style-name="P72"><text:span text:style-name="T4">i</text:span><text:span text:style-name="T10">n</text:span><text:span text:style-name="T4">t</text:span><text:span text:style-name="T15"> </text:span><text:span text:style-name="T4">l</text:span><text:span text:style-name="T5"> = 0, r = n</text:span><text:span text:style-name="T41"> </text:span><text:span text:style-name="T5">-</text:span><text:span text:style-name="T27"> </text:span><text:span text:style-name="T10">1</text:span><text:span text:style-name="T4">;</text:span></text:p>
      <text:p text:style-name="P108"/>
      <text:p text:style-name="P72"><text:span text:style-name="T15">w</text:span><text:span text:style-name="T10">h</text:span><text:span text:style-name="T11">il</text:span><text:span text:style-name="T4">e</text:span><text:span text:style-name="T5"> </text:span><text:span text:style-name="T20">(</text:span><text:span text:style-name="T4">l</text:span><text:span text:style-name="T5"> </text:span><text:span text:style-name="T10">&lt;=</text:span><text:span text:style-name="T5"> r) {</text:span></text:p>
      <text:p text:style-name="P109"/>
      <text:p text:style-name="P81"><text:span text:style-name="T4">i</text:span><text:span text:style-name="T10">n</text:span><text:span text:style-name="T4">t</text:span><text:span text:style-name="T10"> </text:span><text:span text:style-name="T5">m</text:span><text:span text:style-name="T4">i</text:span><text:span text:style-name="T5">d </text:span><text:span text:style-name="T10">=</text:span><text:span text:style-name="T5"> (</text:span><text:span text:style-name="T4">l</text:span><text:span text:style-name="T5"> </text:span><text:span text:style-name="T10">+</text:span><text:span text:style-name="T5"> </text:span><text:span text:style-name="T27">r</text:span><text:span text:style-name="T5">) </text:span><text:span text:style-name="T4">/</text:span><text:span text:style-name="T5"> </text:span><text:span text:style-name="T15">2</text:span><text:span text:style-name="T4">;</text:span></text:p>
      <text:p text:style-name="P107"/>
      <text:p text:style-name="P81"><text:span text:style-name="T4">i</text:span><text:span text:style-name="T5">f</text:span><text:span text:style-name="T10"> </text:span><text:span text:style-name="T5">(</text:span><text:span text:style-name="T4">a</text:span><text:span text:style-name="T5">[m</text:span><text:span text:style-name="T11">i</text:span><text:span text:style-name="T5">d] </text:span><text:span text:style-name="T15">=</text:span><text:span text:style-name="T5">= k</text:span><text:span text:style-name="T4">e</text:span><text:span text:style-name="T5">y) r</text:span><text:span text:style-name="T16">e</text:span><text:span text:style-name="T4">t</text:span><text:span text:style-name="T5">u</text:span><text:span text:style-name="T27">r</text:span><text:span text:style-name="T5">n</text:span><text:span text:style-name="T10"> </text:span><text:span text:style-name="T27">m</text:span><text:span text:style-name="T11">i</text:span><text:span text:style-name="T15">d</text:span><text:span text:style-name="T4">;</text:span></text:p>
      <text:p text:style-name="P108"/>
      <text:p text:style-name="P81"><text:span text:style-name="T4">el</text:span><text:span text:style-name="T5">s</text:span><text:span text:style-name="T4">e</text:span><text:span text:style-name="T5"> </text:span><text:span text:style-name="T4">i</text:span><text:span text:style-name="T5">f (</text:span><text:span text:style-name="T4">a</text:span><text:span text:style-name="T5">[</text:span><text:span text:style-name="T27">m</text:span><text:span text:style-name="T4">i</text:span><text:span text:style-name="T5">d]</text:span><text:span text:style-name="T10"> </text:span><text:span text:style-name="T5">&lt;</text:span><text:span text:style-name="T27"> </text:span><text:span text:style-name="T5">k</text:span><text:span text:style-name="T16">e</text:span><text:span text:style-name="T5">y) </text:span><text:span text:style-name="T4">l</text:span><text:span text:style-name="T5"> </text:span><text:span text:style-name="T10">=</text:span><text:span text:style-name="T5"> </text:span><text:span text:style-name="T27">m</text:span><text:span text:style-name="T11">i</text:span><text:span text:style-name="T5">d</text:span><text:span text:style-name="T10"> +</text:span><text:span text:style-name="T20"> </text:span><text:span text:style-name="T15">1</text:span><text:span text:style-name="T4">;</text:span></text:p>
      <text:p text:style-name="P107"/>
      <text:p text:style-name="P81"><text:span text:style-name="T4">el</text:span><text:span text:style-name="T5">s</text:span><text:span text:style-name="T4">e</text:span><text:span text:style-name="T5"> r = m</text:span><text:span text:style-name="T16">i</text:span><text:span text:style-name="T5">d</text:span><text:span text:style-name="T40"> </text:span><text:span text:style-name="T5">- 1</text:span><text:span text:style-name="T4">;</text:span></text:p>
      <text:p text:style-name="P110"/>
      <text:p text:style-name="P72"><text:span text:style-name="T5">}</text:span></text:p>
      <text:p text:style-name="P107"/>
      <text:p text:style-name="P72"><text:span text:style-name="T5">r</text:span><text:span text:style-name="T4">et</text:span><text:span text:style-name="T10">u</text:span><text:span text:style-name="T15">r</text:span><text:span text:style-name="T5">n</text:span><text:span text:style-name="T10"> </text:span><text:span text:style-name="T5">-1</text:span><text:span text:style-name="T4">;</text:span></text:p>
      <text:p text:style-name="P108"/>
      <text:p text:style-name="P64"><text:span text:style-name="T5">}</text:span></text:p>
      <text:p text:style-name="P87"/>
      <text:p text:style-name="P87"/>
      <text:p text:style-name="P96"/>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109"/>
      <text:p text:style-name="P72"><text:span text:style-name="T5">d</text:span><text:span text:style-name="T10">o</text:span><text:span text:style-name="T5">ub</text:span><text:span text:style-name="T4">le</text:span><text:span text:style-name="T5"> </text:span><text:span text:style-name="T4">a</text:span><text:span text:style-name="T5">r</text:span><text:span text:style-name="T4">e</text:span><text:span text:style-name="T19">a</text:span><text:span text:style-name="T5">s</text:span><text:span text:style-name="T15">[</text:span><text:span text:style-name="T5">5]</text:span><text:span text:style-name="T10"> </text:span><text:span text:style-name="T5">= </text:span><text:span text:style-name="T27">{</text:span><text:span text:style-name="T5">10</text:span><text:span text:style-name="T10">0</text:span><text:span text:style-name="T5">, 80, 60, 40, </text:span><text:span text:style-name="T27">2</text:span><text:span text:style-name="T10">0</text:span><text:span text:style-name="T27">}</text:span><text:span text:style-name="T4">;</text:span><text:span text:style-name="T10"> </text:span><text:span text:style-name="T4">//</text:span><text:span text:style-name="T10"> </text:span><text:span text:style-name="T26">e</text:span><text:span text:style-name="T5">x</text:span><text:span text:style-name="T4">a</text:span><text:span text:style-name="T27">m</text:span><text:span text:style-name="T5">p</text:span><text:span text:style-name="T4">le</text:span><text:span text:style-name="T5"> </text:span><text:span text:style-name="T27">v</text:span><text:span text:style-name="T4">a</text:span><text:span text:style-name="T16">l</text:span><text:span text:style-name="T5">u</text:span><text:span text:style-name="T16">e</text:span><text:span text:style-name="T5">s</text:span></text:p>
      <text:p text:style-name="P107"/>
      <text:p text:style-name="P72"><text:span text:style-name="T4">i</text:span><text:span text:style-name="T10">n</text:span><text:span text:style-name="T4">t</text:span><text:span text:style-name="T15"> </text:span><text:span text:style-name="T5">n </text:span><text:span text:style-name="T10">=</text:span><text:span text:style-name="T5"> </text:span><text:span text:style-name="T15">5</text:span><text:span text:style-name="T4">;</text:span></text:p>
      <text:p text:style-name="P87"/>
      <text:p text:style-name="P87"/>
      <text:p text:style-name="P99"/>
      <text:p text:style-name="P72"><text:span text:style-name="T5">d</text:span><text:span text:style-name="T10">o</text:span><text:span text:style-name="T5">ub</text:span><text:span text:style-name="T4">le</text:span><text:span text:style-name="T5"> k</text:span><text:span text:style-name="T16">e</text:span><text:span text:style-name="T15">y</text:span><text:span text:style-name="T4">;</text:span></text:p>
      <text:p text:style-name="P110"/>
      <text:p text:style-name="P72"><text:span text:style-name="T4">c</text:span><text:span text:style-name="T5">o</text:span><text:span text:style-name="T10">u</text:span><text:span text:style-name="T4">t</text:span><text:span text:style-name="T5"> </text:span><text:span text:style-name="T15">&lt;</text:span><text:span text:style-name="T5">&lt; "En</text:span><text:span text:style-name="T4">te</text:span><text:span text:style-name="T5">r </text:span><text:span text:style-name="T4">a</text:span><text:span text:style-name="T20">r</text:span><text:span text:style-name="T26">e</text:span><text:span text:style-name="T4">a</text:span><text:span text:style-name="T5"> </text:span><text:span text:style-name="T4">t</text:span><text:span text:style-name="T5">o</text:span><text:span text:style-name="T15"> </text:span><text:span text:style-name="T5">s</text:span><text:span text:style-name="T4">ea</text:span><text:span text:style-name="T27">r</text:span><text:span text:style-name="T4">c</text:span><text:span text:style-name="T15">h</text:span><text:span text:style-name="T4">:</text:span><text:span text:style-name="T5"> </text:span><text:span text:style-name="T15">"</text:span><text:span text:style-name="T4">;</text:span></text:p>
      <text:p text:style-name="P107"/>
      <text:p text:style-name="P72"><text:span text:style-name="T4">ci</text:span><text:span text:style-name="T5">n</text:span><text:span text:style-name="T10"> </text:span><text:span text:style-name="T5">&gt;&gt;</text:span><text:span text:style-name="T27"> </text:span><text:span text:style-name="T5">k</text:span><text:span text:style-name="T4">e</text:span><text:span text:style-name="T15">y</text:span><text:span text:style-name="T4">;</text:span><text:bookmark-end text:name="_page_33_0"/></text:p>
      <text:p text:style-name="P41"><text:bookmark-start text:name="_page_35_0"/></text:p>
      <text:p text:style-name="P72"><text:span text:style-name="T4">i</text:span><text:span text:style-name="T10">n</text:span><text:span text:style-name="T4">t</text:span><text:span text:style-name="T15"> </text:span><text:span text:style-name="T5">pos</text:span><text:span text:style-name="T10"> =</text:span><text:span text:style-name="T5"> </text:span><text:span text:style-name="T15">b</text:span><text:span text:style-name="T16">i</text:span><text:span text:style-name="T5">n</text:span><text:span text:style-name="T4">a</text:span><text:span text:style-name="T27">r</text:span><text:span text:style-name="T5">yS</text:span><text:span text:style-name="T4">e</text:span><text:span text:style-name="T26">a</text:span><text:span text:style-name="T5">r</text:span><text:span text:style-name="T4">c</text:span><text:span text:style-name="T5">h(</text:span><text:span text:style-name="T16">a</text:span><text:span text:style-name="T5">r</text:span><text:span text:style-name="T4">e</text:span><text:span text:style-name="T26">a</text:span><text:span text:style-name="T5">s, n, k</text:span><text:span text:style-name="T16">e</text:span><text:span text:style-name="T5">y</text:span><text:span text:style-name="T27">)</text:span><text:span text:style-name="T4">;</text:span></text:p>
      <text:p text:style-name="P107"/>
      <text:p text:style-name="P72"><text:span text:style-name="T4">i</text:span><text:span text:style-name="T5">f</text:span><text:span text:style-name="T10"> </text:span><text:span text:style-name="T5">(pos != -1) </text:span><text:span text:style-name="T26">c</text:span><text:span text:style-name="T5">ou</text:span><text:span text:style-name="T4">t</text:span><text:span text:style-name="T27"> </text:span><text:span text:style-name="T5">&lt;&lt; "Ar</text:span><text:span text:style-name="T4">ea</text:span><text:span text:style-name="T5"> </text:span><text:span text:style-name="T27">f</text:span><text:span text:style-name="T5">ound </text:span><text:span text:style-name="T4">at</text:span><text:span text:style-name="T27"> </text:span><text:span text:style-name="T5">pos</text:span><text:span text:style-name="T4">iti</text:span><text:span text:style-name="T15">o</text:span><text:span text:style-name="T5">n</text:span><text:span text:style-name="T10"> </text:span><text:span text:style-name="T5">" </text:span><text:span text:style-name="T10">&lt;&lt;</text:span><text:span text:style-name="T20"> </text:span><text:span text:style-name="T5">pos </text:span><text:span text:style-name="T10">&lt;&lt;</text:span><text:span text:style-name="T5"> </text:span><text:span text:style-name="T26">e</text:span><text:span text:style-name="T15">n</text:span><text:span text:style-name="T5">d</text:span><text:span text:style-name="T16">l</text:span><text:span text:style-name="T4">;</text:span></text:p>
      <text:p text:style-name="P110"/>
      <text:p text:style-name="P72"><text:span text:style-name="T4">el</text:span><text:span text:style-name="T5">s</text:span><text:span text:style-name="T4">e</text:span><text:span text:style-name="T5"> </text:span><text:span text:style-name="T19">c</text:span><text:span text:style-name="T5">ou</text:span><text:span text:style-name="T4">t</text:span><text:span text:style-name="T5"> </text:span><text:span text:style-name="T10">&lt;&lt;</text:span><text:span text:style-name="T5"> "Ar</text:span><text:span text:style-name="T26">e</text:span><text:span text:style-name="T4">a</text:span><text:span text:style-name="T5"> no</text:span><text:span text:style-name="T4">t</text:span><text:span text:style-name="T5"> </text:span><text:span text:style-name="T15">f</text:span><text:span text:style-name="T5">ound" </text:span><text:span text:style-name="T10">&lt;&lt;</text:span><text:span text:style-name="T5"> </text:span><text:span text:style-name="T26">e</text:span><text:span text:style-name="T27">n</text:span><text:span text:style-name="T5">d</text:span><text:span text:style-name="T4">l;</text:span></text:p>
      <text:p text:style-name="P87"/>
      <text:p text:style-name="P87"/>
      <text:p text:style-name="P99"/>
      <text:p text:style-name="P72"><text:span text:style-name="T5">r</text:span><text:span text:style-name="T4">et</text:span><text:span text:style-name="T10">u</text:span><text:span text:style-name="T15">r</text:span><text:span text:style-name="T5">n</text:span><text:span text:style-name="T10"> </text:span><text:span text:style-name="T15">0</text:span><text:span text:style-name="T4">;</text:span></text:p>
      <text:p text:style-name="P109"/>
      <text:p text:style-name="P64"><text:span text:style-name="T5">}</text:span></text:p>
      <text:p text:style-name="P108"/>
      <text:p text:style-name="P64"><text:span text:style-name="T1">E</text:span><text:span text:style-name="T8">x</text:span><text:span text:style-name="T13">p</text:span><text:span text:style-name="T2">l</text:span><text:span text:style-name="T1">ana</text:span><text:span text:style-name="T13">t</text:span><text:span text:style-name="T2">i</text:span><text:span text:style-name="T1">on:</text:span></text:p>
      <text:p text:style-name="P137"><text:span text:style-name="T44">W</text:span><text:span text:style-name="T4">e</text:span><text:span text:style-name="T5"> </text:span><text:span text:style-name="T15">u</text:span><text:span text:style-name="T5">s</text:span><text:span text:style-name="T4">e</text:span><text:span text:style-name="T5"> </text:span><text:span text:style-name="T15">b</text:span><text:span text:style-name="T4">i</text:span><text:span text:style-name="T5">n</text:span><text:span text:style-name="T4">a</text:span><text:span text:style-name="T5">ry</text:span><text:span text:style-name="T15"> </text:span><text:span text:style-name="T5">s</text:span><text:span text:style-name="T4">ea</text:span><text:span text:style-name="T27">r</text:span><text:span text:style-name="T4">c</text:span><text:span text:style-name="T5">h</text:span><text:span text:style-name="T15"> </text:span><text:span text:style-name="T5">on</text:span><text:span text:style-name="T15"> </text:span><text:span text:style-name="T4">t</text:span><text:span text:style-name="T15">h</text:span><text:span text:style-name="T4">e</text:span><text:span text:style-name="T5"> </text:span><text:span text:style-name="T4">a</text:span><text:span text:style-name="T5">rr</text:span><text:span text:style-name="T26">a</text:span><text:span text:style-name="T5">y of</text:span><text:span text:style-name="T15"> </text:span><text:span text:style-name="T4">a</text:span><text:span text:style-name="T5">r</text:span><text:span text:style-name="T4">e</text:span><text:span text:style-name="T26">a</text:span><text:span text:style-name="T5">s. I</text:span><text:span text:style-name="T4">t</text:span><text:span text:style-name="T5"> </text:span><text:span text:style-name="T4">c</text:span><text:span text:style-name="T15">h</text:span><text:span text:style-name="T4">e</text:span><text:span text:style-name="T26">c</text:span><text:span text:style-name="T5">ks</text:span><text:span text:style-name="T15"> </text:span><text:span text:style-name="T4">t</text:span><text:span text:style-name="T5">h</text:span><text:span text:style-name="T11">e</text:span><text:span text:style-name="T5"> </text:span><text:span text:style-name="T27">m</text:span><text:span text:style-name="T16">i</text:span><text:span text:style-name="T5">dd</text:span><text:span text:style-name="T4">le</text:span><text:span text:style-name="T27"> </text:span><text:span text:style-name="T4">ele</text:span><text:span text:style-name="T5">m</text:span><text:span text:style-name="T16">e</text:span><text:span text:style-name="T27">n</text:span><text:span text:style-name="T4">t</text:span><text:span text:style-name="T5"> </text:span><text:span text:style-name="T4">a</text:span><text:span text:style-name="T15">n</text:span><text:span text:style-name="T5">d</text:span><text:span text:style-name="T10"> </text:span><text:span text:style-name="T5">r</text:span><text:span text:style-name="T4">e</text:span><text:span text:style-name="T15">d</text:span><text:span text:style-name="T5">u</text:span><text:span text:style-name="T4">c</text:span><text:span text:style-name="T26">e</text:span><text:span text:style-name="T5">s </text:span><text:span text:style-name="T16">t</text:span><text:span text:style-name="T5">h</text:span><text:span text:style-name="T4">e</text:span><text:span text:style-name="T27"> </text:span><text:span text:style-name="T5">s</text:span><text:span text:style-name="T4">ea</text:span><text:span text:style-name="T27">r</text:span><text:span text:style-name="T26">c</text:span><text:span text:style-name="T5">h</text:span><text:span text:style-name="T10"> </text:span><text:span text:style-name="T15">s</text:span><text:span text:style-name="T4">ize</text:span><text:span text:style-name="T5"> </text:span><text:span text:style-name="T4">e</text:span><text:span text:style-name="T19">a</text:span><text:span text:style-name="T4">c</text:span><text:span text:style-name="T15">h </text:span><text:span text:style-name="T5">s</text:span><text:span text:style-name="T11">t</text:span><text:span text:style-name="T26">e</text:span><text:span text:style-name="T5">p.</text:span></text:p>
      <text:p text:style-name="P87"/>
      <text:h text:style-name="P3" text:outline-level="2">Initialization and Input</text:h>
      <text:list text:style-name="L15">
        <text:list-item>
          <text:p text:style-name="P203"><text:span text:style-name="Source_20_Text">double areas[5] = {100, 80, 60, 40, 20};</text:span>: An array named <text:span text:style-name="Source_20_Text">areas</text:span> is declared and initialized with five <text:span text:style-name="Source_20_Text">double</text:span> values. <text:span text:style-name="T92">Crucially, binary search requires the array to be sorted.</text:span> In this example, the array is sorted in descending order.</text:p>
        </text:list-item>
        <text:list-item>
          <text:p text:style-name="P203"><text:span text:style-name="Source_20_Text">int n = 5;</text:span>: The variable <text:span text:style-name="Source_20_Text">n</text:span> stores the number of elements in the <text:span text:style-name="Source_20_Text">areas</text:span> array.</text:p>
        </text:list-item>
        <text:list-item>
          <text:p text:style-name="P203"><text:span text:style-name="Source_20_Text">double key;</text:span>: A variable <text:span text:style-name="Source_20_Text">key</text:span> is declared to store the value the user wants to search for.</text:p>
        </text:list-item>
        <text:list-item>
          <text:p text:style-name="P203"><text:span text:style-name="Source_20_Text">cout &lt;&lt; "Enter an area to search:"; cin &gt;&gt; key;</text:span>: The program prompts the user to enter an area and stores their input in the <text:span text:style-name="Source_20_Text">key</text:span> variable.</text:p>
        </text:list-item>
      </text:list>
      <text:h text:style-name="Heading_20_2" text:outline-level="2">2. The <text:span text:style-name="Source_20_Text">binarySearch</text:span> Function</text:h>
      <text:p text:style-name="Text_20_body">This function performs the core logic of the binary search.</text:p>
      <text:list text:style-name="L16">
        <text:list-item>
          <text:p text:style-name="P204"><text:span text:style-name="Source_20_Text">int binarySearch(double a[], int n, double key)</text:span>:</text:p>
          <text:list>
            <text:list-item>
              <text:p text:style-name="P204"><text:span text:style-name="Source_20_Text">a[]</text:span>: The array to search within.</text:p>
            </text:list-item>
            <text:list-item>
              <text:p text:style-name="P204"><text:span text:style-name="Source_20_Text">n</text:span>: The number of elements in the array.</text:p>
            </text:list-item>
            <text:list-item>
              <text:p text:style-name="P204"><text:span text:style-name="Source_20_Text">key</text:span>: The value to find.</text:p>
            </text:list-item>
          </text:list>
        </text:list-item>
        <text:list-item>
          <text:p text:style-name="P204"><text:span text:style-name="Source_20_Text">int l = 0, r = n - 1;</text:span>: Two index variables, <text:span text:style-name="Source_20_Text">l</text:span> (left) and <text:span text:style-name="Source_20_Text">r</text:span> (right), are initialized. <text:span text:style-name="Source_20_Text">l</text:span> points to the beginning of the array, and <text:span text:style-name="Source_20_Text">r</text:span> points to the end.</text:p>
        </text:list-item>
        <text:list-item>
          <text:p text:style-name="P204"><text:span text:style-name="Source_20_Text">while (l &lt;= r)</text:span>: The loop continues as long as the left index is less than or equal to the right index. This means there's still a portion of the array to search.</text:p>
        </text:list-item>
        <text:list-item>
          <text:p text:style-name="P204"><text:span text:style-name="Source_20_Text">int mid = (l + r) / 2;</text:span>: The <text:span text:style-name="Source_20_Text">mid</text:span> index is calculated as the average of <text:span text:style-name="Source_20_Text">l</text:span> and <text:span text:style-name="Source_20_Text">r</text:span>. This effectively divides the search space in half.</text:p>
        </text:list-item>
        <text:list-item>
          <text:p text:style-name="P204"><text:span text:style-name="Source_20_Text">if (a[mid] == key) return mid;</text:span>: If the element at the <text:span text:style-name="Source_20_Text">mid</text:span> index is equal to the <text:span text:style-name="Source_20_Text">key</text:span>, the function has found the value and returns the <text:span text:style-name="Source_20_Text">mid</text:span> index.</text:p>
        </text:list-item>
        <text:list-item>
          <text:p text:style-name="P204"><text:span text:style-name="Source_20_Text">else if (a[mid] &lt; key) l = mid + 1;</text:span>: If the element at <text:span text:style-name="Source_20_Text">mid</text:span> is <text:span text:style-name="T93">less than</text:span> the <text:span text:style-name="Source_20_Text">key</text:span>, it means the <text:span text:style-name="Source_20_Text">key</text:span> (if it exists) must be in the right half of the current search space (because the array is sorted in descending order). So, the <text:span text:style-name="Source_20_Text">l</text:span> index is updated to <text:span text:style-name="Source_20_Text">mid + 1</text:span>.</text:p>
        </text:list-item>
        <text:list-item>
          <text:p text:style-name="P204"><text:soft-page-break/><text:span text:style-name="Source_20_Text">else r = mid - 1;</text:span>: If the element at <text:span text:style-name="Source_20_Text">mid</text:span> is <text:span text:style-name="T93">greater than</text:span> the <text:span text:style-name="Source_20_Text">key</text:span>, it means the <text:span text:style-name="Source_20_Text">key</text:span> (if it exists) must be in the left half of the current search space. So, the <text:span text:style-name="Source_20_Text">r</text:span> index is updated to <text:span text:style-name="Source_20_Text">mid - 1</text:span>.</text:p>
        </text:list-item>
        <text:list-item>
          <text:p text:style-name="P204"><text:span text:style-name="Source_20_Text">return -1;</text:span>: If the <text:span text:style-name="Source_20_Text">while</text:span> loop finishes without finding the <text:span text:style-name="Source_20_Text">key</text:span> (i.e., <text:span text:style-name="Source_20_Text">l</text:span> becomes greater than <text:span text:style-name="Source_20_Text">r</text:span>), it means the <text:span text:style-name="Source_20_Text">key</text:span> is not present in the array, and the function returns <text:span text:style-name="Source_20_Text">-1</text:span>.</text:p>
        </text:list-item>
      </text:list>
      <text:h text:style-name="Heading_20_2" text:outline-level="2">3. Output</text:h>
      <text:list text:style-name="L17">
        <text:list-item>
          <text:p text:style-name="P205"><text:span text:style-name="Source_20_Text">int pos = binarySearch(areas, n, key);</text:span>: The <text:span text:style-name="Source_20_Text">binarySearch</text:span> function is called with the <text:span text:style-name="Source_20_Text">areas</text:span> array, its size <text:span text:style-name="Source_20_Text">n</text:span>, and the user-provided <text:span text:style-name="Source_20_Text">key</text:span>. The returned index is stored in <text:span text:style-name="Source_20_Text">pos</text:span>.</text:p>
        </text:list-item>
        <text:list-item>
          <text:p text:style-name="P205"><text:span text:style-name="Source_20_Text">if (pos != -1) cout &lt;&lt; "Area found at position" &lt;&lt; pos &lt;&lt; endl;</text:span>: If <text:span text:style-name="Source_20_Text">pos</text:span> is not <text:span text:style-name="Source_20_Text">-1</text:span> (meaning the <text:span text:style-name="Source_20_Text">key</text:span> was found), the program prints the position where it was found.</text:p>
        </text:list-item>
        <text:list-item>
          <text:p text:style-name="P205"><text:span text:style-name="Source_20_Text">else cout &lt;&lt; "Area not found" &lt;&lt; endl;</text:span>: If <text:span text:style-name="Source_20_Text">pos</text:span> is <text:span text:style-name="Source_20_Text">-1</text:span> (meaning the <text:span text:style-name="Source_20_Text">key</text:span> was not found), the program prints a "not found" message.</text:p>
        </text:list-item>
      </text:list>
      <text:p text:style-name="P87"/>
      <text:p text:style-name="P87"/>
      <text:p text:style-name="P112"/>
      <text:p text:style-name="P138"><text:span text:style-name="T8">6</text:span><text:span text:style-name="T1">.</text:span><text:span text:style-name="T12"> </text:span><text:span text:style-name="T1">B</text:span><text:span text:style-name="T2">e</text:span><text:span text:style-name="T1">fo</text:span><text:span text:style-name="T31">r</text:span><text:span text:style-name="T2">e</text:span><text:span text:style-name="T1"> a </text:span><text:span text:style-name="T13">m</text:span><text:span text:style-name="T1">at</text:span><text:span text:style-name="T2">c</text:span><text:span text:style-name="T1">h, th</text:span><text:span text:style-name="T2">e</text:span><text:span text:style-name="T17"> </text:span><text:span text:style-name="T2">c</text:span><text:span text:style-name="T1">h</text:span><text:span text:style-name="T2">ie</text:span><text:span text:style-name="T1">f</text:span><text:span text:style-name="T24"> </text:span><text:span text:style-name="T1">gu</text:span><text:span text:style-name="T14">e</text:span><text:span text:style-name="T1">st wan</text:span><text:span text:style-name="T13">t</text:span><text:span text:style-name="T1">s</text:span><text:span text:style-name="T8"> </text:span><text:span text:style-name="T24">t</text:span><text:span text:style-name="T1">o</text:span><text:span text:style-name="T8"> </text:span><text:span text:style-name="T13">m</text:span><text:span text:style-name="T2">ee</text:span><text:span text:style-name="T1">t a</text:span><text:span text:style-name="T2">ll</text:span><text:span text:style-name="T1"> th</text:span><text:span text:style-name="T2">e</text:span><text:span text:style-name="T13"> </text:span><text:span text:style-name="T24">p</text:span><text:span text:style-name="T14">l</text:span><text:span text:style-name="T1">a</text:span><text:span text:style-name="T8">y</text:span><text:span text:style-name="T14">e</text:span><text:span text:style-name="T2">r</text:span><text:span text:style-name="T1">s.</text:span><text:span text:style-name="T50"> </text:span><text:span text:style-name="T1">Th</text:span><text:span text:style-name="T2">e</text:span><text:span text:style-name="T71"> </text:span><text:span text:style-name="T1">h</text:span><text:span text:style-name="T2">e</text:span><text:span text:style-name="T1">ad </text:span><text:span text:style-name="T25">c</text:span><text:span text:style-name="T1">oa</text:span><text:span text:style-name="T2">c</text:span><text:span text:style-name="T1">h </text:span><text:span text:style-name="T2">i</text:span><text:span text:style-name="T1">n</text:span><text:span text:style-name="T13">t</text:span><text:span text:style-name="T22">r</text:span><text:span text:style-name="T24">o</text:span><text:span text:style-name="T1">du</text:span><text:span text:style-name="T14">c</text:span><text:span text:style-name="T2">e</text:span><text:span text:style-name="T1">s th</text:span><text:span text:style-name="T2">e</text:span><text:span text:style-name="T13"> </text:span><text:span text:style-name="T24">f</text:span><text:span text:style-name="T2">ir</text:span><text:span text:style-name="T13">s</text:span><text:span text:style-name="T1">t p</text:span><text:span text:style-name="T14">l</text:span><text:span text:style-name="T1">a</text:span><text:span text:style-name="T13">y</text:span><text:span text:style-name="T2">e</text:span><text:span text:style-name="T36">r</text:span><text:span text:style-name="T1">, t</text:span><text:span text:style-name="T17">h</text:span><text:span text:style-name="T2">e</text:span><text:span text:style-name="T1">n that</text:span><text:span text:style-name="T8"> </text:span><text:span text:style-name="T24">p</text:span><text:span text:style-name="T2">l</text:span><text:span text:style-name="T1">ay</text:span><text:span text:style-name="T25">e</text:span><text:span text:style-name="T2">r</text:span><text:span text:style-name="T21"> </text:span><text:span text:style-name="T2">i</text:span><text:span text:style-name="T1">n</text:span><text:span text:style-name="T13">t</text:span><text:span text:style-name="T31">r</text:span><text:span text:style-name="T24">o</text:span><text:span text:style-name="T1">du</text:span><text:span text:style-name="T2">ce</text:span><text:span text:style-name="T1">s t</text:span><text:span text:style-name="T24">h</text:span><text:span text:style-name="T2">e</text:span><text:span text:style-name="T1"> n</text:span><text:span text:style-name="T2">e</text:span><text:span text:style-name="T1">xt </text:span><text:span text:style-name="T24">p</text:span><text:span text:style-name="T2">l</text:span><text:span text:style-name="T1">ay</text:span><text:span text:style-name="T2">e</text:span><text:span text:style-name="T72">r</text:span><text:span text:style-name="T1">,</text:span><text:span text:style-name="T13"> </text:span><text:span text:style-name="T1">and </text:span><text:span text:style-name="T13">s</text:span><text:span text:style-name="T1">o</text:span><text:span text:style-name="T8"> </text:span><text:span text:style-name="T13">o</text:span><text:span text:style-name="T1">n, unt</text:span><text:span text:style-name="T2">il</text:span><text:span text:style-name="T13"> </text:span><text:span text:style-name="T1">a</text:span><text:span text:style-name="T2">ll</text:span><text:span text:style-name="T1"> p</text:span><text:span text:style-name="T2">l</text:span><text:span text:style-name="T13">a</text:span><text:span text:style-name="T1">y</text:span><text:span text:style-name="T2">e</text:span><text:span text:style-name="T25">r</text:span><text:span text:style-name="T1">s </text:span><text:span text:style-name="T13">a</text:span><text:span text:style-name="T22">r</text:span><text:span text:style-name="T2">e</text:span><text:span text:style-name="T1"> </text:span><text:span text:style-name="T2">i</text:span><text:span text:style-name="T1">n</text:span><text:span text:style-name="T13">t</text:span><text:span text:style-name="T31">r</text:span><text:span text:style-name="T1">od</text:span><text:span text:style-name="T13">u</text:span><text:span text:style-name="T2">ce</text:span><text:span text:style-name="T1">d.</text:span><text:span text:style-name="T30"> </text:span><text:span text:style-name="T1">Th</text:span><text:span text:style-name="T2">e</text:span><text:span text:style-name="T1"> </text:span><text:span text:style-name="T25">c</text:span><text:span text:style-name="T1">h</text:span><text:span text:style-name="T2">ie</text:span><text:span text:style-name="T1">f</text:span><text:span text:style-name="T75"> </text:span><text:span text:style-name="T1">gu</text:span><text:span text:style-name="T14">e</text:span><text:span text:style-name="T1">st</text:span><text:span text:style-name="T8"> </text:span><text:span text:style-name="T13">m</text:span><text:span text:style-name="T1">ov</text:span><text:span text:style-name="T2">e</text:span><text:span text:style-name="T1">s</text:span><text:span text:style-name="T8"> </text:span><text:span text:style-name="T24">f</text:span><text:span text:style-name="T8">o</text:span><text:span text:style-name="T2">r</text:span><text:span text:style-name="T17">w</text:span><text:span text:style-name="T1">a</text:span><text:span text:style-name="T14">r</text:span><text:span text:style-name="T1">d </text:span><text:span text:style-name="T13">w</text:span><text:span text:style-name="T2">i</text:span><text:span text:style-name="T1">th</text:span><text:span text:style-name="T8"> </text:span><text:span text:style-name="T2">e</text:span><text:span text:style-name="T1">a</text:span><text:span text:style-name="T14">c</text:span><text:span text:style-name="T1">h </text:span><text:span text:style-name="T2">i</text:span><text:span text:style-name="T1">nt</text:span><text:span text:style-name="T31">r</text:span><text:span text:style-name="T1">od</text:span><text:span text:style-name="T24">u</text:span><text:span text:style-name="T2">c</text:span><text:span text:style-name="T1">t</text:span><text:span text:style-name="T2">i</text:span><text:span text:style-name="T1">on,</text:span><text:span text:style-name="T13"> m</text:span><text:span text:style-name="T2">ee</text:span><text:span text:style-name="T1">t</text:span><text:span text:style-name="T66">i</text:span><text:span text:style-name="T24">n</text:span><text:span text:style-name="T1">g</text:span><text:span text:style-name="T8"> </text:span><text:span text:style-name="T1">th</text:span><text:span text:style-name="T2">e</text:span><text:span text:style-name="T13"> </text:span><text:span text:style-name="T17">p</text:span><text:span text:style-name="T2">l</text:span><text:span text:style-name="T1">ay</text:span><text:span text:style-name="T2">er</text:span><text:span text:style-name="T1">s</text:span><text:span text:style-name="T24"> </text:span><text:span text:style-name="T1">on</text:span><text:span text:style-name="T2">e</text:span><text:span text:style-name="T1"> at </text:span><text:span text:style-name="T8">a</text:span><text:span text:style-name="T1"> </text:span><text:span text:style-name="T13">t</text:span><text:span text:style-name="T2">i</text:span><text:span text:style-name="T13">m</text:span><text:span text:style-name="T2">e</text:span><text:span text:style-name="T1">. How </text:span><text:span text:style-name="T13">wo</text:span><text:span text:style-name="T1">u</text:span><text:span text:style-name="T2">l</text:span><text:span text:style-name="T1">d y</text:span><text:span text:style-name="T37">o</text:span><text:span text:style-name="T1">u</text:span><text:span text:style-name="T24"> </text:span><text:span text:style-name="T2">i</text:span><text:span text:style-name="T13">m</text:span><text:span text:style-name="T1">p</text:span><text:span text:style-name="T2">le</text:span><text:span text:style-name="T13">m</text:span><text:span text:style-name="T2">e</text:span><text:span text:style-name="T1">nt th</text:span><text:span text:style-name="T2">e</text:span><text:span text:style-name="T24"> </text:span><text:span text:style-name="T1">abov</text:span><text:span text:style-name="T2">e</text:span><text:span text:style-name="T24"> </text:span><text:span text:style-name="T1">a</text:span><text:span text:style-name="T2">c</text:span><text:span text:style-name="T13">t</text:span><text:span text:style-name="T2">i</text:span><text:span text:style-name="T13">v</text:span><text:span text:style-name="T2">i</text:span><text:span text:style-name="T13">t</text:span><text:span text:style-name="T1">y</text:span><text:span text:style-name="T8"> </text:span><text:span text:style-name="T1">u</text:span><text:span text:style-name="T13">s</text:span><text:span text:style-name="T9">i</text:span><text:span text:style-name="T24">n</text:span><text:span text:style-name="T1">g a</text:span><text:span text:style-name="T49"> </text:span><text:span text:style-name="T1">L</text:span><text:span text:style-name="T9">i</text:span><text:span text:style-name="T1">nk</text:span><text:span text:style-name="T2">e</text:span><text:span text:style-name="T1">d </text:span><text:span text:style-name="T17">L</text:span><text:span text:style-name="T9">i</text:span><text:span text:style-name="T1">st?</text:span><text:span text:style-name="T34"> </text:span><text:span text:style-name="T30">W</text:span><text:span text:style-name="T2">r</text:span><text:span text:style-name="T14">i</text:span><text:span text:style-name="T1">t</text:span><text:span text:style-name="T2">e</text:span><text:span text:style-name="T17"> </text:span><text:span text:style-name="T1">a</text:span><text:span text:style-name="T8"> </text:span><text:span text:style-name="T1">C++</text:span><text:span text:style-name="T8"> </text:span><text:span text:style-name="T24">p</text:span><text:span text:style-name="T22">r</text:span><text:span text:style-name="T13">o</text:span><text:span text:style-name="T1">g</text:span><text:span text:style-name="T14">r</text:span><text:span text:style-name="T1">am to</text:span><text:span text:style-name="T13"> </text:span><text:span text:style-name="T25">i</text:span><text:span text:style-name="T13">m</text:span><text:span text:style-name="T1">p</text:span><text:span text:style-name="T9">l</text:span><text:span text:style-name="T2">e</text:span><text:span text:style-name="T13">m</text:span><text:span text:style-name="T2">e</text:span><text:span text:style-name="T1">nt th</text:span><text:span text:style-name="T2">e</text:span><text:span text:style-name="T17"> </text:span><text:span text:style-name="T2">l</text:span><text:span text:style-name="T1">o</text:span><text:span text:style-name="T13">g</text:span><text:span text:style-name="T2">ic</text:span><text:span text:style-name="T1">.</text:span></text:p>
      <text:p text:style-name="P87"/>
      <text:p text:style-name="P87"/>
      <text:p text:style-name="P111"/>
      <text:p text:style-name="P64"><text:span text:style-name="T1">Ans:</text:span></text:p>
      <text:p text:style-name="P87"/>
      <text:p text:style-name="P87"/>
      <text:p text:style-name="P99"/>
      <text:p text:style-name="P64"><text:span text:style-name="T1">Th</text:span><text:span text:style-name="T2">e</text:span><text:span text:style-name="T1">o</text:span><text:span text:style-name="T2">r</text:span><text:span text:style-name="T1">y:</text:span></text:p>
      <text:p text:style-name="P139"><text:span text:style-name="T5">A</text:span><text:span text:style-name="T29"> </text:span><text:span text:style-name="T5">s</text:span><text:span text:style-name="T4">i</text:span><text:span text:style-name="T15">n</text:span><text:span text:style-name="T5">g</text:span><text:span text:style-name="T4">l</text:span><text:span text:style-name="T5">y </text:span><text:span text:style-name="T16">l</text:span><text:span text:style-name="T4">i</text:span><text:span text:style-name="T5">nk</text:span><text:span text:style-name="T16">e</text:span><text:span text:style-name="T5">d</text:span><text:span text:style-name="T10"> </text:span><text:span text:style-name="T16">li</text:span><text:span text:style-name="T5">s</text:span><text:span text:style-name="T4">t</text:span><text:span text:style-name="T10"> </text:span><text:span text:style-name="T11">i</text:span><text:span text:style-name="T5">s</text:span><text:span text:style-name="T15"> </text:span><text:span text:style-name="T5">b</text:span><text:span text:style-name="T4">e</text:span><text:span text:style-name="T15">s</text:span><text:span text:style-name="T11">t</text:span><text:span text:style-name="T5">. </text:span><text:span text:style-name="T27">E</text:span><text:span text:style-name="T4">a</text:span><text:span text:style-name="T26">c</text:span><text:span text:style-name="T5">h nod</text:span><text:span text:style-name="T4">e</text:span><text:span text:style-name="T5"> </text:span><text:span text:style-name="T27">s</text:span><text:span text:style-name="T11">t</text:span><text:span text:style-name="T5">o</text:span><text:span text:style-name="T15">r</text:span><text:span text:style-name="T26">e</text:span><text:span text:style-name="T5">s </text:span><text:span text:style-name="T4">a</text:span><text:span text:style-name="T15"> p</text:span><text:span text:style-name="T11">l</text:span><text:span text:style-name="T26">a</text:span><text:span text:style-name="T5">y</text:span><text:span text:style-name="T4">e</text:span><text:span text:style-name="T5">r </text:span><text:span text:style-name="T15">n</text:span><text:span text:style-name="T4">a</text:span><text:span text:style-name="T5">m</text:span><text:span text:style-name="T4">e</text:span><text:span text:style-name="T5"> </text:span><text:span text:style-name="T19">a</text:span><text:span text:style-name="T5">nd</text:span><text:span text:style-name="T15"> </text:span><text:span text:style-name="T4">a</text:span><text:span text:style-name="T27"> </text:span><text:span text:style-name="T5">po</text:span><text:span text:style-name="T4">i</text:span><text:span text:style-name="T5">n</text:span><text:span text:style-name="T4">te</text:span><text:span text:style-name="T5">r </text:span><text:span text:style-name="T4">t</text:span><text:span text:style-name="T5">o</text:span><text:span text:style-name="T15"> </text:span><text:span text:style-name="T4">t</text:span><text:span text:style-name="T5">h</text:span><text:span text:style-name="T4">e</text:span><text:span text:style-name="T5"> n</text:span><text:span text:style-name="T16">e</text:span><text:span text:style-name="T5">x</text:span><text:span text:style-name="T4">t</text:span><text:span text:style-name="T15"> p</text:span><text:span text:style-name="T4">la</text:span><text:span text:style-name="T15">y</text:span><text:span text:style-name="T4">e</text:span><text:span text:style-name="T29">r</text:span><text:span text:style-name="T5">.</text:span></text:p>
      <text:p text:style-name="P87"/>
      <text:p text:style-name="P87"/>
      <text:p text:style-name="P112"/>
      <text:p text:style-name="P64"><text:span text:style-name="T1">Cod</text:span><text:span text:style-name="T2">e</text:span><text:span text:style-name="T8">:</text:span></text:p>
      <text:p text:style-name="P111"/>
      <text:p text:style-name="P64"><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text:span></text:p>
      <text:p text:style-name="P109"/>
      <text:p text:style-name="P64"><text:span text:style-name="T5">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p>
      <text:p text:style-name="P87"/>
      <text:p text:style-name="P87"/>
      <text:p text:style-name="P96"/>
      <text:p text:style-name="P64"><text:span text:style-name="T5">s</text:span><text:span text:style-name="T4">t</text:span><text:span text:style-name="T15">r</text:span><text:span text:style-name="T5">u</text:span><text:span text:style-name="T16">c</text:span><text:span text:style-name="T4">t</text:span><text:span text:style-name="T5"> Nod</text:span><text:span text:style-name="T4">e</text:span><text:span text:style-name="T5"> {</text:span></text:p>
      <text:p text:style-name="P107"/>
      <text:p text:style-name="P72"><text:span text:style-name="T5">s</text:span><text:span text:style-name="T4">t</text:span><text:span text:style-name="T5">r</text:span><text:span text:style-name="T4">i</text:span><text:span text:style-name="T5">ng</text:span><text:span text:style-name="T10"> </text:span><text:span text:style-name="T5">n</text:span><text:span text:style-name="T4">a</text:span><text:span text:style-name="T5">m</text:span><text:span text:style-name="T4">e;</text:span></text:p>
      <text:p text:style-name="P110"/>
      <text:p text:style-name="P72"><text:span text:style-name="T15">N</text:span><text:span text:style-name="T10">od</text:span><text:span text:style-name="T4">e</text:span><text:span text:style-name="T5">*</text:span><text:span text:style-name="T15"> </text:span><text:span text:style-name="T5">n</text:span><text:span text:style-name="T26">e</text:span><text:span text:style-name="T5">x</text:span><text:span text:style-name="T4">t;</text:span><text:bookmark-end text:name="_page_35_0"/></text:p>
      <text:p text:style-name="P42"><text:bookmark-start text:name="_page_37_0"/></text:p>
      <text:p text:style-name="P72"><text:span text:style-name="T15">N</text:span><text:span text:style-name="T10">od</text:span><text:span text:style-name="T4">e</text:span><text:span text:style-name="T5">(s</text:span><text:span text:style-name="T4">t</text:span><text:span text:style-name="T15">r</text:span><text:span text:style-name="T4">i</text:span><text:span text:style-name="T15">n</text:span><text:span text:style-name="T5">g</text:span><text:span text:style-name="T10"> </text:span><text:span text:style-name="T15">s</text:span><text:span text:style-name="T5">) </text:span><text:span text:style-name="T10">{</text:span><text:span text:style-name="T5"> n</text:span><text:span text:style-name="T16">a</text:span><text:span text:style-name="T5">m</text:span><text:span text:style-name="T4">e</text:span><text:span text:style-name="T5"> = s</text:span><text:span text:style-name="T11">;</text:span><text:span text:style-name="T27"> </text:span><text:span text:style-name="T5">n</text:span><text:span text:style-name="T16">e</text:span><text:span text:style-name="T5">x</text:span><text:span text:style-name="T4">t</text:span><text:span text:style-name="T10"> </text:span><text:span text:style-name="T5">= </text:span><text:span text:style-name="T15">N</text:span><text:span text:style-name="T5">U</text:span><text:span text:style-name="T15">L</text:span><text:span text:style-name="T5">L</text:span><text:span text:style-name="T4">;</text:span><text:span text:style-name="T5"> </text:span><text:span text:style-name="T10">}</text:span></text:p>
      <text:p text:style-name="P107"/>
      <text:p text:style-name="P64"><text:span text:style-name="T5">}</text:span><text:span text:style-name="T4">;</text:span></text:p>
      <text:p text:style-name="P87"/>
      <text:p text:style-name="P87"/>
      <text:p text:style-name="P96"/>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108"/>
      <text:p text:style-name="P16"><text:span text:style-name="T5">s</text:span><text:span text:style-name="T4">t</text:span><text:span text:style-name="T5">r</text:span><text:span text:style-name="T4">i</text:span><text:span text:style-name="T5">ng</text:span><text:span text:style-name="T10"> </text:span><text:span text:style-name="T15">p</text:span><text:span text:style-name="T4">l</text:span><text:span text:style-name="T16">a</text:span><text:span text:style-name="T5">y</text:span><text:span text:style-name="T4">e</text:span><text:span text:style-name="T5">rs[5]</text:span><text:span text:style-name="T10"> </text:span><text:span text:style-name="T5">= {"P</text:span><text:span text:style-name="T11">l</text:span><text:span text:style-name="T16">a</text:span><text:span text:style-name="T5">y</text:span><text:span text:style-name="T4">e</text:span><text:span text:style-name="T27">r</text:span><text:span text:style-name="T5">1"</text:span><text:span text:style-name="T15">,</text:span><text:span text:style-name="T5">"P</text:span><text:span text:style-name="T4">la</text:span><text:span text:style-name="T5">y</text:span><text:span text:style-name="T4">e</text:span><text:span text:style-name="T27">r</text:span><text:span text:style-name="T15">2</text:span><text:span text:style-name="T5">","P</text:span><text:span text:style-name="T11">l</text:span><text:span text:style-name="T16">a</text:span><text:span text:style-name="T5">y</text:span><text:span text:style-name="T4">e</text:span><text:span text:style-name="T15">r</text:span><text:span text:style-name="T5">3"</text:span><text:span text:style-name="T27">,</text:span><text:span text:style-name="T5">"P</text:span><text:span text:style-name="T11">l</text:span><text:span text:style-name="T16">a</text:span><text:span text:style-name="T5">y</text:span><text:span text:style-name="T4">e</text:span><text:span text:style-name="T27">r</text:span><text:span text:style-name="T15">4</text:span><text:span text:style-name="T5">","P</text:span><text:span text:style-name="T4">l</text:span><text:span text:style-name="T16">a</text:span><text:span text:style-name="T5">y</text:span><text:span text:style-name="T4">e</text:span><text:span text:style-name="T27">r</text:span><text:span text:style-name="T5">5"</text:span><text:span text:style-name="T15">}</text:span><text:span text:style-name="T4">;</text:span></text:p>
      <text:p text:style-name="P87"/>
      <text:p text:style-name="P87"/>
      <text:p text:style-name="P109"/>
      <text:p text:style-name="P72"><text:span text:style-name="T15">N</text:span><text:span text:style-name="T10">od</text:span><text:span text:style-name="T4">e</text:span><text:span text:style-name="T5">*</text:span><text:span text:style-name="T15"> </text:span><text:span text:style-name="T5">h</text:span><text:span text:style-name="T4">e</text:span><text:span text:style-name="T26">a</text:span><text:span text:style-name="T5">d</text:span><text:span text:style-name="T10"> </text:span><text:span text:style-name="T5">= </text:span><text:span text:style-name="T15">N</text:span><text:span text:style-name="T5">U</text:span><text:span text:style-name="T15">L</text:span><text:span text:style-name="T5">L</text:span><text:span text:style-name="T4">;</text:span></text:p>
      <text:p text:style-name="P111"/>
      <text:p text:style-name="P72"><text:span text:style-name="T15">N</text:span><text:span text:style-name="T10">od</text:span><text:span text:style-name="T4">e</text:span><text:span text:style-name="T5">*</text:span><text:span text:style-name="T15"> </text:span><text:span text:style-name="T4">ta</text:span><text:span text:style-name="T16">i</text:span><text:span text:style-name="T4">l</text:span><text:span text:style-name="T5"> </text:span><text:span text:style-name="T10">=</text:span><text:span text:style-name="T5"> </text:span><text:span text:style-name="T27">N</text:span><text:span text:style-name="T5">U</text:span><text:span text:style-name="T15">L</text:span><text:span text:style-name="T5">L</text:span><text:span text:style-name="T4">;</text:span></text:p>
      <text:p text:style-name="P87"/>
      <text:p text:style-name="P87"/>
      <text:p text:style-name="P96"/>
      <text:p text:style-name="P72"><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5</text:span><text:span text:style-name="T4">;</text:span><text:span text:style-name="T5"> </text:span><text:span text:style-name="T4">i</text:span><text:span text:style-name="T5">++) </text:span><text:span text:style-name="T10">{</text:span></text:p>
      <text:p text:style-name="P109"/>
      <text:p text:style-name="P82"><text:span text:style-name="T15">N</text:span><text:span text:style-name="T10">od</text:span><text:span text:style-name="T16">e</text:span><text:span text:style-name="T5">* </text:span><text:span text:style-name="T15">n</text:span><text:span text:style-name="T10">o</text:span><text:span text:style-name="T5">d</text:span><text:span text:style-name="T4">e</text:span><text:span text:style-name="T5"> = </text:span><text:span text:style-name="T15">n</text:span><text:span text:style-name="T4">e</text:span><text:span text:style-name="T5">w </text:span><text:span text:style-name="T27">N</text:span><text:span text:style-name="T5">od</text:span><text:span text:style-name="T4">e</text:span><text:span text:style-name="T5">(p</text:span><text:span text:style-name="T4">la</text:span><text:span text:style-name="T15">y</text:span><text:span text:style-name="T4">e</text:span><text:span text:style-name="T5">rs</text:span><text:span text:style-name="T15">[</text:span><text:span text:style-name="T4">i</text:span><text:span text:style-name="T5">]</text:span><text:span text:style-name="T15">)</text:span><text:span text:style-name="T4">;</text:span></text:p>
      <text:p text:style-name="P108"/>
      <text:p text:style-name="P81"><text:span text:style-name="T4">i</text:span><text:span text:style-name="T5">f</text:span><text:span text:style-name="T10"> </text:span><text:span text:style-name="T5">(h</text:span><text:span text:style-name="T11">e</text:span><text:span text:style-name="T4">a</text:span><text:span text:style-name="T5">d </text:span><text:span text:style-name="T10">==</text:span><text:span text:style-name="T5"> </text:span><text:span text:style-name="T15">NU</text:span><text:span text:style-name="T5">L</text:span><text:span text:style-name="T15">L</text:span><text:span text:style-name="T5">) h</text:span><text:span text:style-name="T4">ea</text:span><text:span text:style-name="T5">d</text:span><text:span text:style-name="T10"> </text:span><text:span text:style-name="T5">=</text:span><text:span text:style-name="T27"> </text:span><text:span text:style-name="T4">t</text:span><text:span text:style-name="T26">a</text:span><text:span text:style-name="T4">il</text:span><text:span text:style-name="T5"> </text:span><text:span text:style-name="T10">=</text:span><text:span text:style-name="T20"> </text:span><text:span text:style-name="T5">n</text:span><text:span text:style-name="T15">o</text:span><text:span text:style-name="T10">d</text:span><text:span text:style-name="T16">e</text:span><text:span text:style-name="T4">;</text:span></text:p>
      <text:p text:style-name="P107"/>
      <text:p text:style-name="P81"><text:span text:style-name="T4">el</text:span><text:span text:style-name="T5">s</text:span><text:span text:style-name="T4">e</text:span><text:span text:style-name="T5"> {</text:span></text:p>
      <text:p text:style-name="P108"/>
      <text:p text:style-name="P78"><text:span text:style-name="T4">tai</text:span><text:span text:style-name="T39">l</text:span><text:span text:style-name="T5">-&gt;n</text:span><text:span text:style-name="T26">e</text:span><text:span text:style-name="T5">x</text:span><text:span text:style-name="T4">t</text:span><text:span text:style-name="T10"> =</text:span><text:span text:style-name="T20"> </text:span><text:span text:style-name="T15">n</text:span><text:span text:style-name="T5">od</text:span><text:span text:style-name="T4">e;</text:span></text:p>
      <text:p text:style-name="P109"/>
      <text:p text:style-name="P78"><text:span text:style-name="T4">tail</text:span><text:span text:style-name="T10"> =</text:span><text:span text:style-name="T5"> </text:span><text:span text:style-name="T27">n</text:span><text:span text:style-name="T5">od</text:span><text:span text:style-name="T16">e</text:span><text:span text:style-name="T4">;</text:span></text:p>
      <text:p text:style-name="P107"/>
      <text:p text:style-name="P81"><text:span text:style-name="T5">}</text:span></text:p>
      <text:p text:style-name="P108"/>
      <text:p text:style-name="P72"><text:span text:style-name="T5">}</text:span></text:p>
      <text:p text:style-name="P87"/>
      <text:p text:style-name="P87"/>
      <text:p text:style-name="P96"/>
      <text:p text:style-name="P72"><text:span text:style-name="T4">c</text:span><text:span text:style-name="T5">o</text:span><text:span text:style-name="T10">u</text:span><text:span text:style-name="T4">t</text:span><text:span text:style-name="T5"> </text:span><text:span text:style-name="T15">&lt;</text:span><text:span text:style-name="T5">&lt; "</text:span><text:span text:style-name="T15">C</text:span><text:span text:style-name="T5">h</text:span><text:span text:style-name="T4">ie</text:span><text:span text:style-name="T5">f </text:span><text:span text:style-name="T15">g</text:span><text:span text:style-name="T5">u</text:span><text:span text:style-name="T16">e</text:span><text:span text:style-name="T5">s</text:span><text:span text:style-name="T4">t</text:span><text:span text:style-name="T5"> m</text:span><text:span text:style-name="T26">e</text:span><text:span text:style-name="T4">e</text:span><text:span text:style-name="T16">t</text:span><text:span text:style-name="T5">s p</text:span><text:span text:style-name="T4">l</text:span><text:span text:style-name="T26">a</text:span><text:span text:style-name="T5">y</text:span><text:span text:style-name="T4">e</text:span><text:span text:style-name="T27">r</text:span><text:span text:style-name="T5">s</text:span><text:span text:style-name="T62">:</text:span><text:span text:style-name="T16">\</text:span><text:span text:style-name="T5">n</text:span><text:span text:style-name="T15">"</text:span><text:span text:style-name="T4">;</text:span></text:p>
      <text:p text:style-name="P109"/>
      <text:p text:style-name="P72"><text:span text:style-name="T15">N</text:span><text:span text:style-name="T10">od</text:span><text:span text:style-name="T4">e</text:span><text:span text:style-name="T5">*</text:span><text:span text:style-name="T40"> </text:span><text:span text:style-name="T26">c</text:span><text:span text:style-name="T5">ur </text:span><text:span text:style-name="T10">=</text:span><text:span text:style-name="T20"> </text:span><text:span text:style-name="T5">h</text:span><text:span text:style-name="T4">e</text:span><text:span text:style-name="T26">a</text:span><text:span text:style-name="T5">d</text:span><text:span text:style-name="T4">;</text:span></text:p>
      <text:p text:style-name="P108"/>
      <text:p text:style-name="P72"><text:span text:style-name="T15">w</text:span><text:span text:style-name="T10">h</text:span><text:span text:style-name="T11">il</text:span><text:span text:style-name="T4">e</text:span><text:span text:style-name="T5"> (</text:span><text:span text:style-name="T26">c</text:span><text:span text:style-name="T5">ur != </text:span><text:span text:style-name="T15">NU</text:span><text:span text:style-name="T5">L</text:span><text:span text:style-name="T15">L</text:span><text:span text:style-name="T5">)</text:span><text:span text:style-name="T10"> </text:span><text:span text:style-name="T5">{</text:span></text:p>
      <text:p text:style-name="P107"/>
      <text:p text:style-name="P81"><text:span text:style-name="T4">c</text:span><text:span text:style-name="T5">o</text:span><text:span text:style-name="T10">u</text:span><text:span text:style-name="T4">t</text:span><text:span text:style-name="T5"> </text:span><text:span text:style-name="T10">&lt;&lt;</text:span><text:span text:style-name="T5"> </text:span><text:span text:style-name="T26">c</text:span><text:span text:style-name="T5">u</text:span><text:span text:style-name="T27">r-</text:span><text:span text:style-name="T5">&gt;</text:span><text:span text:style-name="T10">n</text:span><text:span text:style-name="T26">a</text:span><text:span text:style-name="T5">m</text:span><text:span text:style-name="T4">e</text:span><text:span text:style-name="T5"> &lt;&lt; </text:span><text:span text:style-name="T4">e</text:span><text:span text:style-name="T15">nd</text:span><text:span text:style-name="T4">l;</text:span></text:p>
      <text:p text:style-name="P108"/>
      <text:p text:style-name="P81"><text:span text:style-name="T4">c</text:span><text:span text:style-name="T5">ur </text:span><text:span text:style-name="T10">=</text:span><text:span text:style-name="T5"> </text:span><text:span text:style-name="T4">c</text:span><text:span text:style-name="T5">u</text:span><text:span text:style-name="T20">r</text:span><text:span text:style-name="T5">-</text:span><text:span text:style-name="T27">&gt;</text:span><text:span text:style-name="T5">n</text:span><text:span text:style-name="T4">e</text:span><text:span text:style-name="T5">x</text:span><text:span text:style-name="T4">t;</text:span></text:p>
      <text:p text:style-name="P109"/>
      <text:p text:style-name="P72"><text:span text:style-name="T5">}</text:span></text:p>
      <text:p text:style-name="P107"/>
      <text:p text:style-name="P72"><text:span text:style-name="T5">r</text:span><text:span text:style-name="T4">et</text:span><text:span text:style-name="T10">u</text:span><text:span text:style-name="T15">r</text:span><text:span text:style-name="T5">n</text:span><text:span text:style-name="T10"> </text:span><text:span text:style-name="T15">0</text:span><text:span text:style-name="T4">;</text:span></text:p>
      <text:p text:style-name="P108"/>
      <text:p text:style-name="P64"><text:span text:style-name="T5">}</text:span><text:bookmark-end text:name="_page_37_0"/></text:p>
      <text:p text:style-name="P64"><text:span text:style-name="T5"/></text:p>
      <text:p text:style-name="P210"><text:span text:style-name="T5">This C++ code implements a </text:span><text:span text:style-name="T3">singly linked list</text:span><text:span text:style-name="T5"> to store player names and then iterates through the list to print them. Here's the procedure:</text:span></text:p>
      <text:h text:style-name="Heading_20_2" text:outline-level="2"><text:soft-page-break/>1. Setup and Initialization</text:h>
      <text:list text:style-name="L18">
        <text:list-item>
          <text:p text:style-name="P206"><text:span text:style-name="T92">Include Headers:</text:span> The code starts by including <text:span text:style-name="Source_20_Text">&lt;iostream&gt;</text:span> for input/output operations and <text:span text:style-name="Source_20_Text">using namespace std;</text:span> to avoid repeatedly typing <text:span text:style-name="Source_20_Text">std::</text:span>.</text:p>
        </text:list-item>
        <text:list-item>
          <text:p text:style-name="P190">Node Structure:</text:p>
          <text:list>
            <text:list-item>
              <text:p text:style-name="P206">A <text:span text:style-name="Source_20_Text">struct Node</text:span> is defined to represent an element in the linked list.</text:p>
            </text:list-item>
            <text:list-item>
              <text:p text:style-name="P206">Each <text:span text:style-name="Source_20_Text">Node</text:span> contains:</text:p>
              <text:list>
                <text:list-item>
                  <text:p text:style-name="P206"><text:span text:style-name="Source_20_Text">string name</text:span>: Stores the player's name.</text:p>
                </text:list-item>
                <text:list-item>
                  <text:p text:style-name="P206"><text:span text:style-name="Source_20_Text">Node* next</text:span>: A pointer to the next <text:span text:style-name="Source_20_Text">Node</text:span> in the list.</text:p>
                </text:list-item>
              </text:list>
            </text:list-item>
            <text:list-item>
              <text:p text:style-name="P206">A constructor <text:span text:style-name="Source_20_Text">Node(string s)</text:span> is provided to easily create a new node with a given name, initializing <text:span text:style-name="Source_20_Text">next</text:span> to <text:span text:style-name="Source_20_Text">NULL</text:span>.</text:p>
            </text:list-item>
          </text:list>
        </text:list-item>
        <text:list-item>
          <text:p text:style-name="P206"><text:span text:style-name="T92">Main Function:</text:span> The <text:span text:style-name="Source_20_Text">main</text:span> function is the entry point of the program.</text:p>
        </text:list-item>
        <text:list-item>
          <text:p text:style-name="P206"><text:span text:style-name="T92">Player Names:</text:span> <text:span text:style-name="Source_20_Text">string players[5] = {"Player1", "Player2", "Player3", "Player4", "Player5"};</text:span> declares an array holding the names of five players.</text:p>
        </text:list-item>
        <text:list-item>
          <text:p text:style-name="P190">List Pointers:</text:p>
          <text:list>
            <text:list-item>
              <text:p text:style-name="P206"><text:span text:style-name="Source_20_Text">Node* head = NULL;</text:span>: A pointer <text:span text:style-name="Source_20_Text">head</text:span> is initialized to <text:span text:style-name="Source_20_Text">NULL</text:span>, indicating that the list is initially empty. This pointer will point to the first node.</text:p>
            </text:list-item>
            <text:list-item>
              <text:p text:style-name="P206"><text:span text:style-name="Source_20_Text">Node* tail = NULL;</text:span>: A pointer <text:span text:style-name="Source_20_Text">tail</text:span> is also initialized to <text:span text:style-name="Source_20_Text">NULL</text:span>. This pointer will point to the last node in the list, making insertions at the end efficient.</text:p>
            </text:list-item>
          </text:list>
        </text:list-item>
      </text:list>
      <text:h text:style-name="Heading_20_2" text:outline-level="2">2. Building the Linked List</text:h>
      <text:list text:style-name="L19">
        <text:list-item>
          <text:p text:style-name="P207"><text:span text:style-name="T92">Loop through Players:</text:span> A <text:span text:style-name="Source_20_Text">for</text:span> loop iterates five times (from <text:span text:style-name="Source_20_Text">i = 0</text:span> to <text:span text:style-name="Source_20_Text">4</text:span>) to process each player name from the <text:span text:style-name="Source_20_Text">players</text:span> array.</text:p>
        </text:list-item>
        <text:list-item>
          <text:p text:style-name="P207"><text:span text:style-name="T92">Create New Node:</text:span> Inside the loop, <text:span text:style-name="Source_20_Text">Node* node = newNode(players[i]);</text:span> creates a new <text:span text:style-name="Source_20_Text">Node</text:span> object using the current player's name. (Note: The code provided has <text:span text:style-name="Source_20_Text">newNode</text:span> but it's not defined. Assuming it's a typo and should be <text:span text:style-name="Source_20_Text">new Node(players[i])</text:span> as per the struct definition.)</text:p>
        </text:list-item>
        <text:list-item>
          <text:p text:style-name="P191">Handle Empty List:</text:p>
          <text:list>
            <text:list-item>
              <text:p text:style-name="P207"><text:span text:style-name="Source_20_Text">if (head == NULL)</text:span>: This condition checks if the list is currently empty.</text:p>
            </text:list-item>
            <text:list-item>
              <text:p text:style-name="P207">If it is empty, both <text:span text:style-name="Source_20_Text">head</text:span> and <text:span text:style-name="Source_20_Text">tail</text:span> are set to point to the newly created <text:span text:style-name="Source_20_Text">node</text:span>, making it the first and only node in the list.</text:p>
            </text:list-item>
          </text:list>
        </text:list-item>
        <text:list-item>
          <text:p text:style-name="P191">Append to Non-Empty List:</text:p>
          <text:list>
            <text:list-item>
              <text:p text:style-name="P207"><text:span text:style-name="Source_20_Text">else</text:span>: If the list is not empty (meaning <text:span text:style-name="Source_20_Text">head</text:span> is not <text:span text:style-name="Source_20_Text">NULL</text:span>), this block executes.</text:p>
            </text:list-item>
            <text:list-item>
              <text:p text:style-name="P207"><text:span text:style-name="Source_20_Text">tail-&gt;next = node;</text:span>: The <text:span text:style-name="Source_20_Text">next</text:span> pointer of the current last node (<text:span text:style-name="Source_20_Text">tail</text:span>) is updated to point to the new <text:span text:style-name="Source_20_Text">node</text:span>. This links the new node to the end of the list.</text:p>
            </text:list-item>
            <text:list-item>
              <text:p text:style-name="P207"><text:span text:style-name="Source_20_Text">tail = node;</text:span>: The <text:span text:style-name="Source_20_Text">tail</text:span> pointer is then updated to point to the new <text:span text:style-name="Source_20_Text">node</text:span>, as it is now the last node in the list.</text:p>
            </text:list-item>
          </text:list>
        </text:list-item>
      </text:list>
      <text:h text:style-name="Heading_20_2" text:outline-level="2"><text:soft-page-break/>3. Traversing and Printing</text:h>
      <text:list text:style-name="L20">
        <text:list-item>
          <text:p text:style-name="P208"><text:span text:style-name="T92">Output Header:</text:span> <text:span text:style-name="Source_20_Text">cout &lt;&lt; "Chiefguest meets players:\n";</text:span> prints a message to the console.</text:p>
        </text:list-item>
        <text:list-item>
          <text:p text:style-name="P208"><text:span text:style-name="T92">Initialize Current Pointer:</text:span> <text:span text:style-name="Source_20_Text">Node* cur = head;</text:span> creates a temporary pointer <text:span text:style-name="Source_20_Text">cur</text:span> and initializes it to <text:span text:style-name="Source_20_Text">head</text:span>. This pointer will be used to walk through the list.</text:p>
        </text:list-item>
        <text:list-item>
          <text:p text:style-name="P192">Iterate and Print:</text:p>
          <text:list>
            <text:list-item>
              <text:p text:style-name="P208"><text:span text:style-name="Source_20_Text">while (cur != NULL)</text:span>: This loop continues as long as <text:span text:style-name="Source_20_Text">cur</text:span> is not <text:span text:style-name="Source_20_Text">NULL</text:span>, meaning we haven't reached the end of the list.</text:p>
            </text:list-item>
            <text:list-item>
              <text:p text:style-name="P208"><text:span text:style-name="Source_20_Text">cout &lt;&lt; cur-&gt;name &lt;&lt; endl;</text:span>: The <text:span text:style-name="Source_20_Text">name</text:span> stored in the current node is printed to the console, followed by a newline character.</text:p>
            </text:list-item>
            <text:list-item>
              <text:p text:style-name="P208"><text:span text:style-name="Source_20_Text">cur = cur-&gt;next;</text:span>: The <text:span text:style-name="Source_20_Text">cur</text:span> pointer is moved to the next node in the list by following the <text:span text:style-name="Source_20_Text">next</text:span> pointer.</text:p>
            </text:list-item>
          </text:list>
        </text:list-item>
      </text:list>
      <text:h text:style-name="Heading_20_2" text:outline-level="2">4. Program Termination</text:h>
      <text:list text:style-name="L21">
        <text:list-item>
          <text:p text:style-name="P209"><text:span text:style-name="Source_20_Text">return 0;</text:span>: Indicates that the program executed successfully.</text:p>
        </text:list-item>
      </text:list>
      <text:p text:style-name="P64"><text:span text:style-name="T5"/></text:p>
      <text:p text:style-name="P43"><text:bookmark-start text:name="_page_39_0"/></text:p>
      <text:p text:style-name="P176"><text:span text:style-name="T8">7</text:span><text:span text:style-name="T1">.</text:span><text:span text:style-name="T12"> </text:span><text:span text:style-name="T8">A</text:span><text:span text:style-name="T47"> </text:span><text:span text:style-name="T2">c</text:span><text:span text:style-name="T1">o</text:span><text:span text:style-name="T2">ll</text:span><text:span text:style-name="T25">e</text:span><text:span text:style-name="T1">g</text:span><text:span text:style-name="T2">e</text:span><text:span text:style-name="T1"> b</text:span><text:span text:style-name="T24">u</text:span><text:span text:style-name="T1">s</text:span><text:span text:style-name="T8"> </text:span><text:span text:style-name="T1">t</text:span><text:span text:style-name="T25">r</text:span><text:span text:style-name="T1">av</text:span><text:span text:style-name="T2">e</text:span><text:span text:style-name="T14">l</text:span><text:span text:style-name="T1">s</text:span><text:span text:style-name="T13"> </text:span><text:span text:style-name="T1">f</text:span><text:span text:style-name="T22">r</text:span><text:span text:style-name="T1">om stop</text:span><text:span text:style-name="T59"> </text:span><text:span text:style-name="T1">A</text:span><text:span text:style-name="T47"> </text:span><text:span text:style-name="T1">→ s</text:span><text:span text:style-name="T13">t</text:span><text:span text:style-name="T1">op</text:span><text:span text:style-name="T13"> </text:span><text:span text:style-name="T1">B → stop </text:span><text:span text:style-name="T8">C</text:span><text:span text:style-name="T13"> </text:span><text:span text:style-name="T1">→ stop</text:span><text:span text:style-name="T24"> </text:span><text:span text:style-name="T1">D and th</text:span><text:span text:style-name="T2">e</text:span><text:span text:style-name="T1">n </text:span><text:span text:style-name="T22">r</text:span><text:span text:style-name="T2">e</text:span><text:span text:style-name="T1">tu</text:span><text:span text:style-name="T25">r</text:span><text:span text:style-name="T1">ns</text:span><text:span text:style-name="T24"> </text:span><text:span text:style-name="T2">i</text:span><text:span text:style-name="T1">n </text:span><text:span text:style-name="T22">r</text:span><text:span text:style-name="T18">e</text:span><text:span text:style-name="T1">v</text:span><text:span text:style-name="T25">e</text:span><text:span text:style-name="T2">r</text:span><text:span text:style-name="T1">s</text:span><text:span text:style-name="T2">e</text:span><text:span text:style-name="T24"> </text:span><text:span text:style-name="T1">o</text:span><text:span text:style-name="T2">r</text:span><text:span text:style-name="T1">d</text:span><text:span text:style-name="T2">er</text:span><text:span text:style-name="T30"> </text:span><text:span text:style-name="T1">D</text:span><text:span text:style-name="T13"> </text:span><text:span text:style-name="T1">→ C →</text:span><text:span text:style-name="T17"> </text:span><text:span text:style-name="T1">B </text:span><text:span text:style-name="T8">→</text:span><text:span text:style-name="T47"> </text:span><text:span text:style-name="T24">A</text:span><text:span text:style-name="T1">. Mod</text:span><text:span text:style-name="T2">el</text:span><text:span text:style-name="T1"> </text:span><text:span text:style-name="T24">t</text:span><text:span text:style-name="T1">h</text:span><text:span text:style-name="T2">i</text:span><text:span text:style-name="T13">s</text:span><text:span text:style-name="T8"> </text:span><text:span text:style-name="T24">j</text:span><text:span text:style-name="T1">ou</text:span><text:span text:style-name="T2">r</text:span><text:span text:style-name="T1">n</text:span><text:span text:style-name="T25">e</text:span><text:span text:style-name="T1">y u</text:span><text:span text:style-name="T8">s</text:span><text:span text:style-name="T9">i</text:span><text:span text:style-name="T24">n</text:span><text:span text:style-name="T1">g</text:span><text:span text:style-name="T13"> </text:span><text:span text:style-name="T1">a dou</text:span><text:span text:style-name="T13">b</text:span><text:span text:style-name="T2">l</text:span><text:span text:style-name="T1">y</text:span><text:span text:style-name="T8"> </text:span><text:span text:style-name="T14">l</text:span><text:span text:style-name="T2">i</text:span><text:span text:style-name="T1">nk</text:span><text:span text:style-name="T14">e</text:span><text:span text:style-name="T1">d </text:span><text:span text:style-name="T2">li</text:span><text:span text:style-name="T1">st.</text:span><text:span text:style-name="T30"> W</text:span><text:span text:style-name="T14">r</text:span><text:span text:style-name="T2">i</text:span><text:span text:style-name="T1">t</text:span><text:span text:style-name="T14">e</text:span><text:span text:style-name="T24"> </text:span><text:span text:style-name="T1">a p</text:span><text:span text:style-name="T33">r</text:span><text:span text:style-name="T1">og</text:span><text:span text:style-name="T25">r</text:span><text:span text:style-name="T1">am to:</text:span></text:p>
      <text:p text:style-name="P64"><text:span text:style-name="T1">• Sto</text:span><text:span text:style-name="T18">r</text:span><text:span text:style-name="T2">e</text:span><text:span text:style-name="T1"> b</text:span><text:span text:style-name="T24">u</text:span><text:span text:style-name="T1">s</text:span><text:span text:style-name="T24"> </text:span><text:span text:style-name="T1">st</text:span><text:span text:style-name="T8">o</text:span><text:span text:style-name="T1">ps </text:span><text:span text:style-name="T14">i</text:span><text:span text:style-name="T1">n a doub</text:span><text:span text:style-name="T14">l</text:span><text:span text:style-name="T1">y </text:span><text:span text:style-name="T14">l</text:span><text:span text:style-name="T2">i</text:span><text:span text:style-name="T1">nk</text:span><text:span text:style-name="T2">e</text:span><text:span text:style-name="T1">d</text:span><text:span text:style-name="T24"> </text:span><text:span text:style-name="T2">li</text:span><text:span text:style-name="T1">st.</text:span></text:p>
      <text:p text:style-name="P140"><text:span text:style-name="T1">•</text:span><text:span text:style-name="T21"> </text:span><text:span text:style-name="T45">T</text:span><text:span text:style-name="T2">r</text:span><text:span text:style-name="T1">av</text:span><text:span text:style-name="T2">er</text:span><text:span text:style-name="T13">s</text:span><text:span text:style-name="T2">e</text:span><text:span text:style-name="T1"> f</text:span><text:span text:style-name="T24">o</text:span><text:span text:style-name="T2">r</text:span><text:span text:style-name="T13">w</text:span><text:span text:style-name="T8">a</text:span><text:span text:style-name="T2">r</text:span><text:span text:style-name="T1">d </text:span><text:span text:style-name="T24">t</text:span><text:span text:style-name="T1">o</text:span><text:span text:style-name="T8"> </text:span><text:span text:style-name="T1">show th</text:span><text:span text:style-name="T2">e</text:span><text:span text:style-name="T13"> o</text:span><text:span text:style-name="T1">n</text:span><text:span text:style-name="T13">w</text:span><text:span text:style-name="T8">a</text:span><text:span text:style-name="T2">r</text:span><text:span text:style-name="T1">d </text:span><text:span text:style-name="T24">j</text:span><text:span text:style-name="T8">o</text:span><text:span text:style-name="T1">u</text:span><text:span text:style-name="T2">r</text:span><text:span text:style-name="T1">n</text:span><text:span text:style-name="T2">e</text:span><text:span text:style-name="T28">y</text:span><text:span text:style-name="T1">.</text:span><text:span text:style-name="T71"> </text:span><text:span text:style-name="T1">•</text:span><text:span text:style-name="T21"> </text:span><text:span text:style-name="T45">T</text:span><text:span text:style-name="T2">r</text:span><text:span text:style-name="T1">av</text:span><text:span text:style-name="T2">er</text:span><text:span text:style-name="T13">s</text:span><text:span text:style-name="T2">e</text:span><text:span text:style-name="T1"> b</text:span><text:span text:style-name="T13">a</text:span><text:span text:style-name="T2">c</text:span><text:span text:style-name="T1">kwa</text:span><text:span text:style-name="T25">r</text:span><text:span text:style-name="T1">d to </text:span><text:span text:style-name="T8">s</text:span><text:span text:style-name="T1">how th</text:span><text:span text:style-name="T2">e</text:span><text:span text:style-name="T13"> </text:span><text:span text:style-name="T22">r</text:span><text:span text:style-name="T25">e</text:span><text:span text:style-name="T1">tu</text:span><text:span text:style-name="T14">r</text:span><text:span text:style-name="T1">n</text:span><text:span text:style-name="T24"> </text:span><text:span text:style-name="T1">jou</text:span><text:span text:style-name="T2">r</text:span><text:span text:style-name="T1">n</text:span><text:span text:style-name="T2">e</text:span><text:span text:style-name="T47">y</text:span><text:span text:style-name="T1">.</text:span></text:p>
      <text:p text:style-name="P90"/>
      <text:p text:style-name="P64"><text:span text:style-name="T1">Th</text:span><text:span text:style-name="T2">e</text:span><text:span text:style-name="T1">o</text:span><text:span text:style-name="T2">r</text:span><text:span text:style-name="T1">y:</text:span></text:p>
      <text:p text:style-name="P17"><text:span text:style-name="T5">A</text:span><text:span text:style-name="T29"> </text:span><text:span text:style-name="T5">doub</text:span><text:span text:style-name="T4">l</text:span><text:span text:style-name="T5">y </text:span><text:span text:style-name="T16">li</text:span><text:span text:style-name="T5">nk</text:span><text:span text:style-name="T4">e</text:span><text:span text:style-name="T5">d</text:span><text:span text:style-name="T15"> </text:span><text:span text:style-name="T4">l</text:span><text:span text:style-name="T16">i</text:span><text:span text:style-name="T5">s</text:span><text:span text:style-name="T4">t</text:span><text:span text:style-name="T41"> </text:span><text:span text:style-name="T16">a</text:span><text:span text:style-name="T4">ll</text:span><text:span text:style-name="T5">ows</text:span><text:span text:style-name="T10"> </text:span><text:span text:style-name="T15">f</text:span><text:span text:style-name="T5">orw</text:span><text:span text:style-name="T4">a</text:span><text:span text:style-name="T20">r</text:span><text:span text:style-name="T5">d</text:span><text:span text:style-name="T10"> </text:span><text:span text:style-name="T4">a</text:span><text:span text:style-name="T15">n</text:span><text:span text:style-name="T5">d</text:span><text:span text:style-name="T27"> </text:span><text:span text:style-name="T5">b</text:span><text:span text:style-name="T16">a</text:span><text:span text:style-name="T4">c</text:span><text:span text:style-name="T5">kw</text:span><text:span text:style-name="T4">a</text:span><text:span text:style-name="T20">r</text:span><text:span text:style-name="T5">d</text:span><text:span text:style-name="T10"> </text:span><text:span text:style-name="T4">t</text:span><text:span text:style-name="T5">r</text:span><text:span text:style-name="T16">a</text:span><text:span text:style-name="T5">v</text:span><text:span text:style-name="T16">e</text:span><text:span text:style-name="T4">l</text:span><text:span text:style-name="T15">.</text:span><text:span text:style-name="T5"> </text:span><text:span text:style-name="T15">E</text:span><text:span text:style-name="T4">ac</text:span><text:span text:style-name="T5">h</text:span><text:span text:style-name="T15"> </text:span><text:span text:style-name="T5">no</text:span><text:span text:style-name="T15">d</text:span><text:span text:style-name="T4">e</text:span><text:span text:style-name="T5"> h</text:span><text:span text:style-name="T16">a</text:span><text:span text:style-name="T5">s n</text:span><text:span text:style-name="T16">e</text:span><text:span text:style-name="T5">x</text:span><text:span text:style-name="T4">t</text:span><text:span text:style-name="T10"> </text:span><text:span text:style-name="T16">a</text:span><text:span text:style-name="T5">nd pr</text:span><text:span text:style-name="T16">e</text:span><text:span text:style-name="T5">v</text:span><text:span text:style-name="T40"> </text:span><text:span text:style-name="T5">p</text:span><text:span text:style-name="T15">o</text:span><text:span text:style-name="T4">i</text:span><text:span text:style-name="T5">n</text:span><text:span text:style-name="T4">te</text:span><text:span text:style-name="T27">r</text:span><text:span text:style-name="T5">s.</text:span></text:p>
      <text:p text:style-name="P88"/>
      <text:p text:style-name="P64"><text:span text:style-name="T1">Cod</text:span><text:span text:style-name="T2">e</text:span><text:span text:style-name="T8">:</text:span></text:p>
      <text:p text:style-name="P120"><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 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p>
      <text:p text:style-name="P93"/>
      <text:p text:style-name="P141"><text:span text:style-name="T5">s</text:span><text:span text:style-name="T4">t</text:span><text:span text:style-name="T15">r</text:span><text:span text:style-name="T5">u</text:span><text:span text:style-name="T16">c</text:span><text:span text:style-name="T4">t</text:span><text:span text:style-name="T5"> Nod</text:span><text:span text:style-name="T4">e</text:span><text:span text:style-name="T5"> { s</text:span><text:span text:style-name="T4">t</text:span><text:span text:style-name="T5">r</text:span><text:span text:style-name="T4">i</text:span><text:span text:style-name="T5">ng</text:span><text:span text:style-name="T10"> </text:span><text:span text:style-name="T15">s</text:span><text:span text:style-name="T4">t</text:span><text:span text:style-name="T5">op</text:span><text:span text:style-name="T4">;</text:span><text:span text:style-name="T5"> </text:span><text:span text:style-name="T15">N</text:span><text:span text:style-name="T10">od</text:span><text:span text:style-name="T4">e</text:span><text:span text:style-name="T5">*</text:span><text:span text:style-name="T15"> </text:span><text:span text:style-name="T5">n</text:span><text:span text:style-name="T26">e</text:span><text:span text:style-name="T5">x</text:span><text:span text:style-name="T4">t;</text:span><text:span text:style-name="T5"> </text:span><text:span text:style-name="T15">N</text:span><text:span text:style-name="T10">od</text:span><text:span text:style-name="T4">e</text:span><text:span text:style-name="T5">*</text:span><text:span text:style-name="T15"> </text:span><text:span text:style-name="T5">pr</text:span><text:span text:style-name="T16">e</text:span><text:span text:style-name="T5">v</text:span><text:span text:style-name="T4">;</text:span></text:p>
      <text:p text:style-name="P142"><text:span text:style-name="T15">N</text:span><text:span text:style-name="T10">od</text:span><text:span text:style-name="T4">e</text:span><text:span text:style-name="T5">(s</text:span><text:span text:style-name="T4">t</text:span><text:span text:style-name="T15">r</text:span><text:span text:style-name="T4">i</text:span><text:span text:style-name="T15">n</text:span><text:span text:style-name="T5">g</text:span><text:span text:style-name="T10"> </text:span><text:span text:style-name="T15">s</text:span><text:span text:style-name="T5">) </text:span><text:span text:style-name="T10">{</text:span><text:span text:style-name="T5"> s</text:span><text:span text:style-name="T4">t</text:span><text:span text:style-name="T5">op</text:span><text:span text:style-name="T10"> =</text:span><text:span text:style-name="T27"> </text:span><text:span text:style-name="T5">s</text:span><text:span text:style-name="T4">;</text:span><text:span text:style-name="T15"> </text:span><text:span text:style-name="T5">n</text:span><text:span text:style-name="T16">e</text:span><text:span text:style-name="T5">x</text:span><text:span text:style-name="T4">t</text:span><text:span text:style-name="T10"> =</text:span><text:span text:style-name="T20"> </text:span><text:span text:style-name="T5">pr</text:span><text:span text:style-name="T16">e</text:span><text:span text:style-name="T5">v </text:span><text:span text:style-name="T10">=</text:span><text:span text:style-name="T27"> N</text:span><text:span text:style-name="T5">U</text:span><text:span text:style-name="T15">L</text:span><text:span text:style-name="T5">L</text:span><text:span text:style-name="T4">;</text:span><text:span text:style-name="T10"> </text:span><text:span text:style-name="T5">} }</text:span><text:span text:style-name="T4">;</text:span></text:p>
      <text:p text:style-name="P88"/>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143"><text:span text:style-name="T5">s</text:span><text:span text:style-name="T4">t</text:span><text:span text:style-name="T5">r</text:span><text:span text:style-name="T4">i</text:span><text:span text:style-name="T5">ng</text:span><text:span text:style-name="T10"> </text:span><text:span text:style-name="T15">s</text:span><text:span text:style-name="T4">t</text:span><text:span text:style-name="T5">ops[</text:span><text:span text:style-name="T10">4</text:span><text:span text:style-name="T5">]</text:span><text:span text:style-name="T10"> </text:span><text:span text:style-name="T5">= </text:span><text:span text:style-name="T15">{"A</text:span><text:span text:style-name="T5">","B"</text:span><text:span text:style-name="T10">,"</text:span><text:span text:style-name="T15">C</text:span><text:span text:style-name="T5">","D"</text:span><text:span text:style-name="T27">}</text:span><text:span text:style-name="T4">;</text:span><text:span text:style-name="T5"> </text:span><text:span text:style-name="T15">N</text:span><text:span text:style-name="T10">od</text:span><text:span text:style-name="T4">e</text:span><text:span text:style-name="T5">*</text:span><text:span text:style-name="T15"> </text:span><text:span text:style-name="T5">h</text:span><text:span text:style-name="T4">e</text:span><text:span text:style-name="T26">a</text:span><text:span text:style-name="T5">d</text:span><text:span text:style-name="T10"> </text:span><text:span text:style-name="T5">= </text:span><text:span text:style-name="T15">N</text:span><text:span text:style-name="T5">U</text:span><text:span text:style-name="T15">L</text:span><text:span text:style-name="T5">L</text:span><text:span text:style-name="T4">;</text:span></text:p>
      <text:p text:style-name="P72"><text:span text:style-name="T15">N</text:span><text:span text:style-name="T10">od</text:span><text:span text:style-name="T4">e</text:span><text:span text:style-name="T5">*</text:span><text:span text:style-name="T15"> </text:span><text:span text:style-name="T4">ta</text:span><text:span text:style-name="T16">i</text:span><text:span text:style-name="T4">l</text:span><text:span text:style-name="T5"> </text:span><text:span text:style-name="T10">=</text:span><text:span text:style-name="T5"> </text:span><text:span text:style-name="T27">N</text:span><text:span text:style-name="T5">U</text:span><text:span text:style-name="T15">L</text:span><text:span text:style-name="T5">L</text:span><text:span text:style-name="T4">;</text:span></text:p>
      <text:p text:style-name="P87"/>
      <text:p text:style-name="P104"/>
      <text:p text:style-name="P72"><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4</text:span><text:span text:style-name="T4">;</text:span><text:span text:style-name="T5"> </text:span><text:span text:style-name="T4">i</text:span><text:span text:style-name="T5">++) </text:span><text:span text:style-name="T10">{</text:span></text:p>
      <text:p text:style-name="P83"><text:span text:style-name="T15">N</text:span><text:span text:style-name="T10">od</text:span><text:span text:style-name="T16">e</text:span><text:span text:style-name="T5">* </text:span><text:span text:style-name="T15">n</text:span><text:span text:style-name="T10">o</text:span><text:span text:style-name="T5">d</text:span><text:span text:style-name="T4">e</text:span><text:span text:style-name="T5"> = </text:span><text:span text:style-name="T15">n</text:span><text:span text:style-name="T4">e</text:span><text:span text:style-name="T5">w </text:span><text:span text:style-name="T27">N</text:span><text:span text:style-name="T10">od</text:span><text:span text:style-name="T4">e</text:span><text:span text:style-name="T15">(</text:span><text:span text:style-name="T5">s</text:span><text:span text:style-name="T4">t</text:span><text:span text:style-name="T27">o</text:span><text:span text:style-name="T10">ps</text:span><text:span text:style-name="T15">[</text:span><text:span text:style-name="T4">i</text:span><text:span text:style-name="T5">]</text:span><text:span text:style-name="T15">)</text:span><text:span text:style-name="T4">;</text:span></text:p>
      <text:p text:style-name="P18"><text:span text:style-name="T4">i</text:span><text:span text:style-name="T5">f</text:span><text:span text:style-name="T10"> </text:span><text:span text:style-name="T5">(h</text:span><text:span text:style-name="T11">e</text:span><text:span text:style-name="T4">a</text:span><text:span text:style-name="T5">d </text:span><text:span text:style-name="T10">==</text:span><text:span text:style-name="T5"> </text:span><text:span text:style-name="T15">NU</text:span><text:span text:style-name="T5">L</text:span><text:span text:style-name="T15">L</text:span><text:span text:style-name="T5">) h</text:span><text:span text:style-name="T4">ea</text:span><text:span text:style-name="T5">d</text:span><text:span text:style-name="T10"> </text:span><text:span text:style-name="T5">=</text:span><text:span text:style-name="T27"> </text:span><text:span text:style-name="T4">t</text:span><text:span text:style-name="T26">a</text:span><text:span text:style-name="T4">il</text:span><text:span text:style-name="T5"> </text:span><text:span text:style-name="T10">=</text:span><text:span text:style-name="T20"> </text:span><text:span text:style-name="T5">n</text:span><text:span text:style-name="T15">o</text:span><text:span text:style-name="T10">d</text:span><text:span text:style-name="T16">e</text:span><text:span text:style-name="T4">;</text:span><text:span text:style-name="T5"> </text:span><text:span text:style-name="T4">el</text:span><text:span text:style-name="T5">s</text:span><text:span text:style-name="T4">e</text:span><text:span text:style-name="T5"> {</text:span></text:p>
      <text:p text:style-name="P177"><text:span text:style-name="T4">tai</text:span><text:span text:style-name="T39">l</text:span><text:span text:style-name="T5">-&gt;n</text:span><text:span text:style-name="T26">e</text:span><text:span text:style-name="T5">x</text:span><text:span text:style-name="T4">t</text:span><text:span text:style-name="T10"> =</text:span><text:span text:style-name="T20"> </text:span><text:span text:style-name="T15">n</text:span><text:span text:style-name="T5">od</text:span><text:span text:style-name="T4">e;</text:span><text:span text:style-name="T5"> </text:span><text:span text:style-name="T10">nod</text:span><text:span text:style-name="T4">e</text:span><text:span text:style-name="T5">-&gt;p</text:span><text:span text:style-name="T15">r</text:span><text:span text:style-name="T4">e</text:span><text:span text:style-name="T5">v</text:span><text:span text:style-name="T10"> =</text:span><text:span text:style-name="T20"> </text:span><text:span text:style-name="T4">ta</text:span><text:span text:style-name="T16">il</text:span><text:span text:style-name="T4">;</text:span><text:span text:style-name="T5"> </text:span><text:span text:style-name="T4">tail</text:span><text:span text:style-name="T10"> =</text:span><text:span text:style-name="T5"> </text:span><text:span text:style-name="T27">n</text:span><text:span text:style-name="T5">od</text:span><text:span text:style-name="T16">e</text:span><text:span text:style-name="T4">;</text:span></text:p>
      <text:p text:style-name="P131"><text:span text:style-name="T5">} }</text:span></text:p>
      <text:p text:style-name="P90"/>
      <text:p text:style-name="P144"><text:span text:style-name="T4">c</text:span><text:span text:style-name="T5">o</text:span><text:span text:style-name="T10">u</text:span><text:span text:style-name="T4">t</text:span><text:span text:style-name="T5"> </text:span><text:span text:style-name="T15">&lt;</text:span><text:span text:style-name="T5">&lt; "O</text:span><text:span text:style-name="T10">n</text:span><text:span text:style-name="T5">w</text:span><text:span text:style-name="T4">a</text:span><text:span text:style-name="T27">r</text:span><text:span text:style-name="T5">d </text:span><text:span text:style-name="T4">j</text:span><text:span text:style-name="T5">ou</text:span><text:span text:style-name="T15">r</text:span><text:span text:style-name="T5">n</text:span><text:span text:style-name="T16">e</text:span><text:span text:style-name="T15">y</text:span><text:span text:style-name="T4">:</text:span><text:span text:style-name="T5"> "</text:span><text:span text:style-name="T4">;</text:span><text:span text:style-name="T5"> </text:span><text:span text:style-name="T15">N</text:span><text:span text:style-name="T10">od</text:span><text:span text:style-name="T4">e</text:span><text:span text:style-name="T5">*</text:span><text:span text:style-name="T40"> </text:span><text:span text:style-name="T26">c</text:span><text:span text:style-name="T5">ur </text:span><text:span text:style-name="T10">=</text:span><text:span text:style-name="T20"> </text:span><text:span text:style-name="T5">h</text:span><text:span text:style-name="T4">e</text:span><text:span text:style-name="T26">a</text:span><text:span text:style-name="T5">d</text:span><text:span text:style-name="T4">;</text:span></text:p>
      <text:p text:style-name="P75"><text:span text:style-name="T15">w</text:span><text:span text:style-name="T10">h</text:span><text:span text:style-name="T11">il</text:span><text:span text:style-name="T4">e</text:span><text:span text:style-name="T5"> (</text:span><text:span text:style-name="T26">c</text:span><text:span text:style-name="T5">ur != </text:span><text:span text:style-name="T15">NU</text:span><text:span text:style-name="T5">L</text:span><text:span text:style-name="T15">L</text:span><text:span text:style-name="T5">)</text:span><text:span text:style-name="T10"> </text:span><text:span text:style-name="T5">{</text:span><text:bookmark-end text:name="_page_39_0"/></text:p>
      <text:p text:style-name="P44"><text:bookmark-start text:name="_page_41_0"/></text:p>
      <text:p text:style-name="P19"><text:span text:style-name="T4">c</text:span><text:span text:style-name="T5">o</text:span><text:span text:style-name="T10">u</text:span><text:span text:style-name="T4">t</text:span><text:span text:style-name="T5"> </text:span><text:span text:style-name="T10">&lt;&lt;</text:span><text:span text:style-name="T5"> </text:span><text:span text:style-name="T26">c</text:span><text:span text:style-name="T5">u</text:span><text:span text:style-name="T27">r-</text:span><text:span text:style-name="T5">&gt;s</text:span><text:span text:style-name="T4">t</text:span><text:span text:style-name="T5">op</text:span><text:span text:style-name="T10"> </text:span><text:span text:style-name="T5">&lt;&lt; " </text:span><text:span text:style-name="T15">"</text:span><text:span text:style-name="T4">;</text:span><text:span text:style-name="T5"> </text:span><text:span text:style-name="T4">c</text:span><text:span text:style-name="T5">ur </text:span><text:span text:style-name="T10">=</text:span><text:span text:style-name="T5"> </text:span><text:span text:style-name="T4">c</text:span><text:span text:style-name="T5">u</text:span><text:span text:style-name="T20">r</text:span><text:span text:style-name="T5">-</text:span><text:span text:style-name="T27">&gt;</text:span><text:span text:style-name="T5">n</text:span><text:span text:style-name="T4">e</text:span><text:span text:style-name="T5">x</text:span><text:span text:style-name="T4">t;</text:span></text:p>
      <text:p text:style-name="P72"><text:span text:style-name="T5">}</text:span></text:p>
      <text:p text:style-name="P73"><text:span text:style-name="T4">c</text:span><text:span text:style-name="T5">o</text:span><text:span text:style-name="T10">u</text:span><text:span text:style-name="T4">t</text:span><text:span text:style-name="T5"> </text:span><text:span text:style-name="T15">&lt;</text:span><text:span text:style-name="T5">&lt; </text:span><text:span text:style-name="T4">e</text:span><text:span text:style-name="T15">nd</text:span><text:span text:style-name="T4">l;</text:span></text:p>
      <text:p text:style-name="P87"/>
      <text:p text:style-name="P102"/>
      <text:p text:style-name="P145"><text:span text:style-name="T4">c</text:span><text:span text:style-name="T5">o</text:span><text:span text:style-name="T10">u</text:span><text:span text:style-name="T4">t</text:span><text:span text:style-name="T5"> </text:span><text:span text:style-name="T15">&lt;</text:span><text:span text:style-name="T5">&lt; "R</text:span><text:span text:style-name="T4">et</text:span><text:span text:style-name="T5">urn</text:span><text:span text:style-name="T15"> </text:span><text:span text:style-name="T4">j</text:span><text:span text:style-name="T15">o</text:span><text:span text:style-name="T10">u</text:span><text:span text:style-name="T5">rn</text:span><text:span text:style-name="T4">e</text:span><text:span text:style-name="T15">y</text:span><text:span text:style-name="T4">:</text:span><text:span text:style-name="T5"> </text:span><text:span text:style-name="T15">"</text:span><text:span text:style-name="T4">;</text:span><text:span text:style-name="T5"> </text:span><text:span text:style-name="T4">c</text:span><text:span text:style-name="T5">ur </text:span><text:span text:style-name="T10">=</text:span><text:span text:style-name="T5"> </text:span><text:span text:style-name="T4">t</text:span><text:span text:style-name="T26">a</text:span><text:span text:style-name="T16">il;</text:span></text:p>
      <text:p text:style-name="P20"><text:span text:style-name="T15">w</text:span><text:span text:style-name="T10">h</text:span><text:span text:style-name="T11">il</text:span><text:span text:style-name="T4">e</text:span><text:span text:style-name="T5"> (</text:span><text:span text:style-name="T26">c</text:span><text:span text:style-name="T5">ur != </text:span><text:span text:style-name="T15">NU</text:span><text:span text:style-name="T5">L</text:span><text:span text:style-name="T15">L</text:span><text:span text:style-name="T5">)</text:span><text:span text:style-name="T10"> </text:span><text:span text:style-name="T5">{</text:span><text:span text:style-name="T76"> </text:span><text:span text:style-name="T4">c</text:span><text:span text:style-name="T5">o</text:span><text:span text:style-name="T10">u</text:span><text:span text:style-name="T4">t</text:span><text:span text:style-name="T5"> </text:span><text:span text:style-name="T10">&lt;&lt;</text:span><text:span text:style-name="T5"> </text:span><text:span text:style-name="T26">c</text:span><text:span text:style-name="T5">u</text:span><text:span text:style-name="T27">r-</text:span><text:span text:style-name="T5">&gt;s</text:span><text:span text:style-name="T4">t</text:span><text:span text:style-name="T5">op</text:span><text:span text:style-name="T10"> </text:span><text:span text:style-name="T5">&lt;&lt; " </text:span><text:span text:style-name="T15">"</text:span><text:span text:style-name="T4">;</text:span><text:span text:style-name="T5"> </text:span><text:span text:style-name="T4">c</text:span><text:span text:style-name="T5">ur </text:span><text:span text:style-name="T10">=</text:span><text:span text:style-name="T5"> </text:span><text:span text:style-name="T4">c</text:span><text:span text:style-name="T5">u</text:span><text:span text:style-name="T27">r</text:span><text:span text:style-name="T5">-</text:span><text:span text:style-name="T27">&gt;</text:span><text:span text:style-name="T5">pr</text:span><text:span text:style-name="T16">e</text:span><text:span text:style-name="T15">v</text:span><text:span text:style-name="T4">;</text:span></text:p>
      <text:p text:style-name="P72"><text:span text:style-name="T5">}</text:span></text:p>
      <text:p text:style-name="P76"><text:span text:style-name="T4">c</text:span><text:span text:style-name="T5">o</text:span><text:span text:style-name="T10">u</text:span><text:span text:style-name="T4">t</text:span><text:span text:style-name="T5"> </text:span><text:span text:style-name="T15">&lt;</text:span><text:span text:style-name="T5">&lt; </text:span><text:span text:style-name="T4">e</text:span><text:span text:style-name="T15">nd</text:span><text:span text:style-name="T4">l;</text:span></text:p>
      <text:p text:style-name="P87"/>
      <text:p text:style-name="P104"/>
      <text:p text:style-name="P12"><text:span text:style-name="T5">r</text:span><text:span text:style-name="T4">et</text:span><text:span text:style-name="T10">u</text:span><text:span text:style-name="T15">r</text:span><text:span text:style-name="T5">n</text:span><text:span text:style-name="T10"> </text:span><text:span text:style-name="T15">0</text:span><text:span text:style-name="T4">;</text:span><text:span text:style-name="T5"> }</text:span></text:p>
      <text:p text:style-name="P12"><text:span text:style-name="T5"/></text:p>
      <text:p text:style-name="P217"><text:span text:style-name="T5">This C++ code implements and demonstrates a </text:span><text:span text:style-name="T3">doubly linked list</text:span><text:span text:style-name="T5">, specifically for managing a sequence of "stops" (like bus stops or train stations). Here's a procedure of how it works:</text:span></text:p>
      <text:h text:style-name="P4" text:outline-level="2">1. Node Structure Definition</text:h>
      <text:list text:style-name="L22">
        <text:list-item>
          <text:p text:style-name="P211"><text:span text:style-name="Source_20_Text">struct Node</text:span>: This defines the building block of our linked list. Each <text:span text:style-name="Source_20_Text">Node</text:span> contains:</text:p>
          <text:list>
            <text:list-item>
              <text:p text:style-name="P211"><text:span text:style-name="Source_20_Text">string stop</text:span>: Stores the data for this node (the name of a stop, e.g., "A", "B").</text:p>
            </text:list-item>
            <text:list-item>
              <text:p text:style-name="P211"><text:span text:style-name="Source_20_Text">Node* next</text:span>: A pointer to the <text:span text:style-name="T93">next</text:span> node in the sequence.</text:p>
            </text:list-item>
            <text:list-item>
              <text:p text:style-name="P211"><text:span text:style-name="Source_20_Text">Node* prev</text:span>: A pointer to the <text:span text:style-name="T93">previous</text:span> node in the sequence.</text:p>
            </text:list-item>
          </text:list>
        </text:list-item>
        <text:list-item>
          <text:p text:style-name="P211"><text:soft-page-break/><text:span text:style-name="Source_20_Text">Node(string s)</text:span>: This is the constructor for the <text:span text:style-name="Source_20_Text">Node</text:span> structure. When a new <text:span text:style-name="Source_20_Text">Node</text:span> is created, it's initialized with a given string <text:span text:style-name="Source_20_Text">s</text:span> for its <text:span text:style-name="Source_20_Text">stop</text:span> value, and both <text:span text:style-name="Source_20_Text">next</text:span> and <text:span text:style-name="Source_20_Text">prev</text:span> pointers are set to <text:span text:style-name="Source_20_Text">NULL</text:span>, indicating it's not yet connected to other nodes.</text:p>
        </text:list-item>
      </text:list>
      <text:h text:style-name="P4" text:outline-level="2">2. Initialization</text:h>
      <text:list text:style-name="L23">
        <text:list-item>
          <text:p text:style-name="P212"><text:span text:style-name="Source_20_Text">string stops[4] = {"A", "B", "C", "D"};</text:span>: An array of strings is created to hold the names of the stops that will be added to the linked list.</text:p>
        </text:list-item>
        <text:list-item>
          <text:p text:style-name="P212"><text:span text:style-name="Source_20_Text">Node* head = NULL;</text:span>: A pointer named <text:span text:style-name="Source_20_Text">head</text:span> is initialized to <text:span text:style-name="Source_20_Text">NULL</text:span>. This pointer will eventually point to the first node in the list.</text:p>
        </text:list-item>
        <text:list-item>
          <text:p text:style-name="P212"><text:span text:style-name="Source_20_Text">Node* tail = NULL;</text:span>: A pointer named <text:span text:style-name="Source_20_Text">tail</text:span> is initialized to <text:span text:style-name="Source_20_Text">NULL</text:span>. This pointer will eventually point to the last node in the list.</text:p>
        </text:list-item>
      </text:list>
      <text:h text:style-name="P4" text:outline-level="2">3. Building the Doubly Linked List</text:h>
      <text:list text:style-name="L24">
        <text:list-item>
          <text:p text:style-name="P213"><text:span text:style-name="Source_20_Text">for (int i = 0; i &lt; 4; i++)</text:span>: This loop iterates through the <text:span text:style-name="Source_20_Text">stops</text:span> array.</text:p>
          <text:list>
            <text:list-item>
              <text:p text:style-name="P213"><text:span text:style-name="Source_20_Text">Node* node = newNode(stops[i]);</text:span>: In each iteration, a new <text:span text:style-name="Source_20_Text">Node</text:span> is created using the <text:span text:style-name="Source_20_Text">newNode</text:span> function (which is likely a typo and should be <text:span text:style-name="Source_20_Text">new Node(stops[i])</text:span> as per standard C++ syntax for dynamic memory allocation of structures/classes) with the current stop name.</text:p>
            </text:list-item>
            <text:list-item>
              <text:p text:style-name="P213"><text:span text:style-name="T92">First Node (</text:span><text:span text:style-name="Source_20_Text"><text:span text:style-name="T92">head == NULL</text:span></text:span><text:span text:style-name="T92">):</text:span> If <text:span text:style-name="Source_20_Text">head</text:span> is <text:span text:style-name="Source_20_Text">NULL</text:span>, it means the list is currently empty. So, the newly created <text:span text:style-name="Source_20_Text">node</text:span> becomes both the <text:span text:style-name="Source_20_Text">head</text:span> and the <text:span text:style-name="Source_20_Text">tail</text:span> of the list.</text:p>
            </text:list-item>
            <text:list-item>
              <text:p text:style-name="P213"><text:span text:style-name="T92">Subsequent Nodes:</text:span> If the list is not empty (<text:span text:style-name="Source_20_Text">head</text:span> is not <text:span text:style-name="Source_20_Text">NULL</text:span>):</text:p>
              <text:list>
                <text:list-item>
                  <text:p text:style-name="P213"><text:span text:style-name="Source_20_Text">tail-&gt;next = node;</text:span>: The <text:span text:style-name="Source_20_Text">next</text:span> pointer of the current <text:span text:style-name="Source_20_Text">tail</text:span> node is made to point to the new <text:span text:style-name="Source_20_Text">node</text:span>.</text:p>
                </text:list-item>
                <text:list-item>
                  <text:p text:style-name="P213"><text:span text:style-name="Source_20_Text">node-&gt;prev = tail;</text:span>: The <text:span text:style-name="Source_20_Text">prev</text:span> pointer of the new <text:span text:style-name="Source_20_Text">node</text:span> is made to point back to the current <text:span text:style-name="Source_20_Text">tail</text:span>. This establishes the backward link.</text:p>
                </text:list-item>
                <text:list-item>
                  <text:p text:style-name="P213"><text:span text:style-name="Source_20_Text">tail = node;</text:span>: The <text:span text:style-name="Source_20_Text">tail</text:span> pointer is updated to point to the newly added <text:span text:style-name="Source_20_Text">node</text:span>, as it's now the last node in the list.</text:p>
                </text:list-item>
              </text:list>
            </text:list-item>
          </text:list>
        </text:list-item>
      </text:list>
      <text:p text:style-name="Text_20_body">After this loop, a doubly linked list will be formed with <text:span text:style-name="Source_20_Text">head</text:span> pointing to "A" and <text:span text:style-name="Source_20_Text">tail</text:span> pointing to "D". Each node will be correctly linked to its predecessor and successor.</text:p>
      <text:h text:style-name="P4" text:outline-level="2">4. Traversing Forward (Onward Journey)</text:h>
      <text:list text:style-name="L25">
        <text:list-item>
          <text:p text:style-name="P214"><text:span text:style-name="Source_20_Text">cout &lt;&lt; "Onward journey: ";</text:span>: Prints a label for the output.</text:p>
        </text:list-item>
        <text:list-item>
          <text:p text:style-name="P214"><text:span text:style-name="Source_20_Text">Node* cur = head;</text:span>: A temporary pointer <text:span text:style-name="Source_20_Text">cur</text:span> is initialized to point to the <text:span text:style-name="Source_20_Text">head</text:span> of the list.</text:p>
        </text:list-item>
        <text:list-item>
          <text:p text:style-name="P214"><text:span text:style-name="Source_20_Text">while (cur != NULL)</text:span>: This loop continues as long as <text:span text:style-name="Source_20_Text">cur</text:span> is not <text:span text:style-name="Source_20_Text">NULL</text:span> (meaning we haven't reached the end of the list).</text:p>
          <text:list>
            <text:list-item>
              <text:p text:style-name="P214"><text:span text:style-name="Source_20_Text">cout &lt;&lt; cur-&gt;stop &lt;&lt; " ";</text:span>: The <text:span text:style-name="Source_20_Text">stop</text:span> value of the current node is printed.</text:p>
            </text:list-item>
            <text:list-item>
              <text:p text:style-name="P214"><text:span text:style-name="Source_20_Text">cur = cur-&gt;next;</text:span>: The <text:span text:style-name="Source_20_Text">cur</text:span> pointer is moved to the next node in the list.</text:p>
            </text:list-item>
          </text:list>
        </text:list-item>
        <text:list-item>
          <text:p text:style-name="P214">This section prints the stops in forward order: "A B C D ".</text:p>
        </text:list-item>
      </text:list>
      <text:h text:style-name="P4" text:outline-level="2">5. Traversing Backward (Return Journey)</text:h>
      <text:list text:style-name="L26">
        <text:list-item>
          <text:p text:style-name="P215"><text:span text:style-name="Source_20_Text">cout &lt;&lt; "Return journey: ";</text:span>: Prints a label for the output.</text:p>
        </text:list-item>
        <text:list-item>
          <text:p text:style-name="P215"><text:soft-page-break/><text:span text:style-name="Source_20_Text">cur = tail;</text:span>: The <text:span text:style-name="Source_20_Text">cur</text:span> pointer is reset to point to the <text:span text:style-name="Source_20_Text">tail</text:span> of the list.</text:p>
        </text:list-item>
        <text:list-item>
          <text:p text:style-name="P215"><text:span text:style-name="Source_20_Text">while (cur != NULL)</text:span>: This loop continues as long as <text:span text:style-name="Source_20_Text">cur</text:span> is not <text:span text:style-name="Source_20_Text">NULL</text:span> (meaning we haven't reached the beginning of the list).</text:p>
          <text:list>
            <text:list-item>
              <text:p text:style-name="P215"><text:span text:style-name="Source_20_Text">cout &lt;&lt; cur-&gt;stop &lt;&lt; " ";</text:span>: The <text:span text:style-name="Source_20_Text">stop</text:span> value of the current node is printed.</text:p>
            </text:list-item>
            <text:list-item>
              <text:p text:style-name="P215"><text:span text:style-name="Source_20_Text">cur = cur-&gt;prev;</text:span>: The <text:span text:style-name="Source_20_Text">cur</text:span> pointer is moved to the <text:span text:style-name="T93">previous</text:span> node in the list using the <text:span text:style-name="Source_20_Text">prev</text:span> pointer.</text:p>
            </text:list-item>
          </text:list>
        </text:list-item>
        <text:list-item>
          <text:p text:style-name="P215">This section prints the stops in reverse order: "D C B A ".</text:p>
        </text:list-item>
      </text:list>
      <text:h text:style-name="P4" text:outline-level="2">6. Program Termination</text:h>
      <text:list text:style-name="L27">
        <text:list-item>
          <text:p text:style-name="P216"><text:span text:style-name="Source_20_Text">return 0;</text:span>: Indicates that the program executed successfully.</text:p>
        </text:list-item>
      </text:list>
      <text:p text:style-name="P12"><text:span text:style-name="T5"/></text:p>
      <text:p text:style-name="P94"/>
      <text:p text:style-name="P146"><text:span text:style-name="T8">8</text:span><text:span text:style-name="T1">.</text:span><text:span text:style-name="T12"> </text:span><text:span text:style-name="T1">Th</text:span><text:span text:style-name="T2">e</text:span><text:span text:style-name="T22">r</text:span><text:span text:style-name="T2">e</text:span><text:span text:style-name="T17"> </text:span><text:span text:style-name="T1">a</text:span><text:span text:style-name="T22">r</text:span><text:span text:style-name="T2">e</text:span><text:span text:style-name="T1"> t</text:span><text:span text:style-name="T13">w</text:span><text:span text:style-name="T1">o</text:span><text:span text:style-name="T8"> </text:span><text:span text:style-name="T24">t</text:span><text:span text:style-name="T2">e</text:span><text:span text:style-name="T1">a</text:span><text:span text:style-name="T24">m</text:span><text:span text:style-name="T1">s nam</text:span><text:span text:style-name="T2">e</text:span><text:span text:style-name="T1">d </text:span><text:span text:style-name="T13">D</text:span><text:span text:style-name="T1">a</text:span><text:span text:style-name="T2">l</text:span><text:span text:style-name="T1">ta</text:span><text:span text:style-name="T37"> </text:span><text:span text:style-name="T13">G</text:span><text:span text:style-name="T1">a</text:span><text:span text:style-name="T24">n</text:span><text:span text:style-name="T1">g</text:span><text:span text:style-name="T13"> </text:span><text:span text:style-name="T1">and </text:span><text:span text:style-name="T13">M</text:span><text:span text:style-name="T1">a</text:span><text:span text:style-name="T2">l</text:span><text:span text:style-name="T13">t</text:span><text:span text:style-name="T1">a</text:span><text:span text:style-name="T8"> </text:span><text:span text:style-name="T1">Gang. </text:span><text:span text:style-name="T13">Da</text:span><text:span text:style-name="T9">l</text:span><text:span text:style-name="T1">ta G</text:span><text:span text:style-name="T8">a</text:span><text:span text:style-name="T13">n</text:span><text:span text:style-name="T1">g</text:span><text:span text:style-name="T8"> </text:span><text:span text:style-name="T1">h</text:span><text:span text:style-name="T13">a</text:span><text:span text:style-name="T1">s</text:span><text:span text:style-name="T8"> 4</text:span><text:span text:style-name="T1"> m</text:span><text:span text:style-name="T2">e</text:span><text:span text:style-name="T13">m</text:span><text:span text:style-name="T1">b</text:span><text:span text:style-name="T25">er</text:span><text:span text:style-name="T1">s, and </text:span><text:span text:style-name="T25">e</text:span><text:span text:style-name="T1">a</text:span><text:span text:style-name="T2">c</text:span><text:span text:style-name="T13">h</text:span><text:span text:style-name="T1"> m</text:span><text:span text:style-name="T2">e</text:span><text:span text:style-name="T13">m</text:span><text:span text:style-name="T1">b</text:span><text:span text:style-name="T2">er</text:span><text:span text:style-name="T50"> </text:span><text:span text:style-name="T1">has</text:span><text:span text:style-name="T13"> </text:span><text:span text:style-name="T1">2</text:span><text:span text:style-name="T8"> </text:span><text:span text:style-name="T1">G</text:span><text:span text:style-name="T24">u</text:span><text:span text:style-name="T9">l</text:span><text:span text:style-name="T14">l</text:span><text:span text:style-name="T1">a</text:span><text:span text:style-name="T13">k</text:span><text:span text:style-name="T1">s</text:span><text:span text:style-name="T8"> </text:span><text:span text:style-name="T1">(p</text:span><text:span text:style-name="T2">i</text:span><text:span text:style-name="T13">g</text:span><text:span text:style-name="T1">gy banks) </text:span><text:span text:style-name="T13">w</text:span><text:span text:style-name="T9">i</text:span><text:span text:style-name="T1">th </text:span><text:span text:style-name="T13">s</text:span><text:span text:style-name="T8">o</text:span><text:span text:style-name="T1">m</text:span><text:span text:style-name="T2">e</text:span><text:span text:style-name="T1"> </text:span><text:span text:style-name="T13">m</text:span><text:span text:style-name="T1">on</text:span><text:span text:style-name="T14">e</text:span><text:span text:style-name="T1">y </text:span><text:span text:style-name="T13">s</text:span><text:span text:style-name="T24">t</text:span><text:span text:style-name="T1">o</text:span><text:span text:style-name="T22">r</text:span><text:span text:style-name="T2">e</text:span><text:span text:style-name="T1">d</text:span><text:span text:style-name="T17"> </text:span><text:span text:style-name="T2">i</text:span><text:span text:style-name="T1">n</text:span><text:span text:style-name="T8"> </text:span><text:span text:style-name="T1">th</text:span><text:span text:style-name="T2">e</text:span><text:span text:style-name="T13">m</text:span><text:span text:style-name="T1">. </text:span><text:span text:style-name="T13">M</text:span><text:span text:style-name="T1">a</text:span><text:span text:style-name="T2">l</text:span><text:span text:style-name="T24">t</text:span><text:span text:style-name="T1">a</text:span><text:span text:style-name="T8"> </text:span><text:span text:style-name="T1">Gang</text:span><text:span text:style-name="T8"> </text:span><text:span text:style-name="T1">has</text:span><text:span text:style-name="T8"> </text:span><text:span text:style-name="T1">2 m</text:span><text:span text:style-name="T2">e</text:span><text:span text:style-name="T13">m</text:span><text:span text:style-name="T1">b</text:span><text:span text:style-name="T14">e</text:span><text:span text:style-name="T25">r</text:span><text:span text:style-name="T1">s, and </text:span><text:span text:style-name="T2">e</text:span><text:span text:style-name="T1">a</text:span><text:span text:style-name="T2">c</text:span><text:span text:style-name="T1">h m</text:span><text:span text:style-name="T2">e</text:span><text:span text:style-name="T24">m</text:span><text:span text:style-name="T1">b</text:span><text:span text:style-name="T14">e</text:span><text:span text:style-name="T2">r</text:span><text:span text:style-name="T21"> </text:span><text:span text:style-name="T1">h</text:span><text:span text:style-name="T24">a</text:span><text:span text:style-name="T1">s</text:span><text:span text:style-name="T8"> </text:span><text:span text:style-name="T1">3</text:span><text:span text:style-name="T13"> </text:span><text:span text:style-name="T1">Gu</text:span><text:span text:style-name="T2">ll</text:span><text:span text:style-name="T1">a</text:span><text:span text:style-name="T13">k</text:span><text:span text:style-name="T1">s. B</text:span><text:span text:style-name="T13">o</text:span><text:span text:style-name="T1">th</text:span><text:span text:style-name="T8"> </text:span><text:span text:style-name="T1">ga</text:span><text:span text:style-name="T13">n</text:span><text:span text:style-name="T1">gs sto</text:span><text:span text:style-name="T22">r</text:span><text:span text:style-name="T14">e</text:span><text:span text:style-name="T1"> th</text:span><text:span text:style-name="T25">e</text:span><text:span text:style-name="T2">ir</text:span><text:span text:style-name="T30"> </text:span><text:span text:style-name="T1">G</text:span><text:span text:style-name="T24">u</text:span><text:span text:style-name="T2">ll</text:span><text:span text:style-name="T1">ak</text:span><text:span text:style-name="T24"> </text:span><text:span text:style-name="T1">mon</text:span><text:span text:style-name="T2">e</text:span><text:span text:style-name="T8">y</text:span><text:span text:style-name="T1"> va</text:span><text:span text:style-name="T2">l</text:span><text:span text:style-name="T1">u</text:span><text:span text:style-name="T14">e</text:span><text:span text:style-name="T1">s </text:span><text:span text:style-name="T38">i</text:span><text:span text:style-name="T1">n</text:span><text:span text:style-name="T24"> </text:span><text:span text:style-name="T1">a</text:span><text:span text:style-name="T8"> </text:span><text:span text:style-name="T1">2D</text:span><text:span text:style-name="T17"> </text:span><text:span text:style-name="T1">a</text:span><text:span text:style-name="T2">r</text:span><text:span text:style-name="T25">r</text:span><text:span text:style-name="T1">a</text:span><text:span text:style-name="T59">y</text:span><text:span text:style-name="T1">.</text:span><text:span text:style-name="T30"> W</text:span><text:span text:style-name="T2">ri</text:span><text:span text:style-name="T1">t</text:span><text:span text:style-name="T2">e</text:span><text:span text:style-name="T24"> </text:span><text:span text:style-name="T1">a</text:span><text:span text:style-name="T8"> </text:span><text:span text:style-name="T1">C++</text:span><text:span text:style-name="T8"> </text:span><text:span text:style-name="T13">p</text:span><text:span text:style-name="T22">r</text:span><text:span text:style-name="T13">o</text:span><text:span text:style-name="T1">g</text:span><text:span text:style-name="T25">r</text:span><text:span text:style-name="T1">am to:</text:span></text:p>
      <text:p text:style-name="P64"><text:span text:style-name="T1">• D</text:span><text:span text:style-name="T2">i</text:span><text:span text:style-name="T1">s</text:span><text:span text:style-name="T13">p</text:span><text:span text:style-name="T2">l</text:span><text:span text:style-name="T1">ay</text:span><text:span text:style-name="T8"> </text:span><text:span text:style-name="T1">th</text:span><text:span text:style-name="T2">e</text:span><text:span text:style-name="T17"> </text:span><text:span text:style-name="T1">sto</text:span><text:span text:style-name="T22">r</text:span><text:span text:style-name="T2">e</text:span><text:span text:style-name="T13">d</text:span><text:span text:style-name="T24"> </text:span><text:span text:style-name="T1">da</text:span><text:span text:style-name="T13">t</text:span><text:span text:style-name="T1">a</text:span><text:span text:style-name="T8"> </text:span><text:span text:style-name="T2">i</text:span><text:span text:style-name="T1">n</text:span><text:span text:style-name="T8"> </text:span><text:span text:style-name="T13">m</text:span><text:span text:style-name="T1">at</text:span><text:span text:style-name="T2">r</text:span><text:span text:style-name="T14">i</text:span><text:span text:style-name="T1">x</text:span><text:span text:style-name="T8"> </text:span><text:span text:style-name="T24">f</text:span><text:span text:style-name="T1">o</text:span><text:span text:style-name="T2">r</text:span><text:span text:style-name="T1">m.</text:span></text:p>
      <text:p text:style-name="P67"><text:span text:style-name="T1">•</text:span><text:span text:style-name="T21"> </text:span><text:span text:style-name="T77">T</text:span><text:span text:style-name="T1">o</text:span><text:span text:style-name="T37"> </text:span><text:span text:style-name="T1">mu</text:span><text:span text:style-name="T2">l</text:span><text:span text:style-name="T13">t</text:span><text:span text:style-name="T2">i</text:span><text:span text:style-name="T1">p</text:span><text:span text:style-name="T14">l</text:span><text:span text:style-name="T1">y D</text:span><text:span text:style-name="T13">a</text:span><text:span text:style-name="T2">l</text:span><text:span text:style-name="T13">t</text:span><text:span text:style-name="T1">a</text:span><text:span text:style-name="T24"> </text:span><text:span text:style-name="T1">G</text:span><text:span text:style-name="T8">a</text:span><text:span text:style-name="T13">n</text:span><text:span text:style-name="T1">g</text:span><text:span text:style-name="T8"> </text:span><text:span text:style-name="T13">m</text:span><text:span text:style-name="T8">a</text:span><text:span text:style-name="T1">t</text:span><text:span text:style-name="T14">r</text:span><text:span text:style-name="T25">i</text:span><text:span text:style-name="T1">x</text:span><text:span text:style-name="T8"> </text:span><text:span text:style-name="T1">w</text:span><text:span text:style-name="T2">i</text:span><text:span text:style-name="T1">th</text:span><text:span text:style-name="T24"> </text:span><text:span text:style-name="T13">M</text:span><text:span text:style-name="T8">a</text:span><text:span text:style-name="T9">l</text:span><text:span text:style-name="T24">t</text:span><text:span text:style-name="T1">a</text:span><text:span text:style-name="T8"> </text:span><text:span text:style-name="T13">G</text:span><text:span text:style-name="T1">ang</text:span><text:span text:style-name="T8"> </text:span><text:span text:style-name="T17">M</text:span><text:span text:style-name="T1">at</text:span><text:span text:style-name="T2">ri</text:span><text:span text:style-name="T1">x</text:span></text:p>
      <text:p text:style-name="P87"/>
      <text:p text:style-name="P102"/>
      <text:p text:style-name="P64"><text:span text:style-name="T1">Th</text:span><text:span text:style-name="T2">e</text:span><text:span text:style-name="T1">o</text:span><text:span text:style-name="T2">r</text:span><text:span text:style-name="T1">y:</text:span></text:p>
      <text:p text:style-name="P147"><text:span text:style-name="T5">M</text:span><text:span text:style-name="T4">at</text:span><text:span text:style-name="T15">r</text:span><text:span text:style-name="T4">i</text:span><text:span text:style-name="T5">x</text:span><text:span text:style-name="T15"> </text:span><text:span text:style-name="T5">mu</text:span><text:span text:style-name="T4">lt</text:span><text:span text:style-name="T16">i</text:span><text:span text:style-name="T5">p</text:span><text:span text:style-name="T4">lic</text:span><text:span text:style-name="T26">a</text:span><text:span text:style-name="T4">t</text:span><text:span text:style-name="T26">i</text:span><text:span text:style-name="T15">on</text:span><text:span text:style-name="T4">:</text:span><text:span text:style-name="T10"> </text:span><text:span text:style-name="T5">(4×2) </text:span><text:span text:style-name="T10">×</text:span><text:span text:style-name="T5"> </text:span><text:span text:style-name="T15">(</text:span><text:span text:style-name="T5">2</text:span><text:span text:style-name="T15">×</text:span><text:span text:style-name="T5">3) </text:span><text:span text:style-name="T10">=</text:span><text:span text:style-name="T5"> </text:span><text:span text:style-name="T27">(</text:span><text:span text:style-name="T5">4</text:span><text:span text:style-name="T15">×</text:span><text:span text:style-name="T10">3</text:span><text:span text:style-name="T5">). </text:span><text:span text:style-name="T15">E</text:span><text:span text:style-name="T4">ac</text:span><text:span text:style-name="T5">h</text:span><text:span text:style-name="T10"> </text:span><text:span text:style-name="T26">c</text:span><text:span text:style-name="T4">e</text:span><text:span text:style-name="T26">l</text:span><text:span text:style-name="T4">l</text:span><text:span text:style-name="T5"> </text:span><text:span text:style-name="T16">i</text:span><text:span text:style-name="T5">s row ×</text:span><text:span text:style-name="T15"> </text:span><text:span text:style-name="T4">c</text:span><text:span text:style-name="T5">o</text:span><text:span text:style-name="T4">l</text:span><text:span text:style-name="T5">u</text:span><text:span text:style-name="T15">m</text:span><text:span text:style-name="T5">n mu</text:span><text:span text:style-name="T4">lti</text:span><text:span text:style-name="T15">p</text:span><text:span text:style-name="T4">lica</text:span><text:span text:style-name="T16">ti</text:span><text:span text:style-name="T5">on.</text:span></text:p>
      <text:p text:style-name="P93"/>
      <text:p text:style-name="P64"><text:span text:style-name="T1">Cod</text:span><text:span text:style-name="T2">e</text:span><text:span text:style-name="T8">:</text:span></text:p>
      <text:p text:style-name="P120"><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 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p>
      <text:p text:style-name="P89"/>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148"><text:span text:style-name="T4">i</text:span><text:span text:style-name="T10">n</text:span><text:span text:style-name="T4">t</text:span><text:span text:style-name="T10"> </text:span><text:span text:style-name="T15">D</text:span><text:span text:style-name="T16">a</text:span><text:span text:style-name="T4">l</text:span><text:span text:style-name="T11">t</text:span><text:span text:style-name="T4">a</text:span><text:span text:style-name="T20">[</text:span><text:span text:style-name="T10">4</text:span><text:span text:style-name="T5">]</text:span><text:span text:style-name="T15">[</text:span><text:span text:style-name="T5">2] </text:span><text:span text:style-name="T10">=</text:span><text:span text:style-name="T5"> </text:span><text:span text:style-name="T27">{</text:span><text:span text:style-name="T5">{10</text:span><text:span text:style-name="T15">,</text:span><text:span text:style-name="T5">2</text:span><text:span text:style-name="T10">0</text:span><text:span text:style-name="T5">},</text:span><text:span text:style-name="T27">{</text:span><text:span text:style-name="T5">5</text:span><text:span text:style-name="T10">,15},</text:span><text:span text:style-name="T27">{</text:span><text:span text:style-name="T5">12</text:span><text:span text:style-name="T15">,8</text:span><text:span text:style-name="T5">},{7,</text:span><text:span text:style-name="T10">9</text:span><text:span text:style-name="T5">}</text:span><text:span text:style-name="T15">}</text:span><text:span text:style-name="T4">;</text:span><text:span text:style-name="T5"> </text:span><text:span text:style-name="T4">i</text:span><text:span text:style-name="T10">n</text:span><text:span text:style-name="T4">t</text:span><text:span text:style-name="T10"> </text:span><text:span text:style-name="T5">M</text:span><text:span text:style-name="T16">al</text:span><text:span text:style-name="T4">ta</text:span><text:span text:style-name="T27">[</text:span><text:span text:style-name="T5">2]</text:span><text:span text:style-name="T15">[</text:span><text:span text:style-name="T5">3] </text:span><text:span text:style-name="T10">=</text:span><text:span text:style-name="T5"> </text:span><text:span text:style-name="T27">{</text:span><text:span text:style-name="T5">{2,3</text:span><text:span text:style-name="T15">,</text:span><text:span text:style-name="T5">4},{1,0,5}</text:span><text:span text:style-name="T15">}</text:span><text:span text:style-name="T4">;</text:span></text:p>
      <text:p text:style-name="P71"><text:span text:style-name="T4">i</text:span><text:span text:style-name="T10">n</text:span><text:span text:style-name="T4">t</text:span><text:span text:style-name="T10"> </text:span><text:span text:style-name="T5">r</text:span><text:span text:style-name="T4">e</text:span><text:span text:style-name="T15">s</text:span><text:span text:style-name="T5">u</text:span><text:span text:style-name="T4">lt</text:span><text:span text:style-name="T27">[</text:span><text:span text:style-name="T5">4]</text:span><text:span text:style-name="T15">[</text:span><text:span text:style-name="T5">3] </text:span><text:span text:style-name="T10">=</text:span><text:span text:style-name="T5"> </text:span><text:span text:style-name="T27">{</text:span><text:span text:style-name="T5">0}</text:span><text:span text:style-name="T4">;</text:span></text:p>
      <text:p text:style-name="P87"/>
      <text:p text:style-name="P102"/>
      <text:p text:style-name="P149"><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4</text:span><text:span text:style-name="T4">;</text:span><text:span text:style-name="T5"> </text:span><text:span text:style-name="T4">i</text:span><text:span text:style-name="T5">++) </text:span><text:span text:style-name="T10">{</text:span><text:span text:style-name="T78"> </text:span><text:span text:style-name="T5">f</text:span><text:span text:style-name="T10">o</text:span><text:span text:style-name="T5">r (</text:span><text:span text:style-name="T4">i</text:span><text:span text:style-name="T10">n</text:span><text:span text:style-name="T4">t</text:span><text:span text:style-name="T15"> </text:span><text:span text:style-name="T16">j</text:span><text:span text:style-name="T5"> </text:span><text:span text:style-name="T10">=</text:span><text:span text:style-name="T5"> </text:span><text:span text:style-name="T15">0</text:span><text:span text:style-name="T4">;</text:span><text:span text:style-name="T5"> </text:span><text:span text:style-name="T4">j</text:span><text:span text:style-name="T5"> </text:span><text:span text:style-name="T10">&lt;</text:span><text:span text:style-name="T27"> </text:span><text:span text:style-name="T5">3</text:span><text:span text:style-name="T4">;</text:span><text:span text:style-name="T15"> </text:span><text:span text:style-name="T4">j</text:span><text:span text:style-name="T5">++) </text:span><text:span text:style-name="T10">{</text:span></text:p>
      <text:p text:style-name="P79"><text:span text:style-name="T5">r</text:span><text:span text:style-name="T4">e</text:span><text:span text:style-name="T5">su</text:span><text:span text:style-name="T4">lt</text:span><text:span text:style-name="T5">[</text:span><text:span text:style-name="T4">i</text:span><text:span text:style-name="T5">][</text:span><text:span text:style-name="T4">j</text:span><text:span text:style-name="T5">] = </text:span><text:span text:style-name="T15">0</text:span><text:span text:style-name="T4">;</text:span><text:bookmark-end text:name="_page_41_0"/></text:p>
      <text:p text:style-name="P45"><text:bookmark-start text:name="_page_43_0"/></text:p>
      <text:p text:style-name="P78"><text:span text:style-name="T5">f</text:span><text:span text:style-name="T10">o</text:span><text:span text:style-name="T5">r (</text:span><text:span text:style-name="T4">i</text:span><text:span text:style-name="T5">n</text:span><text:span text:style-name="T4">t</text:span><text:span text:style-name="T5"> k</text:span><text:span text:style-name="T40"> </text:span><text:span text:style-name="T5">=</text:span><text:span text:style-name="T27"> </text:span><text:span text:style-name="T5">0</text:span><text:span text:style-name="T4">;</text:span><text:span text:style-name="T15"> </text:span><text:span text:style-name="T5">k </text:span><text:span text:style-name="T10">&lt;</text:span><text:span text:style-name="T5"> </text:span><text:span text:style-name="T15">2</text:span><text:span text:style-name="T4">;</text:span><text:span text:style-name="T5"> k++)</text:span><text:span text:style-name="T10"> </text:span><text:span text:style-name="T5">{</text:span></text:p>
      <text:p text:style-name="P150"><text:span text:style-name="T5">r</text:span><text:span text:style-name="T4">e</text:span><text:span text:style-name="T5">su</text:span><text:span text:style-name="T4">lt</text:span><text:span text:style-name="T5">[</text:span><text:span text:style-name="T4">i</text:span><text:span text:style-name="T5">]</text:span><text:span text:style-name="T15">[</text:span><text:span text:style-name="T4">j</text:span><text:span text:style-name="T5">]</text:span><text:span text:style-name="T27"> </text:span><text:span text:style-name="T5">+= </text:span><text:span text:style-name="T15">D</text:span><text:span text:style-name="T4">alta</text:span><text:span text:style-name="T5">[</text:span><text:span text:style-name="T4">i</text:span><text:span text:style-name="T15">]</text:span><text:span text:style-name="T5">[k]</text:span><text:span text:style-name="T27"> </text:span><text:span text:style-name="T5">*</text:span><text:span text:style-name="T10"> </text:span><text:span text:style-name="T5">M</text:span><text:span text:style-name="T16">a</text:span><text:span text:style-name="T4">l</text:span><text:span text:style-name="T16">t</text:span><text:span text:style-name="T4">a</text:span><text:span text:style-name="T5">[k]</text:span><text:span text:style-name="T27">[</text:span><text:span text:style-name="T4">j</text:span><text:span text:style-name="T15">]</text:span><text:span text:style-name="T4">;</text:span><text:span text:style-name="T5"> }</text:span></text:p>
      <text:p text:style-name="P131"><text:span text:style-name="T5">} }</text:span></text:p>
      <text:p text:style-name="P88"/>
      <text:p text:style-name="P151"><text:span text:style-name="T4">c</text:span><text:span text:style-name="T5">o</text:span><text:span text:style-name="T10">u</text:span><text:span text:style-name="T4">t</text:span><text:span text:style-name="T5"> </text:span><text:span text:style-name="T15">&lt;</text:span><text:span text:style-name="T5">&lt; "R</text:span><text:span text:style-name="T16">e</text:span><text:span text:style-name="T15">s</text:span><text:span text:style-name="T5">u</text:span><text:span text:style-name="T4">lt</text:span><text:span text:style-name="T5"> </text:span><text:span text:style-name="T27">m</text:span><text:span text:style-name="T4">at</text:span><text:span text:style-name="T15">r</text:span><text:span text:style-name="T4">i</text:span><text:span text:style-name="T5">x</text:span><text:span text:style-name="T10"> </text:span><text:span text:style-name="T15">(</text:span><text:span text:style-name="T5">4</text:span><text:span text:style-name="T15">x</text:span><text:span text:style-name="T5">3)</text:span><text:span text:style-name="T42">:</text:span><text:span text:style-name="T4">\</text:span><text:span text:style-name="T15">n</text:span><text:span text:style-name="T5">"</text:span><text:span text:style-name="T4">;</text:span><text:span text:style-name="T5"> 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4</text:span><text:span text:style-name="T4">;</text:span><text:span text:style-name="T5"> </text:span><text:span text:style-name="T4">i</text:span><text:span text:style-name="T5">++) </text:span><text:span text:style-name="T10">{</text:span></text:p>
      <text:p text:style-name="P21"><text:span text:style-name="T5">f</text:span><text:span text:style-name="T10">o</text:span><text:span text:style-name="T5">r (</text:span><text:span text:style-name="T4">i</text:span><text:span text:style-name="T10">n</text:span><text:span text:style-name="T4">t</text:span><text:span text:style-name="T15"> </text:span><text:span text:style-name="T16">j</text:span><text:span text:style-name="T5"> </text:span><text:span text:style-name="T10">=</text:span><text:span text:style-name="T5"> </text:span><text:span text:style-name="T15">0</text:span><text:span text:style-name="T4">;</text:span><text:span text:style-name="T5"> </text:span><text:span text:style-name="T4">j</text:span><text:span text:style-name="T5"> </text:span><text:span text:style-name="T10">&lt;</text:span><text:span text:style-name="T27"> </text:span><text:span text:style-name="T5">3</text:span><text:span text:style-name="T4">;</text:span><text:span text:style-name="T15"> </text:span><text:span text:style-name="T4">j</text:span><text:span text:style-name="T5">++) </text:span><text:span text:style-name="T16">c</text:span><text:span text:style-name="T15">o</text:span><text:span text:style-name="T5">u</text:span><text:span text:style-name="T4">t</text:span><text:span text:style-name="T10"> &lt;&lt;</text:span><text:span text:style-name="T5"> </text:span><text:span text:style-name="T27">r</text:span><text:span text:style-name="T4">e</text:span><text:span text:style-name="T15">s</text:span><text:span text:style-name="T5">u</text:span><text:span text:style-name="T16">lt</text:span><text:span text:style-name="T5">[</text:span><text:span text:style-name="T4">i</text:span><text:span text:style-name="T5">]</text:span><text:span text:style-name="T15">[</text:span><text:span text:style-name="T4">j</text:span><text:span text:style-name="T5">] &lt;&lt; " </text:span><text:span text:style-name="T15">"</text:span><text:span text:style-name="T4">;</text:span><text:span text:style-name="T5"> </text:span><text:span text:style-name="T4">c</text:span><text:span text:style-name="T5">o</text:span><text:span text:style-name="T10">u</text:span><text:span text:style-name="T4">t</text:span><text:span text:style-name="T5"> </text:span><text:span text:style-name="T10">&lt;&lt;</text:span><text:span text:style-name="T5"> </text:span><text:span text:style-name="T26">e</text:span><text:span text:style-name="T5">nd</text:span><text:span text:style-name="T16">l;</text:span></text:p>
      <text:p text:style-name="P72"><text:span text:style-name="T5">}</text:span></text:p>
      <text:p text:style-name="P126"><text:span text:style-name="T5">r</text:span><text:span text:style-name="T4">et</text:span><text:span text:style-name="T10">u</text:span><text:span text:style-name="T15">r</text:span><text:span text:style-name="T5">n</text:span><text:span text:style-name="T10"> </text:span><text:span text:style-name="T15">0</text:span><text:span text:style-name="T4">;</text:span><text:span text:style-name="T5"> }</text:span></text:p>
      <text:p text:style-name="P91"/>
      <text:p text:style-name="P64"><text:span text:style-name="T1">E</text:span><text:span text:style-name="T8">x</text:span><text:span text:style-name="T13">p</text:span><text:span text:style-name="T2">l</text:span><text:span text:style-name="T1">ana</text:span><text:span text:style-name="T13">t</text:span><text:span text:style-name="T2">i</text:span><text:span text:style-name="T1">on:</text:span></text:p>
      <text:p text:style-name="P152"><text:span text:style-name="T44">W</text:span><text:span text:style-name="T4">e</text:span><text:span text:style-name="T5"> mu</text:span><text:span text:style-name="T4">l</text:span><text:span text:style-name="T16">ti</text:span><text:span text:style-name="T5">p</text:span><text:span text:style-name="T4">l</text:span><text:span text:style-name="T5">y </text:span><text:span text:style-name="T4">ea</text:span><text:span text:style-name="T19">c</text:span><text:span text:style-name="T5">h </text:span><text:span text:style-name="T27">r</text:span><text:span text:style-name="T5">ow of </text:span><text:span text:style-name="T15">D</text:span><text:span text:style-name="T4">alta</text:span><text:span text:style-name="T5"> </text:span><text:span text:style-name="T27">w</text:span><text:span text:style-name="T11">i</text:span><text:span text:style-name="T16">t</text:span><text:span text:style-name="T5">h</text:span><text:span text:style-name="T10"> </text:span><text:span text:style-name="T4">ea</text:span><text:span text:style-name="T19">c</text:span><text:span text:style-name="T5">h</text:span><text:span text:style-name="T15"> </text:span><text:span text:style-name="T4">c</text:span><text:span text:style-name="T5">o</text:span><text:span text:style-name="T4">l</text:span><text:span text:style-name="T5">u</text:span><text:span text:style-name="T15">mn </text:span><text:span text:style-name="T5">of M</text:span><text:span text:style-name="T16">a</text:span><text:span text:style-name="T4">lta</text:span><text:span text:style-name="T27"> </text:span><text:span text:style-name="T4">t</text:span><text:span text:style-name="T5">o</text:span><text:span text:style-name="T10"> </text:span><text:span text:style-name="T15">f</text:span><text:span text:style-name="T5">orm </text:span><text:span text:style-name="T4">a</text:span><text:span text:style-name="T20"> </text:span><text:span text:style-name="T5">n</text:span><text:span text:style-name="T4">e</text:span><text:span text:style-name="T10">w</text:span><text:span text:style-name="T5"> 4×3</text:span><text:span text:style-name="T10"> </text:span><text:span text:style-name="T5">m</text:span><text:span text:style-name="T4">a</text:span><text:span text:style-name="T16">t</text:span><text:span text:style-name="T5">r</text:span><text:span text:style-name="T16">i</text:span><text:span text:style-name="T5">x.</text:span></text:p>
      <text:p text:style-name="P87"/>
      <text:p text:style-name="P202">Initialization:</text:p>
      <text:list text:style-name="L28">
        <text:list-item>
          <text:list>
            <text:list-item>
              <text:p text:style-name="P218"><text:span text:style-name="Source_20_Text">int Dalta[4][2] = {{10, 20}, {5, 15}, {12, 8}, {7, 9}};</text:span>: A 4x2 matrix named <text:span text:style-name="Source_20_Text">Dalta</text:span> is declared and initialized with specific integer values.</text:p>
            </text:list-item>
            <text:list-item>
              <text:p text:style-name="P218"><text:span text:style-name="Source_20_Text">int Malta[2][3] = {{2, 3, 4}, {1, 0, 5}};</text:span>: A 2x3 matrix named <text:span text:style-name="Source_20_Text">Malta</text:span> is declared and initialized.</text:p>
            </text:list-item>
            <text:list-item>
              <text:p text:style-name="P218"><text:span text:style-name="Source_20_Text">int result[4][3] = {0};</text:span>: A 4x3 matrix named <text:span text:style-name="Source_20_Text">result</text:span> is declared and initialized with all elements set to 0. This matrix will store the outcome of the multiplication.</text:p>
            </text:list-item>
          </text:list>
        </text:list-item>
        <text:list-item>
          <text:p text:style-name="P193">Matrix Multiplication Logic:</text:p>
          <text:list>
            <text:list-item>
              <text:p text:style-name="P218">The code uses three nested loops to compute the product of <text:span text:style-name="Source_20_Text">Dalta</text:span> and <text:span text:style-name="Source_20_Text">Malta</text:span>.</text:p>
            </text:list-item>
            <text:list-item>
              <text:p text:style-name="P218"><text:span text:style-name="T92">Outer Loop ( </text:span><text:span text:style-name="Source_20_Text"><text:span text:style-name="T92">i</text:span></text:span><text:span text:style-name="T92"> ):</text:span> This loop iterates through the rows of the <text:span text:style-name="Source_20_Text">result</text:span> matrix (and <text:span text:style-name="Source_20_Text">Dalta</text:span> matrix), from <text:span text:style-name="Source_20_Text">i = 0</text:span> to <text:span text:style-name="Source_20_Text">3</text:span>.</text:p>
            </text:list-item>
            <text:list-item>
              <text:p text:style-name="P218"><text:span text:style-name="T92">Middle Loop ( </text:span><text:span text:style-name="Source_20_Text"><text:span text:style-name="T92">j</text:span></text:span><text:span text:style-name="T92"> ):</text:span> This loop iterates through the columns of the <text:span text:style-name="Source_20_Text">result</text:span> matrix (and <text:span text:style-name="Source_20_Text">Malta</text:span> matrix), from <text:span text:style-name="Source_20_Text">j = 0</text:span> to <text:span text:style-name="Source_20_Text">2</text:span>.</text:p>
            </text:list-item>
            <text:list-item>
              <text:p text:style-name="P218"><text:span text:style-name="T92">Inner Loop ( </text:span><text:span text:style-name="Source_20_Text"><text:span text:style-name="T92">k</text:span></text:span><text:span text:style-name="T92"> ):</text:span> This loop is the core of the multiplication. It iterates through the columns of <text:span text:style-name="Source_20_Text">Dalta</text:span> and the rows of <text:span text:style-name="Source_20_Text">Malta</text:span>, from <text:span text:style-name="Source_20_Text">k = 0</text:span> to <text:span text:style-name="Source_20_Text">1</text:span>.</text:p>
              <text:list>
                <text:list-item>
                  <text:p text:style-name="P218">Inside the inner loop, the operation <text:span text:style-name="Source_20_Text">result[i][j] += Dalta[i][k] * Malta[k][j];</text:span> is performed. This means:</text:p>
                  <text:list>
                    <text:list-item>
                      <text:p text:style-name="P218">For each element <text:span text:style-name="Source_20_Text">result[i][j]</text:span>, it takes the element from the <text:span text:style-name="Source_20_Text">i</text:span>-th row and <text:span text:style-name="Source_20_Text">k</text:span>-th column of <text:span text:style-name="Source_20_Text">Dalta</text:span> and multiplies it by the element from the <text:span text:style-name="Source_20_Text">k</text:span>-th row and <text:span text:style-name="Source_20_Text">j</text:span>-th column of <text:span text:style-name="Source_20_Text">Malta</text:span>.</text:p>
                    </text:list-item>
                    <text:list-item>
                      <text:p text:style-name="P218">This product is then added to the current value of <text:span text:style-name="Source_20_Text">result[i][j]</text:span>. This process is repeated for all values of <text:span text:style-name="Source_20_Text">k</text:span>, effectively summing up the products of corresponding elements.</text:p>
                    </text:list-item>
                  </text:list>
                </text:list-item>
              </text:list>
            </text:list-item>
            <text:list-item>
              <text:p text:style-name="P218"><text:soft-page-break/><text:span text:style-name="T92">Compatibility Check:</text:span> For matrix multiplication to be valid, the number of columns in the first matrix (<text:span text:style-name="Source_20_Text">Dalta</text:span> has 2 columns) must equal the number of rows in the second matrix (<text:span text:style-name="Source_20_Text">Malta</text:span> has 2 rows). This condition is met. The resulting matrix will have the number of rows from the first matrix (4) and the number of columns from the second matrix (3).</text:p>
            </text:list-item>
          </text:list>
        </text:list-item>
        <text:list-item>
          <text:p text:style-name="P193">Output:</text:p>
          <text:list>
            <text:list-item>
              <text:p text:style-name="P218"><text:span text:style-name="Source_20_Text">cout &lt;&lt; "Result matrix(4x3):\n";</text:span>: Prints a header indicating the output.</text:p>
            </text:list-item>
            <text:list-item>
              <text:p text:style-name="P218">The code then uses two nested loops to iterate through the <text:span text:style-name="Source_20_Text">result</text:span> matrix.</text:p>
            </text:list-item>
            <text:list-item>
              <text:p text:style-name="P218"><text:span text:style-name="Source_20_Text">cout &lt;&lt; result[i][j] &lt;&lt; " ";</text:span>: Each element of the <text:span text:style-name="Source_20_Text">result</text:span> matrix is printed, followed by a space.</text:p>
            </text:list-item>
            <text:list-item>
              <text:p text:style-name="P218"><text:span text:style-name="Source_20_Text">cout &lt;&lt; endl;</text:span>: After each row is printed, a newline character is printed to format the output as a matrix.</text:p>
            </text:list-item>
          </text:list>
        </text:list-item>
      </text:list>
      <text:p text:style-name="Text_20_body">The program will output the 4x3 <text:span text:style-name="Source_20_Text">result</text:span> matrix, which is the product of <text:span text:style-name="Source_20_Text">Dalta</text:span> and <text:span text:style-name="Source_20_Text">Malta</text:span>.</text:p>
      <text:p text:style-name="P87"/>
      <text:p text:style-name="P87"/>
      <text:p text:style-name="P87"/>
      <text:p text:style-name="P105"/>
      <text:p text:style-name="P63"><text:span text:style-name="T1">S</text:span><text:span text:style-name="T2">ec</text:span><text:span text:style-name="T1">t</text:span><text:span text:style-name="T2">i</text:span><text:span text:style-name="T1">on: </text:span><text:span text:style-name="T8">B</text:span></text:p>
      <text:p text:style-name="P87"/>
      <text:p text:style-name="P87"/>
      <text:p text:style-name="P99"/>
      <text:p text:style-name="P153"><text:span text:style-name="T8">1</text:span><text:span text:style-name="T1">.</text:span><text:span text:style-name="T12"> </text:span><text:span text:style-name="T73">T</text:span><text:span text:style-name="T1">o</text:span><text:span text:style-name="T8"> </text:span><text:span text:style-name="T1">s</text:span><text:span text:style-name="T13">t</text:span><text:span text:style-name="T1">o</text:span><text:span text:style-name="T18">r</text:span><text:span text:style-name="T14">e</text:span><text:span text:style-name="T1"> t</text:span><text:span text:style-name="T24">h</text:span><text:span text:style-name="T2">e</text:span><text:span text:style-name="T1"> nam</text:span><text:span text:style-name="T25">e</text:span><text:span text:style-name="T1">s</text:span><text:span text:style-name="T8"> </text:span><text:span text:style-name="T13">o</text:span><text:span text:style-name="T1">f fam</text:span><text:span text:style-name="T2">il</text:span><text:span text:style-name="T1">y</text:span><text:span text:style-name="T8"> </text:span><text:span text:style-name="T13">m</text:span><text:span text:style-name="T2">e</text:span><text:span text:style-name="T1">mb</text:span><text:span text:style-name="T25">e</text:span><text:span text:style-name="T2">r</text:span><text:span text:style-name="T1">s,</text:span><text:span text:style-name="T17"> </text:span><text:span text:style-name="T13">a</text:span><text:span text:style-name="T1">n </text:span><text:span text:style-name="T2">e</text:span><text:span text:style-name="T1">xp</text:span><text:span text:style-name="T2">e</text:span><text:span text:style-name="T14">r</text:span><text:span text:style-name="T1">t s</text:span><text:span text:style-name="T24">u</text:span><text:span text:style-name="T8">g</text:span><text:span text:style-name="T1">g</text:span><text:span text:style-name="T2">e</text:span><text:span text:style-name="T1">s</text:span><text:span text:style-name="T13">t</text:span><text:span text:style-name="T1">s o</text:span><text:span text:style-name="T25">r</text:span><text:span text:style-name="T1">ga</text:span><text:span text:style-name="T24">n</text:span><text:span text:style-name="T9">i</text:span><text:span text:style-name="T25">z</text:span><text:span text:style-name="T2">i</text:span><text:span text:style-name="T13">n</text:span><text:span text:style-name="T1">g th</text:span><text:span text:style-name="T2">e</text:span><text:span text:style-name="T1"> data</text:span><text:span text:style-name="T8"> </text:span><text:span text:style-name="T2">i</text:span><text:span text:style-name="T1">n</text:span><text:span text:style-name="T13"> </text:span><text:span text:style-name="T1">a </text:span><text:span text:style-name="T13">w</text:span><text:span text:style-name="T1">ay</text:span><text:span text:style-name="T8"> </text:span><text:span text:style-name="T1">t</text:span><text:span text:style-name="T13">h</text:span><text:span text:style-name="T1">at </text:span><text:span text:style-name="T13">a</text:span><text:span text:style-name="T2">ll</text:span><text:span text:style-name="T1">ows</text:span><text:span text:style-name="T13"> </text:span><text:span text:style-name="T2">e</text:span><text:span text:style-name="T1">ff</text:span><text:span text:style-name="T2">ici</text:span><text:span text:style-name="T25">e</text:span><text:span text:style-name="T13">nt</text:span><text:span text:style-name="T1"> s</text:span><text:span text:style-name="T14">e</text:span><text:span text:style-name="T1">a</text:span><text:span text:style-name="T22">r</text:span><text:span text:style-name="T2">c</text:span><text:span text:style-name="T17">h</text:span><text:span text:style-name="T9">i</text:span><text:span text:style-name="T24">n</text:span><text:span text:style-name="T1">g, t</text:span><text:span text:style-name="T2">r</text:span><text:span text:style-name="T1">av</text:span><text:span text:style-name="T2">e</text:span><text:span text:style-name="T25">r</text:span><text:span text:style-name="T13">s</text:span><text:span text:style-name="T1">a</text:span><text:span text:style-name="T2">l</text:span><text:span text:style-name="T1">,</text:span><text:span text:style-name="T24"> </text:span><text:span text:style-name="T13">a</text:span><text:span text:style-name="T1">nd </text:span><text:span text:style-name="T2">i</text:span><text:span text:style-name="T1">n</text:span><text:span text:style-name="T13">s</text:span><text:span text:style-name="T2">er</text:span><text:span text:style-name="T1">t</text:span><text:span text:style-name="T2">i</text:span><text:span text:style-name="T1">on</text:span><text:span text:style-name="T24"> </text:span><text:span text:style-name="T1">of n</text:span><text:span text:style-name="T2">e</text:span><text:span text:style-name="T1">w </text:span><text:span text:style-name="T24">m</text:span><text:span text:style-name="T14">e</text:span><text:span text:style-name="T13">m</text:span><text:span text:style-name="T1">b</text:span><text:span text:style-name="T2">er</text:span><text:span text:style-name="T1">s. </text:span><text:span text:style-name="T13">F</text:span><text:span text:style-name="T8">o</text:span><text:span text:style-name="T2">r</text:span><text:span text:style-name="T21"> </text:span><text:span text:style-name="T1">t</text:span><text:span text:style-name="T17">h</text:span><text:span text:style-name="T2">i</text:span><text:span text:style-name="T13">s</text:span><text:span text:style-name="T8"> </text:span><text:span text:style-name="T1">pu</text:span><text:span text:style-name="T14">r</text:span><text:span text:style-name="T1">po</text:span><text:span text:style-name="T13">s</text:span><text:span text:style-name="T2">e</text:span><text:span text:style-name="T1">,</text:span><text:span text:style-name="T13"> </text:span><text:span text:style-name="T1">u</text:span><text:span text:style-name="T8">s</text:span><text:span text:style-name="T2">e</text:span><text:span text:style-name="T24"> </text:span><text:span text:style-name="T1">a B</text:span><text:span text:style-name="T2">i</text:span><text:span text:style-name="T1">na</text:span><text:span text:style-name="T14">r</text:span><text:span text:style-name="T1">y </text:span><text:span text:style-name="T24">S</text:span><text:span text:style-name="T2">e</text:span><text:span text:style-name="T1">a</text:span><text:span text:style-name="T22">r</text:span><text:span text:style-name="T25">c</text:span><text:span text:style-name="T1">h</text:span><text:span text:style-name="T79"> </text:span><text:span text:style-name="T80">T</text:span><text:span text:style-name="T22">r</text:span><text:span text:style-name="T14">ee</text:span><text:span text:style-name="T1"> (BST) </text:span><text:span text:style-name="T24">t</text:span><text:span text:style-name="T1">o s</text:span><text:span text:style-name="T13">t</text:span><text:span text:style-name="T1">o</text:span><text:span text:style-name="T33">r</text:span><text:span text:style-name="T2">e</text:span><text:span text:style-name="T1"> </text:span><text:span text:style-name="T24">t</text:span><text:span text:style-name="T1">h</text:span><text:span text:style-name="T2">e</text:span><text:span text:style-name="T1"> nam</text:span><text:span text:style-name="T25">e</text:span><text:span text:style-name="T1">s</text:span><text:span text:style-name="T8"> </text:span><text:span text:style-name="T1">of fam</text:span><text:span text:style-name="T14">i</text:span><text:span text:style-name="T2">l</text:span><text:span text:style-name="T1">y</text:span><text:span text:style-name="T13"> m</text:span><text:span text:style-name="T2">e</text:span><text:span text:style-name="T13">m</text:span><text:span text:style-name="T1">b</text:span><text:span text:style-name="T2">er</text:span><text:span text:style-name="T1">s, s</text:span><text:span text:style-name="T13">t</text:span><text:span text:style-name="T1">a</text:span><text:span text:style-name="T2">r</text:span><text:span text:style-name="T13">t</text:span><text:span text:style-name="T2">i</text:span><text:span text:style-name="T24">n</text:span><text:span text:style-name="T1">g</text:span><text:span text:style-name="T67"> </text:span><text:span text:style-name="T1">w</text:span><text:span text:style-name="T9">i</text:span><text:span text:style-name="T1">th th</text:span><text:span text:style-name="T2">e</text:span><text:span text:style-name="T1"> </text:span><text:span text:style-name="T2">le</text:span><text:span text:style-name="T1">tt</text:span><text:span text:style-name="T14">e</text:span><text:span text:style-name="T2">r</text:span><text:span text:style-name="T1">s:</text:span><text:span text:style-name="T52"> </text:span><text:span text:style-name="T30">W</text:span><text:span text:style-name="T2">r</text:span><text:span text:style-name="T14">i</text:span><text:span text:style-name="T1">t</text:span><text:span text:style-name="T2">e</text:span><text:span text:style-name="T1"> a C</text:span><text:span text:style-name="T13">+</text:span><text:span text:style-name="T1">+ p</text:span><text:span text:style-name="T22">r</text:span><text:span text:style-name="T13">o</text:span><text:span text:style-name="T1">g</text:span><text:span text:style-name="T2">r</text:span><text:span text:style-name="T1">am </text:span><text:span text:style-name="T24">t</text:span><text:span text:style-name="T1">o C</text:span><text:span text:style-name="T31">r</text:span><text:span text:style-name="T25">e</text:span><text:span text:style-name="T1">at</text:span><text:span text:style-name="T2">e</text:span><text:span text:style-name="T24"> </text:span><text:span text:style-name="T1">a</text:span><text:span text:style-name="T8"> </text:span><text:span text:style-name="T1">B</text:span><text:span text:style-name="T2">i</text:span><text:span text:style-name="T13">n</text:span><text:span text:style-name="T1">a</text:span><text:span text:style-name="T2">r</text:span><text:span text:style-name="T1">y</text:span><text:span text:style-name="T8"> </text:span><text:span text:style-name="T1">S</text:span><text:span text:style-name="T25">e</text:span><text:span text:style-name="T1">a</text:span><text:span text:style-name="T22">r</text:span><text:span text:style-name="T2">c</text:span><text:span text:style-name="T1">h</text:span><text:span text:style-name="T30"> </text:span><text:span text:style-name="T45">T</text:span><text:span text:style-name="T33">r</text:span><text:span text:style-name="T18">e</text:span><text:span text:style-name="T2">e</text:span><text:span text:style-name="T1"> (BST) u</text:span><text:span text:style-name="T8">s</text:span><text:span text:style-name="T9">i</text:span><text:span text:style-name="T24">n</text:span><text:span text:style-name="T1">g</text:span><text:span text:style-name="T8"> </text:span><text:span text:style-name="T1">th</text:span><text:span text:style-name="T2">e</text:span><text:span text:style-name="T17"> </text:span><text:span text:style-name="T1">g</text:span><text:span text:style-name="T2">i</text:span><text:span text:style-name="T1">v</text:span><text:span text:style-name="T2">e</text:span><text:span text:style-name="T1">n </text:span><text:span text:style-name="T13">n</text:span><text:span text:style-name="T1">a</text:span><text:span text:style-name="T17">m</text:span><text:span text:style-name="T2">e</text:span><text:span text:style-name="T1">s</text:span><text:span text:style-name="T8"> </text:span><text:span text:style-name="T1">a</text:span><text:span text:style-name="T13">n</text:span><text:span text:style-name="T1">d</text:span><text:span text:style-name="T8"> </text:span><text:span text:style-name="T1">f</text:span><text:span text:style-name="T2">i</text:span><text:span text:style-name="T1">nd</text:span><text:span text:style-name="T13"> </text:span><text:span text:style-name="T1">and </text:span><text:span text:style-name="T24">d</text:span><text:span text:style-name="T2">i</text:span><text:span text:style-name="T8">s</text:span><text:span text:style-name="T24">p</text:span><text:span text:style-name="T9">l</text:span><text:span text:style-name="T13">a</text:span><text:span text:style-name="T1">y</text:span><text:span text:style-name="T8"> </text:span><text:span text:style-name="T1">th</text:span><text:span text:style-name="T2">e</text:span><text:span text:style-name="T17"> </text:span><text:span text:style-name="T1">su</text:span><text:span text:style-name="T2">cc</text:span><text:span text:style-name="T25">e</text:span><text:span text:style-name="T13">s</text:span><text:span text:style-name="T1">so</text:span><text:span text:style-name="T2">r</text:span><text:span text:style-name="T30"> </text:span><text:span text:style-name="T1">of </text:span><text:span text:style-name="T13">t</text:span><text:span text:style-name="T1">h</text:span><text:span text:style-name="T2">e</text:span><text:span text:style-name="T1"> fam</text:span><text:span text:style-name="T2">il</text:span><text:span text:style-name="T1">y</text:span><text:span text:style-name="T8"> </text:span><text:span text:style-name="T1">m</text:span><text:span text:style-name="T2">e</text:span><text:span text:style-name="T24">m</text:span><text:span text:style-name="T1">b</text:span><text:span text:style-name="T14">e</text:span><text:span text:style-name="T2">r</text:span><text:span text:style-name="T21"> </text:span><text:span text:style-name="T24">w</text:span><text:span text:style-name="T1">hos</text:span><text:span text:style-name="T2">e</text:span><text:span text:style-name="T1"> nam</text:span><text:span text:style-name="T2">e</text:span><text:span text:style-name="T24"> </text:span><text:span text:style-name="T1">s</text:span><text:span text:style-name="T13">t</text:span><text:span text:style-name="T1">a</text:span><text:span text:style-name="T2">r</text:span><text:span text:style-name="T24">t</text:span><text:span text:style-name="T1">s</text:span><text:span text:style-name="T8"> </text:span><text:span text:style-name="T13">w</text:span><text:span text:style-name="T9">i</text:span><text:span text:style-name="T1">th</text:span><text:span text:style-name="T24"> </text:span><text:span text:style-name="T13">M</text:span><text:span text:style-name="T1">.</text:span></text:p>
      <text:p text:style-name="P87"/>
      <text:p text:style-name="P87"/>
      <text:p text:style-name="P112"/>
      <text:p text:style-name="P64"><text:span text:style-name="T1">Ans:</text:span></text:p>
      <text:p text:style-name="P87"/>
      <text:p text:style-name="P87"/>
      <text:p text:style-name="P96"/>
      <text:p text:style-name="P64"><text:span text:style-name="T1">Th</text:span><text:span text:style-name="T2">e</text:span><text:span text:style-name="T1">o</text:span><text:span text:style-name="T2">r</text:span><text:span text:style-name="T1">y:</text:span></text:p>
      <text:p text:style-name="P154"><text:span text:style-name="T5">In</text:span><text:span text:style-name="T10"> </text:span><text:span text:style-name="T5">BS</text:span><text:span text:style-name="T81">T</text:span><text:span text:style-name="T5">,</text:span><text:span text:style-name="T20"> </text:span><text:span text:style-name="T5">s</text:span><text:span text:style-name="T10">u</text:span><text:span text:style-name="T16">c</text:span><text:span text:style-name="T4">ce</text:span><text:span text:style-name="T15">ss</text:span><text:span text:style-name="T5">or m</text:span><text:span text:style-name="T16">e</text:span><text:span text:style-name="T4">a</text:span><text:span text:style-name="T5">ns</text:span><text:span text:style-name="T15"> </text:span><text:span text:style-name="T26">t</text:span><text:span text:style-name="T5">h</text:span><text:span text:style-name="T4">e</text:span><text:span text:style-name="T5"> n</text:span><text:span text:style-name="T4">e</text:span><text:span text:style-name="T15">x</text:span><text:span text:style-name="T4">t</text:span><text:span text:style-name="T5"> </text:span><text:span text:style-name="T15">b</text:span><text:span text:style-name="T11">i</text:span><text:span text:style-name="T15">g</text:span><text:span text:style-name="T10">g</text:span><text:span text:style-name="T4">e</text:span><text:span text:style-name="T5">r</text:span><text:span text:style-name="T27"> </text:span><text:span text:style-name="T4">e</text:span><text:span text:style-name="T16">l</text:span><text:span text:style-name="T4">e</text:span><text:span text:style-name="T15">m</text:span><text:span text:style-name="T4">e</text:span><text:span text:style-name="T5">n</text:span><text:span text:style-name="T16">t</text:span><text:span text:style-name="T5"> </text:span><text:span text:style-name="T16">i</text:span><text:span text:style-name="T5">n </text:span><text:span text:style-name="T4">i</text:span><text:span text:style-name="T41">n</text:span><text:span text:style-name="T15">-</text:span><text:span text:style-name="T5">ord</text:span><text:span text:style-name="T4">e</text:span><text:span text:style-name="T5">r </text:span><text:span text:style-name="T16">t</text:span><text:span text:style-name="T5">r</text:span><text:span text:style-name="T4">a</text:span><text:span text:style-name="T15">v</text:span><text:span text:style-name="T4">e</text:span><text:span text:style-name="T5">rs</text:span><text:span text:style-name="T16">a</text:span><text:span text:style-name="T4">l</text:span><text:span text:style-name="T5">.</text:span><text:span text:style-name="T15"> </text:span><text:span text:style-name="T5">If nod</text:span><text:span text:style-name="T4">e</text:span><text:span text:style-name="T27"> </text:span><text:span text:style-name="T5">h</text:span><text:span text:style-name="T16">a</text:span><text:span text:style-name="T5">s</text:span><text:span text:style-name="T10"> </text:span><text:span text:style-name="T5">r</text:span><text:span text:style-name="T16">i</text:span><text:span text:style-name="T5">gh</text:span><text:span text:style-name="T4">t</text:span><text:span text:style-name="T5"> </text:span><text:span text:style-name="T16">c</text:span><text:span text:style-name="T5">h</text:span><text:span text:style-name="T16">il</text:span><text:span text:style-name="T15">d</text:span><text:span text:style-name="T10"> →</text:span><text:span text:style-name="T5"> </text:span><text:span text:style-name="T4">le</text:span><text:span text:style-name="T20">f</text:span><text:span text:style-name="T11">t</text:span><text:span text:style-name="T27">m</text:span><text:span text:style-name="T10">o</text:span><text:span text:style-name="T5">s</text:span><text:span text:style-name="T4">t</text:span><text:span text:style-name="T5"> of </text:span><text:span text:style-name="T27">r</text:span><text:span text:style-name="T4">i</text:span><text:span text:style-name="T5">g</text:span><text:span text:style-name="T15">h</text:span><text:span text:style-name="T4">t</text:span><text:span text:style-name="T10"> </text:span><text:span text:style-name="T15">s</text:span><text:span text:style-name="T5">ub</text:span><text:span text:style-name="T4">t</text:span><text:span text:style-name="T5">r</text:span><text:span text:style-name="T4">ee</text:span><text:span text:style-name="T5">. </text:span><text:span text:style-name="T15">E</text:span><text:span text:style-name="T16">l</text:span><text:span text:style-name="T5">s</text:span><text:span text:style-name="T4">e</text:span><text:span text:style-name="T5"> →</text:span><text:span text:style-name="T27"> </text:span><text:span text:style-name="T15">g</text:span><text:span text:style-name="T5">o</text:span><text:span text:style-name="T10"> </text:span><text:span text:style-name="T15">u</text:span><text:span text:style-name="T10">p</text:span><text:span text:style-name="T5">.</text:span></text:p>
      <text:p text:style-name="P114"/>
      <text:p text:style-name="P64"><text:span text:style-name="T1">Cod</text:span><text:span text:style-name="T2">e</text:span><text:span text:style-name="T8">:</text:span></text:p>
      <text:p text:style-name="P109"/>
      <text:p text:style-name="P64"><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text:span><text:bookmark-end text:name="_page_43_0"/></text:p>
      <text:p text:style-name="P46"><text:bookmark-start text:name="_page_45_0"/></text:p>
      <text:p text:style-name="P64"><text:span text:style-name="T5">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p>
      <text:p text:style-name="P87"/>
      <text:p text:style-name="P87"/>
      <text:p text:style-name="P96"/>
      <text:p text:style-name="P64"><text:span text:style-name="T5">s</text:span><text:span text:style-name="T4">t</text:span><text:span text:style-name="T15">r</text:span><text:span text:style-name="T5">u</text:span><text:span text:style-name="T16">c</text:span><text:span text:style-name="T4">t</text:span><text:span text:style-name="T5"> Nod</text:span><text:span text:style-name="T4">e</text:span><text:span text:style-name="T5"> {</text:span></text:p>
      <text:p text:style-name="P107"/>
      <text:p text:style-name="P72"><text:span text:style-name="T5">s</text:span><text:span text:style-name="T4">t</text:span><text:span text:style-name="T5">r</text:span><text:span text:style-name="T4">i</text:span><text:span text:style-name="T5">ng</text:span><text:span text:style-name="T10"> </text:span><text:span text:style-name="T5">k</text:span><text:span text:style-name="T4">e</text:span><text:span text:style-name="T15">y</text:span><text:span text:style-name="T4">;</text:span></text:p>
      <text:p text:style-name="P108"/>
      <text:p text:style-name="P72"><text:span text:style-name="T15">N</text:span><text:span text:style-name="T10">od</text:span><text:span text:style-name="T4">e</text:span><text:span text:style-name="T5">*</text:span><text:span text:style-name="T15"> </text:span><text:span text:style-name="T4">le</text:span><text:span text:style-name="T27">f</text:span><text:span text:style-name="T4">t;</text:span></text:p>
      <text:p text:style-name="P109"/>
      <text:p text:style-name="P72"><text:span text:style-name="T15">N</text:span><text:span text:style-name="T10">od</text:span><text:span text:style-name="T4">e</text:span><text:span text:style-name="T5">*</text:span><text:span text:style-name="T40"> </text:span><text:span text:style-name="T27">r</text:span><text:span text:style-name="T4">i</text:span><text:span text:style-name="T15">g</text:span><text:span text:style-name="T5">h</text:span><text:span text:style-name="T4">t;</text:span></text:p>
      <text:p text:style-name="P108"/>
      <text:p text:style-name="P72"><text:span text:style-name="T15">N</text:span><text:span text:style-name="T10">od</text:span><text:span text:style-name="T4">e</text:span><text:span text:style-name="T5">(s</text:span><text:span text:style-name="T4">t</text:span><text:span text:style-name="T15">r</text:span><text:span text:style-name="T4">i</text:span><text:span text:style-name="T15">n</text:span><text:span text:style-name="T5">g</text:span><text:span text:style-name="T10"> </text:span><text:span text:style-name="T15">k</text:span><text:span text:style-name="T5">) </text:span><text:span text:style-name="T10">{</text:span><text:span text:style-name="T5"> </text:span><text:span text:style-name="T15">k</text:span><text:span text:style-name="T4">e</text:span><text:span text:style-name="T5">y</text:span><text:span text:style-name="T10"> =</text:span><text:span text:style-name="T5"> </text:span><text:span text:style-name="T15">k</text:span><text:span text:style-name="T4">;</text:span><text:span text:style-name="T5"> </text:span><text:span text:style-name="T16">l</text:span><text:span text:style-name="T4">e</text:span><text:span text:style-name="T5">f</text:span><text:span text:style-name="T16">t</text:span><text:span text:style-name="T10"> </text:span><text:span text:style-name="T5">= </text:span><text:span text:style-name="T27">r</text:span><text:span text:style-name="T16">i</text:span><text:span text:style-name="T5">gh</text:span><text:span text:style-name="T4">t</text:span><text:span text:style-name="T5"> </text:span><text:span text:style-name="T10">=</text:span><text:span text:style-name="T27"> N</text:span><text:span text:style-name="T5">U</text:span><text:span text:style-name="T15">L</text:span><text:span text:style-name="T5">L</text:span><text:span text:style-name="T4">;</text:span><text:span text:style-name="T5"> </text:span><text:span text:style-name="T10">}</text:span></text:p>
      <text:p text:style-name="P107"/>
      <text:p text:style-name="P64"><text:span text:style-name="T5">}</text:span><text:span text:style-name="T4">;</text:span></text:p>
      <text:p text:style-name="P87"/>
      <text:p text:style-name="P87"/>
      <text:p text:style-name="P96"/>
      <text:p text:style-name="P64"><text:span text:style-name="T15">N</text:span><text:span text:style-name="T10">od</text:span><text:span text:style-name="T16">e</text:span><text:span text:style-name="T5">* </text:span><text:span text:style-name="T16">i</text:span><text:span text:style-name="T15">n</text:span><text:span text:style-name="T5">s</text:span><text:span text:style-name="T4">e</text:span><text:span text:style-name="T27">r</text:span><text:span text:style-name="T4">t</text:span><text:span text:style-name="T5">(Nod</text:span><text:span text:style-name="T16">e</text:span><text:span text:style-name="T5">* </text:span><text:span text:style-name="T15">r</text:span><text:span text:style-name="T5">oo</text:span><text:span text:style-name="T4">t</text:span><text:span text:style-name="T5">, </text:span><text:span text:style-name="T15">s</text:span><text:span text:style-name="T4">t</text:span><text:span text:style-name="T5">r</text:span><text:span text:style-name="T4">i</text:span><text:span text:style-name="T15">n</text:span><text:span text:style-name="T5">g</text:span><text:span text:style-name="T10"> </text:span><text:span text:style-name="T5">k) </text:span><text:span text:style-name="T10">{</text:span></text:p>
      <text:p text:style-name="P107"/>
      <text:p text:style-name="P72"><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15"> </text:span><text:span text:style-name="T5">n</text:span><text:span text:style-name="T4">e</text:span><text:span text:style-name="T5">w Nod</text:span><text:span text:style-name="T4">e</text:span><text:span text:style-name="T27">(</text:span><text:span text:style-name="T5">k</text:span><text:span text:style-name="T15">)</text:span><text:span text:style-name="T4">;</text:span></text:p>
      <text:p text:style-name="P110"/>
      <text:p text:style-name="P72"><text:span text:style-name="T4">i</text:span><text:span text:style-name="T5">f</text:span><text:span text:style-name="T10"> </text:span><text:span text:style-name="T5">(k </text:span><text:span text:style-name="T10">&lt;</text:span><text:span text:style-name="T5"> roo</text:span><text:span text:style-name="T4">t</text:span><text:span text:style-name="T10">-</text:span><text:span text:style-name="T5">&gt;k</text:span><text:span text:style-name="T4">e</text:span><text:span text:style-name="T5">y) </text:span><text:span text:style-name="T27">r</text:span><text:span text:style-name="T5">oo</text:span><text:span text:style-name="T11">t</text:span><text:span text:style-name="T5">-</text:span><text:span text:style-name="T15">&gt;</text:span><text:span text:style-name="T11">l</text:span><text:span text:style-name="T4">e</text:span><text:span text:style-name="T27">f</text:span><text:span text:style-name="T4">t</text:span><text:span text:style-name="T5"> = </text:span><text:span text:style-name="T4">i</text:span><text:span text:style-name="T5">ns</text:span><text:span text:style-name="T4">e</text:span><text:span text:style-name="T5">r</text:span><text:span text:style-name="T16">t</text:span><text:span text:style-name="T5">(r</text:span><text:span text:style-name="T15">oo</text:span><text:span text:style-name="T4">t</text:span><text:span text:style-name="T5">-&gt;</text:span><text:span text:style-name="T4">le</text:span><text:span text:style-name="T27">f</text:span><text:span text:style-name="T4">t</text:span><text:span text:style-name="T5">, k</text:span><text:span text:style-name="T15">)</text:span><text:span text:style-name="T4">;</text:span></text:p>
      <text:p text:style-name="P107"/>
      <text:p text:style-name="P72"><text:span text:style-name="T4">el</text:span><text:span text:style-name="T5">s</text:span><text:span text:style-name="T4">e</text:span><text:span text:style-name="T5"> </text:span><text:span text:style-name="T27">r</text:span><text:span text:style-name="T5">oo</text:span><text:span text:style-name="T11">t</text:span><text:span text:style-name="T5">-&gt;r</text:span><text:span text:style-name="T16">i</text:span><text:span text:style-name="T5">gh</text:span><text:span text:style-name="T4">t</text:span><text:span text:style-name="T5"> </text:span><text:span text:style-name="T10">=</text:span><text:span text:style-name="T5"> </text:span><text:span text:style-name="T4">i</text:span><text:span text:style-name="T5">ns</text:span><text:span text:style-name="T4">e</text:span><text:span text:style-name="T5">r</text:span><text:span text:style-name="T4">t</text:span><text:span text:style-name="T5">(</text:span><text:span text:style-name="T15">ro</text:span><text:span text:style-name="T5">o</text:span><text:span text:style-name="T4">t</text:span><text:span text:style-name="T5">-&gt;r</text:span><text:span text:style-name="T4">i</text:span><text:span text:style-name="T5">gh</text:span><text:span text:style-name="T4">t</text:span><text:span text:style-name="T5">,</text:span><text:span text:style-name="T20"> </text:span><text:span text:style-name="T5">k)</text:span><text:span text:style-name="T4">;</text:span></text:p>
      <text:p text:style-name="P108"/>
      <text:p text:style-name="P72"><text:span text:style-name="T5">r</text:span><text:span text:style-name="T4">et</text:span><text:span text:style-name="T10">u</text:span><text:span text:style-name="T15">r</text:span><text:span text:style-name="T5">n</text:span><text:span text:style-name="T10"> </text:span><text:span text:style-name="T5">r</text:span><text:span text:style-name="T15">o</text:span><text:span text:style-name="T5">o</text:span><text:span text:style-name="T4">t;</text:span></text:p>
      <text:p text:style-name="P109"/>
      <text:p text:style-name="P64"><text:span text:style-name="T5">}</text:span></text:p>
      <text:p text:style-name="P87"/>
      <text:p text:style-name="P87"/>
      <text:p text:style-name="P99"/>
      <text:p text:style-name="P64"><text:span text:style-name="T15">N</text:span><text:span text:style-name="T10">od</text:span><text:span text:style-name="T16">e</text:span><text:span text:style-name="T5">* </text:span><text:span text:style-name="T27">m</text:span><text:span text:style-name="T4">i</text:span><text:span text:style-name="T5">n</text:span><text:span text:style-name="T54">V</text:span><text:span text:style-name="T26">a</text:span><text:span text:style-name="T4">l</text:span><text:span text:style-name="T5">u</text:span><text:span text:style-name="T16">e</text:span><text:span text:style-name="T5">(</text:span><text:span text:style-name="T15">No</text:span><text:span text:style-name="T5">d</text:span><text:span text:style-name="T4">e</text:span><text:span text:style-name="T5">*</text:span><text:span text:style-name="T10"> </text:span><text:span text:style-name="T15">n</text:span><text:span text:style-name="T5">od</text:span><text:span text:style-name="T4">e</text:span><text:span text:style-name="T5">) {</text:span></text:p>
      <text:p text:style-name="P110"/>
      <text:p text:style-name="P72"><text:span text:style-name="T15">w</text:span><text:span text:style-name="T10">h</text:span><text:span text:style-name="T11">il</text:span><text:span text:style-name="T4">e</text:span><text:span text:style-name="T5"> </text:span><text:span text:style-name="T20">(</text:span><text:span text:style-name="T5">nod</text:span><text:span text:style-name="T39">e</text:span><text:span text:style-name="T15">-</text:span><text:span text:style-name="T5">&gt;</text:span><text:span text:style-name="T4">l</text:span><text:span text:style-name="T16">e</text:span><text:span text:style-name="T5">f</text:span><text:span text:style-name="T4">t</text:span><text:span text:style-name="T5"> </text:span><text:span text:style-name="T15">!</text:span><text:span text:style-name="T5">= </text:span><text:span text:style-name="T15">NU</text:span><text:span text:style-name="T5">LL) n</text:span><text:span text:style-name="T40">o</text:span><text:span text:style-name="T10">d</text:span><text:span text:style-name="T4">e</text:span><text:span text:style-name="T5"> =</text:span><text:span text:style-name="T27"> </text:span><text:span text:style-name="T5">no</text:span><text:span text:style-name="T15">d</text:span><text:span text:style-name="T4">e</text:span><text:span text:style-name="T5">-&gt;</text:span><text:span text:style-name="T4">le</text:span><text:span text:style-name="T5">f</text:span><text:span text:style-name="T4">t;</text:span></text:p>
      <text:p text:style-name="P107"/>
      <text:p text:style-name="P72"><text:span text:style-name="T5">r</text:span><text:span text:style-name="T4">et</text:span><text:span text:style-name="T10">u</text:span><text:span text:style-name="T15">r</text:span><text:span text:style-name="T5">n</text:span><text:span text:style-name="T10"> </text:span><text:span text:style-name="T15">no</text:span><text:span text:style-name="T10">d</text:span><text:span text:style-name="T4">e;</text:span></text:p>
      <text:p text:style-name="P109"/>
      <text:p text:style-name="P64"><text:span text:style-name="T5">}</text:span></text:p>
      <text:p text:style-name="P87"/>
      <text:p text:style-name="P87"/>
      <text:p text:style-name="P99"/>
      <text:p text:style-name="P64"><text:span text:style-name="T15">N</text:span><text:span text:style-name="T10">od</text:span><text:span text:style-name="T16">e</text:span><text:span text:style-name="T5">* </text:span><text:span text:style-name="T4">i</text:span><text:span text:style-name="T15">n</text:span><text:span text:style-name="T5">or</text:span><text:span text:style-name="T15">d</text:span><text:span text:style-name="T4">e</text:span><text:span text:style-name="T5">r</text:span><text:span text:style-name="T27">S</text:span><text:span text:style-name="T5">u</text:span><text:span text:style-name="T4">cc</text:span><text:span text:style-name="T16">e</text:span><text:span text:style-name="T5">sso</text:span><text:span text:style-name="T15">r</text:span><text:span text:style-name="T5">(</text:span><text:span text:style-name="T15">No</text:span><text:span text:style-name="T5">d</text:span><text:span text:style-name="T4">e</text:span><text:span text:style-name="T5">*</text:span><text:span text:style-name="T10"> </text:span><text:span text:style-name="T27">r</text:span><text:span text:style-name="T15">o</text:span><text:span text:style-name="T10">o</text:span><text:span text:style-name="T11">t</text:span><text:span text:style-name="T5">, </text:span><text:span text:style-name="T15">No</text:span><text:span text:style-name="T5">d</text:span><text:span text:style-name="T4">e</text:span><text:span text:style-name="T5">*</text:span><text:span text:style-name="T10"> </text:span><text:span text:style-name="T5">n) </text:span><text:span text:style-name="T10">{</text:span></text:p>
      <text:p text:style-name="P108"/>
      <text:p text:style-name="P72"><text:span text:style-name="T4">i</text:span><text:span text:style-name="T5">f</text:span><text:span text:style-name="T10"> </text:span><text:span text:style-name="T5">(</text:span><text:span text:style-name="T10">n</text:span><text:span text:style-name="T5">-&gt;r</text:span><text:span text:style-name="T4">i</text:span><text:span text:style-name="T5">g</text:span><text:span text:style-name="T15">h</text:span><text:span text:style-name="T4">t</text:span><text:span text:style-name="T5"> != </text:span><text:span text:style-name="T15">N</text:span><text:span text:style-name="T5">U</text:span><text:span text:style-name="T15">L</text:span><text:span text:style-name="T5">L) r</text:span><text:span text:style-name="T4">et</text:span><text:span text:style-name="T10">u</text:span><text:span text:style-name="T15">r</text:span><text:span text:style-name="T5">n</text:span><text:span text:style-name="T10"> </text:span><text:span text:style-name="T15">m</text:span><text:span text:style-name="T4">i</text:span><text:span text:style-name="T5">n</text:span><text:span text:style-name="T55">V</text:span><text:span text:style-name="T16">a</text:span><text:span text:style-name="T4">l</text:span><text:span text:style-name="T15">u</text:span><text:span text:style-name="T4">e</text:span><text:span text:style-name="T27">(</text:span><text:span text:style-name="T40">n</text:span><text:span text:style-name="T5">-&gt;r</text:span><text:span text:style-name="T4">i</text:span><text:span text:style-name="T15">g</text:span><text:span text:style-name="T5">h</text:span><text:span text:style-name="T4">t</text:span><text:span text:style-name="T5">)</text:span><text:span text:style-name="T4">;</text:span></text:p>
      <text:p text:style-name="P109"/>
      <text:p text:style-name="P72"><text:span text:style-name="T15">N</text:span><text:span text:style-name="T10">od</text:span><text:span text:style-name="T4">e</text:span><text:span text:style-name="T5">*</text:span><text:span text:style-name="T15"> </text:span><text:span text:style-name="T5">su</text:span><text:span text:style-name="T4">cc</text:span><text:span text:style-name="T5"> = </text:span><text:span text:style-name="T15">NU</text:span><text:span text:style-name="T5">L</text:span><text:span text:style-name="T15">L</text:span><text:span text:style-name="T4">;</text:span></text:p>
      <text:p text:style-name="P108"/>
      <text:p text:style-name="P72"><text:span text:style-name="T15">w</text:span><text:span text:style-name="T10">h</text:span><text:span text:style-name="T11">il</text:span><text:span text:style-name="T4">e</text:span><text:span text:style-name="T5"> (</text:span><text:span text:style-name="T20">r</text:span><text:span text:style-name="T5">oo</text:span><text:span text:style-name="T4">t</text:span><text:span text:style-name="T10"> </text:span><text:span text:style-name="T5">!= </text:span><text:span text:style-name="T15">N</text:span><text:span text:style-name="T20">U</text:span><text:span text:style-name="T15">L</text:span><text:span text:style-name="T5">L) </text:span><text:span text:style-name="T10">{</text:span></text:p>
      <text:p text:style-name="P107"/>
      <text:p text:style-name="P81"><text:span text:style-name="T4">i</text:span><text:span text:style-name="T5">f</text:span><text:span text:style-name="T10"> </text:span><text:span text:style-name="T5">(</text:span><text:span text:style-name="T10">n</text:span><text:span text:style-name="T5">-&gt;</text:span><text:span text:style-name="T40">k</text:span><text:span text:style-name="T16">e</text:span><text:span text:style-name="T5">y </text:span><text:span text:style-name="T10">&lt;</text:span><text:span text:style-name="T5"> </text:span><text:span text:style-name="T15">r</text:span><text:span text:style-name="T5">oo</text:span><text:span text:style-name="T4">t</text:span><text:span text:style-name="T5">-&gt;k</text:span><text:span text:style-name="T16">e</text:span><text:span text:style-name="T5">y)</text:span><text:span text:style-name="T10"> </text:span><text:span text:style-name="T5">{</text:span></text:p>
      <text:p text:style-name="P109"/>
      <text:p text:style-name="P78"><text:span text:style-name="T5">su</text:span><text:span text:style-name="T11">cc</text:span><text:span text:style-name="T5"> = r</text:span><text:span text:style-name="T15">oo</text:span><text:span text:style-name="T11">t</text:span><text:span text:style-name="T4">;</text:span><text:bookmark-end text:name="_page_45_0"/></text:p>
      <text:p text:style-name="P47"><text:bookmark-start text:name="_page_47_0"/></text:p>
      <text:p text:style-name="P78"><text:span text:style-name="T5">r</text:span><text:span text:style-name="T10">oo</text:span><text:span text:style-name="T4">t</text:span><text:span text:style-name="T5"> </text:span><text:span text:style-name="T10">=</text:span><text:span text:style-name="T5"> </text:span><text:span text:style-name="T27">r</text:span><text:span text:style-name="T5">oo</text:span><text:span text:style-name="T11">t</text:span><text:span text:style-name="T5">-&gt;</text:span><text:span text:style-name="T4">le</text:span><text:span text:style-name="T5">f</text:span><text:span text:style-name="T16">t</text:span><text:span text:style-name="T4">;</text:span></text:p>
      <text:p text:style-name="P107"/>
      <text:p text:style-name="P81"><text:span text:style-name="T5">}</text:span><text:span text:style-name="T40"> </text:span><text:span text:style-name="T4">el</text:span><text:span text:style-name="T10">s</text:span><text:span text:style-name="T4">e</text:span><text:span text:style-name="T5"> </text:span><text:span text:style-name="T16">i</text:span><text:span text:style-name="T5">f (</text:span><text:span text:style-name="T10">n</text:span><text:span text:style-name="T15">-</text:span><text:span text:style-name="T5">&gt;k</text:span><text:span text:style-name="T4">e</text:span><text:span text:style-name="T5">y &gt;</text:span><text:span text:style-name="T15"> </text:span><text:span text:style-name="T5">r</text:span><text:span text:style-name="T10">o</text:span><text:span text:style-name="T5">o</text:span><text:span text:style-name="T11">t</text:span><text:span text:style-name="T5">-</text:span><text:span text:style-name="T27">&gt;</text:span><text:span text:style-name="T10">k</text:span><text:span text:style-name="T16">e</text:span><text:span text:style-name="T5">y) </text:span><text:span text:style-name="T10">{</text:span></text:p>
      <text:p text:style-name="P110"/>
      <text:p text:style-name="P78"><text:span text:style-name="T5">r</text:span><text:span text:style-name="T10">oo</text:span><text:span text:style-name="T4">t</text:span><text:span text:style-name="T5"> </text:span><text:span text:style-name="T10">=</text:span><text:span text:style-name="T5"> </text:span><text:span text:style-name="T15">r</text:span><text:span text:style-name="T5">oo</text:span><text:span text:style-name="T11">t</text:span><text:span text:style-name="T5">-&gt;r</text:span><text:span text:style-name="T4">i</text:span><text:span text:style-name="T5">gh</text:span><text:span text:style-name="T4">t;</text:span></text:p>
      <text:p text:style-name="P107"/>
      <text:p text:style-name="P81"><text:span text:style-name="T5">}</text:span><text:span text:style-name="T40"> </text:span><text:span text:style-name="T4">el</text:span><text:span text:style-name="T10">s</text:span><text:span text:style-name="T4">e</text:span><text:span text:style-name="T27"> </text:span><text:span text:style-name="T5">br</text:span><text:span text:style-name="T4">e</text:span><text:span text:style-name="T16">a</text:span><text:span text:style-name="T5">k</text:span><text:span text:style-name="T4">;</text:span></text:p>
      <text:p text:style-name="P108"/>
      <text:p text:style-name="P72"><text:span text:style-name="T5">}</text:span></text:p>
      <text:p text:style-name="P109"/>
      <text:p text:style-name="P72"><text:span text:style-name="T5">r</text:span><text:span text:style-name="T4">et</text:span><text:span text:style-name="T10">u</text:span><text:span text:style-name="T15">r</text:span><text:span text:style-name="T5">n</text:span><text:span text:style-name="T10"> </text:span><text:span text:style-name="T15">s</text:span><text:span text:style-name="T5">u</text:span><text:span text:style-name="T4">c</text:span><text:span text:style-name="T26">c</text:span><text:span text:style-name="T4">;</text:span></text:p>
      <text:p text:style-name="P108"/>
      <text:p text:style-name="P64"><text:span text:style-name="T5">}</text:span></text:p>
      <text:p text:style-name="P87"/>
      <text:p text:style-name="P87"/>
      <text:p text:style-name="P99"/>
      <text:p text:style-name="P64"><text:span text:style-name="T15">N</text:span><text:span text:style-name="T10">od</text:span><text:span text:style-name="T16">e</text:span><text:span text:style-name="T5">* </text:span><text:span text:style-name="T15">s</text:span><text:span text:style-name="T4">ea</text:span><text:span text:style-name="T5">r</text:span><text:span text:style-name="T26">c</text:span><text:span text:style-name="T5">h(Nod</text:span><text:span text:style-name="T16">e</text:span><text:span text:style-name="T15">* </text:span><text:span text:style-name="T5">roo</text:span><text:span text:style-name="T4">t</text:span><text:span text:style-name="T5">, </text:span><text:span text:style-name="T15">s</text:span><text:span text:style-name="T4">t</text:span><text:span text:style-name="T27">r</text:span><text:span text:style-name="T4">i</text:span><text:span text:style-name="T5">ng</text:span><text:span text:style-name="T10"> </text:span><text:span text:style-name="T15">k</text:span><text:span text:style-name="T5">) </text:span><text:span text:style-name="T10">{</text:span></text:p>
      <text:p text:style-name="P109"/>
      <text:p text:style-name="P72"><text:span text:style-name="T4">i</text:span><text:span text:style-name="T5">f</text:span><text:span text:style-name="T10"> </text:span><text:span text:style-name="T5">(roo</text:span><text:span text:style-name="T4">t</text:span><text:span text:style-name="T10"> ==</text:span><text:span text:style-name="T5"> </text:span><text:span text:style-name="T15">N</text:span><text:span text:style-name="T5">U</text:span><text:span text:style-name="T15">L</text:span><text:span text:style-name="T5">L</text:span><text:span text:style-name="T65"> </text:span><text:span text:style-name="T15">|</text:span><text:span text:style-name="T5">|</text:span><text:span text:style-name="T15"> </text:span><text:span text:style-name="T5">roo</text:span><text:span text:style-name="T11">t</text:span><text:span text:style-name="T5">-</text:span><text:span text:style-name="T15">&gt;</text:span><text:span text:style-name="T10">k</text:span><text:span text:style-name="T16">e</text:span><text:span text:style-name="T5">y</text:span><text:span text:style-name="T10"> </text:span><text:span text:style-name="T5">== </text:span><text:span text:style-name="T15">k</text:span><text:span text:style-name="T5">) r</text:span><text:span text:style-name="T4">e</text:span><text:span text:style-name="T16">t</text:span><text:span text:style-name="T15">u</text:span><text:span text:style-name="T5">rn</text:span><text:span text:style-name="T10"> </text:span><text:span text:style-name="T5">ro</text:span><text:span text:style-name="T15">o</text:span><text:span text:style-name="T4">t;</text:span></text:p>
      <text:p text:style-name="P107"/>
      <text:p text:style-name="P72"><text:span text:style-name="T4">i</text:span><text:span text:style-name="T5">f</text:span><text:span text:style-name="T10"> </text:span><text:span text:style-name="T5">(k </text:span><text:span text:style-name="T10">&lt;</text:span><text:span text:style-name="T5"> roo</text:span><text:span text:style-name="T4">t</text:span><text:span text:style-name="T10">-</text:span><text:span text:style-name="T5">&gt;k</text:span><text:span text:style-name="T4">e</text:span><text:span text:style-name="T5">y) </text:span><text:span text:style-name="T27">r</text:span><text:span text:style-name="T4">et</text:span><text:span text:style-name="T15">u</text:span><text:span text:style-name="T5">rn</text:span><text:span text:style-name="T15"> </text:span><text:span text:style-name="T5">s</text:span><text:span text:style-name="T4">ea</text:span><text:span text:style-name="T5">r</text:span><text:span text:style-name="T16">c</text:span><text:span text:style-name="T5">h(</text:span><text:span text:style-name="T15">ro</text:span><text:span text:style-name="T5">o</text:span><text:span text:style-name="T42">t</text:span><text:span text:style-name="T5">-&gt;</text:span><text:span text:style-name="T4">l</text:span><text:span text:style-name="T16">e</text:span><text:span text:style-name="T20">f</text:span><text:span text:style-name="T4">t</text:span><text:span text:style-name="T5">, k</text:span><text:span text:style-name="T15">)</text:span><text:span text:style-name="T4">;</text:span></text:p>
      <text:p text:style-name="P110"/>
      <text:p text:style-name="P72"><text:span text:style-name="T4">el</text:span><text:span text:style-name="T5">s</text:span><text:span text:style-name="T4">e</text:span><text:span text:style-name="T5"> r</text:span><text:span text:style-name="T26">e</text:span><text:span text:style-name="T4">t</text:span><text:span text:style-name="T5">urn</text:span><text:span text:style-name="T15"> </text:span><text:span text:style-name="T5">s</text:span><text:span text:style-name="T4">ea</text:span><text:span text:style-name="T5">r</text:span><text:span text:style-name="T16">c</text:span><text:span text:style-name="T5">h(</text:span><text:span text:style-name="T15">r</text:span><text:span text:style-name="T5">o</text:span><text:span text:style-name="T15">o</text:span><text:span text:style-name="T42">t</text:span><text:span text:style-name="T5">-&gt;r</text:span><text:span text:style-name="T16">i</text:span><text:span text:style-name="T5">gh</text:span><text:span text:style-name="T4">t</text:span><text:span text:style-name="T5">, k</text:span><text:span text:style-name="T15">)</text:span><text:span text:style-name="T4">;</text:span></text:p>
      <text:p text:style-name="P107"/>
      <text:p text:style-name="P64"><text:span text:style-name="T5">}</text:span></text:p>
      <text:p text:style-name="P87"/>
      <text:p text:style-name="P87"/>
      <text:p text:style-name="P96"/>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108"/>
      <text:p text:style-name="P72"><text:span text:style-name="T5">s</text:span><text:span text:style-name="T4">t</text:span><text:span text:style-name="T5">r</text:span><text:span text:style-name="T4">i</text:span><text:span text:style-name="T5">ng</text:span><text:span text:style-name="T10"> </text:span><text:span text:style-name="T4">a</text:span><text:span text:style-name="T5">rr</text:span><text:span text:style-name="T15">[</text:span><text:span text:style-name="T5">9] </text:span><text:span text:style-name="T10">=</text:span><text:span text:style-name="T5"> {"</text:span><text:span text:style-name="T15">Q</text:span><text:span text:style-name="T5">","S"</text:span><text:span text:style-name="T10">,"</text:span><text:span text:style-name="T5">R","T",</text:span><text:span text:style-name="T27">"</text:span><text:span text:style-name="T5">M","A","B","P","N"}</text:span><text:span text:style-name="T4">;</text:span></text:p>
      <text:p text:style-name="P107"/>
      <text:p text:style-name="P72"><text:span text:style-name="T15">N</text:span><text:span text:style-name="T10">od</text:span><text:span text:style-name="T4">e</text:span><text:span text:style-name="T5">*</text:span><text:span text:style-name="T40"> </text:span><text:span text:style-name="T15">ro</text:span><text:span text:style-name="T5">o</text:span><text:span text:style-name="T4">t</text:span><text:span text:style-name="T5"> </text:span><text:span text:style-name="T10">=</text:span><text:span text:style-name="T5"> </text:span><text:span text:style-name="T15">NU</text:span><text:span text:style-name="T5">LL</text:span><text:span text:style-name="T4">;</text:span></text:p>
      <text:p text:style-name="P108"/>
      <text:p text:style-name="P72"><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9</text:span><text:span text:style-name="T4">;</text:span><text:span text:style-name="T5"> </text:span><text:span text:style-name="T4">i</text:span><text:span text:style-name="T5">++) roo</text:span><text:span text:style-name="T4">t</text:span><text:span text:style-name="T5"> = </text:span><text:span text:style-name="T4">i</text:span><text:span text:style-name="T15">n</text:span><text:span text:style-name="T5">s</text:span><text:span text:style-name="T4">e</text:span><text:span text:style-name="T5">r</text:span><text:span text:style-name="T16">t</text:span><text:span text:style-name="T5">(roo</text:span><text:span text:style-name="T4">t</text:span><text:span text:style-name="T5">, </text:span><text:span text:style-name="T4">a</text:span><text:span text:style-name="T5">r</text:span><text:span text:style-name="T27">r</text:span><text:span text:style-name="T5">[</text:span><text:span text:style-name="T4">i</text:span><text:span text:style-name="T5">]</text:span><text:span text:style-name="T15">)</text:span><text:span text:style-name="T16">;</text:span></text:p>
      <text:p text:style-name="P87"/>
      <text:p text:style-name="P87"/>
      <text:p text:style-name="P101"/>
      <text:p text:style-name="P72"><text:span text:style-name="T15">N</text:span><text:span text:style-name="T10">od</text:span><text:span text:style-name="T4">e</text:span><text:span text:style-name="T5">*</text:span><text:span text:style-name="T40"> </text:span><text:span text:style-name="T27">m</text:span><text:span text:style-name="T5">nod</text:span><text:span text:style-name="T4">e</text:span><text:span text:style-name="T5"> = s</text:span><text:span text:style-name="T26">e</text:span><text:span text:style-name="T4">a</text:span><text:span text:style-name="T5">r</text:span><text:span text:style-name="T4">c</text:span><text:span text:style-name="T5">h</text:span><text:span text:style-name="T15">(</text:span><text:span text:style-name="T5">roo</text:span><text:span text:style-name="T4">t</text:span><text:span text:style-name="T5">, </text:span><text:span text:style-name="T15">"</text:span><text:span text:style-name="T5">M"</text:span><text:span text:style-name="T15">)</text:span><text:span text:style-name="T4">;</text:span></text:p>
      <text:p text:style-name="P108"/>
      <text:p text:style-name="P72"><text:span text:style-name="T15">N</text:span><text:span text:style-name="T10">od</text:span><text:span text:style-name="T4">e</text:span><text:span text:style-name="T5">*</text:span><text:span text:style-name="T15"> </text:span><text:span text:style-name="T5">su</text:span><text:span text:style-name="T4">cc</text:span><text:span text:style-name="T5"> = </text:span><text:span text:style-name="T16">i</text:span><text:span text:style-name="T27">n</text:span><text:span text:style-name="T10">o</text:span><text:span text:style-name="T15">r</text:span><text:span text:style-name="T5">d</text:span><text:span text:style-name="T4">e</text:span><text:span text:style-name="T5">r</text:span><text:span text:style-name="T15">S</text:span><text:span text:style-name="T5">u</text:span><text:span text:style-name="T4">cc</text:span><text:span text:style-name="T26">e</text:span><text:span text:style-name="T15">s</text:span><text:span text:style-name="T5">s</text:span><text:span text:style-name="T10">o</text:span><text:span text:style-name="T15">r</text:span><text:span text:style-name="T5">(ro</text:span><text:span text:style-name="T15">o</text:span><text:span text:style-name="T4">t</text:span><text:span text:style-name="T5">, </text:span><text:span text:style-name="T27">m</text:span><text:span text:style-name="T5">nod</text:span><text:span text:style-name="T4">e</text:span><text:span text:style-name="T15">)</text:span><text:span text:style-name="T4">;</text:span></text:p>
      <text:p text:style-name="P87"/>
      <text:p text:style-name="P87"/>
      <text:p text:style-name="P99"/>
      <text:p text:style-name="P22"><text:span text:style-name="T4">i</text:span><text:span text:style-name="T5">f</text:span><text:span text:style-name="T10"> </text:span><text:span text:style-name="T5">(su</text:span><text:span text:style-name="T4">cc</text:span><text:span text:style-name="T5"> !=</text:span><text:span text:style-name="T15"> N</text:span><text:span text:style-name="T5">U</text:span><text:span text:style-name="T15">L</text:span><text:span text:style-name="T5">L) </text:span><text:span text:style-name="T4">c</text:span><text:span text:style-name="T15">o</text:span><text:span text:style-name="T5">u</text:span><text:span text:style-name="T4">t</text:span><text:span text:style-name="T10"> &lt;&lt;</text:span><text:span text:style-name="T20"> </text:span><text:span text:style-name="T5">"Su</text:span><text:span text:style-name="T4">cc</text:span><text:span text:style-name="T19">e</text:span><text:span text:style-name="T5">ssor</text:span><text:span text:style-name="T10"> </text:span><text:span text:style-name="T15">o</text:span><text:span text:style-name="T5">f </text:span><text:span text:style-name="T10">M</text:span><text:span text:style-name="T5"> </text:span><text:span text:style-name="T4">i</text:span><text:span text:style-name="T15">s</text:span><text:span text:style-name="T4">:</text:span><text:span text:style-name="T5"> </text:span><text:span text:style-name="T10">"</text:span><text:span text:style-name="T5"> &lt;&lt;</text:span><text:span text:style-name="T27"> </text:span><text:span text:style-name="T5">su</text:span><text:span text:style-name="T4">c</text:span><text:span text:style-name="T42">c</text:span><text:span text:style-name="T5">-&gt;k</text:span><text:span text:style-name="T26">e</text:span><text:span text:style-name="T5">y </text:span><text:span text:style-name="T10">&lt;&lt;</text:span><text:span text:style-name="T5"> </text:span><text:span text:style-name="T4">e</text:span><text:span text:style-name="T15">n</text:span><text:span text:style-name="T5">d</text:span><text:span text:style-name="T4">l;</text:span></text:p>
      <text:p text:style-name="P115"/>
      <text:p text:style-name="P72"><text:span text:style-name="T4">el</text:span><text:span text:style-name="T5">s</text:span><text:span text:style-name="T4">e</text:span><text:span text:style-name="T5"> </text:span><text:span text:style-name="T19">c</text:span><text:span text:style-name="T5">ou</text:span><text:span text:style-name="T4">t</text:span><text:span text:style-name="T5"> </text:span><text:span text:style-name="T10">&lt;&lt;</text:span><text:span text:style-name="T5"> "</text:span><text:span text:style-name="T20">N</text:span><text:span text:style-name="T5">o</text:span><text:span text:style-name="T10"> </text:span><text:span text:style-name="T5">su</text:span><text:span text:style-name="T4">cc</text:span><text:span text:style-name="T26">e</text:span><text:span text:style-name="T5">ssor </text:span><text:span text:style-name="T15">fo</text:span><text:span text:style-name="T5">und" </text:span><text:span text:style-name="T15">&lt;</text:span><text:span text:style-name="T5">&lt; </text:span><text:span text:style-name="T16">e</text:span><text:span text:style-name="T5">nd</text:span><text:span text:style-name="T4">l;</text:span></text:p>
      <text:p text:style-name="P87"/>
      <text:p text:style-name="P87"/>
      <text:p text:style-name="P99"/>
      <text:p text:style-name="P72"><text:span text:style-name="T5">r</text:span><text:span text:style-name="T4">et</text:span><text:span text:style-name="T10">u</text:span><text:span text:style-name="T15">r</text:span><text:span text:style-name="T5">n</text:span><text:span text:style-name="T10"> </text:span><text:span text:style-name="T15">0</text:span><text:span text:style-name="T4">;</text:span></text:p>
      <text:p text:style-name="P109"/>
      <text:p text:style-name="P64"><text:span text:style-name="T5">}</text:span><text:bookmark-end text:name="_page_47_0"/></text:p>
      <text:p text:style-name="P64"><text:span text:style-name="T5"/></text:p>
      <text:p text:style-name="P210"><text:span text:style-name="T5">This C++ code constructs a </text:span><text:span text:style-name="T3">Binary Search Tree (BST)</text:span><text:span text:style-name="T5"> and then finds the </text:span><text:span text:style-name="T3">in-order successor</text:span><text:span text:style-name="T5"> of a specific node. Here's a breakdown of its procedure:</text:span></text:p>
      <text:h text:style-name="Heading_20_2" text:outline-level="2"><text:soft-page-break/>1. Setting up the BST Structure</text:h>
      <text:list text:style-name="L29">
        <text:list-item>
          <text:p text:style-name="P219"><text:span text:style-name="Source_20_Text"><text:span text:style-name="T92">struct Node</text:span></text:span>: This defines the basic building block of the BST. Each <text:span text:style-name="Source_20_Text">Node</text:span> contains:</text:p>
          <text:list>
            <text:list-item>
              <text:p text:style-name="P219"><text:span text:style-name="Source_20_Text">string key</text:span>: The data stored in the node.</text:p>
            </text:list-item>
            <text:list-item>
              <text:p text:style-name="P219"><text:span text:style-name="Source_20_Text">Node* left</text:span>: A pointer to the left child node.</text:p>
            </text:list-item>
            <text:list-item>
              <text:p text:style-name="P219"><text:span text:style-name="Source_20_Text">Node* right</text:span>: A pointer to the right child node.</text:p>
            </text:list-item>
            <text:list-item>
              <text:p text:style-name="P219"><text:span text:style-name="Source_20_Text">Node(string k)</text:span>: A constructor to easily create a new node with a given key and initialize its children to <text:span text:style-name="Source_20_Text">NULL</text:span>.</text:p>
            </text:list-item>
          </text:list>
        </text:list-item>
      </text:list>
      <text:h text:style-name="Heading_20_2" text:outline-level="2">2. Building the BST</text:h>
      <text:list text:style-name="L30">
        <text:list-item>
          <text:p text:style-name="P220"><text:span text:style-name="Source_20_Text"><text:span text:style-name="T92">Node* insert(Node* root, string k)</text:span></text:span>: This function inserts a new key <text:span text:style-name="Source_20_Text">k</text:span> into the BST.</text:p>
          <text:list>
            <text:list-item>
              <text:p text:style-name="P220"><text:span text:style-name="T92">Base Case</text:span>: If the <text:span text:style-name="Source_20_Text">root</text:span> is <text:span text:style-name="Source_20_Text">NULL</text:span> (meaning the tree is empty or we've reached an empty spot), it creates a new node with key <text:span text:style-name="Source_20_Text">k</text:span> and returns it.</text:p>
            </text:list-item>
            <text:list-item>
              <text:p text:style-name="P220"><text:span text:style-name="T92">Recursive Insertion</text:span>:</text:p>
              <text:list>
                <text:list-item>
                  <text:p text:style-name="P220">If <text:span text:style-name="Source_20_Text">k</text:span> is less than the current <text:span text:style-name="Source_20_Text">root-&gt;key</text:span>, it recursively calls <text:span text:style-name="Source_20_Text">insert</text:span> on the <text:span text:style-name="Source_20_Text">root-&gt;left</text:span> subtree.</text:p>
                </text:list-item>
                <text:list-item>
                  <text:p text:style-name="P220">If <text:span text:style-name="Source_20_Text">k</text:span> is greater than or equal to the current <text:span text:style-name="Source_20_Text">root-&gt;key</text:span>, it recursively calls <text:span text:style-name="Source_20_Text">insert</text:span> on the <text:span text:style-name="Source_20_Text">root-&gt;right</text:span> subtree.</text:p>
                </text:list-item>
              </text:list>
            </text:list-item>
            <text:list-item>
              <text:p text:style-name="P220">It returns the (potentially updated) <text:span text:style-name="Source_20_Text">root</text:span> of the subtree.</text:p>
            </text:list-item>
          </text:list>
        </text:list-item>
      </text:list>
      <text:h text:style-name="Heading_20_2" text:outline-level="2">3. Finding the Minimum Value in a Subtree</text:h>
      <text:list text:style-name="L31">
        <text:list-item>
          <text:p text:style-name="P221"><text:span text:style-name="Source_20_Text"><text:span text:style-name="T92">Node* minValue(Node* node)</text:span></text:span>: This helper function finds the node with the smallest key in a given subtree.</text:p>
          <text:list>
            <text:list-item>
              <text:p text:style-name="P221">It repeatedly traverses to the <text:span text:style-name="Source_20_Text">left</text:span> child until it reaches a node whose <text:span text:style-name="Source_20_Text">left</text:span> child is <text:span text:style-name="Source_20_Text">NULL</text:span>. This leftmost node contains the minimum value.</text:p>
            </text:list-item>
          </text:list>
        </text:list-item>
      </text:list>
      <text:h text:style-name="Heading_20_2" text:outline-level="2">4. Finding the In-order Successor</text:h>
      <text:list text:style-name="L32">
        <text:list-item>
          <text:p text:style-name="P222"><text:span text:style-name="Source_20_Text"><text:span text:style-name="T92">Node* inorderSuccessor(Node* root, Node* n)</text:span></text:span>: This is the core function that finds the in-order successor of a given node <text:span text:style-name="Source_20_Text">n</text:span>. The in-order successor is the node that comes immediately after <text:span text:style-name="Source_20_Text">n</text:span> in an in-order traversal of the BST.</text:p>
          <text:list>
            <text:list-item>
              <text:p text:style-name="P222"><text:span text:style-name="T92">Case 1: Node </text:span><text:span text:style-name="Source_20_Text"><text:span text:style-name="T92">n</text:span></text:span><text:span text:style-name="T92"> has a right child</text:span>: If <text:span text:style-name="Source_20_Text">n-&gt;right</text:span> is not <text:span text:style-name="Source_20_Text">NULL</text:span>, the successor is the node with the <text:span text:style-name="T92">minimum value</text:span> in <text:span text:style-name="Source_20_Text">n</text:span>'s right subtree. This is found by calling <text:span text:style-name="Source_20_Text">minValue(n-&gt;right)</text:span>.</text:p>
            </text:list-item>
            <text:list-item>
              <text:p text:style-name="P222"><text:span text:style-name="T92">Case 2: Node </text:span><text:span text:style-name="Source_20_Text"><text:span text:style-name="T92">n</text:span></text:span><text:span text:style-name="T92"> does not have a right child</text:span>: In this case, the successor is one of <text:span text:style-name="Source_20_Text">n</text:span>'s ancestors. We need to traverse up from the <text:span text:style-name="Source_20_Text">root</text:span> of the entire tree:</text:p>
              <text:list>
                <text:list-item>
                  <text:p text:style-name="P222">We search for node <text:span text:style-name="Source_20_Text">n</text:span> starting from the <text:span text:style-name="Source_20_Text">root</text:span>.</text:p>
                </text:list-item>
                <text:list-item>
                  <text:p text:style-name="P222">If <text:span text:style-name="Source_20_Text">n-&gt;key</text:span> is less than the current <text:span text:style-name="Source_20_Text">root-&gt;key</text:span>, it means the current <text:span text:style-name="Source_20_Text">root</text:span> <text:span text:style-name="T93">could</text:span> be the successor, so we store it in <text:span text:style-name="Source_20_Text">succ</text:span> and move to the <text:span text:style-name="Source_20_Text">root-&gt;left</text:span>.</text:p>
                </text:list-item>
                <text:list-item>
                  <text:p text:style-name="P222">If <text:span text:style-name="Source_20_Text">n-&gt;key</text:span> is greater than the current <text:span text:style-name="Source_20_Text">root-&gt;key</text:span>, the successor must be further down the right subtree, so we move to <text:span text:style-name="Source_20_Text">root-&gt;right</text:span>.</text:p>
                </text:list-item>
                <text:list-item>
                  <text:p text:style-name="P222"><text:soft-page-break/>If <text:span text:style-name="Source_20_Text">n-&gt;key</text:span> is equal to <text:span text:style-name="Source_20_Text">root-&gt;key</text:span>, we've found <text:span text:style-name="Source_20_Text">n</text:span>, and the loop breaks.</text:p>
                </text:list-item>
                <text:list-item>
                  <text:p text:style-name="P222">The <text:span text:style-name="Source_20_Text">succ</text:span> variable will hold the lowest ancestor for which <text:span text:style-name="Source_20_Text">n</text:span> is in its left subtree.</text:p>
                </text:list-item>
              </text:list>
            </text:list-item>
          </text:list>
        </text:list-item>
      </text:list>
      <text:h text:style-name="Heading_20_2" text:outline-level="2">5. Searching for a Node</text:h>
      <text:list text:style-name="L33">
        <text:list-item>
          <text:p text:style-name="P223"><text:span text:style-name="Source_20_Text"><text:span text:style-name="T92">Node* search(Node* root, string k)</text:span></text:span>: This function searches for a node with key <text:span text:style-name="Source_20_Text">k</text:span> in the BST.</text:p>
          <text:list>
            <text:list-item>
              <text:p text:style-name="P223"><text:span text:style-name="T92">Base Cases</text:span>:</text:p>
              <text:list>
                <text:list-item>
                  <text:p text:style-name="P223">If <text:span text:style-name="Source_20_Text">root</text:span> is <text:span text:style-name="Source_20_Text">NULL</text:span> (tree is empty or the node isn't found) or <text:span text:style-name="Source_20_Text">root-&gt;key</text:span> matches <text:span text:style-name="Source_20_Text">k</text:span>, it returns the <text:span text:style-name="Source_20_Text">root</text:span>.</text:p>
                </text:list-item>
              </text:list>
            </text:list-item>
            <text:list-item>
              <text:p text:style-name="P223"><text:span text:style-name="T92">Recursive Search</text:span>:</text:p>
              <text:list>
                <text:list-item>
                  <text:p text:style-name="P223">If <text:span text:style-name="Source_20_Text">k</text:span> is less than <text:span text:style-name="Source_20_Text">root-&gt;key</text:span>, it recursively searches the <text:span text:style-name="Source_20_Text">left</text:span> subtree.</text:p>
                </text:list-item>
                <text:list-item>
                  <text:p text:style-name="P223">Otherwise, it recursively searches the <text:span text:style-name="Source_20_Text">right</text:span> subtree.</text:p>
                </text:list-item>
              </text:list>
            </text:list-item>
          </text:list>
        </text:list-item>
      </text:list>
      <text:h text:style-name="Heading_20_2" text:outline-level="2">6. Main Function Execution</text:h>
      <text:list text:style-name="L34">
        <text:list-item>
          <text:p text:style-name="P224"><text:span text:style-name="Source_20_Text"><text:span text:style-name="T92">int main()</text:span></text:span>:</text:p>
          <text:list>
            <text:list-item>
              <text:p text:style-name="P224">An array <text:span text:style-name="Source_20_Text">arr</text:span> of strings is initialized: <text:span text:style-name="Source_20_Text">{"Q", "S", "R", "T", "M", "A", "B", "P", "N"}</text:span>.</text:p>
            </text:list-item>
            <text:list-item>
              <text:p text:style-name="P224">A <text:span text:style-name="Source_20_Text">Node* root</text:span> is initialized to <text:span text:style-name="Source_20_Text">NULL</text:span>.</text:p>
            </text:list-item>
            <text:list-item>
              <text:p text:style-name="P224">The <text:span text:style-name="Source_20_Text">for</text:span> loop iterates through <text:span text:style-name="Source_20_Text">arr</text:span>, inserting each string into the BST using the <text:span text:style-name="Source_20_Text">insert</text:span> function. The <text:span text:style-name="Source_20_Text">root</text:span> pointer is updated after each insertion.</text:p>
            </text:list-item>
            <text:list-item>
              <text:p text:style-name="P224"><text:span text:style-name="Source_20_Text">Node* mnode = search(root, "M");</text:span>: The <text:span text:style-name="Source_20_Text">search</text:span> function is called to find the node containing the key "M".</text:p>
            </text:list-item>
            <text:list-item>
              <text:p text:style-name="P224"><text:span text:style-name="Source_20_Text">Node* succ = inorderSuccessor(root, mnode);</text:span>: The <text:span text:style-name="Source_20_Text">inorderSuccessor</text:span> function is called with the <text:span text:style-name="Source_20_Text">root</text:span> of the tree and the pointer to the node "M" (<text:span text:style-name="Source_20_Text">mnode</text:span>) to find its successor.</text:p>
            </text:list-item>
            <text:list-item>
              <text:p text:style-name="P224">Finally, it checks if a successor was found (<text:span text:style-name="Source_20_Text">succ != NULL</text:span>).</text:p>
              <text:list>
                <text:list-item>
                  <text:p text:style-name="P224">If found, it prints "Successor of M is: " followed by the successor's key.</text:p>
                </text:list-item>
                <text:list-item>
                  <text:p text:style-name="P224">If not found (meaning "M" was the largest element in the tree), it prints "No successor found".</text:p>
                </text:list-item>
              </text:list>
            </text:list-item>
          </text:list>
        </text:list-item>
      </text:list>
      <text:p text:style-name="Text_20_body">In essence, the code first builds a BST from the given array, then locates the node with the key "M", and finally determines and prints the node that would immediately follow "M" if the tree's elements were listed in ascending alphabetical order.</text:p>
      <text:p text:style-name="P64"><text:span text:style-name="T5"/></text:p>
      <text:p text:style-name="P48"><text:bookmark-start text:name="_page_49_0"/></text:p>
      <text:p text:style-name="P23"><text:span text:style-name="T8">2</text:span><text:span text:style-name="T1">.</text:span><text:span text:style-name="T12"> </text:span><text:span text:style-name="T8">I</text:span><text:span text:style-name="T1">mp</text:span><text:span text:style-name="T2">le</text:span><text:span text:style-name="T1">m</text:span><text:span text:style-name="T2">e</text:span><text:span text:style-name="T24">n</text:span><text:span text:style-name="T1">t th</text:span><text:span text:style-name="T2">e</text:span><text:span text:style-name="T13"> </text:span><text:span text:style-name="T1">In-</text:span><text:span text:style-name="T13">O</text:span><text:span text:style-name="T2">r</text:span><text:span text:style-name="T1">d</text:span><text:span text:style-name="T2">e</text:span><text:span text:style-name="T36">r</text:span><text:span text:style-name="T1">,</text:span><text:span text:style-name="T13"> P</text:span><text:span text:style-name="T22">r</text:span><text:span text:style-name="T2">e</text:span><text:span text:style-name="T13">-</text:span><text:span text:style-name="T1"> O</text:span><text:span text:style-name="T2">r</text:span><text:span text:style-name="T1">d</text:span><text:span text:style-name="T2">er</text:span><text:span text:style-name="T50"> </text:span><text:span text:style-name="T1">a</text:span><text:span text:style-name="T13">n</text:span><text:span text:style-name="T1">d Pos</text:span><text:span text:style-name="T37">t</text:span><text:span text:style-name="T1">-</text:span><text:span text:style-name="T13">O</text:span><text:span text:style-name="T2">r</text:span><text:span text:style-name="T1">d</text:span><text:span text:style-name="T2">er</text:span><text:span text:style-name="T30"> </text:span><text:span text:style-name="T17">t</text:span><text:span text:style-name="T2">r</text:span><text:span text:style-name="T13">a</text:span><text:span text:style-name="T1">v</text:span><text:span text:style-name="T2">e</text:span><text:span text:style-name="T25">r</text:span><text:span text:style-name="T1">sa</text:span><text:span text:style-name="T2">l</text:span><text:span text:style-name="T1"> of B</text:span><text:span text:style-name="T9">i</text:span><text:span text:style-name="T24">n</text:span><text:span text:style-name="T8">a</text:span><text:span text:style-name="T2">r</text:span><text:span text:style-name="T1">y</text:span><text:span text:style-name="T13"> </text:span><text:span text:style-name="T1">s</text:span><text:span text:style-name="T14">e</text:span><text:span text:style-name="T1">a</text:span><text:span text:style-name="T22">r</text:span><text:span text:style-name="T2">c</text:span><text:span text:style-name="T1">h </text:span><text:span text:style-name="T17">t</text:span><text:span text:style-name="T31">r</text:span><text:span text:style-name="T2">ee</text:span><text:span text:style-name="T24"> w</text:span><text:span text:style-name="T9">i</text:span><text:span text:style-name="T1">th h</text:span><text:span text:style-name="T2">el</text:span><text:span text:style-name="T1">p</text:span><text:span text:style-name="T24"> </text:span><text:span text:style-name="T1">of C++ P</text:span><text:span text:style-name="T51">r</text:span><text:span text:style-name="T1">og</text:span><text:span text:style-name="T2">r</text:span><text:span text:style-name="T1">am.</text:span></text:p>
      <text:p text:style-name="P95"/>
      <text:p text:style-name="P64"><text:span text:style-name="T1">Ans:</text:span></text:p>
      <text:p text:style-name="P87"/>
      <text:p text:style-name="P102"/>
      <text:p text:style-name="P64"><text:span text:style-name="T1">Th</text:span><text:span text:style-name="T2">e</text:span><text:span text:style-name="T1">o</text:span><text:span text:style-name="T2">r</text:span><text:span text:style-name="T1">y:</text:span></text:p>
      <text:p text:style-name="P155"><text:span text:style-name="T90">·<text:tab/></text:span><text:span text:style-name="T5">I</text:span><text:span text:style-name="T10">n</text:span><text:span text:style-name="T5">or</text:span><text:span text:style-name="T10">d</text:span><text:span text:style-name="T16">e</text:span><text:span text:style-name="T5">r → </text:span><text:span text:style-name="T15">L</text:span><text:span text:style-name="T4">e</text:span><text:span text:style-name="T5">f</text:span><text:span text:style-name="T4">t</text:span><text:span text:style-name="T5">, </text:span><text:span text:style-name="T15">R</text:span><text:span text:style-name="T5">oo</text:span><text:span text:style-name="T16">t</text:span><text:span text:style-name="T5">,</text:span><text:span text:style-name="T15"> </text:span><text:span text:style-name="T5">R</text:span><text:span text:style-name="T11">i</text:span><text:span text:style-name="T5">gh</text:span><text:span text:style-name="T4">t</text:span><text:span text:style-name="T10"> </text:span><text:span text:style-name="T27">(</text:span><text:span text:style-name="T15">g</text:span><text:span text:style-name="T4">i</text:span><text:span text:style-name="T5">v</text:span><text:span text:style-name="T4">e</text:span><text:span text:style-name="T5">s</text:span><text:span text:style-name="T10"> </text:span><text:span text:style-name="T15">s</text:span><text:span text:style-name="T5">o</text:span><text:span text:style-name="T15">r</text:span><text:span text:style-name="T4">t</text:span><text:span text:style-name="T16">e</text:span><text:span text:style-name="T5">d</text:span><text:span text:style-name="T27"> </text:span><text:span text:style-name="T5">ord</text:span><text:span text:style-name="T4">e</text:span><text:span text:style-name="T5">r) </text:span><text:span text:style-name="T90">·<text:tab/></text:span><text:span text:style-name="T5">Pr</text:span><text:span text:style-name="T4">e</text:span><text:span text:style-name="T10">o</text:span><text:span text:style-name="T15">r</text:span><text:span text:style-name="T5">d</text:span><text:span text:style-name="T4">e</text:span><text:span text:style-name="T5">r </text:span><text:span text:style-name="T10">→</text:span><text:span text:style-name="T5"> </text:span><text:span text:style-name="T27">R</text:span><text:span text:style-name="T5">oo</text:span><text:span text:style-name="T11">t</text:span><text:span text:style-name="T5">, </text:span><text:span text:style-name="T15">L</text:span><text:span text:style-name="T26">e</text:span><text:span text:style-name="T5">f</text:span><text:span text:style-name="T4">t</text:span><text:span text:style-name="T5">, R</text:span><text:span text:style-name="T16">i</text:span><text:span text:style-name="T5">gh</text:span><text:span text:style-name="T4">t</text:span></text:p>
      <text:p text:style-name="P84"><text:span text:style-name="T90">·<text:tab/></text:span><text:span text:style-name="T5">P</text:span><text:span text:style-name="T10">o</text:span><text:span text:style-name="T5">s</text:span><text:span text:style-name="T16">t</text:span><text:span text:style-name="T5">ord</text:span><text:span text:style-name="T4">e</text:span><text:span text:style-name="T5">r → L</text:span><text:span text:style-name="T4">e</text:span><text:span text:style-name="T5">f</text:span><text:span text:style-name="T4">t</text:span><text:span text:style-name="T5">, </text:span><text:span text:style-name="T27">R</text:span><text:span text:style-name="T16">i</text:span><text:span text:style-name="T5">gh</text:span><text:span text:style-name="T4">t</text:span><text:span text:style-name="T5">, Ro</text:span><text:span text:style-name="T15">o</text:span><text:span text:style-name="T4">t</text:span></text:p>
      <text:p text:style-name="P87"/>
      <text:p text:style-name="P102"/>
      <text:p text:style-name="P64"><text:span text:style-name="T1">Cod</text:span><text:span text:style-name="T2">e</text:span><text:span text:style-name="T8">:</text:span></text:p>
      <text:p text:style-name="P121"><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 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p>
      <text:p text:style-name="P89"/>
      <text:p text:style-name="P156"><text:span text:style-name="T5">s</text:span><text:span text:style-name="T4">t</text:span><text:span text:style-name="T15">r</text:span><text:span text:style-name="T5">u</text:span><text:span text:style-name="T16">c</text:span><text:span text:style-name="T4">t</text:span><text:span text:style-name="T5"> Nod</text:span><text:span text:style-name="T4">e</text:span><text:span text:style-name="T5"> { </text:span><text:span text:style-name="T4">i</text:span><text:span text:style-name="T10">n</text:span><text:span text:style-name="T4">t</text:span><text:span text:style-name="T15"> </text:span><text:span text:style-name="T5">v</text:span><text:span text:style-name="T4">al;</text:span><text:span text:style-name="T5"> </text:span><text:span text:style-name="T15">N</text:span><text:span text:style-name="T10">od</text:span><text:span text:style-name="T4">e</text:span><text:span text:style-name="T5">*</text:span><text:span text:style-name="T15"> </text:span><text:span text:style-name="T4">le</text:span><text:span text:style-name="T27">f</text:span><text:span text:style-name="T4">t;</text:span><text:span text:style-name="T5"> </text:span><text:span text:style-name="T15">N</text:span><text:span text:style-name="T10">od</text:span><text:span text:style-name="T4">e</text:span><text:span text:style-name="T5">*</text:span><text:span text:style-name="T40"> </text:span><text:span text:style-name="T27">r</text:span><text:span text:style-name="T4">i</text:span><text:span text:style-name="T15">g</text:span><text:span text:style-name="T5">h</text:span><text:span text:style-name="T4">t;</text:span></text:p>
      <text:p text:style-name="P157"><text:span text:style-name="T15">N</text:span><text:span text:style-name="T10">od</text:span><text:span text:style-name="T4">e</text:span><text:span text:style-name="T5">(</text:span><text:span text:style-name="T4">i</text:span><text:span text:style-name="T15">n</text:span><text:span text:style-name="T4">t</text:span><text:span text:style-name="T5"> v)</text:span><text:span text:style-name="T10"> </text:span><text:span text:style-name="T5">{</text:span><text:span text:style-name="T27"> </text:span><text:span text:style-name="T5">v</text:span><text:span text:style-name="T4">al</text:span><text:span text:style-name="T10"> </text:span><text:span text:style-name="T5">=</text:span><text:span text:style-name="T27"> </text:span><text:span text:style-name="T5">v</text:span><text:span text:style-name="T4">;</text:span><text:span text:style-name="T10"> </text:span><text:span text:style-name="T16">l</text:span><text:span text:style-name="T4">e</text:span><text:span text:style-name="T5">f</text:span><text:span text:style-name="T16">t</text:span><text:span text:style-name="T10"> </text:span><text:span text:style-name="T5">= </text:span><text:span text:style-name="T27">r</text:span><text:span text:style-name="T16">i</text:span><text:span text:style-name="T5">gh</text:span><text:span text:style-name="T4">t</text:span><text:span text:style-name="T5"> </text:span><text:span text:style-name="T10">=</text:span><text:span text:style-name="T5"> </text:span><text:span text:style-name="T15">NU</text:span><text:span text:style-name="T5">LL</text:span><text:span text:style-name="T4">;</text:span><text:span text:style-name="T5"> </text:span><text:span text:style-name="T10">}</text:span><text:span text:style-name="T5"> }</text:span><text:span text:style-name="T4">;</text:span></text:p>
      <text:p text:style-name="P88"/>
      <text:p text:style-name="P64"><text:span text:style-name="T15">N</text:span><text:span text:style-name="T10">od</text:span><text:span text:style-name="T16">e</text:span><text:span text:style-name="T5">* </text:span><text:span text:style-name="T16">i</text:span><text:span text:style-name="T15">n</text:span><text:span text:style-name="T5">s</text:span><text:span text:style-name="T4">e</text:span><text:span text:style-name="T27">r</text:span><text:span text:style-name="T4">t</text:span><text:span text:style-name="T5">(Nod</text:span><text:span text:style-name="T16">e</text:span><text:span text:style-name="T5">* </text:span><text:span text:style-name="T15">r</text:span><text:span text:style-name="T5">oo</text:span><text:span text:style-name="T4">t</text:span><text:span text:style-name="T5">, </text:span><text:span text:style-name="T16">i</text:span><text:span text:style-name="T5">n</text:span><text:span text:style-name="T4">t</text:span><text:span text:style-name="T27"> </text:span><text:span text:style-name="T5">v) </text:span><text:span text:style-name="T10">{</text:span></text:p>
      <text:p text:style-name="P74"><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15"> </text:span><text:span text:style-name="T5">n</text:span><text:span text:style-name="T4">e</text:span><text:span text:style-name="T5">w Nod</text:span><text:span text:style-name="T4">e</text:span><text:span text:style-name="T27">(</text:span><text:span text:style-name="T5">v</text:span><text:span text:style-name="T15">)</text:span><text:span text:style-name="T4">;</text:span></text:p>
      <text:p text:style-name="P158"><text:span text:style-name="T4">i</text:span><text:span text:style-name="T5">f</text:span><text:span text:style-name="T10"> </text:span><text:span text:style-name="T5">(v </text:span><text:span text:style-name="T10">&lt;</text:span><text:span text:style-name="T5"> roo</text:span><text:span text:style-name="T4">t</text:span><text:span text:style-name="T10">-</text:span><text:span text:style-name="T5">&gt;v</text:span><text:span text:style-name="T4">al</text:span><text:span text:style-name="T5">) </text:span><text:span text:style-name="T27">r</text:span><text:span text:style-name="T5">oo</text:span><text:span text:style-name="T4">t</text:span><text:span text:style-name="T5">-</text:span><text:span text:style-name="T15">&gt;</text:span><text:span text:style-name="T4">le</text:span><text:span text:style-name="T15">f</text:span><text:span text:style-name="T4">t</text:span><text:span text:style-name="T5"> </text:span><text:span text:style-name="T10">=</text:span><text:span text:style-name="T5"> </text:span><text:span text:style-name="T16">i</text:span><text:span text:style-name="T5">n</text:span><text:span text:style-name="T15">s</text:span><text:span text:style-name="T4">e</text:span><text:span text:style-name="T5">r</text:span><text:span text:style-name="T16">t</text:span><text:span text:style-name="T5">(r</text:span><text:span text:style-name="T15">o</text:span><text:span text:style-name="T5">o</text:span><text:span text:style-name="T4">t</text:span><text:span text:style-name="T5">-&gt;</text:span><text:span text:style-name="T11">l</text:span><text:span text:style-name="T4">e</text:span><text:span text:style-name="T27">f</text:span><text:span text:style-name="T4">t</text:span><text:span text:style-name="T5">, v</text:span><text:span text:style-name="T15">)</text:span><text:span text:style-name="T4">;</text:span><text:span text:style-name="T5"> </text:span><text:span text:style-name="T4">el</text:span><text:span text:style-name="T5">s</text:span><text:span text:style-name="T4">e</text:span><text:span text:style-name="T5"> </text:span><text:span text:style-name="T27">r</text:span><text:span text:style-name="T5">oo</text:span><text:span text:style-name="T11">t</text:span><text:span text:style-name="T5">-&gt;r</text:span><text:span text:style-name="T16">i</text:span><text:span text:style-name="T5">gh</text:span><text:span text:style-name="T4">t</text:span><text:span text:style-name="T5"> </text:span><text:span text:style-name="T10">=</text:span><text:span text:style-name="T5"> </text:span><text:span text:style-name="T4">i</text:span><text:span text:style-name="T5">ns</text:span><text:span text:style-name="T4">e</text:span><text:span text:style-name="T5">r</text:span><text:span text:style-name="T4">t</text:span><text:span text:style-name="T5">(</text:span><text:span text:style-name="T15">ro</text:span><text:span text:style-name="T5">o</text:span><text:span text:style-name="T4">t</text:span><text:span text:style-name="T5">-&gt;r</text:span><text:span text:style-name="T4">i</text:span><text:span text:style-name="T5">gh</text:span><text:span text:style-name="T4">t</text:span><text:span text:style-name="T5">,</text:span><text:span text:style-name="T20"> </text:span><text:span text:style-name="T5">v)</text:span><text:span text:style-name="T4">;</text:span></text:p>
      <text:p text:style-name="P159"><text:span text:style-name="T5">r</text:span><text:span text:style-name="T4">et</text:span><text:span text:style-name="T10">u</text:span><text:span text:style-name="T15">r</text:span><text:span text:style-name="T5">n</text:span><text:span text:style-name="T10"> </text:span><text:span text:style-name="T5">r</text:span><text:span text:style-name="T15">o</text:span><text:span text:style-name="T5">o</text:span><text:span text:style-name="T4">t;</text:span><text:span text:style-name="T5"> }</text:span></text:p>
      <text:p text:style-name="P88"/>
      <text:p text:style-name="P160"><text:span text:style-name="T5">vo</text:span><text:span text:style-name="T4">i</text:span><text:span text:style-name="T5">d </text:span><text:span text:style-name="T16">i</text:span><text:span text:style-name="T5">n</text:span><text:span text:style-name="T10">o</text:span><text:span text:style-name="T15">r</text:span><text:span text:style-name="T5">d</text:span><text:span text:style-name="T4">e</text:span><text:span text:style-name="T27">r</text:span><text:span text:style-name="T5">(</text:span><text:span text:style-name="T15">N</text:span><text:span text:style-name="T5">od</text:span><text:span text:style-name="T16">e</text:span><text:span text:style-name="T5">*</text:span><text:span text:style-name="T10"> </text:span><text:span text:style-name="T15">r</text:span><text:span text:style-name="T5">o</text:span><text:span text:style-name="T15">o</text:span><text:span text:style-name="T4">t</text:span><text:span text:style-name="T10">)</text:span><text:span text:style-name="T5"> {</text:span><text:span text:style-name="T82"> </text:span><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4">;</text:span><text:span text:style-name="T5"> </text:span><text:span text:style-name="T4">i</text:span><text:span text:style-name="T10">no</text:span><text:span text:style-name="T15">r</text:span><text:span text:style-name="T5">d</text:span><text:span text:style-name="T4">e</text:span><text:span text:style-name="T27">r</text:span><text:span text:style-name="T5">(roo</text:span><text:span text:style-name="T11">t</text:span><text:span text:style-name="T5">-</text:span><text:span text:style-name="T15">&gt;</text:span><text:span text:style-name="T4">le</text:span><text:span text:style-name="T10">f</text:span><text:span text:style-name="T4">t</text:span><text:span text:style-name="T5">)</text:span><text:span text:style-name="T4">;</text:span></text:p>
      <text:p text:style-name="P24"><text:span text:style-name="T4">c</text:span><text:span text:style-name="T5">o</text:span><text:span text:style-name="T10">u</text:span><text:span text:style-name="T4">t</text:span><text:span text:style-name="T5"> </text:span><text:span text:style-name="T15">&lt;</text:span><text:span text:style-name="T5">&lt; roo</text:span><text:span text:style-name="T11">t</text:span><text:span text:style-name="T5">-&gt;v</text:span><text:span text:style-name="T4">al</text:span><text:span text:style-name="T27"> </text:span><text:span text:style-name="T5">&lt;&lt; </text:span><text:span text:style-name="T10">"</text:span><text:span text:style-name="T5"> "</text:span><text:span text:style-name="T4">;</text:span><text:span text:style-name="T5"> </text:span><text:span text:style-name="T4">i</text:span><text:span text:style-name="T10">no</text:span><text:span text:style-name="T15">r</text:span><text:span text:style-name="T5">d</text:span><text:span text:style-name="T4">e</text:span><text:span text:style-name="T27">r</text:span><text:span text:style-name="T5">(roo</text:span><text:span text:style-name="T11">t</text:span><text:span text:style-name="T5">-&gt;r</text:span><text:span text:style-name="T4">i</text:span><text:span text:style-name="T5">gh</text:span><text:span text:style-name="T16">t</text:span><text:span text:style-name="T5">)</text:span><text:span text:style-name="T4">;</text:span></text:p>
      <text:p text:style-name="P64"><text:span text:style-name="T5">}</text:span></text:p>
      <text:p text:style-name="P87"/>
      <text:p text:style-name="P106"/>
      <text:p text:style-name="P160"><text:span text:style-name="T5">vo</text:span><text:span text:style-name="T4">i</text:span><text:span text:style-name="T5">d pr</text:span><text:span text:style-name="T4">e</text:span><text:span text:style-name="T5">o</text:span><text:span text:style-name="T27">r</text:span><text:span text:style-name="T5">d</text:span><text:span text:style-name="T4">e</text:span><text:span text:style-name="T10">r(</text:span><text:span text:style-name="T15">N</text:span><text:span text:style-name="T5">o</text:span><text:span text:style-name="T15">d</text:span><text:span text:style-name="T4">e</text:span><text:span text:style-name="T5">*</text:span><text:span text:style-name="T15"> </text:span><text:span text:style-name="T5">roo</text:span><text:span text:style-name="T4">t</text:span><text:span text:style-name="T5">) </text:span><text:span text:style-name="T10">{</text:span><text:span text:style-name="T5"> </text:span><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4">;</text:span><text:span text:style-name="T5"> </text:span><text:span text:style-name="T4">c</text:span><text:span text:style-name="T5">o</text:span><text:span text:style-name="T10">u</text:span><text:span text:style-name="T4">t</text:span><text:span text:style-name="T5"> </text:span><text:span text:style-name="T15">&lt;</text:span><text:span text:style-name="T5">&lt; roo</text:span><text:span text:style-name="T11">t</text:span><text:span text:style-name="T5">-&gt;v</text:span><text:span text:style-name="T4">al</text:span><text:span text:style-name="T27"> </text:span><text:span text:style-name="T5">&lt;&lt; </text:span><text:span text:style-name="T10">"</text:span><text:span text:style-name="T5"> "</text:span><text:span text:style-name="T4">;</text:span><text:span text:style-name="T5"> pr</text:span><text:span text:style-name="T4">e</text:span><text:span text:style-name="T10">o</text:span><text:span text:style-name="T5">rd</text:span><text:span text:style-name="T4">e</text:span><text:span text:style-name="T5">r(</text:span><text:span text:style-name="T15">ro</text:span><text:span text:style-name="T5">o</text:span><text:span text:style-name="T4">t</text:span><text:span text:style-name="T5">-&gt;</text:span><text:span text:style-name="T4">le</text:span><text:span text:style-name="T5">f</text:span><text:span text:style-name="T4">t</text:span><text:span text:style-name="T5">)</text:span><text:span text:style-name="T4">;</text:span><text:span text:style-name="T5"> pr</text:span><text:span text:style-name="T4">e</text:span><text:span text:style-name="T10">o</text:span><text:span text:style-name="T5">rd</text:span><text:span text:style-name="T4">e</text:span><text:span text:style-name="T5">r(roo</text:span><text:span text:style-name="T4">t</text:span><text:span text:style-name="T10">-&gt;r</text:span><text:span text:style-name="T4">i</text:span><text:span text:style-name="T15">g</text:span><text:span text:style-name="T5">h</text:span><text:span text:style-name="T4">t</text:span><text:span text:style-name="T15">)</text:span><text:span text:style-name="T4">;</text:span><text:bookmark-end text:name="_page_49_0"/></text:p>
      <text:p text:style-name="P49"><text:bookmark-start text:name="_page_58_0"/></text:p>
      <text:p text:style-name="P64"><text:span text:style-name="T5">}</text:span></text:p>
      <text:p text:style-name="P87"/>
      <text:p text:style-name="P102"/>
      <text:p text:style-name="P161"><text:span text:style-name="T5">vo</text:span><text:span text:style-name="T4">i</text:span><text:span text:style-name="T5">d </text:span><text:span text:style-name="T15">p</text:span><text:span text:style-name="T10">o</text:span><text:span text:style-name="T5">s</text:span><text:span text:style-name="T16">t</text:span><text:span text:style-name="T5">ord</text:span><text:span text:style-name="T4">e</text:span><text:span text:style-name="T5">r(N</text:span><text:span text:style-name="T15">o</text:span><text:span text:style-name="T5">d</text:span><text:span text:style-name="T16">e</text:span><text:span text:style-name="T5">* roo</text:span><text:span text:style-name="T4">t</text:span><text:span text:style-name="T5">)</text:span><text:span text:style-name="T10"> </text:span><text:span text:style-name="T5">{ </text:span><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4">;</text:span><text:span text:style-name="T5"> p</text:span><text:span text:style-name="T10">o</text:span><text:span text:style-name="T5">s</text:span><text:span text:style-name="T4">t</text:span><text:span text:style-name="T5">ord</text:span><text:span text:style-name="T4">e</text:span><text:span text:style-name="T5">r(</text:span><text:span text:style-name="T15">r</text:span><text:span text:style-name="T5">oo</text:span><text:span text:style-name="T11">t</text:span><text:span text:style-name="T5">-&gt;</text:span><text:span text:style-name="T4">le</text:span><text:span text:style-name="T27">f</text:span><text:span text:style-name="T4">t</text:span><text:span text:style-name="T5">)</text:span><text:span text:style-name="T4">;</text:span><text:span text:style-name="T5"> p</text:span><text:span text:style-name="T10">o</text:span><text:span text:style-name="T5">s</text:span><text:span text:style-name="T4">t</text:span><text:span text:style-name="T5">ord</text:span><text:span text:style-name="T4">e</text:span><text:span text:style-name="T5">r(</text:span><text:span text:style-name="T15">r</text:span><text:span text:style-name="T5">oo</text:span><text:span text:style-name="T11">t</text:span><text:span text:style-name="T10">-&gt;</text:span><text:span text:style-name="T5">r</text:span><text:span text:style-name="T16">i</text:span><text:span text:style-name="T27">g</text:span><text:span text:style-name="T5">h</text:span><text:span text:style-name="T11">t</text:span><text:span text:style-name="T15">)</text:span><text:span text:style-name="T4">;</text:span><text:span text:style-name="T83"> </text:span><text:span text:style-name="T4">c</text:span><text:span text:style-name="T5">o</text:span><text:span text:style-name="T10">u</text:span><text:span text:style-name="T4">t</text:span><text:span text:style-name="T5"> </text:span><text:span text:style-name="T15">&lt;</text:span><text:span text:style-name="T5">&lt; roo</text:span><text:span text:style-name="T11">t</text:span><text:span text:style-name="T5">-&gt;v</text:span><text:span text:style-name="T4">al</text:span><text:span text:style-name="T27"> </text:span><text:span text:style-name="T5">&lt;&lt; </text:span><text:span text:style-name="T10">"</text:span><text:span text:style-name="T5"> "</text:span><text:span text:style-name="T4">;</text:span></text:p>
      <text:p text:style-name="P64"><text:span text:style-name="T5">}</text:span></text:p>
      <text:p text:style-name="P87"/>
      <text:p text:style-name="P103"/>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162"><text:span text:style-name="T4">i</text:span><text:span text:style-name="T10">n</text:span><text:span text:style-name="T4">t</text:span><text:span text:style-name="T15"> </text:span><text:span text:style-name="T5">v</text:span><text:span text:style-name="T4">al</text:span><text:span text:style-name="T5">s</text:span><text:span text:style-name="T15">[</text:span><text:span text:style-name="T5">7] </text:span><text:span text:style-name="T10">=</text:span><text:span text:style-name="T5"> </text:span><text:span text:style-name="T27">{</text:span><text:span text:style-name="T5">50</text:span><text:span text:style-name="T15">,3</text:span><text:span text:style-name="T5">0,</text:span><text:span text:style-name="T15">7</text:span><text:span text:style-name="T5">0</text:span><text:span text:style-name="T10">,20,40</text:span><text:span text:style-name="T15">,</text:span><text:span text:style-name="T5">60</text:span><text:span text:style-name="T15">,</text:span><text:span text:style-name="T5">80</text:span><text:span text:style-name="T15">}</text:span><text:span text:style-name="T4">;</text:span><text:span text:style-name="T5"> </text:span><text:span text:style-name="T15">N</text:span><text:span text:style-name="T10">od</text:span><text:span text:style-name="T4">e</text:span><text:span text:style-name="T5">*</text:span><text:span text:style-name="T40"> </text:span><text:span text:style-name="T15">ro</text:span><text:span text:style-name="T5">o</text:span><text:span text:style-name="T4">t</text:span><text:span text:style-name="T5"> </text:span><text:span text:style-name="T10">=</text:span><text:span text:style-name="T5"> </text:span><text:span text:style-name="T15">NU</text:span><text:span text:style-name="T5">LL</text:span><text:span text:style-name="T4">;</text:span></text:p>
      <text:p text:style-name="P72"><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7</text:span><text:span text:style-name="T4">;</text:span><text:span text:style-name="T5"> </text:span><text:span text:style-name="T4">i</text:span><text:span text:style-name="T5">++) roo</text:span><text:span text:style-name="T4">t</text:span><text:span text:style-name="T5"> = </text:span><text:span text:style-name="T4">i</text:span><text:span text:style-name="T15">n</text:span><text:span text:style-name="T5">s</text:span><text:span text:style-name="T4">e</text:span><text:span text:style-name="T5">r</text:span><text:span text:style-name="T16">t</text:span><text:span text:style-name="T5">(roo</text:span><text:span text:style-name="T4">t</text:span><text:span text:style-name="T5">,</text:span><text:span text:style-name="T20"> </text:span><text:span text:style-name="T5">v</text:span><text:span text:style-name="T4">al</text:span><text:span text:style-name="T5">s</text:span><text:span text:style-name="T27">[</text:span><text:span text:style-name="T4">i</text:span><text:span text:style-name="T5">]</text:span><text:span text:style-name="T15">)</text:span><text:span text:style-name="T4">;</text:span></text:p>
      <text:p text:style-name="P87"/>
      <text:p text:style-name="P103"/>
      <text:p text:style-name="P163"><text:span text:style-name="T4">c</text:span><text:span text:style-name="T5">o</text:span><text:span text:style-name="T10">u</text:span><text:span text:style-name="T4">t</text:span><text:span text:style-name="T5"> </text:span><text:span text:style-name="T15">&lt;</text:span><text:span text:style-name="T5">&lt; "Ino</text:span><text:span text:style-name="T15">r</text:span><text:span text:style-name="T5">d</text:span><text:span text:style-name="T16">e</text:span><text:span text:style-name="T5">r</text:span><text:span text:style-name="T4">:</text:span><text:span text:style-name="T5"> </text:span><text:span text:style-name="T15">"</text:span><text:span text:style-name="T4">;</text:span><text:span text:style-name="T5"> </text:span><text:span text:style-name="T4">i</text:span><text:span text:style-name="T5">nord</text:span><text:span text:style-name="T4">e</text:span><text:span text:style-name="T27">r</text:span><text:span text:style-name="T5">(r</text:span><text:span text:style-name="T15">o</text:span><text:span text:style-name="T5">o</text:span><text:span text:style-name="T4">t</text:span><text:span text:style-name="T5">)</text:span><text:span text:style-name="T4">;</text:span><text:span text:style-name="T10"> </text:span><text:span text:style-name="T26">c</text:span><text:span text:style-name="T15">o</text:span><text:span text:style-name="T5">u</text:span><text:span text:style-name="T4">t</text:span><text:span text:style-name="T10"> </text:span><text:span text:style-name="T27">&lt;</text:span><text:span text:style-name="T5">&lt; </text:span><text:span text:style-name="T4">e</text:span><text:span text:style-name="T5">nd</text:span><text:span text:style-name="T16">l</text:span><text:span text:style-name="T4">;</text:span><text:span text:style-name="T84"> </text:span><text:span text:style-name="T4">c</text:span><text:span text:style-name="T5">o</text:span><text:span text:style-name="T10">u</text:span><text:span text:style-name="T4">t</text:span><text:span text:style-name="T5"> </text:span><text:span text:style-name="T15">&lt;</text:span><text:span text:style-name="T5">&lt; "Pr</text:span><text:span text:style-name="T4">e</text:span><text:span text:style-name="T5">o</text:span><text:span text:style-name="T15">r</text:span><text:span text:style-name="T5">d</text:span><text:span text:style-name="T4">e</text:span><text:span text:style-name="T27">r</text:span><text:span text:style-name="T4">:</text:span><text:span text:style-name="T27"> </text:span><text:span text:style-name="T5">"</text:span><text:span text:style-name="T4">;</text:span><text:span text:style-name="T5"> pr</text:span><text:span text:style-name="T4">e</text:span><text:span text:style-name="T15">o</text:span><text:span text:style-name="T5">rd</text:span><text:span text:style-name="T4">e</text:span><text:span text:style-name="T5">r(</text:span><text:span text:style-name="T15">r</text:span><text:span text:style-name="T5">oo</text:span><text:span text:style-name="T4">t</text:span><text:span text:style-name="T15">)</text:span><text:span text:style-name="T4">;</text:span><text:span text:style-name="T5"> </text:span><text:span text:style-name="T4">c</text:span><text:span text:style-name="T27">o</text:span><text:span text:style-name="T5">u</text:span><text:span text:style-name="T4">t</text:span><text:span text:style-name="T5"> &lt;&lt; </text:span><text:span text:style-name="T26">e</text:span><text:span text:style-name="T5">nd</text:span><text:span text:style-name="T4">l;</text:span><text:span text:style-name="T5"> </text:span><text:span text:style-name="T4">c</text:span><text:span text:style-name="T5">o</text:span><text:span text:style-name="T10">u</text:span><text:span text:style-name="T4">t</text:span><text:span text:style-name="T5"> </text:span><text:span text:style-name="T15">&lt;</text:span><text:span text:style-name="T5">&lt; "</text:span><text:span text:style-name="T15">P</text:span><text:span text:style-name="T5">os</text:span><text:span text:style-name="T4">t</text:span><text:span text:style-name="T5">ord</text:span><text:span text:style-name="T4">e</text:span><text:span text:style-name="T27">r</text:span><text:span text:style-name="T4">:</text:span><text:span text:style-name="T5"> "</text:span><text:span text:style-name="T11">;</text:span><text:span text:style-name="T27"> </text:span><text:span text:style-name="T5">pos</text:span><text:span text:style-name="T4">t</text:span><text:span text:style-name="T15">o</text:span><text:span text:style-name="T5">rd</text:span><text:span text:style-name="T16">e</text:span><text:span text:style-name="T5">r(roo</text:span><text:span text:style-name="T4">t</text:span><text:span text:style-name="T5">)</text:span><text:span text:style-name="T4">;</text:span><text:span text:style-name="T15"> </text:span><text:span text:style-name="T26">c</text:span><text:span text:style-name="T5">ou</text:span><text:span text:style-name="T4">t</text:span><text:span text:style-name="T5"> </text:span><text:span text:style-name="T10">&lt;&lt;</text:span><text:span text:style-name="T5"> </text:span><text:span text:style-name="T26">e</text:span><text:span text:style-name="T15">n</text:span><text:span text:style-name="T5">d</text:span><text:span text:style-name="T16">l</text:span><text:span text:style-name="T4">;</text:span></text:p>
      <text:p text:style-name="P93"/>
      <text:p text:style-name="P12"><text:span text:style-name="T5">r</text:span><text:span text:style-name="T4">et</text:span><text:span text:style-name="T10">u</text:span><text:span text:style-name="T15">r</text:span><text:span text:style-name="T5">n</text:span><text:span text:style-name="T10"> </text:span><text:span text:style-name="T15">0</text:span><text:span text:style-name="T4">;</text:span><text:span text:style-name="T5"> }</text:span></text:p>
      <text:p text:style-name="P95"/>
      <text:p text:style-name="P201">This C++ code constructs a <text:span text:style-name="T92">Binary Search Tree (BST)</text:span> and then performs three types of tree traversals: <text:span text:style-name="T92">inorder, preorder, and postorder</text:span>.</text:p>
      <text:h text:style-name="P5" text:outline-level="3">1. Node Structure</text:h>
      <text:list text:style-name="L35">
        <text:list-item>
          <text:p text:style-name="P225">The <text:span text:style-name="Source_20_Text">Node</text:span> structure defines the basic building block of the BST. Each node contains:</text:p>
          <text:list>
            <text:list-item>
              <text:p text:style-name="P225"><text:span text:style-name="Source_20_Text">val</text:span>: An integer value stored in the node.</text:p>
            </text:list-item>
            <text:list-item>
              <text:p text:style-name="P225"><text:span text:style-name="Source_20_Text">left</text:span>: A pointer to the left child node.</text:p>
            </text:list-item>
            <text:list-item>
              <text:p text:style-name="P225"><text:span text:style-name="Source_20_Text">right</text:span>: A pointer to the right child node.</text:p>
            </text:list-item>
            <text:list-item>
              <text:p text:style-name="P225">The constructor <text:span text:style-name="Source_20_Text">Node(int v)</text:span> initializes a new node with a given value and sets its left and right children to <text:span text:style-name="Source_20_Text">NULL</text:span>.</text:p>
            </text:list-item>
          </text:list>
        </text:list-item>
      </text:list>
      <text:h text:style-name="P5" text:outline-level="3">2. Inserting into the BST</text:h>
      <text:list text:style-name="L36">
        <text:list-item>
          <text:p text:style-name="P226">The <text:span text:style-name="Source_20_Text">insert</text:span> function recursively adds new values to the BST, maintaining the BST property:</text:p>
          <text:list>
            <text:list-item>
              <text:p text:style-name="P226">If the <text:span text:style-name="Source_20_Text">root</text:span> is <text:span text:style-name="Source_20_Text">NULL</text:span> (the tree is empty), a new node with the given value <text:span text:style-name="Source_20_Text">v</text:span> is created and returned as the new root.</text:p>
            </text:list-item>
            <text:list-item>
              <text:p text:style-name="P226">If <text:span text:style-name="Source_20_Text">v</text:span> is less than the current <text:span text:style-name="Source_20_Text">root-&gt;val</text:span>, it's inserted into the left subtree by recursively calling <text:span text:style-name="Source_20_Text">insert</text:span> on <text:span text:style-name="Source_20_Text">root-&gt;left</text:span>.</text:p>
            </text:list-item>
            <text:list-item>
              <text:p text:style-name="P226">Otherwise (if <text:span text:style-name="Source_20_Text">v</text:span> is greater than or equal to <text:span text:style-name="Source_20_Text">root-&gt;val</text:span>), it's inserted into the right subtree by recursively calling <text:span text:style-name="Source_20_Text">insert</text:span> on <text:span text:style-name="Source_20_Text">root-&gt;right</text:span>.</text:p>
            </text:list-item>
          </text:list>
        </text:list-item>
      </text:list>
      <text:h text:style-name="P5" text:outline-level="3">3. Tree Traversal Functions</text:h>
      <text:list text:style-name="L37">
        <text:list-item>
          <text:p text:style-name="P227"><text:span text:style-name="T92">Inorder Traversal (</text:span><text:span text:style-name="Source_20_Text"><text:span text:style-name="T92">inorder</text:span></text:span><text:span text:style-name="T92">)</text:span>:</text:p>
          <text:list>
            <text:list-item>
              <text:p text:style-name="P227"><text:soft-page-break/>This function visits the left subtree, then the current node, and finally the right subtree.</text:p>
            </text:list-item>
            <text:list-item>
              <text:p text:style-name="P227">For a BST, inorder traversal visits the nodes in <text:span text:style-name="T92">ascending order</text:span>.</text:p>
            </text:list-item>
            <text:list-item>
              <text:p text:style-name="P227">The process is recursive: if the <text:span text:style-name="Source_20_Text">root</text:span> is not <text:span text:style-name="Source_20_Text">NULL</text:span>, it calls <text:span text:style-name="Source_20_Text">inorder</text:span> on the left child, prints the <text:span text:style-name="Source_20_Text">root-&gt;val</text:span>, and then calls <text:span text:style-name="Source_20_Text">inorder</text:span> on the right child.</text:p>
            </text:list-item>
          </text:list>
        </text:list-item>
        <text:list-item>
          <text:p text:style-name="P227"><text:span text:style-name="T92">Preorder Traversal (</text:span><text:span text:style-name="Source_20_Text"><text:span text:style-name="T92">preorder</text:span></text:span><text:span text:style-name="T92">)</text:span>:</text:p>
          <text:list>
            <text:list-item>
              <text:p text:style-name="P227">This function visits the current node first, then the left subtree, and finally the right subtree.</text:p>
            </text:list-item>
            <text:list-item>
              <text:p text:style-name="P227">The process is recursive: it prints the <text:span text:style-name="Source_20_Text">root-&gt;val</text:span>, then calls <text:span text:style-name="Source_20_Text">preorder</text:span> on the left child, and then calls <text:span text:style-name="Source_20_Text">preorder</text:span> on the right child.</text:p>
            </text:list-item>
          </text:list>
        </text:list-item>
        <text:list-item>
          <text:p text:style-name="P227"><text:span text:style-name="T92">Postorder Traversal (</text:span><text:span text:style-name="Source_20_Text"><text:span text:style-name="T92">postorder</text:span></text:span><text:span text:style-name="T92">)</text:span>:</text:p>
          <text:list>
            <text:list-item>
              <text:p text:style-name="P227">This function visits the left subtree, then the right subtree, and finally the current node.</text:p>
            </text:list-item>
            <text:list-item>
              <text:p text:style-name="P227">The process is recursive: it calls <text:span text:style-name="Source_20_Text">postorder</text:span> on the left child, then calls <text:span text:style-name="Source_20_Text">postorder</text:span> on the right child, and finally prints the <text:span text:style-name="Source_20_Text">root-&gt;val</text:span>.</text:p>
            </text:list-item>
          </text:list>
        </text:list-item>
      </text:list>
      <text:h text:style-name="Heading_20_3" text:outline-level="3"><text:span text:style-name="T92">4. Main Function (</text:span><text:span text:style-name="Source_20_Text"><text:span text:style-name="T92">main</text:span></text:span><text:span text:style-name="T92">)</text:span></text:h>
      <text:list text:style-name="L38">
        <text:list-item>
          <text:p text:style-name="P228"><text:span text:style-name="Source_20_Text">int vals[7] = {50, 30, 70, 20, 40, 60, 80};</text:span>: An array of integers is defined.</text:p>
        </text:list-item>
        <text:list-item>
          <text:p text:style-name="P228"><text:span text:style-name="Source_20_Text">Node* root = NULL;</text:span>: A pointer <text:span text:style-name="Source_20_Text">root</text:span> is initialized to <text:span text:style-name="Source_20_Text">NULL</text:span>, indicating an empty tree.</text:p>
        </text:list-item>
        <text:list-item>
          <text:p text:style-name="P228">The <text:span text:style-name="Source_20_Text">for</text:span> loop iterates through the <text:span text:style-name="Source_20_Text">vals</text:span> array and calls the <text:span text:style-name="Source_20_Text">insert</text:span> function for each value to build the BST.</text:p>
        </text:list-item>
        <text:list-item>
          <text:p text:style-name="P228">Finally, it calls <text:span text:style-name="Source_20_Text">inorder</text:span>, <text:span text:style-name="Source_20_Text">preorder</text:span>, and <text:span text:style-name="Source_20_Text">postorder</text:span> functions to print the values of the BST in their respective traversal orders, followed by a newline character for formatting.</text:p>
        </text:list-item>
      </text:list>
      <text:p text:style-name="P95"/>
      <text:p text:style-name="P25"><text:span text:style-name="T8">3</text:span><text:span text:style-name="T1">.</text:span><text:span text:style-name="T12"> </text:span><text:span text:style-name="T17">W</text:span><text:span text:style-name="T2">ri</text:span><text:span text:style-name="T24">t</text:span><text:span text:style-name="T2">e</text:span><text:span text:style-name="T1"> a C</text:span><text:span text:style-name="T13">+</text:span><text:span text:style-name="T1">+ p</text:span><text:span text:style-name="T33">r</text:span><text:span text:style-name="T1">og</text:span><text:span text:style-name="T2">r</text:span><text:span text:style-name="T24">a</text:span><text:span text:style-name="T1">m to </text:span><text:span text:style-name="T8">s</text:span><text:span text:style-name="T25">e</text:span><text:span text:style-name="T1">a</text:span><text:span text:style-name="T22">r</text:span><text:span text:style-name="T2">c</text:span><text:span text:style-name="T1">h</text:span><text:span text:style-name="T24"> </text:span><text:span text:style-name="T1">an </text:span><text:span text:style-name="T25">e</text:span><text:span text:style-name="T2">le</text:span><text:span text:style-name="T21">m</text:span><text:span text:style-name="T2">e</text:span><text:span text:style-name="T1">nt </text:span><text:span text:style-name="T2">i</text:span><text:span text:style-name="T1">n</text:span><text:span text:style-name="T8"> </text:span><text:span text:style-name="T1">a</text:span><text:span text:style-name="T13"> g</text:span><text:span text:style-name="T2">i</text:span><text:span text:style-name="T1">v</text:span><text:span text:style-name="T2">e</text:span><text:span text:style-name="T13">n</text:span><text:span text:style-name="T1"> b</text:span><text:span text:style-name="T2">i</text:span><text:span text:style-name="T13">n</text:span><text:span text:style-name="T1">a</text:span><text:span text:style-name="T14">r</text:span><text:span text:style-name="T1">y</text:span><text:span text:style-name="T8"> </text:span><text:span text:style-name="T1">s</text:span><text:span text:style-name="T14">e</text:span><text:span text:style-name="T1">a</text:span><text:span text:style-name="T22">r</text:span><text:span text:style-name="T18">c</text:span><text:span text:style-name="T1">h </text:span><text:span text:style-name="T80">T</text:span><text:span text:style-name="T22">r</text:span><text:span text:style-name="T14">ee</text:span><text:span text:style-name="T1">.</text:span></text:p>
      <text:p text:style-name="P87"/>
      <text:p text:style-name="P87"/>
      <text:p text:style-name="P108"/>
      <text:p text:style-name="P64"><text:span text:style-name="T1">Ans:</text:span></text:p>
      <text:p text:style-name="P109"/>
      <text:p text:style-name="P64"><text:span text:style-name="T1">Th</text:span><text:span text:style-name="T2">e</text:span><text:span text:style-name="T1">o</text:span><text:span text:style-name="T2">r</text:span><text:span text:style-name="T1">y:</text:span></text:p>
      <text:p text:style-name="P66"><text:span text:style-name="T5">In</text:span><text:span text:style-name="T10"> </text:span><text:span text:style-name="T5">BS</text:span><text:span text:style-name="T81">T</text:span><text:span text:style-name="T5">,</text:span><text:span text:style-name="T20"> </text:span><text:span text:style-name="T4">t</text:span><text:span text:style-name="T5">o</text:span><text:span text:style-name="T15"> </text:span><text:span text:style-name="T5">s</text:span><text:span text:style-name="T4">ea</text:span><text:span text:style-name="T5">r</text:span><text:span text:style-name="T26">c</text:span><text:span text:style-name="T15">h</text:span><text:span text:style-name="T4">:</text:span></text:p>
      <text:p text:style-name="P108"/>
      <text:p text:style-name="P85"><text:span text:style-name="T90">·<text:tab/></text:span><text:span text:style-name="T5">If v</text:span><text:span text:style-name="T4">al</text:span><text:span text:style-name="T5">u</text:span><text:span text:style-name="T4">e</text:span><text:span text:style-name="T5"> </text:span><text:span text:style-name="T10">=</text:span><text:span text:style-name="T5"> </text:span><text:span text:style-name="T27">r</text:span><text:span text:style-name="T15">o</text:span><text:span text:style-name="T5">o</text:span><text:span text:style-name="T4">t</text:span><text:span text:style-name="T15"> </text:span><text:span text:style-name="T5">→ found.</text:span></text:p>
      <text:p text:style-name="P107"/>
      <text:p text:style-name="P85"><text:span text:style-name="T90">·<text:tab/></text:span><text:span text:style-name="T5">If v</text:span><text:span text:style-name="T4">al</text:span><text:span text:style-name="T5">u</text:span><text:span text:style-name="T4">e</text:span><text:span text:style-name="T5"> </text:span><text:span text:style-name="T10">&lt;</text:span><text:span text:style-name="T5"> </text:span><text:span text:style-name="T27">r</text:span><text:span text:style-name="T15">o</text:span><text:span text:style-name="T5">o</text:span><text:span text:style-name="T4">t</text:span><text:span text:style-name="T15"> </text:span><text:span text:style-name="T5">→ </text:span><text:span text:style-name="T15">g</text:span><text:span text:style-name="T5">o</text:span><text:span text:style-name="T15"> </text:span><text:span text:style-name="T4">le</text:span><text:span text:style-name="T27">f</text:span><text:span text:style-name="T4">t</text:span><text:span text:style-name="T5">.</text:span></text:p>
      <text:p text:style-name="P107"/>
      <text:p text:style-name="P85"><text:span text:style-name="T90">·<text:tab/></text:span><text:span text:style-name="T5">If v</text:span><text:span text:style-name="T4">al</text:span><text:span text:style-name="T5">u</text:span><text:span text:style-name="T4">e</text:span><text:span text:style-name="T5"> </text:span><text:span text:style-name="T10">&gt;</text:span><text:span text:style-name="T5"> </text:span><text:span text:style-name="T27">r</text:span><text:span text:style-name="T15">o</text:span><text:span text:style-name="T5">o</text:span><text:span text:style-name="T4">t</text:span><text:span text:style-name="T15"> </text:span><text:span text:style-name="T5">→ </text:span><text:span text:style-name="T15">g</text:span><text:span text:style-name="T5">o</text:span><text:span text:style-name="T15"> </text:span><text:span text:style-name="T5">r</text:span><text:span text:style-name="T4">i</text:span><text:span text:style-name="T5">g</text:span><text:span text:style-name="T15">h</text:span><text:span text:style-name="T4">t</text:span><text:span text:style-name="T5">.</text:span></text:p>
      <text:p text:style-name="P86"><text:span text:style-name="T15">T</text:span><text:span text:style-name="T10">h</text:span><text:span text:style-name="T4">i</text:span><text:span text:style-name="T5">s r</text:span><text:span text:style-name="T4">e</text:span><text:span text:style-name="T15">p</text:span><text:span text:style-name="T4">ea</text:span><text:span text:style-name="T26">t</text:span><text:span text:style-name="T5">s</text:span><text:span text:style-name="T27"> </text:span><text:span text:style-name="T5">un</text:span><text:span text:style-name="T4">til</text:span><text:span text:style-name="T5"> </text:span><text:span text:style-name="T15">f</text:span><text:span text:style-name="T5">o</text:span><text:span text:style-name="T15">u</text:span><text:span text:style-name="T5">n</text:span><text:span text:style-name="T10">d</text:span><text:span text:style-name="T15"> </text:span><text:span text:style-name="T5">or </text:span><text:span text:style-name="T16">t</text:span><text:span text:style-name="T5">r</text:span><text:span text:style-name="T4">ee</text:span><text:span text:style-name="T5"> </text:span><text:span text:style-name="T26">e</text:span><text:span text:style-name="T5">n</text:span><text:span text:style-name="T15">d</text:span><text:span text:style-name="T10">s</text:span><text:span text:style-name="T5">.</text:span></text:p>
      <text:p text:style-name="P87"/>
      <text:p text:style-name="P87"/>
      <text:p text:style-name="P96"/>
      <text:p text:style-name="P64"><text:span text:style-name="T1">Cod</text:span><text:span text:style-name="T2">e</text:span><text:span text:style-name="T8">:</text:span></text:p>
      <text:p text:style-name="P108"/>
      <text:p text:style-name="P64"><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text:span></text:p>
      <text:p text:style-name="P109"/>
      <text:p text:style-name="P64"><text:span text:style-name="T5">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bookmark-end text:name="_page_58_0"/></text:p>
      <text:p text:style-name="P59"><text:bookmark-start text:name="_page_60_0"/></text:p>
      <text:p text:style-name="P57"/>
      <text:p text:style-name="P61"/>
      <text:p text:style-name="P64"><text:span text:style-name="T5">s</text:span><text:span text:style-name="T4">t</text:span><text:span text:style-name="T15">r</text:span><text:span text:style-name="T5">u</text:span><text:span text:style-name="T16">c</text:span><text:span text:style-name="T4">t</text:span><text:span text:style-name="T5"> Nod</text:span><text:span text:style-name="T4">e</text:span><text:span text:style-name="T5"> {</text:span></text:p>
      <text:p text:style-name="P108"/>
      <text:p text:style-name="P72"><text:span text:style-name="T4">i</text:span><text:span text:style-name="T10">n</text:span><text:span text:style-name="T4">t</text:span><text:span text:style-name="T15"> </text:span><text:span text:style-name="T5">v</text:span><text:span text:style-name="T4">al;</text:span></text:p>
      <text:p text:style-name="P107"/>
      <text:p text:style-name="P72"><text:span text:style-name="T15">N</text:span><text:span text:style-name="T10">od</text:span><text:span text:style-name="T4">e</text:span><text:span text:style-name="T5">*</text:span><text:span text:style-name="T15"> </text:span><text:span text:style-name="T4">le</text:span><text:span text:style-name="T27">f</text:span><text:span text:style-name="T4">t;</text:span></text:p>
      <text:p text:style-name="P108"/>
      <text:p text:style-name="P72"><text:span text:style-name="T15">N</text:span><text:span text:style-name="T10">od</text:span><text:span text:style-name="T4">e</text:span><text:span text:style-name="T5">*</text:span><text:span text:style-name="T40"> </text:span><text:span text:style-name="T27">r</text:span><text:span text:style-name="T4">i</text:span><text:span text:style-name="T15">g</text:span><text:span text:style-name="T5">h</text:span><text:span text:style-name="T4">t;</text:span></text:p>
      <text:p text:style-name="P109"/>
      <text:p text:style-name="P72"><text:span text:style-name="T15">N</text:span><text:span text:style-name="T10">od</text:span><text:span text:style-name="T4">e</text:span><text:span text:style-name="T5">(</text:span><text:span text:style-name="T4">i</text:span><text:span text:style-name="T15">n</text:span><text:span text:style-name="T4">t</text:span><text:span text:style-name="T5"> v)</text:span><text:span text:style-name="T10"> </text:span><text:span text:style-name="T5">{</text:span><text:span text:style-name="T27"> </text:span><text:span text:style-name="T5">v</text:span><text:span text:style-name="T4">al</text:span><text:span text:style-name="T10"> </text:span><text:span text:style-name="T5">=</text:span><text:span text:style-name="T27"> </text:span><text:span text:style-name="T5">v</text:span><text:span text:style-name="T4">;</text:span><text:span text:style-name="T10"> </text:span><text:span text:style-name="T16">l</text:span><text:span text:style-name="T4">e</text:span><text:span text:style-name="T5">f</text:span><text:span text:style-name="T16">t</text:span><text:span text:style-name="T10"> </text:span><text:span text:style-name="T5">= </text:span><text:span text:style-name="T27">r</text:span><text:span text:style-name="T16">i</text:span><text:span text:style-name="T5">gh</text:span><text:span text:style-name="T4">t</text:span><text:span text:style-name="T5"> </text:span><text:span text:style-name="T10">=</text:span><text:span text:style-name="T5"> </text:span><text:span text:style-name="T15">NU</text:span><text:span text:style-name="T5">LL</text:span><text:span text:style-name="T4">;</text:span><text:span text:style-name="T5"> </text:span><text:span text:style-name="T10">}</text:span></text:p>
      <text:p text:style-name="P108"/>
      <text:p text:style-name="P64"><text:span text:style-name="T5">}</text:span><text:span text:style-name="T4">;</text:span></text:p>
      <text:p text:style-name="P87"/>
      <text:p text:style-name="P87"/>
      <text:p text:style-name="P99"/>
      <text:p text:style-name="P64"><text:span text:style-name="T15">N</text:span><text:span text:style-name="T10">od</text:span><text:span text:style-name="T16">e</text:span><text:span text:style-name="T5">* </text:span><text:span text:style-name="T16">i</text:span><text:span text:style-name="T15">n</text:span><text:span text:style-name="T5">s</text:span><text:span text:style-name="T4">e</text:span><text:span text:style-name="T27">r</text:span><text:span text:style-name="T4">t</text:span><text:span text:style-name="T5">(Nod</text:span><text:span text:style-name="T16">e</text:span><text:span text:style-name="T5">* </text:span><text:span text:style-name="T15">r</text:span><text:span text:style-name="T5">oo</text:span><text:span text:style-name="T4">t</text:span><text:span text:style-name="T5">, </text:span><text:span text:style-name="T16">i</text:span><text:span text:style-name="T5">n</text:span><text:span text:style-name="T4">t</text:span><text:span text:style-name="T27"> </text:span><text:span text:style-name="T5">v) </text:span><text:span text:style-name="T10">{</text:span></text:p>
      <text:p text:style-name="P109"/>
      <text:p text:style-name="P72"><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15"> </text:span><text:span text:style-name="T5">n</text:span><text:span text:style-name="T4">e</text:span><text:span text:style-name="T5">w Nod</text:span><text:span text:style-name="T4">e</text:span><text:span text:style-name="T27">(</text:span><text:span text:style-name="T5">v</text:span><text:span text:style-name="T15">)</text:span><text:span text:style-name="T4">;</text:span></text:p>
      <text:p text:style-name="P107"/>
      <text:p text:style-name="P72"><text:span text:style-name="T4">i</text:span><text:span text:style-name="T5">f</text:span><text:span text:style-name="T10"> </text:span><text:span text:style-name="T5">(v </text:span><text:span text:style-name="T10">&lt;</text:span><text:span text:style-name="T5"> roo</text:span><text:span text:style-name="T4">t</text:span><text:span text:style-name="T10">-</text:span><text:span text:style-name="T5">&gt;v</text:span><text:span text:style-name="T4">al</text:span><text:span text:style-name="T5">) </text:span><text:span text:style-name="T27">r</text:span><text:span text:style-name="T5">oo</text:span><text:span text:style-name="T4">t</text:span><text:span text:style-name="T5">-</text:span><text:span text:style-name="T15">&gt;</text:span><text:span text:style-name="T4">le</text:span><text:span text:style-name="T15">f</text:span><text:span text:style-name="T4">t</text:span><text:span text:style-name="T5"> </text:span><text:span text:style-name="T10">=</text:span><text:span text:style-name="T5"> </text:span><text:span text:style-name="T16">i</text:span><text:span text:style-name="T5">n</text:span><text:span text:style-name="T15">s</text:span><text:span text:style-name="T4">e</text:span><text:span text:style-name="T5">r</text:span><text:span text:style-name="T16">t</text:span><text:span text:style-name="T5">(r</text:span><text:span text:style-name="T15">o</text:span><text:span text:style-name="T5">o</text:span><text:span text:style-name="T4">t</text:span><text:span text:style-name="T5">-&gt;</text:span><text:span text:style-name="T11">l</text:span><text:span text:style-name="T4">e</text:span><text:span text:style-name="T27">f</text:span><text:span text:style-name="T4">t</text:span><text:span text:style-name="T5">, v</text:span><text:span text:style-name="T15">)</text:span><text:span text:style-name="T4">;</text:span></text:p>
      <text:p text:style-name="P110"/>
      <text:p text:style-name="P72"><text:span text:style-name="T4">el</text:span><text:span text:style-name="T5">s</text:span><text:span text:style-name="T4">e</text:span><text:span text:style-name="T5"> </text:span><text:span text:style-name="T27">r</text:span><text:span text:style-name="T5">oo</text:span><text:span text:style-name="T11">t</text:span><text:span text:style-name="T5">-&gt;r</text:span><text:span text:style-name="T16">i</text:span><text:span text:style-name="T5">gh</text:span><text:span text:style-name="T4">t</text:span><text:span text:style-name="T5"> </text:span><text:span text:style-name="T10">=</text:span><text:span text:style-name="T5"> </text:span><text:span text:style-name="T4">i</text:span><text:span text:style-name="T5">ns</text:span><text:span text:style-name="T4">e</text:span><text:span text:style-name="T5">r</text:span><text:span text:style-name="T4">t</text:span><text:span text:style-name="T5">(</text:span><text:span text:style-name="T15">ro</text:span><text:span text:style-name="T5">o</text:span><text:span text:style-name="T4">t</text:span><text:span text:style-name="T5">-&gt;r</text:span><text:span text:style-name="T4">i</text:span><text:span text:style-name="T5">gh</text:span><text:span text:style-name="T4">t</text:span><text:span text:style-name="T5">,</text:span><text:span text:style-name="T20"> </text:span><text:span text:style-name="T5">v)</text:span><text:span text:style-name="T4">;</text:span></text:p>
      <text:p text:style-name="P107"/>
      <text:p text:style-name="P72"><text:span text:style-name="T5">r</text:span><text:span text:style-name="T4">et</text:span><text:span text:style-name="T10">u</text:span><text:span text:style-name="T15">r</text:span><text:span text:style-name="T5">n</text:span><text:span text:style-name="T10"> </text:span><text:span text:style-name="T5">r</text:span><text:span text:style-name="T15">o</text:span><text:span text:style-name="T5">o</text:span><text:span text:style-name="T4">t;</text:span></text:p>
      <text:p text:style-name="P108"/>
      <text:p text:style-name="P64"><text:span text:style-name="T5">}</text:span></text:p>
      <text:p text:style-name="P87"/>
      <text:p text:style-name="P87"/>
      <text:p text:style-name="P96"/>
      <text:p text:style-name="P64"><text:span text:style-name="T5">boo</text:span><text:span text:style-name="T4">l</text:span><text:span text:style-name="T5"> s</text:span><text:span text:style-name="T4">e</text:span><text:span text:style-name="T16">a</text:span><text:span text:style-name="T5">r</text:span><text:span text:style-name="T4">c</text:span><text:span text:style-name="T15">h(No</text:span><text:span text:style-name="T5">d</text:span><text:span text:style-name="T4">e</text:span><text:span text:style-name="T5">*</text:span><text:span text:style-name="T10"> </text:span><text:span text:style-name="T5">roo</text:span><text:span text:style-name="T4">t</text:span><text:span text:style-name="T10">,</text:span><text:span text:style-name="T5"> </text:span><text:span text:style-name="T26">i</text:span><text:span text:style-name="T15">n</text:span><text:span text:style-name="T4">t</text:span><text:span text:style-name="T5"> k</text:span><text:span text:style-name="T4">e</text:span><text:span text:style-name="T5">y) </text:span><text:span text:style-name="T10">{</text:span></text:p>
      <text:p text:style-name="P107"/>
      <text:p text:style-name="P72"><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10"> </text:span><text:span text:style-name="T27">f</text:span><text:span text:style-name="T4">a</text:span><text:span text:style-name="T16">l</text:span><text:span text:style-name="T5">s</text:span><text:span text:style-name="T16">e</text:span><text:span text:style-name="T4">;</text:span></text:p>
      <text:p text:style-name="P110"/>
      <text:p text:style-name="P72"><text:span text:style-name="T4">i</text:span><text:span text:style-name="T5">f</text:span><text:span text:style-name="T10"> </text:span><text:span text:style-name="T5">(roo</text:span><text:span text:style-name="T39">t</text:span><text:span text:style-name="T5">-</text:span><text:span text:style-name="T15">&gt;</text:span><text:span text:style-name="T5">v</text:span><text:span text:style-name="T16">a</text:span><text:span text:style-name="T4">l</text:span><text:span text:style-name="T5"> ==</text:span><text:span text:style-name="T27"> </text:span><text:span text:style-name="T5">k</text:span><text:span text:style-name="T16">e</text:span><text:span text:style-name="T5">y) r</text:span><text:span text:style-name="T26">e</text:span><text:span text:style-name="T4">t</text:span><text:span text:style-name="T5">u</text:span><text:span text:style-name="T15">r</text:span><text:span text:style-name="T5">n</text:span><text:span text:style-name="T10"> </text:span><text:span text:style-name="T16">t</text:span><text:span text:style-name="T5">ru</text:span><text:span text:style-name="T26">e</text:span><text:span text:style-name="T4">;</text:span></text:p>
      <text:p text:style-name="P107"/>
      <text:p text:style-name="P72"><text:span text:style-name="T4">i</text:span><text:span text:style-name="T5">f</text:span><text:span text:style-name="T10"> </text:span><text:span text:style-name="T5">(k</text:span><text:span text:style-name="T4">e</text:span><text:span text:style-name="T5">y</text:span><text:span text:style-name="T10"> </text:span><text:span text:style-name="T5">&lt; roo</text:span><text:span text:style-name="T4">t</text:span><text:span text:style-name="T5">-&gt;v</text:span><text:span text:style-name="T4">al</text:span><text:span text:style-name="T5">)</text:span><text:span text:style-name="T15"> </text:span><text:span text:style-name="T5">r</text:span><text:span text:style-name="T4">et</text:span><text:span text:style-name="T5">urn</text:span><text:span text:style-name="T15"> </text:span><text:span text:style-name="T5">s</text:span><text:span text:style-name="T4">ea</text:span><text:span text:style-name="T5">r</text:span><text:span text:style-name="T26">c</text:span><text:span text:style-name="T5">h(</text:span><text:span text:style-name="T15">ro</text:span><text:span text:style-name="T5">o</text:span><text:span text:style-name="T42">t</text:span><text:span text:style-name="T27">-</text:span><text:span text:style-name="T5">&gt;</text:span><text:span text:style-name="T4">le</text:span><text:span text:style-name="T5">f</text:span><text:span text:style-name="T11">t</text:span><text:span text:style-name="T5">, k</text:span><text:span text:style-name="T16">e</text:span><text:span text:style-name="T5">y</text:span><text:span text:style-name="T15">)</text:span><text:span text:style-name="T16">;</text:span></text:p>
      <text:p text:style-name="P109"/>
      <text:p text:style-name="P72"><text:span text:style-name="T4">el</text:span><text:span text:style-name="T5">s</text:span><text:span text:style-name="T4">e</text:span><text:span text:style-name="T5"> r</text:span><text:span text:style-name="T26">e</text:span><text:span text:style-name="T4">t</text:span><text:span text:style-name="T5">urn</text:span><text:span text:style-name="T15"> </text:span><text:span text:style-name="T5">s</text:span><text:span text:style-name="T4">ea</text:span><text:span text:style-name="T5">r</text:span><text:span text:style-name="T16">c</text:span><text:span text:style-name="T5">h(</text:span><text:span text:style-name="T15">r</text:span><text:span text:style-name="T5">o</text:span><text:span text:style-name="T15">o</text:span><text:span text:style-name="T42">t</text:span><text:span text:style-name="T5">-&gt;r</text:span><text:span text:style-name="T16">i</text:span><text:span text:style-name="T5">gh</text:span><text:span text:style-name="T4">t</text:span><text:span text:style-name="T5">, k</text:span><text:span text:style-name="T16">e</text:span><text:span text:style-name="T5">y</text:span><text:span text:style-name="T15">)</text:span><text:span text:style-name="T4">;</text:span></text:p>
      <text:p text:style-name="P108"/>
      <text:p text:style-name="P64"><text:span text:style-name="T5">}</text:span></text:p>
      <text:p text:style-name="P87"/>
      <text:p text:style-name="P87"/>
      <text:p text:style-name="P99"/>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109"/>
      <text:p text:style-name="P72"><text:span text:style-name="T4">i</text:span><text:span text:style-name="T10">n</text:span><text:span text:style-name="T4">t</text:span><text:span text:style-name="T15"> </text:span><text:span text:style-name="T5">v</text:span><text:span text:style-name="T4">al</text:span><text:span text:style-name="T5">s</text:span><text:span text:style-name="T15">[1</text:span><text:span text:style-name="T5">0] </text:span><text:span text:style-name="T10">=</text:span><text:span text:style-name="T5"> {45</text:span><text:span text:style-name="T27">,</text:span><text:span text:style-name="T5">1</text:span><text:span text:style-name="T10">2</text:span><text:span text:style-name="T15">,</text:span><text:span text:style-name="T5">78</text:span><text:span text:style-name="T15">,</text:span><text:span text:style-name="T5">34,</text:span><text:span text:style-name="T15">2</text:span><text:span text:style-name="T5">3,</text:span><text:span text:style-name="T15">8</text:span><text:span text:style-name="T5">9</text:span><text:span text:style-name="T10">,</text:span><text:span text:style-name="T5">67,</text:span><text:span text:style-name="T58">1</text:span><text:span text:style-name="T5">1,9</text:span><text:span text:style-name="T10">0</text:span><text:span text:style-name="T15">,</text:span><text:span text:style-name="T5">54}</text:span><text:span text:style-name="T4">;</text:span></text:p>
      <text:p text:style-name="P108"/>
      <text:p text:style-name="P72"><text:span text:style-name="T15">N</text:span><text:span text:style-name="T10">od</text:span><text:span text:style-name="T4">e</text:span><text:span text:style-name="T5">*</text:span><text:span text:style-name="T40"> </text:span><text:span text:style-name="T15">ro</text:span><text:span text:style-name="T5">o</text:span><text:span text:style-name="T4">t</text:span><text:span text:style-name="T5"> </text:span><text:span text:style-name="T10">=</text:span><text:span text:style-name="T5"> </text:span><text:span text:style-name="T15">NU</text:span><text:span text:style-name="T5">LL</text:span><text:span text:style-name="T4">;</text:span></text:p>
      <text:p text:style-name="P107"/>
      <text:p text:style-name="P72"><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10</text:span><text:span text:style-name="T4">;</text:span><text:span text:style-name="T5"> </text:span><text:span text:style-name="T4">i</text:span><text:span text:style-name="T5">++) roo</text:span><text:span text:style-name="T4">t</text:span><text:span text:style-name="T10"> =</text:span><text:span text:style-name="T20"> </text:span><text:span text:style-name="T16">i</text:span><text:span text:style-name="T5">n</text:span><text:span text:style-name="T10">s</text:span><text:span text:style-name="T4">e</text:span><text:span text:style-name="T27">r</text:span><text:span text:style-name="T4">t</text:span><text:span text:style-name="T5">(</text:span><text:span text:style-name="T15">ro</text:span><text:span text:style-name="T10">o</text:span><text:span text:style-name="T11">t</text:span><text:span text:style-name="T5">,</text:span><text:span text:style-name="T20"> </text:span><text:span text:style-name="T5">v</text:span><text:span text:style-name="T4">al</text:span><text:span text:style-name="T5">s</text:span><text:span text:style-name="T27">[</text:span><text:span text:style-name="T4">i</text:span><text:span text:style-name="T5">]</text:span><text:span text:style-name="T15">)</text:span><text:span text:style-name="T4">;</text:span><text:bookmark-end text:name="_page_60_0"/></text:p>
      <text:p text:style-name="P50"><text:bookmark-start text:name="_page_62_0"/></text:p>
      <text:p text:style-name="P72"><text:span text:style-name="T4">i</text:span><text:span text:style-name="T10">n</text:span><text:span text:style-name="T4">t</text:span><text:span text:style-name="T15"> </text:span><text:span text:style-name="T5">k</text:span><text:span text:style-name="T16">e</text:span><text:span text:style-name="T5">y</text:span><text:span text:style-name="T4">;</text:span></text:p>
      <text:p text:style-name="P107"/>
      <text:p text:style-name="P72"><text:span text:style-name="T4">c</text:span><text:span text:style-name="T5">o</text:span><text:span text:style-name="T10">u</text:span><text:span text:style-name="T4">t</text:span><text:span text:style-name="T5"> </text:span><text:span text:style-name="T15">&lt;</text:span><text:span text:style-name="T5">&lt; "En</text:span><text:span text:style-name="T4">te</text:span><text:span text:style-name="T5">r</text:span><text:span text:style-name="T27"> </text:span><text:span text:style-name="T5">v</text:span><text:span text:style-name="T16">al</text:span><text:span text:style-name="T5">u</text:span><text:span text:style-name="T4">e</text:span><text:span text:style-name="T5"> </text:span><text:span text:style-name="T16">t</text:span><text:span text:style-name="T5">o </text:span><text:span text:style-name="T15">s</text:span><text:span text:style-name="T4">ea</text:span><text:span text:style-name="T5">r</text:span><text:span text:style-name="T26">c</text:span><text:span text:style-name="T5">h</text:span><text:span text:style-name="T4">:</text:span><text:span text:style-name="T15"> </text:span><text:span text:style-name="T5">"</text:span><text:span text:style-name="T4">;</text:span></text:p>
      <text:p text:style-name="P110"/>
      <text:p text:style-name="P72"><text:span text:style-name="T4">ci</text:span><text:span text:style-name="T5">n</text:span><text:span text:style-name="T10"> </text:span><text:span text:style-name="T5">&gt;&gt;</text:span><text:span text:style-name="T27"> </text:span><text:span text:style-name="T5">k</text:span><text:span text:style-name="T4">e</text:span><text:span text:style-name="T15">y</text:span><text:span text:style-name="T4">;</text:span></text:p>
      <text:p text:style-name="P87"/>
      <text:p text:style-name="P87"/>
      <text:p text:style-name="P99"/>
      <text:p text:style-name="P72"><text:span text:style-name="T4">i</text:span><text:span text:style-name="T5">f</text:span><text:span text:style-name="T10"> </text:span><text:span text:style-name="T5">(s</text:span><text:span text:style-name="T4">ea</text:span><text:span text:style-name="T5">r</text:span><text:span text:style-name="T4">c</text:span><text:span text:style-name="T5">h(</text:span><text:span text:style-name="T27">r</text:span><text:span text:style-name="T5">oo</text:span><text:span text:style-name="T4">t</text:span><text:span text:style-name="T5">,</text:span><text:span text:style-name="T27"> </text:span><text:span text:style-name="T5">k</text:span><text:span text:style-name="T4">e</text:span><text:span text:style-name="T15">y</text:span><text:span text:style-name="T5">)) </text:span><text:span text:style-name="T4">c</text:span><text:span text:style-name="T5">ou</text:span><text:span text:style-name="T4">t</text:span><text:span text:style-name="T10"> </text:span><text:span text:style-name="T5">&lt;&lt;</text:span><text:span text:style-name="T27"> </text:span><text:span text:style-name="T5">k</text:span><text:span text:style-name="T16">e</text:span><text:span text:style-name="T5">y </text:span><text:span text:style-name="T10">&lt;&lt;</text:span><text:span text:style-name="T5"> " </text:span><text:span text:style-name="T15">f</text:span><text:span text:style-name="T5">ou</text:span><text:span text:style-name="T15">n</text:span><text:span text:style-name="T63">d</text:span><text:span text:style-name="T4">\</text:span><text:span text:style-name="T5">n"</text:span><text:span text:style-name="T4">;</text:span></text:p>
      <text:p text:style-name="P109"/>
      <text:p text:style-name="P72"><text:span text:style-name="T4">el</text:span><text:span text:style-name="T5">s</text:span><text:span text:style-name="T4">e</text:span><text:span text:style-name="T5"> </text:span><text:span text:style-name="T19">c</text:span><text:span text:style-name="T5">ou</text:span><text:span text:style-name="T4">t</text:span><text:span text:style-name="T5"> </text:span><text:span text:style-name="T10">&lt;&lt;</text:span><text:span text:style-name="T20"> </text:span><text:span text:style-name="T5">k</text:span><text:span text:style-name="T4">e</text:span><text:span text:style-name="T5">y</text:span><text:span text:style-name="T15"> &lt;</text:span><text:span text:style-name="T5">&lt; " no</text:span><text:span text:style-name="T4">t</text:span><text:span text:style-name="T10"> </text:span><text:span text:style-name="T15">f</text:span><text:span text:style-name="T5">ou</text:span><text:span text:style-name="T15">n</text:span><text:span text:style-name="T41">d</text:span><text:span text:style-name="T4">\</text:span><text:span text:style-name="T5">n"</text:span><text:span text:style-name="T4">;</text:span></text:p>
      <text:p text:style-name="P87"/>
      <text:p text:style-name="P87"/>
      <text:p text:style-name="P99"/>
      <text:p text:style-name="P72"><text:span text:style-name="T5">r</text:span><text:span text:style-name="T4">et</text:span><text:span text:style-name="T10">u</text:span><text:span text:style-name="T15">r</text:span><text:span text:style-name="T5">n</text:span><text:span text:style-name="T10"> </text:span><text:span text:style-name="T15">0</text:span><text:span text:style-name="T4">;</text:span></text:p>
      <text:p text:style-name="P108"/>
      <text:p text:style-name="P64"><text:span text:style-name="T5">}</text:span></text:p>
      <text:p text:style-name="P87"/>
      <text:p text:style-name="P87"/>
      <text:p text:style-name="P101"/>
      <text:p text:style-name="P64"><text:span text:style-name="T1">E</text:span><text:span text:style-name="T8">x</text:span><text:span text:style-name="T13">p</text:span><text:span text:style-name="T2">l</text:span><text:span text:style-name="T1">ana</text:span><text:span text:style-name="T13">t</text:span><text:span text:style-name="T2">i</text:span><text:span text:style-name="T1">on:</text:span></text:p>
      <text:p text:style-name="P26"><text:span text:style-name="T44">W</text:span><text:span text:style-name="T4">e</text:span><text:span text:style-name="T5"> </text:span><text:span text:style-name="T16">i</text:span><text:span text:style-name="T5">n</text:span><text:span text:style-name="T10">s</text:span><text:span text:style-name="T4">e</text:span><text:span text:style-name="T27">r</text:span><text:span text:style-name="T4">t</text:span><text:span text:style-name="T27"> </text:span><text:span text:style-name="T5">v</text:span><text:span text:style-name="T4">a</text:span><text:span text:style-name="T16">l</text:span><text:span text:style-name="T5">u</text:span><text:span text:style-name="T16">e</text:span><text:span text:style-name="T5">s </text:span><text:span text:style-name="T16">i</text:span><text:span text:style-name="T5">n</text:span><text:span text:style-name="T4">t</text:span><text:span text:style-name="T5">o</text:span><text:span text:style-name="T27"> </text:span><text:span text:style-name="T5">BS</text:span><text:span text:style-name="T81">T</text:span><text:span text:style-name="T5">. S</text:span><text:span text:style-name="T4">ea</text:span><text:span text:style-name="T5">r</text:span><text:span text:style-name="T26">c</text:span><text:span text:style-name="T5">h </text:span><text:span text:style-name="T26">c</text:span><text:span text:style-name="T5">h</text:span><text:span text:style-name="T4">e</text:span><text:span text:style-name="T26">c</text:span><text:span text:style-name="T5">ks</text:span><text:span text:style-name="T15"> </text:span><text:span text:style-name="T16">l</text:span><text:span text:style-name="T4">e</text:span><text:span text:style-name="T5">f</text:span><text:span text:style-name="T16">t</text:span><text:span text:style-name="T5"> or r</text:span><text:span text:style-name="T16">i</text:span><text:span text:style-name="T5">gh</text:span><text:span text:style-name="T4">t</text:span><text:span text:style-name="T27"> </text:span><text:span text:style-name="T5">un</text:span><text:span text:style-name="T4">til</text:span><text:span text:style-name="T5"> </text:span><text:span text:style-name="T16">t</text:span><text:span text:style-name="T5">h</text:span><text:span text:style-name="T4">e</text:span><text:span text:style-name="T27"> </text:span><text:span text:style-name="T5">nu</text:span><text:span text:style-name="T27">m</text:span><text:span text:style-name="T5">b</text:span><text:span text:style-name="T4">e</text:span><text:span text:style-name="T10">r</text:span><text:span text:style-name="T5"> </text:span><text:span text:style-name="T16">i</text:span><text:span text:style-name="T5">s f</text:span><text:span text:style-name="T10">o</text:span><text:span text:style-name="T5">u</text:span><text:span text:style-name="T15">n</text:span><text:span text:style-name="T10">d</text:span><text:span text:style-name="T5">.</text:span></text:p>
      <text:p text:style-name="P87"/>
      <text:p text:style-name="P200">The <text:span text:style-name="Source_20_Text">struct Node</text:span> defines the building block of the BST. Each <text:span text:style-name="Source_20_Text">Node</text:span> contains:</text:p>
      <text:list text:style-name="L39">
        <text:list-item>
          <text:list>
            <text:list-item>
              <text:p text:style-name="P229"><text:span text:style-name="Source_20_Text">val</text:span>: An integer value stored in the node.</text:p>
            </text:list-item>
            <text:list-item>
              <text:p text:style-name="P229"><text:span text:style-name="Source_20_Text">left</text:span>: A pointer to the left child node.</text:p>
            </text:list-item>
            <text:list-item>
              <text:p text:style-name="P229"><text:span text:style-name="Source_20_Text">right</text:span>: A pointer to the right child node.</text:p>
            </text:list-item>
          </text:list>
        </text:list-item>
        <text:list-item>
          <text:p text:style-name="P229">The constructor <text:span text:style-name="Source_20_Text">Node(int v)</text:span> initializes a new node with the given value <text:span text:style-name="Source_20_Text">v</text:span> and sets its <text:span text:style-name="Source_20_Text">left</text:span> and <text:span text:style-name="Source_20_Text">right</text:span> pointers to <text:span text:style-name="Source_20_Text">NULL</text:span>, indicating it has no children initially.</text:p>
        </text:list-item>
      </text:list>
      <text:h text:style-name="Heading_20_2" text:outline-level="2">2. Insertion (<text:span text:style-name="Source_20_Text">insert</text:span> function)</text:h>
      <text:list text:style-name="L40">
        <text:list-item>
          <text:p text:style-name="P230">This function recursively inserts a new value <text:span text:style-name="Source_20_Text">v</text:span> into the BST.</text:p>
        </text:list-item>
        <text:list-item>
          <text:p text:style-name="P230"><text:span text:style-name="T92">Base Case:</text:span> If the <text:span text:style-name="Source_20_Text">root</text:span> is <text:span text:style-name="Source_20_Text">NULL</text:span> (meaning the tree or subtree is empty), it creates a new <text:span text:style-name="Source_20_Text">Node</text:span> with value <text:span text:style-name="Source_20_Text">v</text:span> and returns it as the new root.</text:p>
        </text:list-item>
        <text:list-item>
          <text:p text:style-name="P194">Recursive Step:</text:p>
          <text:list>
            <text:list-item>
              <text:p text:style-name="P230">If <text:span text:style-name="Source_20_Text">v</text:span> is <text:span text:style-name="T92">less than</text:span> the current <text:span text:style-name="Source_20_Text">root-&gt;val</text:span>, it recursively calls <text:span text:style-name="Source_20_Text">insert</text:span> on the <text:span text:style-name="T92">left subtree</text:span> (<text:span text:style-name="Source_20_Text">root-&gt;left</text:span>). The result of this recursive call becomes the new left child of the current node.</text:p>
            </text:list-item>
            <text:list-item>
              <text:p text:style-name="P230">If <text:span text:style-name="Source_20_Text">v</text:span> is <text:span text:style-name="T92">greater than or equal to</text:span> the current <text:span text:style-name="Source_20_Text">root-&gt;val</text:span>, it recursively calls <text:span text:style-name="Source_20_Text">insert</text:span> on the <text:span text:style-name="T92">right subtree</text:span> (<text:span text:style-name="Source_20_Text">root-&gt;right</text:span>). The result becomes the new right child.</text:p>
            </text:list-item>
          </text:list>
        </text:list-item>
        <text:list-item>
          <text:p text:style-name="P230">The function returns the (potentially modified) <text:span text:style-name="Source_20_Text">root</text:span> of the subtree.</text:p>
        </text:list-item>
      </text:list>
      <text:h text:style-name="Heading_20_2" text:outline-level="2">3. Search (<text:span text:style-name="Source_20_Text">search</text:span> function)</text:h>
      <text:list text:style-name="L41">
        <text:list-item>
          <text:p text:style-name="P231">This function recursively searches for a given <text:span text:style-name="Source_20_Text">key</text:span> within the BST.</text:p>
        </text:list-item>
        <text:list-item>
          <text:p text:style-name="P231"><text:span text:style-name="T92">Base Case 1:</text:span> If the <text:span text:style-name="Source_20_Text">root</text:span> is <text:span text:style-name="Source_20_Text">NULL</text:span> (meaning the tree or subtree is empty and the key wasn't found), it returns <text:span text:style-name="Source_20_Text">false</text:span>.</text:p>
        </text:list-item>
        <text:list-item>
          <text:p text:style-name="P231"><text:soft-page-break/><text:span text:style-name="T92">Base Case 2:</text:span> If the <text:span text:style-name="Source_20_Text">root-&gt;val</text:span> is equal to the <text:span text:style-name="Source_20_Text">key</text:span>, the value is found, and the function returns <text:span text:style-name="Source_20_Text">true</text:span>.</text:p>
        </text:list-item>
        <text:list-item>
          <text:p text:style-name="P195">Recursive Step:</text:p>
          <text:list>
            <text:list-item>
              <text:p text:style-name="P231">If the <text:span text:style-name="Source_20_Text">key</text:span> is <text:span text:style-name="T92">less than</text:span> <text:span text:style-name="Source_20_Text">root-&gt;val</text:span>, it recursively calls <text:span text:style-name="Source_20_Text">search</text:span> on the <text:span text:style-name="T92">left subtree</text:span> (<text:span text:style-name="Source_20_Text">root-&gt;left</text:span>).</text:p>
            </text:list-item>
            <text:list-item>
              <text:p text:style-name="P231">If the <text:span text:style-name="Source_20_Text">key</text:span> is <text:span text:style-name="T92">greater than</text:span> <text:span text:style-name="Source_20_Text">root-&gt;val</text:span>, it recursively calls <text:span text:style-name="Source_20_Text">search</text:span> on the <text:span text:style-name="T92">right subtree</text:span> (<text:span text:style-name="Source_20_Text">root-&gt;right</text:span>).</text:p>
            </text:list-item>
          </text:list>
        </text:list-item>
        <text:list-item>
          <text:p text:style-name="P231">The result of the recursive call is returned.</text:p>
        </text:list-item>
      </text:list>
      <text:h text:style-name="Heading_20_2" text:outline-level="2">4. Main Function (<text:span text:style-name="Source_20_Text">main</text:span>)</text:h>
      <text:list text:style-name="L42">
        <text:list-item>
          <text:p text:style-name="P232">An integer array <text:span text:style-name="Source_20_Text">vals</text:span> of size 10 is initialized with sample values.</text:p>
        </text:list-item>
        <text:list-item>
          <text:p text:style-name="P232">A <text:span text:style-name="Source_20_Text">Node* root</text:span> pointer is initialized to <text:span text:style-name="Source_20_Text">NULL</text:span>, signifying an empty BST.</text:p>
        </text:list-item>
        <text:list-item>
          <text:p text:style-name="P232">A <text:span text:style-name="Source_20_Text">for</text:span> loop iterates through the <text:span text:style-name="Source_20_Text">vals</text:span> array, and for each value, it calls the <text:span text:style-name="Source_20_Text">insert</text:span> function to add it to the BST. The <text:span text:style-name="Source_20_Text">root</text:span> pointer is updated with the result of each insertion.</text:p>
        </text:list-item>
        <text:list-item>
          <text:p text:style-name="P232">The program prompts the user to "Enter value to search:".</text:p>
        </text:list-item>
        <text:list-item>
          <text:p text:style-name="P232">The entered <text:span text:style-name="Source_20_Text">key</text:span> is read using <text:span text:style-name="Source_20_Text">cin</text:span>.</text:p>
        </text:list-item>
        <text:list-item>
          <text:p text:style-name="P232">The <text:span text:style-name="Source_20_Text">search</text:span> function is called with the <text:span text:style-name="Source_20_Text">root</text:span> of the BST and the <text:span text:style-name="Source_20_Text">key</text:span>.</text:p>
        </text:list-item>
        <text:list-item>
          <text:p text:style-name="P232">Based on the boolean result from <text:span text:style-name="Source_20_Text">search</text:span>:</text:p>
          <text:list>
            <text:list-item>
              <text:p text:style-name="P232">If <text:span text:style-name="Source_20_Text">true</text:span>, it prints "<text:span text:style-name="Source_20_Text">key</text:span> found".</text:p>
            </text:list-item>
            <text:list-item>
              <text:p text:style-name="P232">If <text:span text:style-name="Source_20_Text">false</text:span>, it prints "<text:span text:style-name="Source_20_Text">key</text:span> not found".</text:p>
            </text:list-item>
          </text:list>
        </text:list-item>
        <text:list-item>
          <text:p text:style-name="P232">The program returns 0, indicating successful execution.</text:p>
        </text:list-item>
      </text:list>
      <text:p text:style-name="Text_20_body"><text:span text:style-name="T92">In essence:</text:span> The code first builds a BST where smaller values are placed to the left of a node and larger values to the right. Then, when searching, it efficiently navigates through the tree, discarding half of the remaining nodes at each step, similar to a binary search on a sorted array.</text:p>
      <text:p text:style-name="P87"/>
      <text:p text:style-name="P87"/>
      <text:p text:style-name="P108"/>
      <text:p text:style-name="P164"><text:span text:style-name="T8">4</text:span><text:span text:style-name="T1">.</text:span><text:span text:style-name="T12"> </text:span><text:span text:style-name="T8">In</text:span><text:span text:style-name="T1"> </text:span><text:span text:style-name="T8">a</text:span><text:span text:style-name="T1"> u</text:span><text:span text:style-name="T24">n</text:span><text:span text:style-name="T2">i</text:span><text:span text:style-name="T1">v</text:span><text:span text:style-name="T2">e</text:span><text:span text:style-name="T25">r</text:span><text:span text:style-name="T1">s</text:span><text:span text:style-name="T2">i</text:span><text:span text:style-name="T1">t</text:span><text:span text:style-name="T6">y</text:span><text:span text:style-name="T1">, th</text:span><text:span text:style-name="T2">e</text:span><text:span text:style-name="T17"> </text:span><text:span text:style-name="T51">r</text:span><text:span text:style-name="T1">o</text:span><text:span text:style-name="T2">ll</text:span><text:span text:style-name="T1"> numb</text:span><text:span text:style-name="T2">e</text:span><text:span text:style-name="T25">r</text:span><text:span text:style-name="T1">s of </text:span><text:span text:style-name="T24">n</text:span><text:span text:style-name="T2">e</text:span><text:span text:style-name="T13">w</text:span><text:span text:style-name="T14">l</text:span><text:span text:style-name="T1">y</text:span><text:span text:style-name="T8"> </text:span><text:span text:style-name="T1">ad</text:span><text:span text:style-name="T24">m</text:span><text:span text:style-name="T9">i</text:span><text:span text:style-name="T1">tt</text:span><text:span text:style-name="T2">e</text:span><text:span text:style-name="T1">d</text:span><text:span text:style-name="T24"> </text:span><text:span text:style-name="T1">stud</text:span><text:span text:style-name="T2">e</text:span><text:span text:style-name="T13">n</text:span><text:span text:style-name="T1">ts</text:span><text:span text:style-name="T13"> </text:span><text:span text:style-name="T1">a</text:span><text:span text:style-name="T22">r</text:span><text:span text:style-name="T2">e</text:span><text:span text:style-name="T13">:</text:span><text:span text:style-name="T17"> </text:span><text:span text:style-name="T1">4</text:span><text:span text:style-name="T8">5</text:span><text:span text:style-name="T1">, 1</text:span><text:span text:style-name="T8">2</text:span><text:span text:style-name="T1">,</text:span><text:span text:style-name="T24"> </text:span><text:span text:style-name="T1">7</text:span><text:span text:style-name="T8">8</text:span><text:span text:style-name="T1">,</text:span><text:span text:style-name="T24"> </text:span><text:span text:style-name="T1">3</text:span><text:span text:style-name="T8">4</text:span><text:span text:style-name="T1">,</text:span><text:span text:style-name="T17"> </text:span><text:span text:style-name="T1">2</text:span><text:span text:style-name="T8">3</text:span><text:span text:style-name="T1">,</text:span><text:span text:style-name="T17"> </text:span><text:span text:style-name="T1">8</text:span><text:span text:style-name="T8">9</text:span><text:span text:style-name="T1">,</text:span><text:span text:style-name="T24"> </text:span><text:span text:style-name="T1">6</text:span><text:span text:style-name="T8">7</text:span><text:span text:style-name="T1">,</text:span><text:span text:style-name="T24"> </text:span><text:span text:style-name="T28">1</text:span><text:span text:style-name="T1">1, 90, </text:span><text:span text:style-name="T13">5</text:span><text:span text:style-name="T1">4</text:span><text:span text:style-name="T21"> </text:span><text:span text:style-name="T1">Th</text:span><text:span text:style-name="T2">e</text:span><text:span text:style-name="T17"> </text:span><text:span text:style-name="T1">adm</text:span><text:span text:style-name="T14">i</text:span><text:span text:style-name="T1">n</text:span><text:span text:style-name="T2">i</text:span><text:span text:style-name="T8">s</text:span><text:span text:style-name="T13">t</text:span><text:span text:style-name="T2">r</text:span><text:span text:style-name="T8">a</text:span><text:span text:style-name="T13">t</text:span><text:span text:style-name="T14">i</text:span><text:span text:style-name="T1">on wan</text:span><text:span text:style-name="T13">t</text:span><text:span text:style-name="T1">s</text:span><text:span text:style-name="T8"> </text:span><text:span text:style-name="T24">t</text:span><text:span text:style-name="T1">o</text:span><text:span text:style-name="T8"> </text:span><text:span text:style-name="T13">s</text:span><text:span text:style-name="T1">to</text:span><text:span text:style-name="T18">r</text:span><text:span text:style-name="T14">e</text:span><text:span text:style-name="T1"> th</text:span><text:span text:style-name="T2">e</text:span><text:span text:style-name="T1">s</text:span><text:span text:style-name="T2">e</text:span><text:span text:style-name="T1"> </text:span><text:span text:style-name="T51">r</text:span><text:span text:style-name="T13">o</text:span><text:span text:style-name="T2">ll</text:span><text:span text:style-name="T8"> </text:span><text:span text:style-name="T1">numb</text:span><text:span text:style-name="T25">e</text:span><text:span text:style-name="T2">r</text:span><text:span text:style-name="T1">s</text:span><text:span text:style-name="T13"> </text:span><text:span text:style-name="T14">i</text:span><text:span text:style-name="T13">n</text:span><text:span text:style-name="T1"> a w</text:span><text:span text:style-name="T8">a</text:span><text:span text:style-name="T1">y</text:span><text:span text:style-name="T8"> </text:span><text:span text:style-name="T13">t</text:span><text:span text:style-name="T1">hat</text:span><text:span text:style-name="T24"> </text:span><text:span text:style-name="T1">a</text:span><text:span text:style-name="T2">l</text:span><text:span text:style-name="T14">l</text:span><text:span text:style-name="T1">ows</text:span><text:span text:style-name="T8"> </text:span><text:span text:style-name="T13">f</text:span><text:span text:style-name="T1">ast</text:span><text:span text:style-name="T24"> </text:span><text:span text:style-name="T1">s</text:span><text:span text:style-name="T14">e</text:span><text:span text:style-name="T1">a</text:span><text:span text:style-name="T22">r</text:span><text:span text:style-name="T2">c</text:span><text:span text:style-name="T17">h</text:span><text:span text:style-name="T2">i</text:span><text:span text:style-name="T13">n</text:span><text:span text:style-name="T1">g, </text:span><text:span text:style-name="T2">i</text:span><text:span text:style-name="T13">n</text:span><text:span text:style-name="T1">s</text:span><text:span text:style-name="T2">er</text:span><text:span text:style-name="T24">t</text:span><text:span text:style-name="T2">i</text:span><text:span text:style-name="T1">on,</text:span><text:span text:style-name="T24"> </text:span><text:span text:style-name="T1">and </text:span><text:span text:style-name="T22">r</text:span><text:span text:style-name="T2">e</text:span><text:span text:style-name="T13">t</text:span><text:span text:style-name="T2">r</text:span><text:span text:style-name="T14">ie</text:span><text:span text:style-name="T13">v</text:span><text:span text:style-name="T1">a</text:span><text:span text:style-name="T14">l</text:span><text:span text:style-name="T1"> </text:span><text:span text:style-name="T2">i</text:span><text:span text:style-name="T1">n</text:span><text:span text:style-name="T13"> </text:span><text:span text:style-name="T1">as</text:span><text:span text:style-name="T2">ce</text:span><text:span text:style-name="T1">nd</text:span><text:span text:style-name="T14">i</text:span><text:span text:style-name="T17">n</text:span><text:span text:style-name="T1">g</text:span><text:span text:style-name="T8"> </text:span><text:span text:style-name="T1">o</text:span><text:span text:style-name="T2">r</text:span><text:span text:style-name="T24">d</text:span><text:span text:style-name="T2">e</text:span><text:span text:style-name="T36">r</text:span><text:span text:style-name="T1">. Fo</text:span><text:span text:style-name="T2">r</text:span><text:span text:style-name="T30"> </text:span><text:span text:style-name="T2">e</text:span><text:span text:style-name="T1">f</text:span><text:span text:style-name="T17">f</text:span><text:span text:style-name="T2">i</text:span><text:span text:style-name="T14">cie</text:span><text:span text:style-name="T24">n</text:span><text:span text:style-name="T2">c</text:span><text:span text:style-name="T28">y</text:span><text:span text:style-name="T1">,</text:span><text:span text:style-name="T37"> </text:span><text:span text:style-name="T1">th</text:span><text:span text:style-name="T2">e</text:span><text:span text:style-name="T1">y</text:span><text:span text:style-name="T8"> </text:span><text:span text:style-name="T1">d</text:span><text:span text:style-name="T2">e</text:span><text:span text:style-name="T25">c</text:span><text:span text:style-name="T2">i</text:span><text:span text:style-name="T1">d</text:span><text:span text:style-name="T2">e</text:span><text:span text:style-name="T1"> </text:span><text:span text:style-name="T24">t</text:span><text:span text:style-name="T1">o</text:span><text:span text:style-name="T13"> </text:span><text:span text:style-name="T1">a</text:span><text:span text:style-name="T24">p</text:span><text:span text:style-name="T1">p</text:span><text:span text:style-name="T9">l</text:span><text:span text:style-name="T1">y</text:span><text:span text:style-name="T13"> </text:span><text:span text:style-name="T1">a B</text:span><text:span text:style-name="T9">i</text:span><text:span text:style-name="T24">n</text:span><text:span text:style-name="T8">a</text:span><text:span text:style-name="T2">r</text:span><text:span text:style-name="T1">y</text:span><text:span text:style-name="T8"> </text:span><text:span text:style-name="T24">S</text:span><text:span text:style-name="T2">e</text:span><text:span text:style-name="T13">a</text:span><text:span text:style-name="T31">r</text:span><text:span text:style-name="T2">c</text:span><text:span text:style-name="T1">h</text:span><text:span text:style-name="T21"> </text:span><text:span text:style-name="T45">T</text:span><text:span text:style-name="T22">r</text:span><text:span text:style-name="T14">ee</text:span><text:span text:style-name="T24"> </text:span><text:span text:style-name="T1">(BST).</text:span><text:span text:style-name="T30"> </text:span><text:span text:style-name="T21">W</text:span><text:span text:style-name="T25">r</text:span><text:span text:style-name="T2">i</text:span><text:span text:style-name="T1">t</text:span><text:span text:style-name="T2">e</text:span><text:span text:style-name="T17"> </text:span><text:span text:style-name="T1">a</text:span><text:span text:style-name="T8"> </text:span><text:span text:style-name="T1">C++</text:span><text:span text:style-name="T13"> </text:span><text:span text:style-name="T1">p</text:span><text:span text:style-name="T22">r</text:span><text:span text:style-name="T13">o</text:span><text:span text:style-name="T1">g</text:span><text:span text:style-name="T14">r</text:span><text:span text:style-name="T1">am to </text:span><text:span text:style-name="T14">c</text:span><text:span text:style-name="T1">on</text:span><text:span text:style-name="T13">s</text:span><text:span text:style-name="T1">t</text:span><text:span text:style-name="T2">r</text:span><text:span text:style-name="T1">u</text:span><text:span text:style-name="T25">c</text:span><text:span text:style-name="T1">t a B</text:span><text:span text:style-name="T9">i</text:span><text:span text:style-name="T24">n</text:span><text:span text:style-name="T8">a</text:span><text:span text:style-name="T2">r</text:span><text:span text:style-name="T1">y</text:span><text:span text:style-name="T8"> </text:span><text:span text:style-name="T24">S</text:span><text:span text:style-name="T2">e</text:span><text:span text:style-name="T13">a</text:span><text:span text:style-name="T31">r</text:span><text:span text:style-name="T2">c</text:span><text:span text:style-name="T1">h</text:span><text:span text:style-name="T21"> </text:span><text:span text:style-name="T45">T</text:span><text:span text:style-name="T22">r</text:span><text:span text:style-name="T14">ee</text:span><text:span text:style-name="T24"> </text:span><text:span text:style-name="T1">us</text:span><text:span text:style-name="T9">i</text:span><text:span text:style-name="T24">n</text:span><text:span text:style-name="T1">g</text:span><text:span text:style-name="T8"> </text:span><text:span text:style-name="T1">th</text:span><text:span text:style-name="T2">e</text:span><text:span text:style-name="T17"> </text:span><text:span text:style-name="T1">a</text:span><text:span text:style-name="T13">b</text:span><text:span text:style-name="T1">ov</text:span><text:span text:style-name="T2">e</text:span><text:span text:style-name="T1"> </text:span><text:span text:style-name="T31">r</text:span><text:span text:style-name="T24">o</text:span><text:span text:style-name="T9">l</text:span><text:span text:style-name="T2">l</text:span><text:span text:style-name="T24"> </text:span><text:span text:style-name="T1">numb</text:span><text:span text:style-name="T2">er</text:span><text:span text:style-name="T1">s</text:span><text:span text:style-name="T24"> </text:span><text:span text:style-name="T1">and p</text:span><text:span text:style-name="T2">er</text:span><text:span text:style-name="T24">f</text:span><text:span text:style-name="T1">o</text:span><text:span text:style-name="T14">r</text:span><text:span text:style-name="T1">m an </text:span><text:span text:style-name="T9">i</text:span><text:span text:style-name="T67">n</text:span><text:span text:style-name="T1">-o</text:span><text:span text:style-name="T2">r</text:span><text:span text:style-name="T1">d</text:span><text:span text:style-name="T14">e</text:span><text:span text:style-name="T2">r</text:span><text:span text:style-name="T21"> </text:span><text:span text:style-name="T1">t</text:span><text:span text:style-name="T2">r</text:span><text:span text:style-name="T13">a</text:span><text:span text:style-name="T1">v</text:span><text:span text:style-name="T2">e</text:span><text:span text:style-name="T25">r</text:span><text:span text:style-name="T13">s</text:span><text:span text:style-name="T1">a</text:span><text:span text:style-name="T2">l</text:span><text:span text:style-name="T8"> </text:span><text:span text:style-name="T24">t</text:span><text:span text:style-name="T1">o</text:span><text:span text:style-name="T8"> </text:span><text:span text:style-name="T1">d</text:span><text:span text:style-name="T2">i</text:span><text:span text:style-name="T1">sp</text:span><text:span text:style-name="T14">l</text:span><text:span text:style-name="T13">a</text:span><text:span text:style-name="T1">y</text:span><text:span text:style-name="T8"> </text:span><text:span text:style-name="T1">th</text:span><text:span text:style-name="T2">e</text:span><text:span text:style-name="T1">m </text:span><text:span text:style-name="T2">i</text:span><text:span text:style-name="T1">n</text:span><text:span text:style-name="T24"> </text:span><text:span text:style-name="T1">as</text:span><text:span text:style-name="T2">ce</text:span><text:span text:style-name="T24">n</text:span><text:span text:style-name="T1">d</text:span><text:span text:style-name="T2">i</text:span><text:span text:style-name="T1">ng</text:span><text:span text:style-name="T13"> </text:span><text:span text:style-name="T1">o</text:span><text:span text:style-name="T2">r</text:span><text:span text:style-name="T1">d</text:span><text:span text:style-name="T2">e</text:span><text:span text:style-name="T36">r</text:span><text:span text:style-name="T1">.</text:span></text:p>
      <text:p text:style-name="P87"/>
      <text:p text:style-name="P87"/>
      <text:p text:style-name="P110"/>
      <text:p text:style-name="P64"><text:span text:style-name="T1">Ans:</text:span></text:p>
      <text:p text:style-name="P110"/>
      <text:p text:style-name="P64"><text:span text:style-name="T1">Th</text:span><text:span text:style-name="T2">e</text:span><text:span text:style-name="T1">o</text:span><text:span text:style-name="T2">r</text:span><text:span text:style-name="T1">y:</text:span></text:p>
      <text:p text:style-name="P68"><text:span text:style-name="T5">I</text:span><text:span text:style-name="T10">n</text:span><text:span text:style-name="T5">-ord</text:span><text:span text:style-name="T4">e</text:span><text:span text:style-name="T5">r </text:span><text:span text:style-name="T4">t</text:span><text:span text:style-name="T27">r</text:span><text:span text:style-name="T4">a</text:span><text:span text:style-name="T5">v</text:span><text:span text:style-name="T26">e</text:span><text:span text:style-name="T5">rs</text:span><text:span text:style-name="T4">a</text:span><text:span text:style-name="T16">l</text:span><text:span text:style-name="T5"> </text:span><text:span text:style-name="T15">o</text:span><text:span text:style-name="T5">f BST</text:span><text:span text:style-name="T35"> </text:span><text:span text:style-name="T5">pr</text:span><text:span text:style-name="T4">i</text:span><text:span text:style-name="T15">n</text:span><text:span text:style-name="T4">t</text:span><text:span text:style-name="T5">s</text:span><text:span text:style-name="T15"> </text:span><text:span text:style-name="T5">v</text:span><text:span text:style-name="T4">a</text:span><text:span text:style-name="T16">l</text:span><text:span text:style-name="T5">u</text:span><text:span text:style-name="T16">e</text:span><text:span text:style-name="T5">s </text:span><text:span text:style-name="T16">i</text:span><text:span text:style-name="T5">n</text:span><text:span text:style-name="T40"> </text:span><text:span text:style-name="T4">a</text:span><text:span text:style-name="T5">s</text:span><text:span text:style-name="T4">c</text:span><text:span text:style-name="T16">e</text:span><text:span text:style-name="T15">n</text:span><text:span text:style-name="T5">d</text:span><text:span text:style-name="T4">i</text:span><text:span text:style-name="T5">ng</text:span><text:span text:style-name="T15"> </text:span><text:span text:style-name="T5">ord</text:span><text:span text:style-name="T26">e</text:span><text:span text:style-name="T7">r</text:span><text:span text:style-name="T5">.</text:span></text:p>
      <text:p text:style-name="P87"/>
      <text:p text:style-name="P87"/>
      <text:p text:style-name="P100"/>
      <text:p text:style-name="P64"><text:soft-page-break/><text:span text:style-name="T1">Cod</text:span><text:span text:style-name="T2">e</text:span><text:span text:style-name="T8">:</text:span></text:p>
      <text:p text:style-name="P108"/>
      <text:p text:style-name="P64"><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text:span></text:p>
      <text:p text:style-name="P109"/>
      <text:p text:style-name="P64"><text:span text:style-name="T5">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bookmark-end text:name="_page_62_0"/></text:p>
      <text:p text:style-name="P51"><text:bookmark-start text:name="_page_64_0"/></text:p>
      <text:p text:style-name="P64"><text:span text:style-name="T5">s</text:span><text:span text:style-name="T4">t</text:span><text:span text:style-name="T15">r</text:span><text:span text:style-name="T5">u</text:span><text:span text:style-name="T16">c</text:span><text:span text:style-name="T4">t</text:span><text:span text:style-name="T5"> Nod</text:span><text:span text:style-name="T4">e</text:span><text:span text:style-name="T5"> {</text:span></text:p>
      <text:p text:style-name="P107"/>
      <text:p text:style-name="P72"><text:span text:style-name="T4">i</text:span><text:span text:style-name="T10">n</text:span><text:span text:style-name="T4">t</text:span><text:span text:style-name="T15"> </text:span><text:span text:style-name="T5">v</text:span><text:span text:style-name="T4">al;</text:span></text:p>
      <text:p text:style-name="P110"/>
      <text:p text:style-name="P72"><text:span text:style-name="T15">N</text:span><text:span text:style-name="T10">od</text:span><text:span text:style-name="T4">e</text:span><text:span text:style-name="T5">*</text:span><text:span text:style-name="T15"> </text:span><text:span text:style-name="T4">le</text:span><text:span text:style-name="T27">f</text:span><text:span text:style-name="T4">t;</text:span></text:p>
      <text:p text:style-name="P107"/>
      <text:p text:style-name="P72"><text:span text:style-name="T15">N</text:span><text:span text:style-name="T10">od</text:span><text:span text:style-name="T4">e</text:span><text:span text:style-name="T5">*</text:span><text:span text:style-name="T40"> </text:span><text:span text:style-name="T27">r</text:span><text:span text:style-name="T4">i</text:span><text:span text:style-name="T15">g</text:span><text:span text:style-name="T5">h</text:span><text:span text:style-name="T4">t;</text:span></text:p>
      <text:p text:style-name="P108"/>
      <text:p text:style-name="P72"><text:span text:style-name="T15">N</text:span><text:span text:style-name="T10">od</text:span><text:span text:style-name="T4">e</text:span><text:span text:style-name="T5">(</text:span><text:span text:style-name="T4">i</text:span><text:span text:style-name="T15">n</text:span><text:span text:style-name="T4">t</text:span><text:span text:style-name="T5"> v)</text:span><text:span text:style-name="T10"> </text:span><text:span text:style-name="T5">{</text:span><text:span text:style-name="T27"> </text:span><text:span text:style-name="T5">v</text:span><text:span text:style-name="T4">al</text:span><text:span text:style-name="T10"> </text:span><text:span text:style-name="T5">=</text:span><text:span text:style-name="T27"> </text:span><text:span text:style-name="T5">v</text:span><text:span text:style-name="T4">;</text:span><text:span text:style-name="T10"> </text:span><text:span text:style-name="T16">l</text:span><text:span text:style-name="T4">e</text:span><text:span text:style-name="T5">f</text:span><text:span text:style-name="T16">t</text:span><text:span text:style-name="T10"> </text:span><text:span text:style-name="T5">= </text:span><text:span text:style-name="T27">r</text:span><text:span text:style-name="T16">i</text:span><text:span text:style-name="T5">gh</text:span><text:span text:style-name="T4">t</text:span><text:span text:style-name="T5"> </text:span><text:span text:style-name="T10">=</text:span><text:span text:style-name="T5"> </text:span><text:span text:style-name="T15">NU</text:span><text:span text:style-name="T5">LL</text:span><text:span text:style-name="T4">;</text:span><text:span text:style-name="T5"> </text:span><text:span text:style-name="T10">}</text:span></text:p>
      <text:p text:style-name="P109"/>
      <text:p text:style-name="P64"><text:span text:style-name="T5">}</text:span><text:span text:style-name="T4">;</text:span></text:p>
      <text:p text:style-name="P87"/>
      <text:p text:style-name="P87"/>
      <text:p text:style-name="P99"/>
      <text:p text:style-name="P64"><text:span text:style-name="T15">N</text:span><text:span text:style-name="T10">od</text:span><text:span text:style-name="T16">e</text:span><text:span text:style-name="T5">* </text:span><text:span text:style-name="T16">i</text:span><text:span text:style-name="T15">n</text:span><text:span text:style-name="T5">s</text:span><text:span text:style-name="T4">e</text:span><text:span text:style-name="T27">r</text:span><text:span text:style-name="T4">t</text:span><text:span text:style-name="T5">(Nod</text:span><text:span text:style-name="T16">e</text:span><text:span text:style-name="T5">* </text:span><text:span text:style-name="T15">r</text:span><text:span text:style-name="T5">oo</text:span><text:span text:style-name="T4">t</text:span><text:span text:style-name="T5">, </text:span><text:span text:style-name="T16">i</text:span><text:span text:style-name="T5">n</text:span><text:span text:style-name="T4">t</text:span><text:span text:style-name="T27"> </text:span><text:span text:style-name="T5">v) </text:span><text:span text:style-name="T10">{</text:span></text:p>
      <text:p text:style-name="P108"/>
      <text:p text:style-name="P72"><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15"> </text:span><text:span text:style-name="T5">n</text:span><text:span text:style-name="T4">e</text:span><text:span text:style-name="T5">w Nod</text:span><text:span text:style-name="T4">e</text:span><text:span text:style-name="T27">(</text:span><text:span text:style-name="T5">v</text:span><text:span text:style-name="T15">)</text:span><text:span text:style-name="T4">;</text:span></text:p>
      <text:p text:style-name="P109"/>
      <text:p text:style-name="P72"><text:span text:style-name="T4">i</text:span><text:span text:style-name="T5">f</text:span><text:span text:style-name="T10"> </text:span><text:span text:style-name="T5">(v </text:span><text:span text:style-name="T10">&lt;</text:span><text:span text:style-name="T5"> roo</text:span><text:span text:style-name="T4">t</text:span><text:span text:style-name="T10">-</text:span><text:span text:style-name="T5">&gt;v</text:span><text:span text:style-name="T4">al</text:span><text:span text:style-name="T5">) </text:span><text:span text:style-name="T27">r</text:span><text:span text:style-name="T5">oo</text:span><text:span text:style-name="T4">t</text:span><text:span text:style-name="T5">-</text:span><text:span text:style-name="T15">&gt;</text:span><text:span text:style-name="T4">le</text:span><text:span text:style-name="T15">f</text:span><text:span text:style-name="T4">t</text:span><text:span text:style-name="T5"> </text:span><text:span text:style-name="T10">=</text:span><text:span text:style-name="T5"> </text:span><text:span text:style-name="T16">i</text:span><text:span text:style-name="T5">n</text:span><text:span text:style-name="T15">s</text:span><text:span text:style-name="T4">e</text:span><text:span text:style-name="T5">r</text:span><text:span text:style-name="T16">t</text:span><text:span text:style-name="T5">(r</text:span><text:span text:style-name="T15">o</text:span><text:span text:style-name="T5">o</text:span><text:span text:style-name="T4">t</text:span><text:span text:style-name="T5">-&gt;</text:span><text:span text:style-name="T11">l</text:span><text:span text:style-name="T4">e</text:span><text:span text:style-name="T27">f</text:span><text:span text:style-name="T4">t</text:span><text:span text:style-name="T5">, v</text:span><text:span text:style-name="T15">)</text:span><text:span text:style-name="T4">;</text:span></text:p>
      <text:p text:style-name="P107"/>
      <text:p text:style-name="P72"><text:span text:style-name="T4">el</text:span><text:span text:style-name="T5">s</text:span><text:span text:style-name="T4">e</text:span><text:span text:style-name="T5"> </text:span><text:span text:style-name="T27">r</text:span><text:span text:style-name="T5">oo</text:span><text:span text:style-name="T11">t</text:span><text:span text:style-name="T5">-&gt;r</text:span><text:span text:style-name="T16">i</text:span><text:span text:style-name="T5">gh</text:span><text:span text:style-name="T4">t</text:span><text:span text:style-name="T5"> </text:span><text:span text:style-name="T10">=</text:span><text:span text:style-name="T5"> </text:span><text:span text:style-name="T4">i</text:span><text:span text:style-name="T5">ns</text:span><text:span text:style-name="T4">e</text:span><text:span text:style-name="T5">r</text:span><text:span text:style-name="T4">t</text:span><text:span text:style-name="T5">(</text:span><text:span text:style-name="T15">ro</text:span><text:span text:style-name="T5">o</text:span><text:span text:style-name="T4">t</text:span><text:span text:style-name="T5">-&gt;r</text:span><text:span text:style-name="T4">i</text:span><text:span text:style-name="T5">gh</text:span><text:span text:style-name="T4">t</text:span><text:span text:style-name="T5">,</text:span><text:span text:style-name="T20"> </text:span><text:span text:style-name="T5">v)</text:span><text:span text:style-name="T4">;</text:span></text:p>
      <text:p text:style-name="P110"/>
      <text:p text:style-name="P72"><text:span text:style-name="T5">r</text:span><text:span text:style-name="T4">et</text:span><text:span text:style-name="T10">u</text:span><text:span text:style-name="T15">r</text:span><text:span text:style-name="T5">n</text:span><text:span text:style-name="T10"> </text:span><text:span text:style-name="T5">r</text:span><text:span text:style-name="T15">o</text:span><text:span text:style-name="T5">o</text:span><text:span text:style-name="T4">t;</text:span></text:p>
      <text:p text:style-name="P107"/>
      <text:p text:style-name="P64"><text:span text:style-name="T5">}</text:span></text:p>
      <text:p text:style-name="P87"/>
      <text:p text:style-name="P87"/>
      <text:p text:style-name="P96"/>
      <text:p text:style-name="P64"><text:span text:style-name="T5">vo</text:span><text:span text:style-name="T4">i</text:span><text:span text:style-name="T5">d </text:span><text:span text:style-name="T16">i</text:span><text:span text:style-name="T5">n</text:span><text:span text:style-name="T10">o</text:span><text:span text:style-name="T15">r</text:span><text:span text:style-name="T5">d</text:span><text:span text:style-name="T4">e</text:span><text:span text:style-name="T27">r</text:span><text:span text:style-name="T5">(</text:span><text:span text:style-name="T15">N</text:span><text:span text:style-name="T5">od</text:span><text:span text:style-name="T16">e</text:span><text:span text:style-name="T5">*</text:span><text:span text:style-name="T10"> </text:span><text:span text:style-name="T15">r</text:span><text:span text:style-name="T5">o</text:span><text:span text:style-name="T15">o</text:span><text:span text:style-name="T4">t</text:span><text:span text:style-name="T10">)</text:span><text:span text:style-name="T5"> {</text:span></text:p>
      <text:p text:style-name="P108"/>
      <text:p text:style-name="P72"><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4">;</text:span></text:p>
      <text:p text:style-name="P107"/>
      <text:p text:style-name="P72"><text:span text:style-name="T4">i</text:span><text:span text:style-name="T10">no</text:span><text:span text:style-name="T15">r</text:span><text:span text:style-name="T5">d</text:span><text:span text:style-name="T4">e</text:span><text:span text:style-name="T27">r</text:span><text:span text:style-name="T5">(roo</text:span><text:span text:style-name="T11">t</text:span><text:span text:style-name="T5">-</text:span><text:span text:style-name="T15">&gt;</text:span><text:span text:style-name="T4">le</text:span><text:span text:style-name="T10">f</text:span><text:span text:style-name="T4">t</text:span><text:span text:style-name="T5">)</text:span><text:span text:style-name="T4">;</text:span></text:p>
      <text:p text:style-name="P108"/>
      <text:p text:style-name="P72"><text:span text:style-name="T4">c</text:span><text:span text:style-name="T5">o</text:span><text:span text:style-name="T10">u</text:span><text:span text:style-name="T4">t</text:span><text:span text:style-name="T5"> </text:span><text:span text:style-name="T15">&lt;</text:span><text:span text:style-name="T5">&lt; roo</text:span><text:span text:style-name="T11">t</text:span><text:span text:style-name="T5">-&gt;v</text:span><text:span text:style-name="T4">al</text:span><text:span text:style-name="T27"> </text:span><text:span text:style-name="T5">&lt;&lt; </text:span><text:span text:style-name="T10">"</text:span><text:span text:style-name="T5"> "</text:span><text:span text:style-name="T4">;</text:span></text:p>
      <text:p text:style-name="P109"/>
      <text:p text:style-name="P72"><text:span text:style-name="T4">i</text:span><text:span text:style-name="T10">no</text:span><text:span text:style-name="T15">r</text:span><text:span text:style-name="T5">d</text:span><text:span text:style-name="T4">e</text:span><text:span text:style-name="T27">r</text:span><text:span text:style-name="T5">(roo</text:span><text:span text:style-name="T11">t</text:span><text:span text:style-name="T5">-&gt;r</text:span><text:span text:style-name="T4">i</text:span><text:span text:style-name="T5">gh</text:span><text:span text:style-name="T16">t</text:span><text:span text:style-name="T5">)</text:span><text:span text:style-name="T4">;</text:span></text:p>
      <text:p text:style-name="P109"/>
      <text:p text:style-name="P64"><text:span text:style-name="T5">}</text:span></text:p>
      <text:p text:style-name="P87"/>
      <text:p text:style-name="P87"/>
      <text:p text:style-name="P99"/>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108"/>
      <text:p text:style-name="P72"><text:span text:style-name="T4">i</text:span><text:span text:style-name="T10">n</text:span><text:span text:style-name="T4">t</text:span><text:span text:style-name="T10"> </text:span><text:span text:style-name="T27">r</text:span><text:span text:style-name="T5">o</text:span><text:span text:style-name="T4">l</text:span><text:span text:style-name="T16">l</text:span><text:span text:style-name="T5">s[1</text:span><text:span text:style-name="T10">0</text:span><text:span text:style-name="T5">] </text:span><text:span text:style-name="T10">=</text:span><text:span text:style-name="T5"> </text:span><text:span text:style-name="T27">{</text:span><text:span text:style-name="T5">45</text:span><text:span text:style-name="T27">,</text:span><text:span text:style-name="T5">1</text:span><text:span text:style-name="T10">2</text:span><text:span text:style-name="T15">,</text:span><text:span text:style-name="T5">7</text:span><text:span text:style-name="T10">8</text:span><text:span text:style-name="T15">,3</text:span><text:span text:style-name="T5">4,23,</text:span><text:span text:style-name="T15">8</text:span><text:span text:style-name="T5">9,67,</text:span><text:span text:style-name="T69">1</text:span><text:span text:style-name="T5">1,9</text:span><text:span text:style-name="T10">0</text:span><text:span text:style-name="T5">,54}</text:span><text:span text:style-name="T4">;</text:span></text:p>
      <text:p text:style-name="P109"/>
      <text:p text:style-name="P72"><text:span text:style-name="T15">N</text:span><text:span text:style-name="T10">od</text:span><text:span text:style-name="T4">e</text:span><text:span text:style-name="T5">*</text:span><text:span text:style-name="T40"> </text:span><text:span text:style-name="T15">ro</text:span><text:span text:style-name="T5">o</text:span><text:span text:style-name="T4">t</text:span><text:span text:style-name="T5"> </text:span><text:span text:style-name="T10">=</text:span><text:span text:style-name="T5"> </text:span><text:span text:style-name="T15">NU</text:span><text:span text:style-name="T5">LL</text:span><text:span text:style-name="T4">;</text:span></text:p>
      <text:p text:style-name="P108"/>
      <text:p text:style-name="P72"><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10</text:span><text:span text:style-name="T4">;</text:span><text:span text:style-name="T5"> </text:span><text:span text:style-name="T4">i</text:span><text:span text:style-name="T5">++) roo</text:span><text:span text:style-name="T4">t</text:span><text:span text:style-name="T10"> =</text:span><text:span text:style-name="T20"> </text:span><text:span text:style-name="T16">i</text:span><text:span text:style-name="T5">n</text:span><text:span text:style-name="T10">s</text:span><text:span text:style-name="T4">e</text:span><text:span text:style-name="T27">r</text:span><text:span text:style-name="T4">t</text:span><text:span text:style-name="T5">(</text:span><text:span text:style-name="T15">ro</text:span><text:span text:style-name="T10">o</text:span><text:span text:style-name="T11">t</text:span><text:span text:style-name="T5">, </text:span><text:span text:style-name="T27">r</text:span><text:span text:style-name="T5">o</text:span><text:span text:style-name="T4">ll</text:span><text:span text:style-name="T15">s</text:span><text:span text:style-name="T5">[</text:span><text:span text:style-name="T11">i</text:span><text:span text:style-name="T5">]</text:span><text:span text:style-name="T27">)</text:span><text:span text:style-name="T4">;</text:span></text:p>
      <text:p text:style-name="P87"/>
      <text:p text:style-name="P87"/>
      <text:p text:style-name="P100"/>
      <text:p text:style-name="P72"><text:span text:style-name="T4">c</text:span><text:span text:style-name="T5">o</text:span><text:span text:style-name="T10">u</text:span><text:span text:style-name="T4">t</text:span><text:span text:style-name="T5"> </text:span><text:span text:style-name="T15">&lt;</text:span><text:span text:style-name="T5">&lt; "I</text:span><text:span text:style-name="T10">n</text:span><text:span text:style-name="T5">-ord</text:span><text:span text:style-name="T4">e</text:span><text:span text:style-name="T5">r </text:span><text:span text:style-name="T27">(</text:span><text:span text:style-name="T4">a</text:span><text:span text:style-name="T5">s</text:span><text:span text:style-name="T4">c</text:span><text:span text:style-name="T16">e</text:span><text:span text:style-name="T15">n</text:span><text:span text:style-name="T5">d</text:span><text:span text:style-name="T4">i</text:span><text:span text:style-name="T5">ng)</text:span><text:span text:style-name="T4">:</text:span><text:span text:style-name="T5"> </text:span><text:span text:style-name="T15">"</text:span><text:span text:style-name="T4">;</text:span><text:bookmark-end text:name="_page_64_0"/></text:p>
      <text:p text:style-name="P52"><text:bookmark-start text:name="_page_66_0"/></text:p>
      <text:p text:style-name="P72"><text:span text:style-name="T4">i</text:span><text:span text:style-name="T10">no</text:span><text:span text:style-name="T15">r</text:span><text:span text:style-name="T5">d</text:span><text:span text:style-name="T4">e</text:span><text:span text:style-name="T27">r</text:span><text:span text:style-name="T5">(roo</text:span><text:span text:style-name="T4">t</text:span><text:span text:style-name="T5">)</text:span><text:span text:style-name="T4">;</text:span></text:p>
      <text:p text:style-name="P107"/>
      <text:p text:style-name="P72"><text:span text:style-name="T4">c</text:span><text:span text:style-name="T5">o</text:span><text:span text:style-name="T10">u</text:span><text:span text:style-name="T4">t</text:span><text:span text:style-name="T5"> </text:span><text:span text:style-name="T15">&lt;</text:span><text:span text:style-name="T5">&lt; </text:span><text:span text:style-name="T4">e</text:span><text:span text:style-name="T15">nd</text:span><text:span text:style-name="T4">l;</text:span></text:p>
      <text:p text:style-name="P87"/>
      <text:p text:style-name="P87"/>
      <text:p text:style-name="P96"/>
      <text:p text:style-name="P72"><text:span text:style-name="T5">r</text:span><text:span text:style-name="T4">et</text:span><text:span text:style-name="T10">u</text:span><text:span text:style-name="T15">r</text:span><text:span text:style-name="T5">n</text:span><text:span text:style-name="T10"> </text:span><text:span text:style-name="T15">0</text:span><text:span text:style-name="T4">;</text:span></text:p>
      <text:p text:style-name="P108"/>
      <text:p text:style-name="P64"><text:span text:style-name="T5">}</text:span></text:p>
      <text:p text:style-name="P87"/>
      <text:p text:style-name="P200"><text:span text:style-name="T92">Node Structure</text:span>: A <text:span text:style-name="Source_20_Text">struct</text:span> named <text:span text:style-name="Source_20_Text">Node</text:span> is defined to represent a node in the BST. Each node contains an integer <text:span text:style-name="Source_20_Text">val</text:span> and two pointers, <text:span text:style-name="Source_20_Text">left</text:span> and <text:span text:style-name="Source_20_Text">right</text:span>, to its child nodes. The constructor initializes a new node with a given value and sets the child pointers to <text:span text:style-name="Source_20_Text">NULL</text:span>.</text:p>
      <text:list text:style-name="L43">
        <text:list-item>
          <text:p text:style-name="P233"><text:span text:style-name="Source_20_Text"><text:span text:style-name="T92">insert</text:span></text:span><text:span text:style-name="T92"> Function</text:span>: This function recursively inserts a new value (<text:span text:style-name="Source_20_Text">v</text:span>) into the BST.</text:p>
          <text:list>
            <text:list-item>
              <text:p text:style-name="P233"><text:span text:style-name="T92">Base Case</text:span>: If the current <text:span text:style-name="Source_20_Text">root</text:span> is <text:span text:style-name="Source_20_Text">NULL</text:span>, a new <text:span text:style-name="Source_20_Text">Node</text:span> is created and returned. This is where the new node is actually added.</text:p>
            </text:list-item>
            <text:list-item>
              <text:p text:style-name="P233"><text:span text:style-name="T92">Recursive Step</text:span>: If the tree is not empty, the function compares the new value <text:span text:style-name="Source_20_Text">v</text:span> with the <text:span text:style-name="Source_20_Text">root</text:span>'s value.</text:p>
              <text:list>
                <text:list-item>
                  <text:p text:style-name="P233">If <text:span text:style-name="Source_20_Text">v</text:span> is less than <text:span text:style-name="Source_20_Text">root-&gt;val</text:span>, the function calls itself on the left subtree (<text:span text:style-name="Source_20_Text">root-&gt;left = insert(root-&gt;left, v)</text:span>).</text:p>
                </text:list-item>
                <text:list-item>
                  <text:p text:style-name="P233">Otherwise (<text:span text:style-name="Source_20_Text">v</text:span> is greater than or equal to <text:span text:style-name="Source_20_Text">root-&gt;val</text:span>), it calls itself on the right subtree (<text:span text:style-name="Source_20_Text">root-&gt;right = insert(root-&gt;right, v)</text:span>).</text:p>
                </text:list-item>
              </text:list>
            </text:list-item>
          </text:list>
        </text:list-item>
        <text:list-item>
          <text:p text:style-name="P233"><text:span text:style-name="Source_20_Text"><text:span text:style-name="T92">inorder</text:span></text:span><text:span text:style-name="T92"> Function</text:span>: This function performs an <text:span text:style-name="T92">in-order traversal</text:span> of the BST. This type of traversal visits nodes in a specific order: left child, parent, and then right child.</text:p>
          <text:list>
            <text:list-item>
              <text:p text:style-name="P233"><text:span text:style-name="T92">Base Case</text:span>: If the current <text:span text:style-name="Source_20_Text">root</text:span> is <text:span text:style-name="Source_20_Text">NULL</text:span>, the function returns, ending the traversal for that branch.</text:p>
            </text:list-item>
            <text:list-item>
              <text:p text:style-name="P233"><text:span text:style-name="T92">Traversal</text:span>: It recursively calls <text:span text:style-name="Source_20_Text">inorder</text:span> on the left child (<text:span text:style-name="Source_20_Text">inorder(root-&gt;left)</text:span>), then prints the current node's value (<text:span text:style-name="Source_20_Text">cout &lt;&lt; root-&gt;val</text:span>), and finally calls <text:span text:style-name="Source_20_Text">inorder</text:span> on the right child (<text:span text:style-name="Source_20_Text">inorder(root-&gt;right)</text:span>).</text:p>
            </text:list-item>
          </text:list>
        </text:list-item>
        <text:list-item>
          <text:p text:style-name="P233"><text:span text:style-name="Source_20_Text"><text:span text:style-name="T92">main</text:span></text:span><text:span text:style-name="T92"> Function</text:span>:</text:p>
          <text:list>
            <text:list-item>
              <text:p text:style-name="P233">An integer array <text:span text:style-name="Source_20_Text">rolls</text:span> is initialized with 10 unsorted values.</text:p>
            </text:list-item>
            <text:list-item>
              <text:p text:style-name="P233">A <text:span text:style-name="Source_20_Text">Node</text:span> pointer <text:span text:style-name="Source_20_Text">root</text:span> is initialized to <text:span text:style-name="Source_20_Text">NULL</text:span> to represent an empty tree.</text:p>
            </text:list-item>
            <text:list-item>
              <text:p text:style-name="P233">A <text:span text:style-name="Source_20_Text">for</text:span> loop iterates through the <text:span text:style-name="Source_20_Text">rolls</text:span> array. In each iteration, it calls the <text:span text:style-name="Source_20_Text">insert</text:span> function to add the current roll number into the BST.</text:p>
            </text:list-item>
            <text:list-item>
              <text:p text:style-name="P233">After building the BST, it prints "In-order (ascending):" to the console.</text:p>
            </text:list-item>
            <text:list-item>
              <text:p text:style-name="P233">It then calls the <text:span text:style-name="Source_20_Text">inorder</text:span> function with the <text:span text:style-name="Source_20_Text">root</text:span> of the tree. Due to the properties of a BST and the in-order traversal, the values will be printed in <text:span text:style-name="T92">ascending order</text:span>.</text:p>
            </text:list-item>
            <text:list-item>
              <text:p text:style-name="P233">The program concludes by printing a newline character.</text:p>
            </text:list-item>
          </text:list>
        </text:list-item>
      </text:list>
      <text:p text:style-name="Text_20_body"><text:span text:style-name="T92">Result</text:span>: The code will build a BST and then print the elements in the following sorted order: <text:span text:style-name="Source_20_Text">11 12 23 34 45 54 67 78 89 90</text:span>.</text:p>
      <text:p text:style-name="P87"/>
      <text:p text:style-name="P96"/>
      <text:p text:style-name="P64"><text:span text:style-name="T1">E</text:span><text:span text:style-name="T8">x</text:span><text:span text:style-name="T13">p</text:span><text:span text:style-name="T2">l</text:span><text:span text:style-name="T1">ana</text:span><text:span text:style-name="T13">t</text:span><text:span text:style-name="T2">i</text:span><text:span text:style-name="T1">on:</text:span></text:p>
      <text:p text:style-name="P69"><text:span text:style-name="T5">BST</text:span><text:span text:style-name="T32"> </text:span><text:span text:style-name="T4">i</text:span><text:span text:style-name="T15">s </text:span><text:span text:style-name="T5">bu</text:span><text:span text:style-name="T4">ilt</text:span><text:span text:style-name="T5"> f</text:span><text:span text:style-name="T15">r</text:span><text:span text:style-name="T5">om</text:span><text:span text:style-name="T10"> </text:span><text:span text:style-name="T27">r</text:span><text:span text:style-name="T5">o</text:span><text:span text:style-name="T4">ll</text:span><text:span text:style-name="T15"> </text:span><text:span text:style-name="T5">n</text:span><text:span text:style-name="T10">u</text:span><text:span text:style-name="T15">m</text:span><text:span text:style-name="T5">b</text:span><text:span text:style-name="T4">e</text:span><text:span text:style-name="T15">r</text:span><text:span text:style-name="T5">s</text:span><text:span text:style-name="T10">.</text:span><text:span text:style-name="T5"> I</text:span><text:span text:style-name="T40">n</text:span><text:span text:style-name="T5">-</text:span><text:span text:style-name="T10">o</text:span><text:span text:style-name="T15">r</text:span><text:span text:style-name="T5">d</text:span><text:span text:style-name="T4">e</text:span><text:span text:style-name="T10">r</text:span><text:span text:style-name="T27"> </text:span><text:span text:style-name="T5">p</text:span><text:span text:style-name="T15">r</text:span><text:span text:style-name="T4">i</text:span><text:span text:style-name="T5">n</text:span><text:span text:style-name="T4">t</text:span><text:span text:style-name="T5">s</text:span><text:span text:style-name="T15"> </text:span><text:span text:style-name="T16">t</text:span><text:span text:style-name="T5">h</text:span><text:span text:style-name="T4">e</text:span><text:span text:style-name="T5">m </text:span><text:span text:style-name="T4">i</text:span><text:span text:style-name="T15">n</text:span><text:span text:style-name="T10"> </text:span><text:span text:style-name="T16">i</text:span><text:span text:style-name="T5">n</text:span><text:span text:style-name="T4">c</text:span><text:span text:style-name="T27">r</text:span><text:span text:style-name="T4">ea</text:span><text:span text:style-name="T15">s</text:span><text:span text:style-name="T16">i</text:span><text:span text:style-name="T15">n</text:span><text:span text:style-name="T5">g</text:span><text:span text:style-name="T10"> </text:span><text:span text:style-name="T5">o</text:span><text:span text:style-name="T15">r</text:span><text:span text:style-name="T5">d</text:span><text:span text:style-name="T4">e</text:span><text:span text:style-name="T48">r</text:span><text:span text:style-name="T5">.</text:span></text:p>
      <text:p text:style-name="P87"><text:soft-page-break/></text:p>
      <text:p text:style-name="P87"/>
      <text:p text:style-name="P99"/>
      <text:p text:style-name="P165"><text:span text:style-name="T8">5</text:span><text:span text:style-name="T1">.</text:span><text:span text:style-name="T12"> </text:span><text:span text:style-name="T8">In</text:span><text:span text:style-name="T1"> </text:span><text:span text:style-name="T8">a</text:span><text:span text:style-name="T1"> u</text:span><text:span text:style-name="T24">n</text:span><text:span text:style-name="T2">i</text:span><text:span text:style-name="T1">v</text:span><text:span text:style-name="T2">e</text:span><text:span text:style-name="T25">r</text:span><text:span text:style-name="T1">s</text:span><text:span text:style-name="T2">i</text:span><text:span text:style-name="T1">ty </text:span><text:span text:style-name="T24">d</text:span><text:span text:style-name="T8">a</text:span><text:span text:style-name="T1">tab</text:span><text:span text:style-name="T8">a</text:span><text:span text:style-name="T1">s</text:span><text:span text:style-name="T2">e</text:span><text:span text:style-name="T1">,</text:span><text:span text:style-name="T13"> </text:span><text:span text:style-name="T1">stud</text:span><text:span text:style-name="T14">e</text:span><text:span text:style-name="T1">nt </text:span><text:span text:style-name="T22">r</text:span><text:span text:style-name="T13">o</text:span><text:span text:style-name="T14">ll</text:span><text:span text:style-name="T1"> n</text:span><text:span text:style-name="T24">u</text:span><text:span text:style-name="T13">m</text:span><text:span text:style-name="T1">b</text:span><text:span text:style-name="T2">er</text:span><text:span text:style-name="T1">s</text:span><text:span text:style-name="T8"> </text:span><text:span text:style-name="T13">a</text:span><text:span text:style-name="T22">r</text:span><text:span text:style-name="T2">e</text:span><text:span text:style-name="T1"> </text:span><text:span text:style-name="T24">s</text:span><text:span text:style-name="T1">to</text:span><text:span text:style-name="T31">r</text:span><text:span text:style-name="T2">e</text:span><text:span text:style-name="T1">d u</text:span><text:span text:style-name="T13">s</text:span><text:span text:style-name="T14">i</text:span><text:span text:style-name="T1">ng</text:span><text:span text:style-name="T8"> </text:span><text:span text:style-name="T1">a B</text:span><text:span text:style-name="T9">i</text:span><text:span text:style-name="T24">n</text:span><text:span text:style-name="T8">a</text:span><text:span text:style-name="T2">r</text:span><text:span text:style-name="T1">y</text:span><text:span text:style-name="T8"> </text:span><text:span text:style-name="T24">S</text:span><text:span text:style-name="T2">e</text:span><text:span text:style-name="T13">a</text:span><text:span text:style-name="T31">r</text:span><text:span text:style-name="T2">c</text:span><text:span text:style-name="T1">h</text:span><text:span text:style-name="T21"> </text:span><text:span text:style-name="T45">T</text:span><text:span text:style-name="T22">r</text:span><text:span text:style-name="T14">ee</text:span><text:span text:style-name="T24"> </text:span><text:span text:style-name="T1">(BST) to</text:span><text:span text:style-name="T13"> </text:span><text:span text:style-name="T1">a</text:span><text:span text:style-name="T2">l</text:span><text:span text:style-name="T14">l</text:span><text:span text:style-name="T1">ow </text:span><text:span text:style-name="T2">e</text:span><text:span text:style-name="T1">ff</text:span><text:span text:style-name="T25">i</text:span><text:span text:style-name="T2">c</text:span><text:span text:style-name="T14">ie</text:span><text:span text:style-name="T1">nt s</text:span><text:span text:style-name="T14">e</text:span><text:span text:style-name="T1">a</text:span><text:span text:style-name="T22">r</text:span><text:span text:style-name="T2">c</text:span><text:span text:style-name="T17">h</text:span><text:span text:style-name="T2">i</text:span><text:span text:style-name="T13">n</text:span><text:span text:style-name="T1">g, </text:span><text:span text:style-name="T2">i</text:span><text:span text:style-name="T1">ns</text:span><text:span text:style-name="T2">er</text:span><text:span text:style-name="T24">t</text:span><text:span text:style-name="T2">i</text:span><text:span text:style-name="T1">on,</text:span><text:span text:style-name="T17"> </text:span><text:span text:style-name="T1">and d</text:span><text:span text:style-name="T2">ele</text:span><text:span text:style-name="T13">t</text:span><text:span text:style-name="T14">i</text:span><text:span text:style-name="T1">on.</text:span><text:span text:style-name="T30"> </text:span><text:span text:style-name="T1">Th</text:span><text:span text:style-name="T2">e</text:span><text:span text:style-name="T1"> </text:span><text:span text:style-name="T51">r</text:span><text:span text:style-name="T1">o</text:span><text:span text:style-name="T2">ll</text:span><text:span text:style-name="T1"> n</text:span><text:span text:style-name="T24">u</text:span><text:span text:style-name="T13">m</text:span><text:span text:style-name="T1">b</text:span><text:span text:style-name="T2">er</text:span><text:span text:style-name="T1">s</text:span><text:span text:style-name="T8"> </text:span><text:span text:style-name="T13">a</text:span><text:span text:style-name="T22">r</text:span><text:span text:style-name="T2">e</text:span><text:span text:style-name="T13">:</text:span><text:span text:style-name="T17"> </text:span><text:span text:style-name="T1">5</text:span><text:span text:style-name="T8">0</text:span><text:span text:style-name="T1">,</text:span><text:span text:style-name="T17"> </text:span><text:span text:style-name="T1">30,</text:span><text:span text:style-name="T24"> </text:span><text:span text:style-name="T13">7</text:span><text:span text:style-name="T1">0, </text:span><text:span text:style-name="T13">2</text:span><text:span text:style-name="T8">0</text:span><text:span text:style-name="T1">, 40, 60, 80.</text:span><text:span text:style-name="T30"> </text:span><text:span text:style-name="T1">Th</text:span><text:span text:style-name="T2">e</text:span><text:span text:style-name="T1"> adm</text:span><text:span text:style-name="T9">i</text:span><text:span text:style-name="T13">n</text:span><text:span text:style-name="T2">i</text:span><text:span text:style-name="T1">st</text:span><text:span text:style-name="T2">r</text:span><text:span text:style-name="T13">a</text:span><text:span text:style-name="T1">t</text:span><text:span text:style-name="T13">o</text:span><text:span text:style-name="T2">r</text:span><text:span text:style-name="T21"> </text:span><text:span text:style-name="T1">now</text:span><text:span text:style-name="T24"> </text:span><text:span text:style-name="T13">w</text:span><text:span text:style-name="T1">ants</text:span><text:span text:style-name="T8"> </text:span><text:span text:style-name="T24">t</text:span><text:span text:style-name="T1">o</text:span><text:span text:style-name="T8"> </text:span><text:span text:style-name="T1">d</text:span><text:span text:style-name="T25">e</text:span><text:span text:style-name="T2">le</text:span><text:span text:style-name="T1">t</text:span><text:span text:style-name="T2">e</text:span><text:span text:style-name="T17"> </text:span><text:span text:style-name="T1">a</text:span><text:span text:style-name="T8"> </text:span><text:span text:style-name="T1">st</text:span><text:span text:style-name="T13">u</text:span><text:span text:style-name="T1">d</text:span><text:span text:style-name="T2">e</text:span><text:span text:style-name="T1">nt </text:span><text:span text:style-name="T22">r</text:span><text:span text:style-name="T2">e</text:span><text:span text:style-name="T18">c</text:span><text:span text:style-name="T1">o</text:span><text:span text:style-name="T2">r</text:span><text:span text:style-name="T13">d</text:span><text:span text:style-name="T1"> f</text:span><text:span text:style-name="T33">r</text:span><text:span text:style-name="T1">om</text:span><text:span text:style-name="T64"> </text:span><text:span text:style-name="T1">t</text:span><text:span text:style-name="T24">h</text:span><text:span text:style-name="T2">e</text:span><text:span text:style-name="T1"> BS</text:span><text:span text:style-name="T80">T</text:span><text:span text:style-name="T1">. </text:span><text:span text:style-name="T21">W</text:span><text:span text:style-name="T2">ri</text:span><text:span text:style-name="T24">t</text:span><text:span text:style-name="T2">e</text:span><text:span text:style-name="T1"> a C</text:span><text:span text:style-name="T13">+</text:span><text:span text:style-name="T1">+ p</text:span><text:span text:style-name="T31">r</text:span><text:span text:style-name="T1">og</text:span><text:span text:style-name="T2">r</text:span><text:span text:style-name="T24">a</text:span><text:span text:style-name="T1">m to d</text:span><text:span text:style-name="T2">el</text:span><text:span text:style-name="T14">e</text:span><text:span text:style-name="T1">t</text:span><text:span text:style-name="T2">e</text:span><text:span text:style-name="T1"> a </text:span><text:span text:style-name="T24">n</text:span><text:span text:style-name="T8">o</text:span><text:span text:style-name="T1">d</text:span><text:span text:style-name="T2">e</text:span><text:span text:style-name="T1"> </text:span><text:span text:style-name="T13">(s</text:span><text:span text:style-name="T1">tud</text:span><text:span text:style-name="T2">e</text:span><text:span text:style-name="T1">nt </text:span><text:span text:style-name="T51">r</text:span><text:span text:style-name="T1">o</text:span><text:span text:style-name="T2">ll</text:span><text:span text:style-name="T1"> numb</text:span><text:span text:style-name="T2">er</text:span><text:span text:style-name="T1">)</text:span><text:span text:style-name="T24"> </text:span><text:span text:style-name="T2">e</text:span><text:span text:style-name="T1">nt</text:span><text:span text:style-name="T2">e</text:span><text:span text:style-name="T31">r</text:span><text:span text:style-name="T2">e</text:span><text:span text:style-name="T1">d by</text:span><text:span text:style-name="T8"> </text:span><text:span text:style-name="T1">th</text:span><text:span text:style-name="T2">e</text:span><text:span text:style-name="T1"> </text:span><text:span text:style-name="T24">u</text:span><text:span text:style-name="T1">s</text:span><text:span text:style-name="T2">e</text:span><text:span text:style-name="T36">r</text:span><text:span text:style-name="T1">.</text:span></text:p>
      <text:p text:style-name="P87"/>
      <text:p text:style-name="P92"/>
      <text:p text:style-name="P64"><text:span text:style-name="T1">Ans:</text:span></text:p>
      <text:p text:style-name="P87"/>
      <text:p text:style-name="P87"/>
      <text:p text:style-name="P96"/>
      <text:p text:style-name="P64"><text:span text:style-name="T1">Th</text:span><text:span text:style-name="T2">e</text:span><text:span text:style-name="T1">o</text:span><text:span text:style-name="T2">r</text:span><text:span text:style-name="T1">y:</text:span></text:p>
      <text:p text:style-name="P68"><text:span text:style-name="T61">T</text:span><text:span text:style-name="T5">o</text:span><text:span text:style-name="T10"> </text:span><text:span text:style-name="T5">d</text:span><text:span text:style-name="T16">e</text:span><text:span text:style-name="T4">l</text:span><text:span text:style-name="T16">e</text:span><text:span text:style-name="T4">te</text:span><text:span text:style-name="T5"> f</text:span><text:span text:style-name="T15">r</text:span><text:span text:style-name="T5">om B</text:span><text:span text:style-name="T15">S</text:span><text:span text:style-name="T7">T</text:span><text:span text:style-name="T4">:</text:span></text:p>
      <text:p text:style-name="P110"/>
      <text:p text:style-name="P64"><text:span text:style-name="T10">1</text:span><text:span text:style-name="T5">.</text:span><text:span text:style-name="T85"> </text:span><text:span text:style-name="T5">If nod</text:span><text:span text:style-name="T4">e</text:span><text:span text:style-name="T15"> </text:span><text:span text:style-name="T5">h</text:span><text:span text:style-name="T26">a</text:span><text:span text:style-name="T5">s no </text:span><text:span text:style-name="T4">c</text:span><text:span text:style-name="T15">h</text:span><text:span text:style-name="T16">i</text:span><text:span text:style-name="T4">l</text:span><text:span text:style-name="T5">d</text:span><text:span text:style-name="T15"> </text:span><text:span text:style-name="T5">→ r</text:span><text:span text:style-name="T4">e</text:span><text:span text:style-name="T10">m</text:span><text:span text:style-name="T5">ov</text:span><text:span text:style-name="T4">e</text:span><text:span text:style-name="T20"> </text:span><text:span text:style-name="T4">i</text:span><text:span text:style-name="T11">t</text:span><text:span text:style-name="T5">.</text:span></text:p>
      <text:p text:style-name="P107"/>
      <text:p text:style-name="P64"><text:span text:style-name="T10">2</text:span><text:span text:style-name="T5">.</text:span><text:span text:style-name="T85"> </text:span><text:span text:style-name="T5">If on</text:span><text:span text:style-name="T4">e</text:span><text:span text:style-name="T5"> </text:span><text:span text:style-name="T4">c</text:span><text:span text:style-name="T15">h</text:span><text:span text:style-name="T16">i</text:span><text:span text:style-name="T4">l</text:span><text:span text:style-name="T15">d</text:span><text:span text:style-name="T10"> →</text:span><text:span text:style-name="T5"> </text:span><text:span text:style-name="T27">r</text:span><text:span text:style-name="T4">e</text:span><text:span text:style-name="T15">p</text:span><text:span text:style-name="T16">la</text:span><text:span text:style-name="T26">c</text:span><text:span text:style-name="T4">e</text:span><text:span text:style-name="T5"> </text:span><text:span text:style-name="T15">w</text:span><text:span text:style-name="T4">it</text:span><text:span text:style-name="T5">h</text:span><text:span text:style-name="T10"> </text:span><text:span text:style-name="T4">c</text:span><text:span text:style-name="T5">h</text:span><text:span text:style-name="T4">i</text:span><text:span text:style-name="T16">l</text:span><text:span text:style-name="T5">d.</text:span></text:p>
      <text:p text:style-name="P109"/>
      <text:p text:style-name="P27"><text:span text:style-name="T10">3</text:span><text:span text:style-name="T5">.</text:span><text:span text:style-name="T85"> </text:span><text:span text:style-name="T5">If </text:span><text:span text:style-name="T4">t</text:span><text:span text:style-name="T5">wo </text:span><text:span text:style-name="T16">c</text:span><text:span text:style-name="T5">h</text:span><text:span text:style-name="T4">i</text:span><text:span text:style-name="T16">l</text:span><text:span text:style-name="T5">dr</text:span><text:span text:style-name="T26">e</text:span><text:span text:style-name="T5">n </text:span><text:span text:style-name="T10">→</text:span><text:span text:style-name="T5"> r</text:span><text:span text:style-name="T26">e</text:span><text:span text:style-name="T27">p</text:span><text:span text:style-name="T4">lace</text:span><text:span text:style-name="T5"> </text:span><text:span text:style-name="T15">w</text:span><text:span text:style-name="T4">i</text:span><text:span text:style-name="T16">t</text:span><text:span text:style-name="T5">h </text:span><text:span text:style-name="T4">i</text:span><text:span text:style-name="T5">nord</text:span><text:span text:style-name="T16">e</text:span><text:span text:style-name="T5">r </text:span><text:span text:style-name="T27">s</text:span><text:span text:style-name="T10">u</text:span><text:span text:style-name="T16">c</text:span><text:span text:style-name="T4">ce</text:span><text:span text:style-name="T15">s</text:span><text:span text:style-name="T5">so</text:span><text:span text:style-name="T58">r</text:span><text:span text:style-name="T5">, </text:span><text:span text:style-name="T26">t</text:span><text:span text:style-name="T5">h</text:span><text:span text:style-name="T16">e</text:span><text:span text:style-name="T5">n </text:span><text:span text:style-name="T15">d</text:span><text:span text:style-name="T4">el</text:span><text:span text:style-name="T26">e</text:span><text:span text:style-name="T4">te</text:span><text:span text:style-name="T5"> su</text:span><text:span text:style-name="T4">cce</text:span><text:span text:style-name="T15">ss</text:span><text:span text:style-name="T5">o</text:span><text:span text:style-name="T48">r</text:span><text:span text:style-name="T5">.</text:span></text:p>
      <text:p text:style-name="P87"/>
      <text:p text:style-name="P87"/>
      <text:p text:style-name="P111"/>
      <text:p text:style-name="P64"><text:span text:style-name="T1">Cod</text:span><text:span text:style-name="T2">e</text:span><text:span text:style-name="T8">:</text:span></text:p>
      <text:p text:style-name="P109"/>
      <text:p text:style-name="P64"><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text:span></text:p>
      <text:p text:style-name="P108"/>
      <text:p text:style-name="P64"><text:span text:style-name="T5">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p>
      <text:p text:style-name="P87"/>
      <text:p text:style-name="P87"/>
      <text:p text:style-name="P96"/>
      <text:p text:style-name="P64"><text:span text:style-name="T5">s</text:span><text:span text:style-name="T4">t</text:span><text:span text:style-name="T15">r</text:span><text:span text:style-name="T5">u</text:span><text:span text:style-name="T16">c</text:span><text:span text:style-name="T4">t</text:span><text:span text:style-name="T5"> Nod</text:span><text:span text:style-name="T4">e</text:span><text:span text:style-name="T5"> {</text:span><text:bookmark-end text:name="_page_66_0"/></text:p>
      <text:p text:style-name="P53"><text:bookmark-start text:name="_page_68_0"/></text:p>
      <text:p text:style-name="P72"><text:span text:style-name="T4">i</text:span><text:span text:style-name="T10">n</text:span><text:span text:style-name="T4">t</text:span><text:span text:style-name="T15"> </text:span><text:span text:style-name="T5">v</text:span><text:span text:style-name="T4">al;</text:span></text:p>
      <text:p text:style-name="P107"/>
      <text:p text:style-name="P72"><text:span text:style-name="T15">N</text:span><text:span text:style-name="T10">od</text:span><text:span text:style-name="T4">e</text:span><text:span text:style-name="T5">*</text:span><text:span text:style-name="T15"> </text:span><text:span text:style-name="T4">le</text:span><text:span text:style-name="T27">f</text:span><text:span text:style-name="T4">t;</text:span></text:p>
      <text:p text:style-name="P110"/>
      <text:p text:style-name="P72"><text:span text:style-name="T15">N</text:span><text:span text:style-name="T10">od</text:span><text:span text:style-name="T4">e</text:span><text:span text:style-name="T5">*</text:span><text:span text:style-name="T40"> </text:span><text:span text:style-name="T27">r</text:span><text:span text:style-name="T4">i</text:span><text:span text:style-name="T15">g</text:span><text:span text:style-name="T5">h</text:span><text:span text:style-name="T4">t;</text:span></text:p>
      <text:p text:style-name="P107"/>
      <text:p text:style-name="P72"><text:span text:style-name="T15">N</text:span><text:span text:style-name="T10">od</text:span><text:span text:style-name="T4">e</text:span><text:span text:style-name="T5">(</text:span><text:span text:style-name="T4">i</text:span><text:span text:style-name="T15">n</text:span><text:span text:style-name="T4">t</text:span><text:span text:style-name="T5"> v)</text:span><text:span text:style-name="T10"> </text:span><text:span text:style-name="T5">{</text:span><text:span text:style-name="T27"> </text:span><text:span text:style-name="T5">v</text:span><text:span text:style-name="T4">al</text:span><text:span text:style-name="T10"> </text:span><text:span text:style-name="T5">=</text:span><text:span text:style-name="T27"> </text:span><text:span text:style-name="T5">v</text:span><text:span text:style-name="T4">;</text:span><text:span text:style-name="T10"> </text:span><text:span text:style-name="T16">l</text:span><text:span text:style-name="T4">e</text:span><text:span text:style-name="T5">f</text:span><text:span text:style-name="T16">t</text:span><text:span text:style-name="T10"> </text:span><text:span text:style-name="T5">= </text:span><text:span text:style-name="T27">r</text:span><text:span text:style-name="T16">i</text:span><text:span text:style-name="T5">gh</text:span><text:span text:style-name="T4">t</text:span><text:span text:style-name="T5"> </text:span><text:span text:style-name="T10">=</text:span><text:span text:style-name="T5"> </text:span><text:span text:style-name="T15">NU</text:span><text:span text:style-name="T5">LL</text:span><text:span text:style-name="T4">;</text:span><text:span text:style-name="T5"> </text:span><text:span text:style-name="T10">}</text:span></text:p>
      <text:p text:style-name="P108"/>
      <text:p text:style-name="P64"><text:span text:style-name="T5">}</text:span><text:span text:style-name="T4">;</text:span></text:p>
      <text:p text:style-name="P87"/>
      <text:p text:style-name="P87"/>
      <text:p text:style-name="P96"/>
      <text:p text:style-name="P64"><text:span text:style-name="T15">N</text:span><text:span text:style-name="T10">od</text:span><text:span text:style-name="T16">e</text:span><text:span text:style-name="T5">* </text:span><text:span text:style-name="T16">i</text:span><text:span text:style-name="T15">n</text:span><text:span text:style-name="T5">s</text:span><text:span text:style-name="T4">e</text:span><text:span text:style-name="T27">r</text:span><text:span text:style-name="T4">t</text:span><text:span text:style-name="T5">(Nod</text:span><text:span text:style-name="T16">e</text:span><text:span text:style-name="T5">* </text:span><text:span text:style-name="T15">r</text:span><text:span text:style-name="T5">oo</text:span><text:span text:style-name="T4">t</text:span><text:span text:style-name="T5">, </text:span><text:span text:style-name="T16">i</text:span><text:span text:style-name="T5">n</text:span><text:span text:style-name="T4">t</text:span><text:span text:style-name="T27"> </text:span><text:span text:style-name="T5">v) </text:span><text:span text:style-name="T10">{</text:span></text:p>
      <text:p text:style-name="P107"/>
      <text:p text:style-name="P72"><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15"> </text:span><text:span text:style-name="T5">n</text:span><text:span text:style-name="T4">e</text:span><text:span text:style-name="T5">w Nod</text:span><text:span text:style-name="T4">e</text:span><text:span text:style-name="T27">(</text:span><text:span text:style-name="T5">v</text:span><text:span text:style-name="T15">)</text:span><text:span text:style-name="T4">;</text:span></text:p>
      <text:p text:style-name="P108"/>
      <text:p text:style-name="P72"><text:span text:style-name="T4">i</text:span><text:span text:style-name="T5">f</text:span><text:span text:style-name="T10"> </text:span><text:span text:style-name="T5">(v </text:span><text:span text:style-name="T10">&lt;</text:span><text:span text:style-name="T5"> roo</text:span><text:span text:style-name="T4">t</text:span><text:span text:style-name="T10">-</text:span><text:span text:style-name="T5">&gt;v</text:span><text:span text:style-name="T4">al</text:span><text:span text:style-name="T5">) </text:span><text:span text:style-name="T27">r</text:span><text:span text:style-name="T5">oo</text:span><text:span text:style-name="T4">t</text:span><text:span text:style-name="T5">-</text:span><text:span text:style-name="T15">&gt;</text:span><text:span text:style-name="T4">le</text:span><text:span text:style-name="T15">f</text:span><text:span text:style-name="T4">t</text:span><text:span text:style-name="T5"> </text:span><text:span text:style-name="T10">=</text:span><text:span text:style-name="T5"> </text:span><text:span text:style-name="T16">i</text:span><text:span text:style-name="T5">n</text:span><text:span text:style-name="T15">s</text:span><text:span text:style-name="T4">e</text:span><text:span text:style-name="T5">r</text:span><text:span text:style-name="T16">t</text:span><text:span text:style-name="T5">(r</text:span><text:span text:style-name="T15">o</text:span><text:span text:style-name="T5">o</text:span><text:span text:style-name="T4">t</text:span><text:span text:style-name="T5">-&gt;</text:span><text:span text:style-name="T11">l</text:span><text:span text:style-name="T4">e</text:span><text:span text:style-name="T27">f</text:span><text:span text:style-name="T4">t</text:span><text:span text:style-name="T5">, v</text:span><text:span text:style-name="T15">)</text:span><text:span text:style-name="T4">;</text:span></text:p>
      <text:p text:style-name="P109"/>
      <text:p text:style-name="P72"><text:span text:style-name="T4">el</text:span><text:span text:style-name="T5">s</text:span><text:span text:style-name="T4">e</text:span><text:span text:style-name="T5"> </text:span><text:span text:style-name="T27">r</text:span><text:span text:style-name="T5">oo</text:span><text:span text:style-name="T11">t</text:span><text:span text:style-name="T5">-&gt;r</text:span><text:span text:style-name="T16">i</text:span><text:span text:style-name="T5">gh</text:span><text:span text:style-name="T4">t</text:span><text:span text:style-name="T5"> </text:span><text:span text:style-name="T10">=</text:span><text:span text:style-name="T5"> </text:span><text:span text:style-name="T4">i</text:span><text:span text:style-name="T5">ns</text:span><text:span text:style-name="T4">e</text:span><text:span text:style-name="T5">r</text:span><text:span text:style-name="T4">t</text:span><text:span text:style-name="T5">(</text:span><text:span text:style-name="T15">ro</text:span><text:span text:style-name="T5">o</text:span><text:span text:style-name="T4">t</text:span><text:span text:style-name="T5">-&gt;r</text:span><text:span text:style-name="T4">i</text:span><text:span text:style-name="T5">gh</text:span><text:span text:style-name="T4">t</text:span><text:span text:style-name="T5">,</text:span><text:span text:style-name="T20"> </text:span><text:span text:style-name="T5">v)</text:span><text:span text:style-name="T4">;</text:span></text:p>
      <text:p text:style-name="P107"/>
      <text:p text:style-name="P72"><text:span text:style-name="T5">r</text:span><text:span text:style-name="T4">et</text:span><text:span text:style-name="T10">u</text:span><text:span text:style-name="T15">r</text:span><text:span text:style-name="T5">n</text:span><text:span text:style-name="T10"> </text:span><text:span text:style-name="T5">r</text:span><text:span text:style-name="T15">o</text:span><text:span text:style-name="T5">o</text:span><text:span text:style-name="T4">t;</text:span></text:p>
      <text:p text:style-name="P110"/>
      <text:p text:style-name="P64"><text:span text:style-name="T5">}</text:span></text:p>
      <text:p text:style-name="P87"/>
      <text:p text:style-name="P87"/>
      <text:p text:style-name="P99"/>
      <text:p text:style-name="P64"><text:span text:style-name="T15">N</text:span><text:span text:style-name="T10">od</text:span><text:span text:style-name="T16">e</text:span><text:span text:style-name="T5">* </text:span><text:span text:style-name="T27">m</text:span><text:span text:style-name="T4">i</text:span><text:span text:style-name="T5">n</text:span><text:span text:style-name="T54">V</text:span><text:span text:style-name="T26">a</text:span><text:span text:style-name="T4">l</text:span><text:span text:style-name="T5">u</text:span><text:span text:style-name="T16">e</text:span><text:span text:style-name="T5">(</text:span><text:span text:style-name="T15">No</text:span><text:span text:style-name="T5">d</text:span><text:span text:style-name="T4">e</text:span><text:span text:style-name="T5">*</text:span><text:span text:style-name="T10"> </text:span><text:span text:style-name="T15">n</text:span><text:span text:style-name="T5">od</text:span><text:span text:style-name="T4">e</text:span><text:span text:style-name="T5">) {</text:span></text:p>
      <text:p text:style-name="P109"/>
      <text:p text:style-name="P72"><text:span text:style-name="T15">w</text:span><text:span text:style-name="T10">h</text:span><text:span text:style-name="T11">il</text:span><text:span text:style-name="T4">e</text:span><text:span text:style-name="T5"> </text:span><text:span text:style-name="T20">(</text:span><text:span text:style-name="T5">nod</text:span><text:span text:style-name="T39">e</text:span><text:span text:style-name="T15">-</text:span><text:span text:style-name="T5">&gt;</text:span><text:span text:style-name="T4">l</text:span><text:span text:style-name="T16">e</text:span><text:span text:style-name="T5">f</text:span><text:span text:style-name="T4">t</text:span><text:span text:style-name="T5"> </text:span><text:span text:style-name="T15">!</text:span><text:span text:style-name="T5">= </text:span><text:span text:style-name="T15">NU</text:span><text:span text:style-name="T5">LL) n</text:span><text:span text:style-name="T40">o</text:span><text:span text:style-name="T10">d</text:span><text:span text:style-name="T4">e</text:span><text:span text:style-name="T5"> =</text:span><text:span text:style-name="T27"> </text:span><text:span text:style-name="T5">no</text:span><text:span text:style-name="T15">d</text:span><text:span text:style-name="T4">e</text:span><text:span text:style-name="T5">-&gt;</text:span><text:span text:style-name="T4">le</text:span><text:span text:style-name="T5">f</text:span><text:span text:style-name="T4">t;</text:span></text:p>
      <text:p text:style-name="P108"/>
      <text:p text:style-name="P72"><text:span text:style-name="T5">r</text:span><text:span text:style-name="T4">et</text:span><text:span text:style-name="T10">u</text:span><text:span text:style-name="T15">r</text:span><text:span text:style-name="T5">n</text:span><text:span text:style-name="T10"> </text:span><text:span text:style-name="T15">no</text:span><text:span text:style-name="T10">d</text:span><text:span text:style-name="T4">e;</text:span></text:p>
      <text:p text:style-name="P107"/>
      <text:p text:style-name="P64"><text:span text:style-name="T5">}</text:span></text:p>
      <text:p text:style-name="P87"/>
      <text:p text:style-name="P87"/>
      <text:p text:style-name="P96"/>
      <text:p text:style-name="P64"><text:span text:style-name="T15">N</text:span><text:span text:style-name="T10">od</text:span><text:span text:style-name="T16">e</text:span><text:span text:style-name="T5">* </text:span><text:span text:style-name="T15">d</text:span><text:span text:style-name="T4">el</text:span><text:span text:style-name="T26">e</text:span><text:span text:style-name="T4">te</text:span><text:span text:style-name="T23">N</text:span><text:span text:style-name="T10">o</text:span><text:span text:style-name="T5">d</text:span><text:span text:style-name="T4">e</text:span><text:span text:style-name="T5">(</text:span><text:span text:style-name="T15">N</text:span><text:span text:style-name="T10">o</text:span><text:span text:style-name="T5">d</text:span><text:span text:style-name="T4">e</text:span><text:span text:style-name="T5">*</text:span><text:span text:style-name="T10"> </text:span><text:span text:style-name="T15">ro</text:span><text:span text:style-name="T5">o</text:span><text:span text:style-name="T4">t</text:span><text:span text:style-name="T5">, </text:span><text:span text:style-name="T16">i</text:span><text:span text:style-name="T15">n</text:span><text:span text:style-name="T4">t</text:span><text:span text:style-name="T5"> k</text:span><text:span text:style-name="T4">e</text:span><text:span text:style-name="T5">y) </text:span><text:span text:style-name="T10">{</text:span></text:p>
      <text:p text:style-name="P109"/>
      <text:p text:style-name="P72"><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10"> </text:span><text:span text:style-name="T27">r</text:span><text:span text:style-name="T5">oo</text:span><text:span text:style-name="T4">t;</text:span></text:p>
      <text:p text:style-name="P108"/>
      <text:p text:style-name="P72"><text:span text:style-name="T4">i</text:span><text:span text:style-name="T5">f</text:span><text:span text:style-name="T10"> </text:span><text:span text:style-name="T5">(k</text:span><text:span text:style-name="T4">e</text:span><text:span text:style-name="T5">y</text:span><text:span text:style-name="T10"> </text:span><text:span text:style-name="T5">&lt; roo</text:span><text:span text:style-name="T4">t</text:span><text:span text:style-name="T5">-&gt;v</text:span><text:span text:style-name="T4">al</text:span><text:span text:style-name="T5">)</text:span><text:span text:style-name="T15"> </text:span><text:span text:style-name="T5">roo</text:span><text:span text:style-name="T11">t</text:span><text:span text:style-name="T5">-</text:span><text:span text:style-name="T15">&gt;</text:span><text:span text:style-name="T4">le</text:span><text:span text:style-name="T27">f</text:span><text:span text:style-name="T4">t</text:span><text:span text:style-name="T5"> </text:span><text:span text:style-name="T10">=</text:span><text:span text:style-name="T5"> d</text:span><text:span text:style-name="T16">e</text:span><text:span text:style-name="T4">l</text:span><text:span text:style-name="T16">e</text:span><text:span text:style-name="T4">te</text:span><text:span text:style-name="T15">No</text:span><text:span text:style-name="T5">d</text:span><text:span text:style-name="T4">e</text:span><text:span text:style-name="T5">(r</text:span><text:span text:style-name="T15">oo</text:span><text:span text:style-name="T39">t</text:span><text:span text:style-name="T5">-&gt;</text:span><text:span text:style-name="T4">le</text:span><text:span text:style-name="T27">f</text:span><text:span text:style-name="T4">t</text:span><text:span text:style-name="T5">, k</text:span><text:span text:style-name="T16">e</text:span><text:span text:style-name="T5">y</text:span><text:span text:style-name="T15">)</text:span><text:span text:style-name="T4">;</text:span></text:p>
      <text:p text:style-name="P107"/>
      <text:p text:style-name="P72"><text:span text:style-name="T4">el</text:span><text:span text:style-name="T5">s</text:span><text:span text:style-name="T4">e</text:span><text:span text:style-name="T5"> </text:span><text:span text:style-name="T4">i</text:span><text:span text:style-name="T5">f </text:span><text:span text:style-name="T15">(</text:span><text:span text:style-name="T5">k</text:span><text:span text:style-name="T26">e</text:span><text:span text:style-name="T5">y </text:span><text:span text:style-name="T10">&gt;</text:span><text:span text:style-name="T5"> </text:span><text:span text:style-name="T15">r</text:span><text:span text:style-name="T5">oo</text:span><text:span text:style-name="T39">t</text:span><text:span text:style-name="T15">-</text:span><text:span text:style-name="T5">&gt;v</text:span><text:span text:style-name="T16">a</text:span><text:span text:style-name="T4">l</text:span><text:span text:style-name="T5">) roo</text:span><text:span text:style-name="T4">t</text:span><text:span text:style-name="T5">-&gt;r</text:span><text:span text:style-name="T4">i</text:span><text:span text:style-name="T15">gh</text:span><text:span text:style-name="T4">t</text:span><text:span text:style-name="T10"> </text:span><text:span text:style-name="T5">= d</text:span><text:span text:style-name="T4">el</text:span><text:span text:style-name="T26">e</text:span><text:span text:style-name="T4">te</text:span><text:span text:style-name="T15">No</text:span><text:span text:style-name="T5">d</text:span><text:span text:style-name="T4">e</text:span><text:span text:style-name="T5">(</text:span><text:span text:style-name="T27">r</text:span><text:span text:style-name="T5">oo</text:span><text:span text:style-name="T39">t</text:span><text:span text:style-name="T5">-&gt;r</text:span><text:span text:style-name="T4">i</text:span><text:span text:style-name="T27">g</text:span><text:span text:style-name="T5">h</text:span><text:span text:style-name="T4">t</text:span><text:span text:style-name="T5">, k</text:span><text:span text:style-name="T16">e</text:span><text:span text:style-name="T5">y</text:span><text:span text:style-name="T27">)</text:span><text:span text:style-name="T4">;</text:span></text:p>
      <text:p text:style-name="P108"/>
      <text:p text:style-name="P72"><text:span text:style-name="T4">el</text:span><text:span text:style-name="T5">s</text:span><text:span text:style-name="T4">e</text:span><text:span text:style-name="T5"> {</text:span></text:p>
      <text:p text:style-name="P109"/>
      <text:p text:style-name="P81"><text:span text:style-name="T4">i</text:span><text:span text:style-name="T5">f</text:span><text:span text:style-name="T10"> </text:span><text:span text:style-name="T5">(r</text:span><text:span text:style-name="T10">oo</text:span><text:span text:style-name="T4">t</text:span><text:span text:style-name="T5">-&gt;</text:span><text:span text:style-name="T4">le</text:span><text:span text:style-name="T5">f</text:span><text:span text:style-name="T4">t</text:span><text:span text:style-name="T5"> </text:span><text:span text:style-name="T27">=</text:span><text:span text:style-name="T5">=</text:span><text:span text:style-name="T10"> </text:span><text:span text:style-name="T15">NU</text:span><text:span text:style-name="T5">LL) {</text:span></text:p>
      <text:p text:style-name="P108"/>
      <text:p text:style-name="P78"><text:span text:style-name="T15">N</text:span><text:span text:style-name="T10">od</text:span><text:span text:style-name="T4">e</text:span><text:span text:style-name="T5">*</text:span><text:span text:style-name="T40"> </text:span><text:span text:style-name="T16">t</text:span><text:span text:style-name="T4">e</text:span><text:span text:style-name="T5">mp</text:span><text:span text:style-name="T10"> =</text:span><text:span text:style-name="T27"> </text:span><text:span text:style-name="T5">roo</text:span><text:span text:style-name="T42">t</text:span><text:span text:style-name="T5">-&gt;</text:span><text:span text:style-name="T15">r</text:span><text:span text:style-name="T16">i</text:span><text:span text:style-name="T5">gh</text:span><text:span text:style-name="T4">t;</text:span></text:p>
      <text:p text:style-name="P107"/>
      <text:p text:style-name="P78"><text:span text:style-name="T5">d</text:span><text:span text:style-name="T4">elete</text:span><text:span text:style-name="T5"> </text:span><text:span text:style-name="T20">r</text:span><text:span text:style-name="T5">oo</text:span><text:span text:style-name="T4">t;</text:span></text:p>
      <text:p text:style-name="P109"/>
      <text:p text:style-name="P78"><text:span text:style-name="T5">r</text:span><text:span text:style-name="T4">et</text:span><text:span text:style-name="T10">u</text:span><text:span text:style-name="T5">rn</text:span><text:span text:style-name="T15"> </text:span><text:span text:style-name="T4">te</text:span><text:span text:style-name="T27">m</text:span><text:span text:style-name="T5">p</text:span><text:span text:style-name="T4">;</text:span><text:bookmark-end text:name="_page_68_0"/></text:p>
      <text:p text:style-name="P54"><text:bookmark-start text:name="_page_70_0"/></text:p>
      <text:p text:style-name="P81"><text:span text:style-name="T5">}</text:span><text:span text:style-name="T40"> </text:span><text:span text:style-name="T4">el</text:span><text:span text:style-name="T10">s</text:span><text:span text:style-name="T4">e</text:span><text:span text:style-name="T5"> </text:span><text:span text:style-name="T16">i</text:span><text:span text:style-name="T5">f (roo</text:span><text:span text:style-name="T4">t</text:span><text:span text:style-name="T5">-&gt;r</text:span><text:span text:style-name="T4">i</text:span><text:span text:style-name="T15">g</text:span><text:span text:style-name="T5">h</text:span><text:span text:style-name="T4">t</text:span><text:span text:style-name="T15"> </text:span><text:span text:style-name="T5">== N</text:span><text:span text:style-name="T15">U</text:span><text:span text:style-name="T5">L</text:span><text:span text:style-name="T15">L</text:span><text:span text:style-name="T5">) </text:span><text:span text:style-name="T10">{</text:span></text:p>
      <text:p text:style-name="P107"/>
      <text:p text:style-name="P78"><text:span text:style-name="T15">N</text:span><text:span text:style-name="T10">od</text:span><text:span text:style-name="T4">e</text:span><text:span text:style-name="T5">*</text:span><text:span text:style-name="T40"> </text:span><text:span text:style-name="T16">t</text:span><text:span text:style-name="T4">e</text:span><text:span text:style-name="T5">mp</text:span><text:span text:style-name="T10"> =</text:span><text:span text:style-name="T27"> </text:span><text:span text:style-name="T5">roo</text:span><text:span text:style-name="T42">t</text:span><text:span text:style-name="T5">-</text:span><text:span text:style-name="T15">&gt;</text:span><text:span text:style-name="T4">le</text:span><text:span text:style-name="T27">f</text:span><text:span text:style-name="T4">t;</text:span></text:p>
      <text:p text:style-name="P110"/>
      <text:p text:style-name="P78"><text:span text:style-name="T5">d</text:span><text:span text:style-name="T4">elete</text:span><text:span text:style-name="T5"> </text:span><text:span text:style-name="T20">r</text:span><text:span text:style-name="T5">oo</text:span><text:span text:style-name="T4">t;</text:span></text:p>
      <text:p text:style-name="P107"/>
      <text:p text:style-name="P78"><text:span text:style-name="T5">r</text:span><text:span text:style-name="T4">et</text:span><text:span text:style-name="T10">u</text:span><text:span text:style-name="T5">rn</text:span><text:span text:style-name="T15"> </text:span><text:span text:style-name="T4">te</text:span><text:span text:style-name="T27">m</text:span><text:span text:style-name="T5">p</text:span><text:span text:style-name="T4">;</text:span></text:p>
      <text:p text:style-name="P108"/>
      <text:p text:style-name="P81"><text:span text:style-name="T5">}</text:span></text:p>
      <text:p text:style-name="P109"/>
      <text:p text:style-name="P82"><text:span text:style-name="T15">N</text:span><text:span text:style-name="T10">od</text:span><text:span text:style-name="T16">e</text:span><text:span text:style-name="T5">* </text:span><text:span text:style-name="T15">s</text:span><text:span text:style-name="T5">u</text:span><text:span text:style-name="T4">cc</text:span><text:span text:style-name="T5"> = </text:span><text:span text:style-name="T15">m</text:span><text:span text:style-name="T4">i</text:span><text:span text:style-name="T5">n</text:span><text:span text:style-name="T54">V</text:span><text:span text:style-name="T26">a</text:span><text:span text:style-name="T4">l</text:span><text:span text:style-name="T15">u</text:span><text:span text:style-name="T4">e</text:span><text:span text:style-name="T5">(</text:span><text:span text:style-name="T27">r</text:span><text:span text:style-name="T5">oo</text:span><text:span text:style-name="T42">t</text:span><text:span text:style-name="T5">-&gt;</text:span><text:span text:style-name="T15">r</text:span><text:span text:style-name="T4">i</text:span><text:span text:style-name="T5">g</text:span><text:span text:style-name="T15">h</text:span><text:span text:style-name="T4">t</text:span><text:span text:style-name="T15">)</text:span><text:span text:style-name="T4">;</text:span></text:p>
      <text:p text:style-name="P108"/>
      <text:p text:style-name="P81"><text:span text:style-name="T5">r</text:span><text:span text:style-name="T10">oo</text:span><text:span text:style-name="T11">t</text:span><text:span text:style-name="T5">-</text:span><text:span text:style-name="T15">&gt;</text:span><text:span text:style-name="T10">v</text:span><text:span text:style-name="T16">a</text:span><text:span text:style-name="T4">l</text:span><text:span text:style-name="T5"> </text:span><text:span text:style-name="T10">=</text:span><text:span text:style-name="T5"> </text:span><text:span text:style-name="T15">s</text:span><text:span text:style-name="T5">u</text:span><text:span text:style-name="T4">cc</text:span><text:span text:style-name="T5">-&gt;v</text:span><text:span text:style-name="T4">al;</text:span></text:p>
      <text:p text:style-name="P107"/>
      <text:p text:style-name="P81"><text:span text:style-name="T5">r</text:span><text:span text:style-name="T10">oo</text:span><text:span text:style-name="T11">t</text:span><text:span text:style-name="T5">-&gt;r</text:span><text:span text:style-name="T4">i</text:span><text:span text:style-name="T5">gh</text:span><text:span text:style-name="T4">t</text:span><text:span text:style-name="T5"> </text:span><text:span text:style-name="T10">=</text:span><text:span text:style-name="T5"> d</text:span><text:span text:style-name="T16">el</text:span><text:span text:style-name="T4">ete</text:span><text:span text:style-name="T15">No</text:span><text:span text:style-name="T5">d</text:span><text:span text:style-name="T4">e</text:span><text:span text:style-name="T15">(</text:span><text:span text:style-name="T5">roo</text:span><text:span text:style-name="T4">t</text:span><text:span text:style-name="T5">-&gt;r</text:span><text:span text:style-name="T4">i</text:span><text:span text:style-name="T5">gh</text:span><text:span text:style-name="T4">t</text:span><text:span text:style-name="T5">,</text:span><text:span text:style-name="T27"> </text:span><text:span text:style-name="T5">s</text:span><text:span text:style-name="T10">u</text:span><text:span text:style-name="T16">c</text:span><text:span text:style-name="T11">c</text:span><text:span text:style-name="T5">-</text:span><text:span text:style-name="T15">&gt;</text:span><text:span text:style-name="T5">v</text:span><text:span text:style-name="T4">a</text:span><text:span text:style-name="T16">l</text:span><text:span text:style-name="T5">)</text:span><text:span text:style-name="T4">;</text:span></text:p>
      <text:p text:style-name="P108"/>
      <text:p text:style-name="P72"><text:span text:style-name="T5">}</text:span></text:p>
      <text:p text:style-name="P109"/>
      <text:p text:style-name="P72"><text:span text:style-name="T5">r</text:span><text:span text:style-name="T4">et</text:span><text:span text:style-name="T10">u</text:span><text:span text:style-name="T15">r</text:span><text:span text:style-name="T5">n</text:span><text:span text:style-name="T10"> </text:span><text:span text:style-name="T5">r</text:span><text:span text:style-name="T15">o</text:span><text:span text:style-name="T5">o</text:span><text:span text:style-name="T4">t;</text:span></text:p>
      <text:p text:style-name="P107"/>
      <text:p text:style-name="P64"><text:span text:style-name="T5">}</text:span></text:p>
      <text:p text:style-name="P87"/>
      <text:p text:style-name="P87"/>
      <text:p text:style-name="P96"/>
      <text:p text:style-name="P64"><text:span text:style-name="T5">vo</text:span><text:span text:style-name="T4">i</text:span><text:span text:style-name="T5">d </text:span><text:span text:style-name="T16">i</text:span><text:span text:style-name="T5">n</text:span><text:span text:style-name="T10">o</text:span><text:span text:style-name="T15">r</text:span><text:span text:style-name="T5">d</text:span><text:span text:style-name="T4">e</text:span><text:span text:style-name="T27">r</text:span><text:span text:style-name="T5">(</text:span><text:span text:style-name="T15">N</text:span><text:span text:style-name="T5">od</text:span><text:span text:style-name="T16">e</text:span><text:span text:style-name="T5">*</text:span><text:span text:style-name="T10"> </text:span><text:span text:style-name="T15">r</text:span><text:span text:style-name="T5">o</text:span><text:span text:style-name="T15">o</text:span><text:span text:style-name="T4">t</text:span><text:span text:style-name="T10">)</text:span><text:span text:style-name="T5"> {</text:span></text:p>
      <text:p text:style-name="P108"/>
      <text:p text:style-name="P72"><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4">;</text:span></text:p>
      <text:p text:style-name="P109"/>
      <text:p text:style-name="P72"><text:span text:style-name="T4">i</text:span><text:span text:style-name="T10">no</text:span><text:span text:style-name="T15">r</text:span><text:span text:style-name="T5">d</text:span><text:span text:style-name="T4">e</text:span><text:span text:style-name="T27">r</text:span><text:span text:style-name="T5">(roo</text:span><text:span text:style-name="T11">t</text:span><text:span text:style-name="T5">-</text:span><text:span text:style-name="T15">&gt;</text:span><text:span text:style-name="T4">le</text:span><text:span text:style-name="T10">f</text:span><text:span text:style-name="T4">t</text:span><text:span text:style-name="T5">)</text:span><text:span text:style-name="T4">;</text:span></text:p>
      <text:p text:style-name="P108"/>
      <text:p text:style-name="P72"><text:span text:style-name="T4">c</text:span><text:span text:style-name="T5">o</text:span><text:span text:style-name="T10">u</text:span><text:span text:style-name="T4">t</text:span><text:span text:style-name="T5"> </text:span><text:span text:style-name="T15">&lt;</text:span><text:span text:style-name="T5">&lt; roo</text:span><text:span text:style-name="T11">t</text:span><text:span text:style-name="T5">-&gt;v</text:span><text:span text:style-name="T4">al</text:span><text:span text:style-name="T27"> </text:span><text:span text:style-name="T5">&lt;&lt; </text:span><text:span text:style-name="T10">"</text:span><text:span text:style-name="T5"> "</text:span><text:span text:style-name="T4">;</text:span></text:p>
      <text:p text:style-name="P107"/>
      <text:p text:style-name="P72"><text:span text:style-name="T4">i</text:span><text:span text:style-name="T10">no</text:span><text:span text:style-name="T15">r</text:span><text:span text:style-name="T5">d</text:span><text:span text:style-name="T4">e</text:span><text:span text:style-name="T27">r</text:span><text:span text:style-name="T5">(roo</text:span><text:span text:style-name="T11">t</text:span><text:span text:style-name="T5">-&gt;r</text:span><text:span text:style-name="T4">i</text:span><text:span text:style-name="T5">gh</text:span><text:span text:style-name="T16">t</text:span><text:span text:style-name="T5">)</text:span><text:span text:style-name="T4">;</text:span></text:p>
      <text:p text:style-name="P108"/>
      <text:p text:style-name="P64"><text:span text:style-name="T5">}</text:span></text:p>
      <text:p text:style-name="P87"/>
      <text:p text:style-name="P87"/>
      <text:p text:style-name="P101"/>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108"/>
      <text:p text:style-name="P72"><text:span text:style-name="T4">i</text:span><text:span text:style-name="T10">n</text:span><text:span text:style-name="T4">t</text:span><text:span text:style-name="T10"> </text:span><text:span text:style-name="T4">a</text:span><text:span text:style-name="T5">r</text:span><text:span text:style-name="T27">r</text:span><text:span text:style-name="T5">[</text:span><text:span text:style-name="T10">7</text:span><text:span text:style-name="T5">] </text:span><text:span text:style-name="T10">=</text:span><text:span text:style-name="T5"> </text:span><text:span text:style-name="T27">{</text:span><text:span text:style-name="T5">50,</text:span><text:span text:style-name="T15">3</text:span><text:span text:style-name="T5">0</text:span><text:span text:style-name="T15">,</text:span><text:span text:style-name="T5">70</text:span><text:span text:style-name="T15">,</text:span><text:span text:style-name="T5">2</text:span><text:span text:style-name="T10">0</text:span><text:span text:style-name="T15">,4</text:span><text:span text:style-name="T5">0,60,</text:span><text:span text:style-name="T15">8</text:span><text:span text:style-name="T5">0</text:span><text:span text:style-name="T15">}</text:span><text:span text:style-name="T4">;</text:span></text:p>
      <text:p text:style-name="P107"/>
      <text:p text:style-name="P72"><text:span text:style-name="T15">N</text:span><text:span text:style-name="T10">od</text:span><text:span text:style-name="T4">e</text:span><text:span text:style-name="T5">*</text:span><text:span text:style-name="T40"> </text:span><text:span text:style-name="T15">ro</text:span><text:span text:style-name="T5">o</text:span><text:span text:style-name="T4">t</text:span><text:span text:style-name="T5"> </text:span><text:span text:style-name="T10">=</text:span><text:span text:style-name="T5"> </text:span><text:span text:style-name="T15">NU</text:span><text:span text:style-name="T5">LL</text:span><text:span text:style-name="T4">;</text:span></text:p>
      <text:p text:style-name="P108"/>
      <text:p text:style-name="P72"><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7</text:span><text:span text:style-name="T4">;</text:span><text:span text:style-name="T5"> </text:span><text:span text:style-name="T4">i</text:span><text:span text:style-name="T5">++) roo</text:span><text:span text:style-name="T4">t</text:span><text:span text:style-name="T5"> = </text:span><text:span text:style-name="T4">i</text:span><text:span text:style-name="T15">n</text:span><text:span text:style-name="T5">s</text:span><text:span text:style-name="T4">e</text:span><text:span text:style-name="T5">r</text:span><text:span text:style-name="T16">t</text:span><text:span text:style-name="T5">(roo</text:span><text:span text:style-name="T4">t</text:span><text:span text:style-name="T5">, </text:span><text:span text:style-name="T4">a</text:span><text:span text:style-name="T5">r</text:span><text:span text:style-name="T27">r</text:span><text:span text:style-name="T5">[</text:span><text:span text:style-name="T4">i</text:span><text:span text:style-name="T5">]</text:span><text:span text:style-name="T15">)</text:span><text:span text:style-name="T16">;</text:span></text:p>
      <text:p text:style-name="P87"/>
      <text:p text:style-name="P87"/>
      <text:p text:style-name="P96"/>
      <text:p text:style-name="P72"><text:span text:style-name="T4">c</text:span><text:span text:style-name="T5">o</text:span><text:span text:style-name="T10">u</text:span><text:span text:style-name="T4">t</text:span><text:span text:style-name="T5"> </text:span><text:span text:style-name="T15">&lt;</text:span><text:span text:style-name="T5">&lt; "I</text:span><text:span text:style-name="T10">n</text:span><text:span text:style-name="T5">-ord</text:span><text:span text:style-name="T4">e</text:span><text:span text:style-name="T5">r b</text:span><text:span text:style-name="T11">e</text:span><text:span text:style-name="T27">f</text:span><text:span text:style-name="T5">or</text:span><text:span text:style-name="T4">e</text:span><text:span text:style-name="T27"> </text:span><text:span text:style-name="T5">d</text:span><text:span text:style-name="T4">ele</text:span><text:span text:style-name="T16">t</text:span><text:span text:style-name="T4">i</text:span><text:span text:style-name="T15">on</text:span><text:span text:style-name="T4">:</text:span><text:span text:style-name="T5"> "</text:span><text:span text:style-name="T11">;</text:span></text:p>
      <text:p text:style-name="P107"/>
      <text:p text:style-name="P72"><text:span text:style-name="T4">i</text:span><text:span text:style-name="T10">no</text:span><text:span text:style-name="T15">r</text:span><text:span text:style-name="T5">d</text:span><text:span text:style-name="T4">e</text:span><text:span text:style-name="T27">r</text:span><text:span text:style-name="T5">(roo</text:span><text:span text:style-name="T4">t</text:span><text:span text:style-name="T5">)</text:span><text:span text:style-name="T4">;</text:span><text:span text:style-name="T10"> </text:span><text:span text:style-name="T26">c</text:span><text:span text:style-name="T27">o</text:span><text:span text:style-name="T10">u</text:span><text:span text:style-name="T4">t</text:span><text:span text:style-name="T15"> </text:span><text:span text:style-name="T5">&lt;&lt; </text:span><text:span text:style-name="T4">e</text:span><text:span text:style-name="T15">n</text:span><text:span text:style-name="T5">d</text:span><text:span text:style-name="T4">l;</text:span><text:bookmark-end text:name="_page_70_0"/></text:p>
      <text:p text:style-name="P55"><text:bookmark-start text:name="_page_72_0"/></text:p>
      <text:p text:style-name="P72"><text:span text:style-name="T4">i</text:span><text:span text:style-name="T10">n</text:span><text:span text:style-name="T4">t</text:span><text:span text:style-name="T15"> </text:span><text:span text:style-name="T5">k</text:span><text:span text:style-name="T16">e</text:span><text:span text:style-name="T5">y</text:span><text:span text:style-name="T4">;</text:span></text:p>
      <text:p text:style-name="P107"/>
      <text:p text:style-name="P72"><text:span text:style-name="T4">c</text:span><text:span text:style-name="T5">o</text:span><text:span text:style-name="T10">u</text:span><text:span text:style-name="T4">t</text:span><text:span text:style-name="T5"> </text:span><text:span text:style-name="T15">&lt;</text:span><text:span text:style-name="T5">&lt; "En</text:span><text:span text:style-name="T4">te</text:span><text:span text:style-name="T5">r </text:span><text:span text:style-name="T27">r</text:span><text:span text:style-name="T5">o</text:span><text:span text:style-name="T4">ll</text:span><text:span text:style-name="T15"> </text:span><text:span text:style-name="T5">n</text:span><text:span text:style-name="T10">u</text:span><text:span text:style-name="T15">m</text:span><text:span text:style-name="T5">b</text:span><text:span text:style-name="T4">e</text:span><text:span text:style-name="T5">r</text:span><text:span text:style-name="T27"> </text:span><text:span text:style-name="T4">t</text:span><text:span text:style-name="T5">o</text:span><text:span text:style-name="T15"> </text:span><text:span text:style-name="T5">d</text:span><text:span text:style-name="T16">e</text:span><text:span text:style-name="T4">l</text:span><text:span text:style-name="T19">e</text:span><text:span text:style-name="T4">te:</text:span><text:span text:style-name="T27"> </text:span><text:span text:style-name="T5">"</text:span><text:span text:style-name="T4">;</text:span></text:p>
      <text:p text:style-name="P110"/>
      <text:p text:style-name="P72"><text:span text:style-name="T4">ci</text:span><text:span text:style-name="T5">n</text:span><text:span text:style-name="T10"> </text:span><text:span text:style-name="T5">&gt;&gt;</text:span><text:span text:style-name="T27"> </text:span><text:span text:style-name="T5">k</text:span><text:span text:style-name="T4">e</text:span><text:span text:style-name="T15">y</text:span><text:span text:style-name="T4">;</text:span></text:p>
      <text:p text:style-name="P87"/>
      <text:p text:style-name="P87"/>
      <text:p text:style-name="P99"/>
      <text:p text:style-name="P72"><text:span text:style-name="T5">r</text:span><text:span text:style-name="T10">oo</text:span><text:span text:style-name="T4">t</text:span><text:span text:style-name="T5"> </text:span><text:span text:style-name="T10">=</text:span><text:span text:style-name="T27"> </text:span><text:span text:style-name="T5">d</text:span><text:span text:style-name="T16">e</text:span><text:span text:style-name="T4">le</text:span><text:span text:style-name="T16">t</text:span><text:span text:style-name="T4">e</text:span><text:span text:style-name="T15">No</text:span><text:span text:style-name="T5">d</text:span><text:span text:style-name="T4">e</text:span><text:span text:style-name="T27">(</text:span><text:span text:style-name="T5">roo</text:span><text:span text:style-name="T4">t</text:span><text:span text:style-name="T5">, </text:span><text:span text:style-name="T15">k</text:span><text:span text:style-name="T4">e</text:span><text:span text:style-name="T5">y</text:span><text:span text:style-name="T15">)</text:span><text:span text:style-name="T4">;</text:span></text:p>
      <text:p text:style-name="P87"/>
      <text:p text:style-name="P87"/>
      <text:p text:style-name="P96"/>
      <text:p text:style-name="P72"><text:span text:style-name="T4">c</text:span><text:span text:style-name="T5">o</text:span><text:span text:style-name="T10">u</text:span><text:span text:style-name="T4">t</text:span><text:span text:style-name="T5"> </text:span><text:span text:style-name="T15">&lt;</text:span><text:span text:style-name="T5">&lt; "I</text:span><text:span text:style-name="T10">n</text:span><text:span text:style-name="T5">-ord</text:span><text:span text:style-name="T4">e</text:span><text:span text:style-name="T5">r </text:span><text:span text:style-name="T26">a</text:span><text:span text:style-name="T5">f</text:span><text:span text:style-name="T4">te</text:span><text:span text:style-name="T5">r</text:span><text:span text:style-name="T20"> </text:span><text:span text:style-name="T5">d</text:span><text:span text:style-name="T4">e</text:span><text:span text:style-name="T16">l</text:span><text:span text:style-name="T4">e</text:span><text:span text:style-name="T16">t</text:span><text:span text:style-name="T4">i</text:span><text:span text:style-name="T15">on</text:span><text:span text:style-name="T4">:</text:span><text:span text:style-name="T5"> "</text:span><text:span text:style-name="T11">;</text:span></text:p>
      <text:p text:style-name="P107"/>
      <text:p text:style-name="P72"><text:span text:style-name="T4">i</text:span><text:span text:style-name="T10">no</text:span><text:span text:style-name="T15">r</text:span><text:span text:style-name="T5">d</text:span><text:span text:style-name="T4">e</text:span><text:span text:style-name="T27">r</text:span><text:span text:style-name="T5">(roo</text:span><text:span text:style-name="T4">t</text:span><text:span text:style-name="T5">)</text:span><text:span text:style-name="T4">;</text:span><text:span text:style-name="T10"> </text:span><text:span text:style-name="T26">c</text:span><text:span text:style-name="T27">o</text:span><text:span text:style-name="T10">u</text:span><text:span text:style-name="T4">t</text:span><text:span text:style-name="T15"> </text:span><text:span text:style-name="T5">&lt;&lt; </text:span><text:span text:style-name="T4">e</text:span><text:span text:style-name="T15">n</text:span><text:span text:style-name="T5">d</text:span><text:span text:style-name="T4">l;</text:span></text:p>
      <text:p text:style-name="P87"/>
      <text:p text:style-name="P87"/>
      <text:p text:style-name="P96"/>
      <text:p text:style-name="P72"><text:span text:style-name="T5">r</text:span><text:span text:style-name="T4">et</text:span><text:span text:style-name="T10">u</text:span><text:span text:style-name="T15">r</text:span><text:span text:style-name="T5">n</text:span><text:span text:style-name="T10"> </text:span><text:span text:style-name="T15">0</text:span><text:span text:style-name="T4">;</text:span></text:p>
      <text:p text:style-name="P109"/>
      <text:p text:style-name="P64"><text:span text:style-name="T5">}</text:span></text:p>
      <text:p text:style-name="P108"/>
      <text:p text:style-name="P64"><text:span text:style-name="T1">E</text:span><text:span text:style-name="T8">x</text:span><text:span text:style-name="T13">p</text:span><text:span text:style-name="T2">l</text:span><text:span text:style-name="T1">ana</text:span><text:span text:style-name="T13">t</text:span><text:span text:style-name="T2">i</text:span><text:span text:style-name="T1">on:</text:span></text:p>
      <text:p text:style-name="P166"><text:span text:style-name="T44">W</text:span><text:span text:style-name="T4">e</text:span><text:span text:style-name="T5"> h</text:span><text:span text:style-name="T16">a</text:span><text:span text:style-name="T5">nd</text:span><text:span text:style-name="T4">le</text:span><text:span text:style-name="T5"> </text:span><text:span text:style-name="T19">a</text:span><text:span text:style-name="T4">ll</text:span><text:span text:style-name="T27"> </text:span><text:span text:style-name="T16">t</text:span><text:span text:style-name="T5">hr</text:span><text:span text:style-name="T4">ee</text:span><text:span text:style-name="T27"> d</text:span><text:span text:style-name="T4">el</text:span><text:span text:style-name="T16">e</text:span><text:span text:style-name="T4">te</text:span><text:span text:style-name="T5"> </text:span><text:span text:style-name="T4">c</text:span><text:span text:style-name="T19">a</text:span><text:span text:style-name="T5">s</text:span><text:span text:style-name="T4">e</text:span><text:span text:style-name="T5">s</text:span><text:span text:style-name="T86">.</text:span><text:span text:style-name="T5">Af</text:span><text:span text:style-name="T4">te</text:span><text:span text:style-name="T5">r</text:span><text:span text:style-name="T27"> </text:span><text:span text:style-name="T5">d</text:span><text:span text:style-name="T16">e</text:span><text:span text:style-name="T4">l</text:span><text:span text:style-name="T26">e</text:span><text:span text:style-name="T4">ti</text:span><text:span text:style-name="T5">on, </text:span><text:span text:style-name="T15">w</text:span><text:span text:style-name="T4">e</text:span><text:span text:style-name="T20"> </text:span><text:span text:style-name="T5">pr</text:span><text:span text:style-name="T4">i</text:span><text:span text:style-name="T15">n</text:span><text:span text:style-name="T4">t</text:span><text:span text:style-name="T10"> </text:span><text:span text:style-name="T5">BST</text:span><text:span text:style-name="T35"> </text:span><text:span text:style-name="T4">a</text:span><text:span text:style-name="T15">g</text:span><text:span text:style-name="T4">ai</text:span><text:span text:style-name="T5">n</text:span><text:span text:style-name="T15"> </text:span><text:span text:style-name="T27">u</text:span><text:span text:style-name="T10">s</text:span><text:span text:style-name="T4">i</text:span><text:span text:style-name="T5">ng </text:span><text:span text:style-name="T11">i</text:span><text:span text:style-name="T10">n</text:span><text:span text:style-name="T15">-</text:span><text:span text:style-name="T5">o</text:span><text:span text:style-name="T15">r</text:span><text:span text:style-name="T5">d</text:span><text:span text:style-name="T16">e</text:span><text:span text:style-name="T29">r</text:span><text:span text:style-name="T5">.</text:span></text:p>
      <text:p text:style-name="P166"><text:span text:style-name="T5"/></text:p>
      <text:p text:style-name="P237"><text:span text:style-name="T5">This C++ program demonstrates the creation and deletion of a node in a </text:span><text:span text:style-name="T3">Binary Search Tree (BST)</text:span><text:span text:style-name="T5">. Here's how the code works step-by-step:</text:span></text:p>
      <text:h text:style-name="P5" text:outline-level="3">1. Building the BST</text:h>
      <text:list text:style-name="L44">
        <text:list-item>
          <text:p text:style-name="P234">A <text:span text:style-name="Source_20_Text">Node</text:span> struct is defined, representing a node in the tree. Each node stores an integer <text:span text:style-name="Source_20_Text">val</text:span> and pointers to its left and right children.</text:p>
        </text:list-item>
        <text:list-item>
          <text:p text:style-name="P234">The <text:span text:style-name="Source_20_Text">main</text:span> function initializes an integer array <text:span text:style-name="Source_20_Text">arr</text:span> with values to be inserted into the BST.</text:p>
        </text:list-item>
        <text:list-item>
          <text:p text:style-name="P234">A <text:span text:style-name="Source_20_Text">root</text:span> pointer is initialized to <text:span text:style-name="Source_20_Text">NULL</text:span>, signifying an empty tree.</text:p>
        </text:list-item>
        <text:list-item>
          <text:p text:style-name="P234">A <text:span text:style-name="Source_20_Text">for</text:span> loop iterates through the <text:span text:style-name="Source_20_Text">arr</text:span> array, and the <text:span text:style-name="Source_20_Text">insert</text:span> function is called for each value.</text:p>
        </text:list-item>
        <text:list-item>
          <text:p text:style-name="P234">The <text:span text:style-name="Source_20_Text">insert</text:span> function recursively places each new value in the correct position. If the new value is less than the current node's value, it's placed in the left subtree; otherwise, it's placed in the right subtree.</text:p>
        </text:list-item>
      </text:list>
      <text:h text:style-name="P5" text:outline-level="3">2. Deleting a Node</text:h>
      <text:list text:style-name="L45">
        <text:list-item>
          <text:p text:style-name="P235">After building the tree, the program prompts the user to enter a value (<text:span text:style-name="Source_20_Text">key</text:span>) to delete.</text:p>
        </text:list-item>
        <text:list-item>
          <text:p text:style-name="P235">The <text:span text:style-name="Source_20_Text">deleteNode</text:span> function is called, which handles three cases for a node to be deleted:</text:p>
          <text:list>
            <text:list-item>
              <text:p text:style-name="P235"><text:span text:style-name="T92">Case 1: Node has no children (a leaf node)</text:span>: The node is simply removed, and its memory is freed.</text:p>
            </text:list-item>
            <text:list-item>
              <text:p text:style-name="P235"><text:span text:style-name="T92">Case 2: Node has one child</text:span>: The node is replaced by its single child. The memory of the deleted node is freed.</text:p>
            </text:list-item>
            <text:list-item>
              <text:p text:style-name="P235"><text:span text:style-name="T92">Case 3: Node has two children</text:span>: The node is replaced by its <text:span text:style-name="T92">in-order successor</text:span> (the smallest value in its right subtree). The <text:span text:style-name="Source_20_Text">minValue</text:span> function finds this successor. The <text:soft-page-break/>successor's value is copied to the node being deleted, and then the successor node is removed from its original position.</text:p>
            </text:list-item>
          </text:list>
        </text:list-item>
      </text:list>
      <text:h text:style-name="P5" text:outline-level="3">3. Traversal</text:h>
      <text:list text:style-name="L46">
        <text:list-item>
          <text:p text:style-name="P236">The <text:span text:style-name="Source_20_Text">inorder</text:span> function is used to print the contents of the tree.</text:p>
        </text:list-item>
        <text:list-item>
          <text:p text:style-name="P236">This function recursively traverses the tree in the order of left subtree, current node, and then right subtree.</text:p>
        </text:list-item>
        <text:list-item>
          <text:p text:style-name="P236">Because of the BST property, this traversal prints the nodes in <text:span text:style-name="T92">ascending order</text:span>.</text:p>
        </text:list-item>
        <text:list-item>
          <text:p text:style-name="P236">The <text:span text:style-name="Source_20_Text">main</text:span> function calls <text:span text:style-name="Source_20_Text">inorder</text:span> twice: once before deletion to show the original tree and again after deletion to show the modified tree.</text:p>
        </text:list-item>
      </text:list>
      <text:p text:style-name="P166"><text:span text:style-name="T5"/></text:p>
      <text:p text:style-name="P87"/>
      <text:p text:style-name="P87"/>
      <text:p text:style-name="P113"/>
      <text:p text:style-name="P167"><text:span text:style-name="T8">6</text:span><text:span text:style-name="T1">.</text:span><text:span text:style-name="T12"> </text:span><text:span text:style-name="T1">D</text:span><text:span text:style-name="T2">e</text:span><text:span text:style-name="T1">s</text:span><text:span text:style-name="T2">i</text:span><text:span text:style-name="T1">gn and </text:span><text:span text:style-name="T2">i</text:span><text:span text:style-name="T13">m</text:span><text:span text:style-name="T24">p</text:span><text:span text:style-name="T9">l</text:span><text:span text:style-name="T2">e</text:span><text:span text:style-name="T13">m</text:span><text:span text:style-name="T25">e</text:span><text:span text:style-name="T1">nt a fa</text:span><text:span text:style-name="T24">m</text:span><text:span text:style-name="T2">il</text:span><text:span text:style-name="T1">y</text:span><text:span text:style-name="T8"> </text:span><text:span text:style-name="T1">t</text:span><text:span text:style-name="T51">r</text:span><text:span text:style-name="T2">ee</text:span><text:span text:style-name="T1"> h</text:span><text:span text:style-name="T2">i</text:span><text:span text:style-name="T25">e</text:span><text:span text:style-name="T18">r</text:span><text:span text:style-name="T1">a</text:span><text:span text:style-name="T22">r</text:span><text:span text:style-name="T2">c</text:span><text:span text:style-name="T24">h</text:span><text:span text:style-name="T13">y</text:span><text:span text:style-name="T1"> </text:span><text:span text:style-name="T24">u</text:span><text:span text:style-name="T8">s</text:span><text:span text:style-name="T9">i</text:span><text:span text:style-name="T24">n</text:span><text:span text:style-name="T1">g</text:span><text:span text:style-name="T8"> </text:span><text:span text:style-name="T1">a</text:span><text:span text:style-name="T8"> </text:span><text:span text:style-name="T13">B</text:span><text:span text:style-name="T2">i</text:span><text:span text:style-name="T13">n</text:span><text:span text:style-name="T1">a</text:span><text:span text:style-name="T25">r</text:span><text:span text:style-name="T1">y S</text:span><text:span text:style-name="T2">e</text:span><text:span text:style-name="T24">a</text:span><text:span text:style-name="T22">r</text:span><text:span text:style-name="T2">c</text:span><text:span text:style-name="T1">h </text:span><text:span text:style-name="T80">T</text:span><text:span text:style-name="T22">r</text:span><text:span text:style-name="T14">ee</text:span><text:span text:style-name="T1"> (BST).</text:span><text:span text:style-name="T30"> </text:span><text:span text:style-name="T1">Th</text:span><text:span text:style-name="T2">e</text:span><text:span text:style-name="T1"> </text:span><text:span text:style-name="T24">f</text:span><text:span text:style-name="T13">am</text:span><text:span text:style-name="T9">i</text:span><text:span text:style-name="T14">l</text:span><text:span text:style-name="T1">y t</text:span><text:span text:style-name="T22">r</text:span><text:span text:style-name="T2">ee</text:span><text:span text:style-name="T17"> </text:span><text:span text:style-name="T1">shou</text:span><text:span text:style-name="T2">l</text:span><text:span text:style-name="T1">d</text:span><text:span text:style-name="T24"> </text:span><text:span text:style-name="T1">a</text:span><text:span text:style-name="T2">l</text:span><text:span text:style-name="T14">l</text:span><text:span text:style-name="T13">o</text:span><text:span text:style-name="T1">w </text:span><text:span text:style-name="T2">e</text:span><text:span text:style-name="T1">ff</text:span><text:span text:style-name="T2">ic</text:span><text:span text:style-name="T14">i</text:span><text:span text:style-name="T2">e</text:span><text:span text:style-name="T1">nt </text:span><text:span text:style-name="T13">s</text:span><text:span text:style-name="T1">to</text:span><text:span text:style-name="T2">r</text:span><text:span text:style-name="T13">a</text:span><text:span text:style-name="T1">g</text:span><text:span text:style-name="T2">e</text:span><text:span text:style-name="T1">, </text:span><text:span text:style-name="T51">r</text:span><text:span text:style-name="T2">e</text:span><text:span text:style-name="T1">t</text:span><text:span text:style-name="T2">ri</text:span><text:span text:style-name="T25">e</text:span><text:span text:style-name="T13">v</text:span><text:span text:style-name="T1">a</text:span><text:span text:style-name="T2">l</text:span><text:span text:style-name="T1">, and ma</text:span><text:span text:style-name="T24">n</text:span><text:span text:style-name="T2">i</text:span><text:span text:style-name="T1">p</text:span><text:span text:style-name="T13">u</text:span><text:span text:style-name="T2">l</text:span><text:span text:style-name="T8">a</text:span><text:span text:style-name="T1">t</text:span><text:span text:style-name="T14">i</text:span><text:span text:style-name="T1">on of</text:span><text:span text:style-name="T13"> </text:span><text:span text:style-name="T2">i</text:span><text:span text:style-name="T1">nfo</text:span><text:span text:style-name="T2">r</text:span><text:span text:style-name="T24">m</text:span><text:span text:style-name="T8">a</text:span><text:span text:style-name="T13">t</text:span><text:span text:style-name="T2">i</text:span><text:span text:style-name="T1">on </text:span><text:span text:style-name="T31">r</text:span><text:span text:style-name="T2">e</text:span><text:span text:style-name="T14">l</text:span><text:span text:style-name="T1">at</text:span><text:span text:style-name="T14">e</text:span><text:span text:style-name="T1">d</text:span><text:span text:style-name="T24"> </text:span><text:span text:style-name="T1">to </text:span><text:span text:style-name="T2">i</text:span><text:span text:style-name="T1">n</text:span><text:span text:style-name="T13">d</text:span><text:span text:style-name="T14">i</text:span><text:span text:style-name="T1">v</text:span><text:span text:style-name="T2">i</text:span><text:span text:style-name="T1">dua</text:span><text:span text:style-name="T2">l</text:span><text:span text:style-name="T1">s</text:span><text:span text:style-name="T13"> </text:span><text:span text:style-name="T1">and </text:span><text:span text:style-name="T13">t</text:span><text:span text:style-name="T1">h</text:span><text:span text:style-name="T2">eir</text:span><text:span text:style-name="T1"> </text:span><text:span text:style-name="T22">r</text:span><text:span text:style-name="T2">e</text:span><text:span text:style-name="T25">l</text:span><text:span text:style-name="T1">a</text:span><text:span text:style-name="T13">t</text:span><text:span text:style-name="T2">i</text:span><text:span text:style-name="T8">o</text:span><text:span text:style-name="T13">n</text:span><text:span text:style-name="T1">s</text:span><text:span text:style-name="T13">h</text:span><text:span text:style-name="T2">i</text:span><text:span text:style-name="T1">ps</text:span><text:span text:style-name="T8"> </text:span><text:span text:style-name="T13">w</text:span><text:span text:style-name="T14">i</text:span><text:span text:style-name="T1">th</text:span><text:span text:style-name="T9">i</text:span><text:span text:style-name="T1">n</text:span><text:span text:style-name="T24"> </text:span><text:span text:style-name="T1">th</text:span><text:span text:style-name="T2">e</text:span><text:span text:style-name="T1"> fa</text:span><text:span text:style-name="T24">m</text:span><text:span text:style-name="T9">i</text:span><text:span text:style-name="T2">l</text:span><text:span text:style-name="T28">y</text:span><text:span text:style-name="T1">.</text:span><text:span text:style-name="T30"> </text:span><text:span text:style-name="T52">W</text:span><text:span text:style-name="T2">ri</text:span><text:span text:style-name="T24">t</text:span><text:span text:style-name="T2">e</text:span><text:span text:style-name="T1"> a</text:span><text:span text:style-name="T24"> </text:span><text:span text:style-name="T1">C++</text:span><text:span text:style-name="T37"> </text:span><text:span text:style-name="T1">p</text:span><text:span text:style-name="T33">r</text:span><text:span text:style-name="T1">og</text:span><text:span text:style-name="T2">r</text:span><text:span text:style-name="T1">am</text:span><text:span text:style-name="T43"> </text:span><text:span text:style-name="T1">to:</text:span></text:p>
      <text:p text:style-name="P64"><text:span text:style-name="T1">1. I</text:span><text:span text:style-name="T13">n</text:span><text:span text:style-name="T1">s</text:span><text:span text:style-name="T2">er</text:span><text:span text:style-name="T1">t </text:span><text:span text:style-name="T24">f</text:span><text:span text:style-name="T1">am</text:span><text:span text:style-name="T2">il</text:span><text:span text:style-name="T1">y</text:span><text:span text:style-name="T8"> </text:span><text:span text:style-name="T13">m</text:span><text:span text:style-name="T25">e</text:span><text:span text:style-name="T13">m</text:span><text:span text:style-name="T1">b</text:span><text:span text:style-name="T2">er</text:span><text:span text:style-name="T1">s </text:span><text:span text:style-name="T2">i</text:span><text:span text:style-name="T13">n</text:span><text:span text:style-name="T1">to</text:span><text:span text:style-name="T8"> </text:span><text:span text:style-name="T1">t</text:span><text:span text:style-name="T24">h</text:span><text:span text:style-name="T2">e</text:span><text:span text:style-name="T1"> BST</text:span><text:span text:style-name="T50"> </text:span><text:span text:style-name="T1">(bas</text:span><text:span text:style-name="T2">e</text:span><text:span text:style-name="T1">d on </text:span><text:span text:style-name="T13">t</text:span><text:span text:style-name="T1">h</text:span><text:span text:style-name="T2">e</text:span><text:span text:style-name="T14">ir</text:span><text:span text:style-name="T30"> </text:span><text:span text:style-name="T1">na</text:span><text:span text:style-name="T13">m</text:span><text:span text:style-name="T2">e</text:span><text:span text:style-name="T1">s).</text:span></text:p>
      <text:p text:style-name="P28"><text:span text:style-name="T1">2. </text:span><text:span text:style-name="T13">P</text:span><text:span text:style-name="T2">er</text:span><text:span text:style-name="T1">fo</text:span><text:span text:style-name="T2">r</text:span><text:span text:style-name="T1">m </text:span><text:span text:style-name="T2">i</text:span><text:span text:style-name="T1">n-o</text:span><text:span text:style-name="T2">r</text:span><text:span text:style-name="T1">d</text:span><text:span text:style-name="T2">e</text:span><text:span text:style-name="T36">r</text:span><text:span text:style-name="T13">,</text:span><text:span text:style-name="T17"> </text:span><text:span text:style-name="T1">p</text:span><text:span text:style-name="T31">r</text:span><text:span text:style-name="T2">e</text:span><text:span text:style-name="T13">-</text:span><text:span text:style-name="T1">o</text:span><text:span text:style-name="T2">r</text:span><text:span text:style-name="T13">d</text:span><text:span text:style-name="T2">e</text:span><text:span text:style-name="T36">r</text:span><text:span text:style-name="T1">,</text:span><text:span text:style-name="T13"> </text:span><text:span text:style-name="T1">and </text:span><text:span text:style-name="T24">p</text:span><text:span text:style-name="T1">os</text:span><text:span text:style-name="T13">t</text:span><text:span text:style-name="T1">-o</text:span><text:span text:style-name="T2">r</text:span><text:span text:style-name="T1">d</text:span><text:span text:style-name="T2">er</text:span><text:span text:style-name="T21"> </text:span><text:span text:style-name="T1">t</text:span><text:span text:style-name="T18">r</text:span><text:span text:style-name="T1">av</text:span><text:span text:style-name="T2">er</text:span><text:span text:style-name="T13">s</text:span><text:span text:style-name="T1">a</text:span><text:span text:style-name="T2">l</text:span><text:span text:style-name="T1">s </text:span><text:span text:style-name="T24">t</text:span><text:span text:style-name="T1">o</text:span><text:span text:style-name="T13"> </text:span><text:span text:style-name="T1">d</text:span><text:span text:style-name="T2">i</text:span><text:span text:style-name="T8">s</text:span><text:span text:style-name="T13">p</text:span><text:span text:style-name="T14">l</text:span><text:span text:style-name="T1">ay th</text:span><text:span text:style-name="T2">e</text:span><text:span text:style-name="T1"> h</text:span><text:span text:style-name="T2">ie</text:span><text:span text:style-name="T14">r</text:span><text:span text:style-name="T1">a</text:span><text:span text:style-name="T51">r</text:span><text:span text:style-name="T2">c</text:span><text:span text:style-name="T1">h</text:span><text:span text:style-name="T28">y</text:span><text:span text:style-name="T1">.</text:span></text:p>
      <text:p text:style-name="P64"><text:span text:style-name="T1">3. S</text:span><text:span text:style-name="T2">e</text:span><text:span text:style-name="T13">a</text:span><text:span text:style-name="T31">r</text:span><text:span text:style-name="T2">c</text:span><text:span text:style-name="T1">h </text:span><text:span text:style-name="T24">f</text:span><text:span text:style-name="T1">o</text:span><text:span text:style-name="T2">r</text:span><text:span text:style-name="T21"> </text:span><text:span text:style-name="T1">a </text:span><text:span text:style-name="T24">p</text:span><text:span text:style-name="T1">a</text:span><text:span text:style-name="T2">r</text:span><text:span text:style-name="T13">t</text:span><text:span text:style-name="T14">i</text:span><text:span text:style-name="T2">c</text:span><text:span text:style-name="T1">u</text:span><text:span text:style-name="T2">l</text:span><text:span text:style-name="T1">a</text:span><text:span text:style-name="T14">r</text:span><text:span text:style-name="T21"> </text:span><text:span text:style-name="T17">f</text:span><text:span text:style-name="T1">am</text:span><text:span text:style-name="T2">il</text:span><text:span text:style-name="T1">y</text:span><text:span text:style-name="T8"> </text:span><text:span text:style-name="T1">m</text:span><text:span text:style-name="T2">e</text:span><text:span text:style-name="T24">m</text:span><text:span text:style-name="T1">b</text:span><text:span text:style-name="T14">e</text:span><text:span text:style-name="T2">r</text:span><text:span text:style-name="T21"> </text:span><text:span text:style-name="T1">by </text:span><text:span text:style-name="T24">n</text:span><text:span text:style-name="T8">a</text:span><text:span text:style-name="T1">m</text:span><text:span text:style-name="T2">e</text:span><text:span text:style-name="T1">.</text:span></text:p>
      <text:p text:style-name="P87"/>
      <text:p text:style-name="P104"/>
      <text:p text:style-name="P64"><text:span text:style-name="T1">Ans:</text:span></text:p>
      <text:p text:style-name="P87"/>
      <text:p text:style-name="P102"/>
      <text:p text:style-name="P64"><text:span text:style-name="T1">Th</text:span><text:span text:style-name="T2">e</text:span><text:span text:style-name="T1">o</text:span><text:span text:style-name="T2">r</text:span><text:span text:style-name="T1">y:</text:span></text:p>
      <text:p text:style-name="P168"><text:span text:style-name="T44">W</text:span><text:span text:style-name="T4">e</text:span><text:span text:style-name="T5"> </text:span><text:span text:style-name="T4">ca</text:span><text:span text:style-name="T5">n</text:span><text:span text:style-name="T27"> </text:span><text:span text:style-name="T5">s</text:span><text:span text:style-name="T4">t</text:span><text:span text:style-name="T5">or</text:span><text:span text:style-name="T4">e</text:span><text:span text:style-name="T5"> </text:span><text:span text:style-name="T20">f</text:span><text:span text:style-name="T4">a</text:span><text:span text:style-name="T5">m</text:span><text:span text:style-name="T4">i</text:span><text:span text:style-name="T16">l</text:span><text:span text:style-name="T5">y</text:span><text:span text:style-name="T10"> </text:span><text:span text:style-name="T5">m</text:span><text:span text:style-name="T4">e</text:span><text:span text:style-name="T5">mb</text:span><text:span text:style-name="T4">e</text:span><text:span text:style-name="T5">rs</text:span><text:span text:style-name="T15"> </text:span><text:span text:style-name="T4">i</text:span><text:span text:style-name="T5">n</text:span><text:span text:style-name="T10"> </text:span><text:span text:style-name="T15">B</text:span><text:span text:style-name="T5">ST</text:span><text:span text:style-name="T32"> </text:span><text:span text:style-name="T27">b</text:span><text:span text:style-name="T5">y</text:span><text:span text:style-name="T10"> </text:span><text:span text:style-name="T16">t</text:span><text:span text:style-name="T5">h</text:span><text:span text:style-name="T4">e</text:span><text:span text:style-name="T16">i</text:span><text:span text:style-name="T5">r n</text:span><text:span text:style-name="T16">a</text:span><text:span text:style-name="T5">m</text:span><text:span text:style-name="T4">e</text:span><text:span text:style-name="T5">s.</text:span><text:span text:style-name="T32"> </text:span><text:span text:style-name="T65">T</text:span><text:span text:style-name="T5">r</text:span><text:span text:style-name="T26">a</text:span><text:span text:style-name="T5">v</text:span><text:span text:style-name="T4">e</text:span><text:span text:style-name="T27">r</text:span><text:span text:style-name="T5">s</text:span><text:span text:style-name="T26">a</text:span><text:span text:style-name="T16">l</text:span><text:span text:style-name="T5">s</text:span><text:span text:style-name="T10"> </text:span><text:span text:style-name="T15">g</text:span><text:span text:style-name="T4">i</text:span><text:span text:style-name="T5">v</text:span><text:span text:style-name="T4">e</text:span><text:span text:style-name="T5"> d</text:span><text:span text:style-name="T11">i</text:span><text:span text:style-name="T53">f</text:span><text:span text:style-name="T5">f</text:span><text:span text:style-name="T4">e</text:span><text:span text:style-name="T5">r</text:span><text:span text:style-name="T16">e</text:span><text:span text:style-name="T5">n</text:span><text:span text:style-name="T4">t</text:span><text:span text:style-name="T15"> </text:span><text:span text:style-name="T5">v</text:span><text:span text:style-name="T4">ie</text:span><text:span text:style-name="T15">w</text:span><text:span text:style-name="T5">s, </text:span><text:span text:style-name="T26">a</text:span><text:span text:style-name="T5">nd</text:span><text:span text:style-name="T15"> s</text:span><text:span text:style-name="T4">ea</text:span><text:span text:style-name="T5">r</text:span><text:span text:style-name="T16">c</text:span><text:span text:style-name="T5">h</text:span><text:span text:style-name="T10"> </text:span><text:span text:style-name="T15">f</text:span><text:span text:style-name="T16">i</text:span><text:span text:style-name="T5">nds </text:span><text:span text:style-name="T4">a</text:span><text:span text:style-name="T5"> m</text:span><text:span text:style-name="T26">e</text:span><text:span text:style-name="T5">mb</text:span><text:span text:style-name="T4">e</text:span><text:span text:style-name="T5">r</text:span><text:span text:style-name="T27"> </text:span><text:span text:style-name="T5">qu</text:span><text:span text:style-name="T4">i</text:span><text:span text:style-name="T16">c</text:span><text:span text:style-name="T5">k</text:span><text:span text:style-name="T11">l</text:span><text:span text:style-name="T56">y</text:span><text:span text:style-name="T5">.</text:span></text:p>
      <text:p text:style-name="P91"/>
      <text:p text:style-name="P64"><text:span text:style-name="T1">Cod</text:span><text:span text:style-name="T2">e</text:span><text:span text:style-name="T8">:</text:span></text:p>
      <text:p text:style-name="P87"/>
      <text:p text:style-name="P106"/>
      <text:p text:style-name="P29"><text:span text:style-name="T5">#</text:span><text:span text:style-name="T4">i</text:span><text:span text:style-name="T5">n</text:span><text:span text:style-name="T16">c</text:span><text:span text:style-name="T4">l</text:span><text:span text:style-name="T5">ud</text:span><text:span text:style-name="T4">e</text:span><text:span text:style-name="T5"> </text:span><text:span text:style-name="T27">&lt;</text:span><text:span text:style-name="T16">i</text:span><text:span text:style-name="T5">os</text:span><text:span text:style-name="T4">t</text:span><text:span text:style-name="T5">r</text:span><text:span text:style-name="T4">e</text:span><text:span text:style-name="T16">a</text:span><text:span text:style-name="T5">m&gt; us</text:span><text:span text:style-name="T4">i</text:span><text:span text:style-name="T5">ng</text:span><text:span text:style-name="T15"> </text:span><text:span text:style-name="T5">n</text:span><text:span text:style-name="T4">a</text:span><text:span text:style-name="T5">m</text:span><text:span text:style-name="T26">e</text:span><text:span text:style-name="T15">s</text:span><text:span text:style-name="T5">p</text:span><text:span text:style-name="T4">ace</text:span><text:span text:style-name="T27"> </text:span><text:span text:style-name="T5">s</text:span><text:span text:style-name="T4">t</text:span><text:span text:style-name="T5">d</text:span><text:span text:style-name="T4">;</text:span><text:bookmark-end text:name="_page_72_0"/></text:p>
      <text:p text:style-name="P60"><text:bookmark-start text:name="_page_74_0"/></text:p>
      <text:p text:style-name="P57"/>
      <text:p text:style-name="P62"/>
      <text:p text:style-name="P156"><text:span text:style-name="T5">s</text:span><text:span text:style-name="T4">t</text:span><text:span text:style-name="T15">r</text:span><text:span text:style-name="T5">u</text:span><text:span text:style-name="T16">c</text:span><text:span text:style-name="T4">t</text:span><text:span text:style-name="T5"> Nod</text:span><text:span text:style-name="T4">e</text:span><text:span text:style-name="T5"> { s</text:span><text:span text:style-name="T4">t</text:span><text:span text:style-name="T5">r</text:span><text:span text:style-name="T4">i</text:span><text:span text:style-name="T5">ng</text:span><text:span text:style-name="T10"> </text:span><text:span text:style-name="T5">n</text:span><text:span text:style-name="T4">a</text:span><text:span text:style-name="T5">m</text:span><text:span text:style-name="T4">e;</text:span><text:span text:style-name="T5"> </text:span><text:span text:style-name="T15">N</text:span><text:span text:style-name="T10">od</text:span><text:span text:style-name="T4">e</text:span><text:span text:style-name="T5">*</text:span><text:span text:style-name="T15"> </text:span><text:span text:style-name="T4">le</text:span><text:span text:style-name="T27">f</text:span><text:span text:style-name="T4">t;</text:span><text:span text:style-name="T5"> </text:span><text:span text:style-name="T15">N</text:span><text:span text:style-name="T10">od</text:span><text:span text:style-name="T4">e</text:span><text:span text:style-name="T5">*</text:span><text:span text:style-name="T40"> </text:span><text:span text:style-name="T27">r</text:span><text:span text:style-name="T4">i</text:span><text:span text:style-name="T15">g</text:span><text:span text:style-name="T5">h</text:span><text:span text:style-name="T4">t;</text:span></text:p>
      <text:p text:style-name="P169"><text:span text:style-name="T15">N</text:span><text:span text:style-name="T10">od</text:span><text:span text:style-name="T4">e</text:span><text:span text:style-name="T5">(s</text:span><text:span text:style-name="T4">t</text:span><text:span text:style-name="T15">r</text:span><text:span text:style-name="T4">i</text:span><text:span text:style-name="T15">n</text:span><text:span text:style-name="T5">g</text:span><text:span text:style-name="T10"> </text:span><text:span text:style-name="T15">s</text:span><text:span text:style-name="T5">) </text:span><text:span text:style-name="T10">{</text:span><text:span text:style-name="T5"> n</text:span><text:span text:style-name="T16">a</text:span><text:span text:style-name="T5">m</text:span><text:span text:style-name="T4">e</text:span><text:span text:style-name="T5"> = s</text:span><text:span text:style-name="T11">;</text:span><text:span text:style-name="T27"> </text:span><text:span text:style-name="T4">le</text:span><text:span text:style-name="T27">f</text:span><text:span text:style-name="T4">t</text:span><text:span text:style-name="T5"> </text:span><text:span text:style-name="T10">=</text:span><text:span text:style-name="T5"> r</text:span><text:span text:style-name="T16">i</text:span><text:span text:style-name="T15">g</text:span><text:span text:style-name="T5">h</text:span><text:span text:style-name="T4">t</text:span><text:span text:style-name="T10"> =</text:span><text:span text:style-name="T20"> </text:span><text:span text:style-name="T15">N</text:span><text:span text:style-name="T5">U</text:span><text:span text:style-name="T15">L</text:span><text:span text:style-name="T5">L</text:span><text:span text:style-name="T4">;</text:span><text:span text:style-name="T5"> </text:span><text:span text:style-name="T10">}</text:span><text:span text:style-name="T5"> }</text:span><text:span text:style-name="T4">;</text:span></text:p>
      <text:p text:style-name="P90"/>
      <text:p text:style-name="P64"><text:span text:style-name="T15">N</text:span><text:span text:style-name="T10">od</text:span><text:span text:style-name="T16">e</text:span><text:span text:style-name="T5">* </text:span><text:span text:style-name="T16">i</text:span><text:span text:style-name="T15">n</text:span><text:span text:style-name="T5">s</text:span><text:span text:style-name="T4">e</text:span><text:span text:style-name="T27">r</text:span><text:span text:style-name="T4">t</text:span><text:span text:style-name="T5">(Nod</text:span><text:span text:style-name="T16">e</text:span><text:span text:style-name="T5">* </text:span><text:span text:style-name="T15">r</text:span><text:span text:style-name="T5">oo</text:span><text:span text:style-name="T4">t</text:span><text:span text:style-name="T5">, </text:span><text:span text:style-name="T15">s</text:span><text:span text:style-name="T4">t</text:span><text:span text:style-name="T5">r</text:span><text:span text:style-name="T4">i</text:span><text:span text:style-name="T15">n</text:span><text:span text:style-name="T5">g</text:span><text:span text:style-name="T10"> </text:span><text:span text:style-name="T5">n</text:span><text:span text:style-name="T4">a</text:span><text:span text:style-name="T5">m</text:span><text:span text:style-name="T4">e</text:span><text:span text:style-name="T15">)</text:span><text:span text:style-name="T5"> </text:span><text:span text:style-name="T10">{</text:span></text:p>
      <text:p text:style-name="P74"><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15"> </text:span><text:span text:style-name="T5">n</text:span><text:span text:style-name="T4">e</text:span><text:span text:style-name="T5">w Nod</text:span><text:span text:style-name="T4">e</text:span><text:span text:style-name="T27">(</text:span><text:span text:style-name="T5">n</text:span><text:span text:style-name="T16">a</text:span><text:span text:style-name="T5">m</text:span><text:span text:style-name="T4">e</text:span><text:span text:style-name="T5">)</text:span><text:span text:style-name="T4">;</text:span></text:p>
      <text:p text:style-name="P170"><text:span text:style-name="T4">i</text:span><text:span text:style-name="T5">f</text:span><text:span text:style-name="T10"> </text:span><text:span text:style-name="T5">(n</text:span><text:span text:style-name="T11">a</text:span><text:span text:style-name="T5">m</text:span><text:span text:style-name="T4">e</text:span><text:span text:style-name="T5"> &lt; </text:span><text:span text:style-name="T27">r</text:span><text:span text:style-name="T15">o</text:span><text:span text:style-name="T10">o</text:span><text:span text:style-name="T42">t</text:span><text:span text:style-name="T27">-</text:span><text:span text:style-name="T5">&gt;n</text:span><text:span text:style-name="T4">a</text:span><text:span text:style-name="T5">m</text:span><text:span text:style-name="T4">e</text:span><text:span text:style-name="T5">) r</text:span><text:span text:style-name="T15">o</text:span><text:span text:style-name="T5">o</text:span><text:span text:style-name="T4">t</text:span><text:span text:style-name="T5">-</text:span><text:span text:style-name="T15">&gt;</text:span><text:span text:style-name="T4">le</text:span><text:span text:style-name="T27">f</text:span><text:span text:style-name="T4">t</text:span><text:span text:style-name="T5"> </text:span><text:span text:style-name="T10">=</text:span><text:span text:style-name="T5"> </text:span><text:span text:style-name="T16">i</text:span><text:span text:style-name="T5">n</text:span><text:span text:style-name="T10">s</text:span><text:span text:style-name="T16">e</text:span><text:span text:style-name="T5">r</text:span><text:span text:style-name="T4">t</text:span><text:span text:style-name="T5">(</text:span><text:span text:style-name="T15">r</text:span><text:span text:style-name="T5">oo</text:span><text:span text:style-name="T39">t</text:span><text:span text:style-name="T5">-</text:span><text:span text:style-name="T15">&gt;</text:span><text:span text:style-name="T11">l</text:span><text:span text:style-name="T4">e</text:span><text:span text:style-name="T20">f</text:span><text:span text:style-name="T11">t</text:span><text:span text:style-name="T5">, n</text:span><text:span text:style-name="T16">a</text:span><text:span text:style-name="T5">m</text:span><text:span text:style-name="T4">e</text:span><text:span text:style-name="T27">)</text:span><text:span text:style-name="T4">;</text:span><text:span text:style-name="T5"> </text:span><text:span text:style-name="T4">el</text:span><text:span text:style-name="T5">s</text:span><text:span text:style-name="T4">e</text:span><text:span text:style-name="T5"> </text:span><text:span text:style-name="T27">r</text:span><text:span text:style-name="T5">oo</text:span><text:span text:style-name="T11">t</text:span><text:span text:style-name="T5">-&gt;r</text:span><text:span text:style-name="T16">i</text:span><text:span text:style-name="T5">gh</text:span><text:span text:style-name="T4">t</text:span><text:span text:style-name="T5"> </text:span><text:span text:style-name="T10">=</text:span><text:span text:style-name="T5"> </text:span><text:span text:style-name="T4">i</text:span><text:span text:style-name="T5">ns</text:span><text:span text:style-name="T4">e</text:span><text:span text:style-name="T5">r</text:span><text:span text:style-name="T4">t</text:span><text:span text:style-name="T5">(</text:span><text:span text:style-name="T15">ro</text:span><text:span text:style-name="T5">o</text:span><text:span text:style-name="T4">t</text:span><text:span text:style-name="T5">-&gt;r</text:span><text:span text:style-name="T4">i</text:span><text:span text:style-name="T5">gh</text:span><text:span text:style-name="T4">t</text:span><text:span text:style-name="T5">,</text:span><text:span text:style-name="T20"> </text:span><text:span text:style-name="T5">n</text:span><text:span text:style-name="T16">a</text:span><text:span text:style-name="T5">m</text:span><text:span text:style-name="T4">e</text:span><text:span text:style-name="T5">)</text:span><text:span text:style-name="T4">;</text:span></text:p>
      <text:p text:style-name="P159"><text:span text:style-name="T5">r</text:span><text:span text:style-name="T4">et</text:span><text:span text:style-name="T10">u</text:span><text:span text:style-name="T15">r</text:span><text:span text:style-name="T5">n</text:span><text:span text:style-name="T10"> </text:span><text:span text:style-name="T5">r</text:span><text:span text:style-name="T15">o</text:span><text:span text:style-name="T5">o</text:span><text:span text:style-name="T4">t;</text:span><text:span text:style-name="T5"> }</text:span></text:p>
      <text:p text:style-name="P88"/>
      <text:p text:style-name="P160"><text:span text:style-name="T5">vo</text:span><text:span text:style-name="T4">i</text:span><text:span text:style-name="T5">d </text:span><text:span text:style-name="T16">i</text:span><text:span text:style-name="T5">n</text:span><text:span text:style-name="T10">o</text:span><text:span text:style-name="T15">r</text:span><text:span text:style-name="T5">d</text:span><text:span text:style-name="T4">e</text:span><text:span text:style-name="T27">r</text:span><text:span text:style-name="T5">(</text:span><text:span text:style-name="T15">N</text:span><text:span text:style-name="T5">od</text:span><text:span text:style-name="T16">e</text:span><text:span text:style-name="T5">*</text:span><text:span text:style-name="T10"> </text:span><text:span text:style-name="T15">r</text:span><text:span text:style-name="T5">o</text:span><text:span text:style-name="T15">o</text:span><text:span text:style-name="T4">t</text:span><text:span text:style-name="T10">)</text:span><text:span text:style-name="T5"> {</text:span><text:span text:style-name="T82"> </text:span><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4">;</text:span><text:span text:style-name="T5"> </text:span><text:span text:style-name="T4">i</text:span><text:span text:style-name="T10">no</text:span><text:span text:style-name="T15">r</text:span><text:span text:style-name="T5">d</text:span><text:span text:style-name="T4">e</text:span><text:span text:style-name="T27">r</text:span><text:span text:style-name="T5">(roo</text:span><text:span text:style-name="T11">t</text:span><text:span text:style-name="T5">-</text:span><text:span text:style-name="T15">&gt;</text:span><text:span text:style-name="T4">le</text:span><text:span text:style-name="T10">f</text:span><text:span text:style-name="T4">t</text:span><text:span text:style-name="T5">)</text:span><text:span text:style-name="T4">;</text:span></text:p>
      <text:p text:style-name="P30"><text:span text:style-name="T4">c</text:span><text:span text:style-name="T5">o</text:span><text:span text:style-name="T10">u</text:span><text:span text:style-name="T4">t</text:span><text:span text:style-name="T5"> </text:span><text:span text:style-name="T15">&lt;</text:span><text:span text:style-name="T5">&lt; roo</text:span><text:span text:style-name="T11">t</text:span><text:span text:style-name="T5">-&gt;n</text:span><text:span text:style-name="T4">a</text:span><text:span text:style-name="T27">m</text:span><text:span text:style-name="T4">e</text:span><text:span text:style-name="T5"> &lt;&lt; " "</text:span><text:span text:style-name="T4">;</text:span><text:span text:style-name="T5"> </text:span><text:span text:style-name="T4">i</text:span><text:span text:style-name="T10">no</text:span><text:span text:style-name="T15">r</text:span><text:span text:style-name="T5">d</text:span><text:span text:style-name="T4">e</text:span><text:span text:style-name="T27">r</text:span><text:span text:style-name="T5">(roo</text:span><text:span text:style-name="T11">t</text:span><text:span text:style-name="T5">-&gt;r</text:span><text:span text:style-name="T4">i</text:span><text:span text:style-name="T5">gh</text:span><text:span text:style-name="T16">t</text:span><text:span text:style-name="T5">)</text:span><text:span text:style-name="T4">;</text:span></text:p>
      <text:p text:style-name="P64"><text:span text:style-name="T5">}</text:span></text:p>
      <text:p text:style-name="P87"/>
      <text:p text:style-name="P104"/>
      <text:p text:style-name="P171"><text:span text:style-name="T5">vo</text:span><text:span text:style-name="T4">i</text:span><text:span text:style-name="T5">d pr</text:span><text:span text:style-name="T4">e</text:span><text:span text:style-name="T5">o</text:span><text:span text:style-name="T27">r</text:span><text:span text:style-name="T5">d</text:span><text:span text:style-name="T4">e</text:span><text:span text:style-name="T10">r(</text:span><text:span text:style-name="T15">N</text:span><text:span text:style-name="T5">o</text:span><text:span text:style-name="T15">d</text:span><text:span text:style-name="T4">e</text:span><text:span text:style-name="T5">*</text:span><text:span text:style-name="T15"> </text:span><text:span text:style-name="T5">roo</text:span><text:span text:style-name="T4">t</text:span><text:span text:style-name="T5">) </text:span><text:span text:style-name="T10">{</text:span><text:span text:style-name="T87"> </text:span><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4">;</text:span><text:span text:style-name="T5"> </text:span><text:span text:style-name="T4">c</text:span><text:span text:style-name="T5">o</text:span><text:span text:style-name="T10">u</text:span><text:span text:style-name="T4">t</text:span><text:span text:style-name="T5"> </text:span><text:span text:style-name="T15">&lt;</text:span><text:span text:style-name="T5">&lt; roo</text:span><text:span text:style-name="T11">t</text:span><text:span text:style-name="T5">-&gt;n</text:span><text:span text:style-name="T4">a</text:span><text:span text:style-name="T27">m</text:span><text:span text:style-name="T4">e</text:span><text:span text:style-name="T5"> &lt;&lt; " "</text:span><text:span text:style-name="T4">;</text:span><text:span text:style-name="T5"> pr</text:span><text:span text:style-name="T4">e</text:span><text:span text:style-name="T10">o</text:span><text:span text:style-name="T5">rd</text:span><text:span text:style-name="T4">e</text:span><text:span text:style-name="T5">r(</text:span><text:span text:style-name="T15">ro</text:span><text:span text:style-name="T5">o</text:span><text:span text:style-name="T4">t</text:span><text:span text:style-name="T5">-&gt;</text:span><text:span text:style-name="T4">le</text:span><text:span text:style-name="T5">f</text:span><text:span text:style-name="T4">t</text:span><text:span text:style-name="T5">)</text:span><text:span text:style-name="T4">;</text:span><text:span text:style-name="T5"> pr</text:span><text:span text:style-name="T4">e</text:span><text:span text:style-name="T10">o</text:span><text:span text:style-name="T5">rd</text:span><text:span text:style-name="T4">e</text:span><text:span text:style-name="T5">r(roo</text:span><text:span text:style-name="T4">t</text:span><text:span text:style-name="T10">-&gt;r</text:span><text:span text:style-name="T4">i</text:span><text:span text:style-name="T15">g</text:span><text:span text:style-name="T5">h</text:span><text:span text:style-name="T4">t</text:span><text:span text:style-name="T15">)</text:span><text:span text:style-name="T4">;</text:span></text:p>
      <text:p text:style-name="P70"><text:span text:style-name="T5">}</text:span></text:p>
      <text:p text:style-name="P87"/>
      <text:p text:style-name="P104"/>
      <text:p text:style-name="P171"><text:span text:style-name="T5">vo</text:span><text:span text:style-name="T4">i</text:span><text:span text:style-name="T5">d </text:span><text:span text:style-name="T15">p</text:span><text:span text:style-name="T10">o</text:span><text:span text:style-name="T5">s</text:span><text:span text:style-name="T16">t</text:span><text:span text:style-name="T5">ord</text:span><text:span text:style-name="T4">e</text:span><text:span text:style-name="T5">r(N</text:span><text:span text:style-name="T15">o</text:span><text:span text:style-name="T5">d</text:span><text:span text:style-name="T16">e</text:span><text:span text:style-name="T5">* roo</text:span><text:span text:style-name="T4">t</text:span><text:span text:style-name="T5">)</text:span><text:span text:style-name="T10"> </text:span><text:span text:style-name="T5">{ </text:span><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4">;</text:span><text:span text:style-name="T5"> p</text:span><text:span text:style-name="T10">o</text:span><text:span text:style-name="T5">s</text:span><text:span text:style-name="T4">t</text:span><text:span text:style-name="T5">ord</text:span><text:span text:style-name="T4">e</text:span><text:span text:style-name="T5">r(</text:span><text:span text:style-name="T15">r</text:span><text:span text:style-name="T5">oo</text:span><text:span text:style-name="T11">t</text:span><text:span text:style-name="T5">-&gt;</text:span><text:span text:style-name="T4">le</text:span><text:span text:style-name="T27">f</text:span><text:span text:style-name="T4">t</text:span><text:span text:style-name="T5">)</text:span><text:span text:style-name="T4">;</text:span><text:span text:style-name="T5"> p</text:span><text:span text:style-name="T10">o</text:span><text:span text:style-name="T5">s</text:span><text:span text:style-name="T4">t</text:span><text:span text:style-name="T5">ord</text:span><text:span text:style-name="T4">e</text:span><text:span text:style-name="T5">r(</text:span><text:span text:style-name="T15">r</text:span><text:span text:style-name="T5">oo</text:span><text:span text:style-name="T11">t</text:span><text:span text:style-name="T10">-&gt;</text:span><text:span text:style-name="T5">r</text:span><text:span text:style-name="T16">i</text:span><text:span text:style-name="T27">g</text:span><text:span text:style-name="T5">h</text:span><text:span text:style-name="T11">t</text:span><text:span text:style-name="T15">)</text:span><text:span text:style-name="T4">;</text:span><text:span text:style-name="T88"> </text:span><text:span text:style-name="T4">c</text:span><text:span text:style-name="T5">o</text:span><text:span text:style-name="T10">u</text:span><text:span text:style-name="T4">t</text:span><text:span text:style-name="T5"> </text:span><text:span text:style-name="T15">&lt;</text:span><text:span text:style-name="T5">&lt; roo</text:span><text:span text:style-name="T11">t</text:span><text:span text:style-name="T5">-&gt;n</text:span><text:span text:style-name="T4">a</text:span><text:span text:style-name="T27">m</text:span><text:span text:style-name="T4">e</text:span><text:span text:style-name="T5"> &lt;&lt; " "</text:span><text:span text:style-name="T4">;</text:span></text:p>
      <text:p text:style-name="P64"><text:span text:style-name="T5">}</text:span></text:p>
      <text:p text:style-name="P87"/>
      <text:p text:style-name="P104"/>
      <text:p text:style-name="P172"><text:span text:style-name="T5">boo</text:span><text:span text:style-name="T4">l</text:span><text:span text:style-name="T5"> s</text:span><text:span text:style-name="T4">e</text:span><text:span text:style-name="T16">a</text:span><text:span text:style-name="T5">r</text:span><text:span text:style-name="T4">c</text:span><text:span text:style-name="T15">h(No</text:span><text:span text:style-name="T5">d</text:span><text:span text:style-name="T4">e</text:span><text:span text:style-name="T5">*</text:span><text:span text:style-name="T10"> </text:span><text:span text:style-name="T5">roo</text:span><text:span text:style-name="T4">t</text:span><text:span text:style-name="T10">,</text:span><text:span text:style-name="T20"> </text:span><text:span text:style-name="T5">s</text:span><text:span text:style-name="T11">t</text:span><text:span text:style-name="T15">r</text:span><text:span text:style-name="T4">i</text:span><text:span text:style-name="T15">n</text:span><text:span text:style-name="T5">g</text:span><text:span text:style-name="T15"> </text:span><text:span text:style-name="T5">k</text:span><text:span text:style-name="T16">e</text:span><text:span text:style-name="T5">y) </text:span><text:span text:style-name="T10">{</text:span><text:span text:style-name="T5"> </text:span><text:span text:style-name="T4">i</text:span><text:span text:style-name="T5">f</text:span><text:span text:style-name="T10"> </text:span><text:span text:style-name="T5">(roo</text:span><text:span text:style-name="T4">t</text:span><text:span text:style-name="T10"> ==</text:span><text:span text:style-name="T5"> </text:span><text:span text:style-name="T27">N</text:span><text:span text:style-name="T5">U</text:span><text:span text:style-name="T15">L</text:span><text:span text:style-name="T5">L) r</text:span><text:span text:style-name="T4">e</text:span><text:span text:style-name="T16">t</text:span><text:span text:style-name="T5">urn</text:span><text:span text:style-name="T10"> </text:span><text:span text:style-name="T27">f</text:span><text:span text:style-name="T4">a</text:span><text:span text:style-name="T16">l</text:span><text:span text:style-name="T5">s</text:span><text:span text:style-name="T16">e</text:span><text:span text:style-name="T4">;</text:span></text:p>
      <text:p text:style-name="P72"><text:span text:style-name="T4">i</text:span><text:span text:style-name="T5">f</text:span><text:span text:style-name="T10"> </text:span><text:span text:style-name="T5">(roo</text:span><text:span text:style-name="T39">t</text:span><text:span text:style-name="T5">-</text:span><text:span text:style-name="T15">&gt;</text:span><text:span text:style-name="T5">n</text:span><text:span text:style-name="T16">a</text:span><text:span text:style-name="T5">m</text:span><text:span text:style-name="T4">e</text:span><text:span text:style-name="T5"> ==</text:span><text:span text:style-name="T27"> </text:span><text:span text:style-name="T5">k</text:span><text:span text:style-name="T16">e</text:span><text:span text:style-name="T5">y) r</text:span><text:span text:style-name="T4">e</text:span><text:span text:style-name="T16">t</text:span><text:span text:style-name="T5">u</text:span><text:span text:style-name="T15">r</text:span><text:span text:style-name="T5">n </text:span><text:span text:style-name="T4">t</text:span><text:span text:style-name="T15">r</text:span><text:span text:style-name="T5">u</text:span><text:span text:style-name="T16">e</text:span><text:span text:style-name="T4">;</text:span></text:p>
      <text:p text:style-name="P76"><text:span text:style-name="T4">i</text:span><text:span text:style-name="T5">f</text:span><text:span text:style-name="T10"> </text:span><text:span text:style-name="T5">(k</text:span><text:span text:style-name="T4">e</text:span><text:span text:style-name="T5">y</text:span><text:span text:style-name="T10"> </text:span><text:span text:style-name="T5">&lt; roo</text:span><text:span text:style-name="T4">t</text:span><text:span text:style-name="T5">-&gt;n</text:span><text:span text:style-name="T16">a</text:span><text:span text:style-name="T5">m</text:span><text:span text:style-name="T4">e</text:span><text:span text:style-name="T5">) r</text:span><text:span text:style-name="T4">e</text:span><text:span text:style-name="T16">t</text:span><text:span text:style-name="T5">u</text:span><text:span text:style-name="T27">r</text:span><text:span text:style-name="T5">n</text:span><text:span text:style-name="T10"> </text:span><text:span text:style-name="T5">s</text:span><text:span text:style-name="T4">ea</text:span><text:span text:style-name="T5">r</text:span><text:span text:style-name="T26">c</text:span><text:span text:style-name="T5">h(</text:span><text:span text:style-name="T15">r</text:span><text:span text:style-name="T5">oo</text:span><text:span text:style-name="T11">t</text:span><text:span text:style-name="T5">-&gt;</text:span><text:span text:style-name="T4">le</text:span><text:span text:style-name="T5">f</text:span><text:span text:style-name="T4">t</text:span><text:span text:style-name="T5">,</text:span><text:span text:style-name="T20"> </text:span><text:span text:style-name="T5">k</text:span><text:span text:style-name="T16">e</text:span><text:span text:style-name="T5">y)</text:span><text:span text:style-name="T4">;</text:span><text:bookmark-end text:name="_page_74_0"/></text:p>
      <text:p text:style-name="P56"><text:bookmark-start text:name="_page_76_0"/></text:p>
      <text:p text:style-name="P31"><text:span text:style-name="T4">el</text:span><text:span text:style-name="T5">s</text:span><text:span text:style-name="T4">e</text:span><text:span text:style-name="T5"> r</text:span><text:span text:style-name="T26">e</text:span><text:span text:style-name="T4">t</text:span><text:span text:style-name="T5">urn</text:span><text:span text:style-name="T15"> </text:span><text:span text:style-name="T5">s</text:span><text:span text:style-name="T4">ea</text:span><text:span text:style-name="T5">r</text:span><text:span text:style-name="T16">c</text:span><text:span text:style-name="T5">h(</text:span><text:span text:style-name="T15">r</text:span><text:span text:style-name="T5">o</text:span><text:span text:style-name="T15">o</text:span><text:span text:style-name="T42">t</text:span><text:span text:style-name="T5">-&gt;r</text:span><text:span text:style-name="T16">i</text:span><text:span text:style-name="T5">gh</text:span><text:span text:style-name="T4">t</text:span><text:span text:style-name="T5">, k</text:span><text:span text:style-name="T16">e</text:span><text:span text:style-name="T5">y</text:span><text:span text:style-name="T15">)</text:span><text:span text:style-name="T4">;</text:span><text:span text:style-name="T5"> }</text:span></text:p>
      <text:p text:style-name="P95"/>
      <text:p text:style-name="P64"><text:span text:style-name="T4">i</text:span><text:span text:style-name="T5">n</text:span><text:span text:style-name="T4">t</text:span><text:span text:style-name="T5"> m</text:span><text:span text:style-name="T16">a</text:span><text:span text:style-name="T4">i</text:span><text:span text:style-name="T15">n</text:span><text:span text:style-name="T5">() </text:span><text:span text:style-name="T10">{</text:span></text:p>
      <text:p text:style-name="P32"><text:span text:style-name="T5">s</text:span><text:span text:style-name="T4">t</text:span><text:span text:style-name="T5">r</text:span><text:span text:style-name="T4">i</text:span><text:span text:style-name="T5">ng</text:span><text:span text:style-name="T10"> </text:span><text:span text:style-name="T5">f</text:span><text:span text:style-name="T4">a</text:span><text:span text:style-name="T15">m</text:span><text:span text:style-name="T4">il</text:span><text:span text:style-name="T5">y</text:span><text:span text:style-name="T15">[</text:span><text:span text:style-name="T5">7] = {"J</text:span><text:span text:style-name="T10">o</text:span><text:span text:style-name="T5">hn","A</text:span><text:span text:style-name="T4">lice</text:span><text:span text:style-name="T5">",</text:span><text:span text:style-name="T27">"</text:span><text:span text:style-name="T5">Bob","M</text:span><text:span text:style-name="T4">a</text:span><text:span text:style-name="T15">r</text:span><text:span text:style-name="T5">y","D</text:span><text:span text:style-name="T26">a</text:span><text:span text:style-name="T15">v</text:span><text:span text:style-name="T4">i</text:span><text:span text:style-name="T5">d","</text:span><text:span text:style-name="T27">Z</text:span><text:span text:style-name="T4">a</text:span><text:span text:style-name="T5">r</text:span><text:span text:style-name="T4">a</text:span><text:span text:style-name="T5">","P</text:span><text:span text:style-name="T16">e</text:span><text:span text:style-name="T4">te</text:span><text:span text:style-name="T27">r</text:span><text:span text:style-name="T5">"}</text:span><text:span text:style-name="T4">;</text:span></text:p>
      <text:p text:style-name="P72"><text:span text:style-name="T15">N</text:span><text:span text:style-name="T10">od</text:span><text:span text:style-name="T4">e</text:span><text:span text:style-name="T5">*</text:span><text:span text:style-name="T40"> </text:span><text:span text:style-name="T15">ro</text:span><text:span text:style-name="T5">o</text:span><text:span text:style-name="T4">t</text:span><text:span text:style-name="T5"> </text:span><text:span text:style-name="T10">=</text:span><text:span text:style-name="T5"> </text:span><text:span text:style-name="T15">NU</text:span><text:span text:style-name="T5">LL</text:span><text:span text:style-name="T4">;</text:span></text:p>
      <text:p text:style-name="P77"><text:span text:style-name="T5">f</text:span><text:span text:style-name="T10">o</text:span><text:span text:style-name="T5">r (</text:span><text:span text:style-name="T16">i</text:span><text:span text:style-name="T5">n</text:span><text:span text:style-name="T4">t</text:span><text:span text:style-name="T10"> </text:span><text:span text:style-name="T4">i</text:span><text:span text:style-name="T27"> </text:span><text:span text:style-name="T5">= 0</text:span><text:span text:style-name="T4">;</text:span><text:span text:style-name="T5"> </text:span><text:span text:style-name="T4">i</text:span><text:span text:style-name="T5"> </text:span><text:span text:style-name="T10">&lt;</text:span><text:span text:style-name="T27"> </text:span><text:span text:style-name="T5">7</text:span><text:span text:style-name="T4">;</text:span><text:span text:style-name="T5"> </text:span><text:span text:style-name="T4">i</text:span><text:span text:style-name="T5">++) roo</text:span><text:span text:style-name="T4">t</text:span><text:span text:style-name="T5"> = </text:span><text:span text:style-name="T4">i</text:span><text:span text:style-name="T15">n</text:span><text:span text:style-name="T5">s</text:span><text:span text:style-name="T4">e</text:span><text:span text:style-name="T5">r</text:span><text:span text:style-name="T16">t</text:span><text:span text:style-name="T5">(roo</text:span><text:span text:style-name="T4">t</text:span><text:span text:style-name="T5">, f</text:span><text:span text:style-name="T26">a</text:span><text:span text:style-name="T5">m</text:span><text:span text:style-name="T4">il</text:span><text:span text:style-name="T5">y</text:span><text:span text:style-name="T15">[</text:span><text:span text:style-name="T4">i</text:span><text:span text:style-name="T5">]</text:span><text:span text:style-name="T15">)</text:span><text:span text:style-name="T4">;</text:span></text:p>
      <text:p text:style-name="P87"/>
      <text:p text:style-name="P102"/>
      <text:p text:style-name="P33"><text:span text:style-name="T4">c</text:span><text:span text:style-name="T5">o</text:span><text:span text:style-name="T10">u</text:span><text:span text:style-name="T4">t</text:span><text:span text:style-name="T5"> </text:span><text:span text:style-name="T15">&lt;</text:span><text:span text:style-name="T5">&lt; "I</text:span><text:span text:style-name="T10">n</text:span><text:span text:style-name="T5">-ord</text:span><text:span text:style-name="T4">e</text:span><text:span text:style-name="T5">r</text:span><text:span text:style-name="T4">:</text:span><text:span text:style-name="T27"> </text:span><text:span text:style-name="T5">"</text:span><text:span text:style-name="T4">;</text:span><text:span text:style-name="T10"> </text:span><text:span text:style-name="T4">i</text:span><text:span text:style-name="T15">n</text:span><text:span text:style-name="T5">o</text:span><text:span text:style-name="T15">r</text:span><text:span text:style-name="T5">d</text:span><text:span text:style-name="T4">e</text:span><text:span text:style-name="T5">r(</text:span><text:span text:style-name="T27">r</text:span><text:span text:style-name="T5">oo</text:span><text:span text:style-name="T4">t</text:span><text:span text:style-name="T5">)</text:span><text:span text:style-name="T4">;</text:span><text:span text:style-name="T5"> </text:span><text:span text:style-name="T4">c</text:span><text:span text:style-name="T27">o</text:span><text:span text:style-name="T5">u</text:span><text:span text:style-name="T4">t</text:span><text:span text:style-name="T27"> </text:span><text:span text:style-name="T5">&lt;&lt; </text:span><text:span text:style-name="T4">e</text:span><text:span text:style-name="T15">n</text:span><text:span text:style-name="T5">d</text:span><text:span text:style-name="T4">l;</text:span><text:span text:style-name="T89"> </text:span><text:span text:style-name="T4">c</text:span><text:span text:style-name="T5">o</text:span><text:span text:style-name="T10">u</text:span><text:span text:style-name="T4">t</text:span><text:span text:style-name="T5"> </text:span><text:span text:style-name="T15">&lt;</text:span><text:span text:style-name="T5">&lt; "Pr</text:span><text:span text:style-name="T39">e</text:span><text:span text:style-name="T15">-</text:span><text:span text:style-name="T5">o</text:span><text:span text:style-name="T15">r</text:span><text:span text:style-name="T5">d</text:span><text:span text:style-name="T4">e</text:span><text:span text:style-name="T15">r</text:span><text:span text:style-name="T4">:</text:span><text:span text:style-name="T5"> "</text:span><text:span text:style-name="T4">;</text:span><text:span text:style-name="T15"> </text:span><text:span text:style-name="T5">pr</text:span><text:span text:style-name="T4">e</text:span><text:span text:style-name="T5">o</text:span><text:span text:style-name="T27">r</text:span><text:span text:style-name="T5">d</text:span><text:span text:style-name="T4">e</text:span><text:span text:style-name="T5">r(roo</text:span><text:span text:style-name="T4">t</text:span><text:span text:style-name="T15">)</text:span><text:span text:style-name="T4">;</text:span><text:span text:style-name="T5"> </text:span><text:span text:style-name="T26">c</text:span><text:span text:style-name="T15">o</text:span><text:span text:style-name="T5">u</text:span><text:span text:style-name="T4">t</text:span><text:span text:style-name="T10"> </text:span><text:span text:style-name="T5">&lt;&lt;</text:span><text:span text:style-name="T27"> </text:span><text:span text:style-name="T4">e</text:span><text:span text:style-name="T15">n</text:span><text:span text:style-name="T5">d</text:span><text:span text:style-name="T4">l;</text:span><text:span text:style-name="T5"> </text:span><text:span text:style-name="T4">c</text:span><text:span text:style-name="T5">o</text:span><text:span text:style-name="T10">u</text:span><text:span text:style-name="T4">t</text:span><text:span text:style-name="T5"> </text:span><text:span text:style-name="T15">&lt;</text:span><text:span text:style-name="T5">&lt; "</text:span><text:span text:style-name="T15">P</text:span><text:span text:style-name="T5">os</text:span><text:span text:style-name="T42">t</text:span><text:span text:style-name="T27">-</text:span><text:span text:style-name="T5">ord</text:span><text:span text:style-name="T26">e</text:span><text:span text:style-name="T5">r</text:span><text:span text:style-name="T4">:</text:span><text:span text:style-name="T5"> </text:span><text:span text:style-name="T15">"</text:span><text:span text:style-name="T4">;</text:span><text:span text:style-name="T5"> pos</text:span><text:span text:style-name="T16">t</text:span><text:span text:style-name="T5">ord</text:span><text:span text:style-name="T4">e</text:span><text:span text:style-name="T5">r(</text:span><text:span text:style-name="T15">r</text:span><text:span text:style-name="T5">oo</text:span><text:span text:style-name="T4">t</text:span><text:span text:style-name="T15">)</text:span><text:span text:style-name="T4">;</text:span><text:span text:style-name="T5"> </text:span><text:span text:style-name="T4">c</text:span><text:span text:style-name="T15">o</text:span><text:span text:style-name="T5">u</text:span><text:span text:style-name="T4">t</text:span><text:span text:style-name="T10"> </text:span><text:span text:style-name="T5">&lt;&lt; </text:span><text:span text:style-name="T26">e</text:span><text:span text:style-name="T15">n</text:span><text:span text:style-name="T5">d</text:span><text:span text:style-name="T4">l;</text:span></text:p>
      <text:p text:style-name="P95"/>
      <text:p text:style-name="P72"><text:span text:style-name="T5">s</text:span><text:span text:style-name="T4">t</text:span><text:span text:style-name="T5">r</text:span><text:span text:style-name="T4">i</text:span><text:span text:style-name="T5">ng</text:span><text:span text:style-name="T10"> </text:span><text:span text:style-name="T15">q</text:span><text:span text:style-name="T4">;</text:span></text:p>
      <text:p text:style-name="P173"><text:span text:style-name="T4">c</text:span><text:span text:style-name="T5">o</text:span><text:span text:style-name="T10">u</text:span><text:span text:style-name="T4">t</text:span><text:span text:style-name="T5"> </text:span><text:span text:style-name="T15">&lt;</text:span><text:span text:style-name="T5">&lt; "En</text:span><text:span text:style-name="T4">te</text:span><text:span text:style-name="T5">r</text:span><text:span text:style-name="T27"> </text:span><text:span text:style-name="T5">n</text:span><text:span text:style-name="T16">a</text:span><text:span text:style-name="T5">m</text:span><text:span text:style-name="T4">e</text:span><text:span text:style-name="T5"> </text:span><text:span text:style-name="T16">t</text:span><text:span text:style-name="T5">o s</text:span><text:span text:style-name="T4">e</text:span><text:span text:style-name="T26">a</text:span><text:span text:style-name="T5">r</text:span><text:span text:style-name="T4">c</text:span><text:span text:style-name="T15">h</text:span><text:span text:style-name="T4">:</text:span><text:span text:style-name="T10"> </text:span><text:span text:style-name="T27">"</text:span><text:span text:style-name="T4">;</text:span><text:span text:style-name="T5"> </text:span><text:span text:style-name="T4">ci</text:span><text:span text:style-name="T5">n</text:span><text:span text:style-name="T10"> </text:span><text:span text:style-name="T5">&gt;&gt;</text:span><text:span text:style-name="T27"> </text:span><text:span text:style-name="T5">q</text:span><text:span text:style-name="T4">;</text:span></text:p>
      <text:p text:style-name="P174"><text:span text:style-name="T4">i</text:span><text:span text:style-name="T5">f</text:span><text:span text:style-name="T10"> </text:span><text:span text:style-name="T5">(s</text:span><text:span text:style-name="T4">ea</text:span><text:span text:style-name="T5">r</text:span><text:span text:style-name="T4">c</text:span><text:span text:style-name="T5">h(</text:span><text:span text:style-name="T27">r</text:span><text:span text:style-name="T5">oo</text:span><text:span text:style-name="T4">t</text:span><text:span text:style-name="T5">,</text:span><text:span text:style-name="T27"> </text:span><text:span text:style-name="T5">q))</text:span><text:span text:style-name="T15"> </text:span><text:span text:style-name="T4">c</text:span><text:span text:style-name="T15">o</text:span><text:span text:style-name="T5">u</text:span><text:span text:style-name="T4">t</text:span><text:span text:style-name="T5"> </text:span><text:span text:style-name="T10">&lt;&lt;</text:span><text:span text:style-name="T20"> </text:span><text:span text:style-name="T5">q</text:span><text:span text:style-name="T10"> </text:span><text:span text:style-name="T5">&lt;&lt; " foun</text:span><text:span text:style-name="T63">d</text:span><text:span text:style-name="T4">\</text:span><text:span text:style-name="T5">n"</text:span><text:span text:style-name="T4">;</text:span><text:span text:style-name="T5"> </text:span><text:span text:style-name="T4">el</text:span><text:span text:style-name="T5">s</text:span><text:span text:style-name="T4">e</text:span><text:span text:style-name="T5"> </text:span><text:span text:style-name="T19">c</text:span><text:span text:style-name="T5">ou</text:span><text:span text:style-name="T4">t</text:span><text:span text:style-name="T5"> </text:span><text:span text:style-name="T10">&lt;&lt;</text:span><text:span text:style-name="T20"> </text:span><text:span text:style-name="T5">q</text:span><text:span text:style-name="T10"> </text:span><text:span text:style-name="T5">&lt;&lt; "</text:span><text:span text:style-name="T15"> </text:span><text:span text:style-name="T5">no</text:span><text:span text:style-name="T4">t</text:span><text:span text:style-name="T5"> found</text:span><text:span text:style-name="T4">\</text:span><text:span text:style-name="T5">n"</text:span><text:span text:style-name="T4">;</text:span></text:p>
      <text:p text:style-name="P88"/>
      <text:p text:style-name="P12"><text:span text:style-name="T5">r</text:span><text:span text:style-name="T4">et</text:span><text:span text:style-name="T10">u</text:span><text:span text:style-name="T15">r</text:span><text:span text:style-name="T5">n</text:span><text:span text:style-name="T10"> </text:span><text:span text:style-name="T15">0</text:span><text:span text:style-name="T4">;</text:span><text:span text:style-name="T5"> }</text:span></text:p>
      <text:p text:style-name="P95"/>
      <text:p text:style-name="P64"><text:span text:style-name="T1">E</text:span><text:span text:style-name="T8">x</text:span><text:span text:style-name="T13">p</text:span><text:span text:style-name="T2">l</text:span><text:span text:style-name="T1">ana</text:span><text:span text:style-name="T13">t</text:span><text:span text:style-name="T2">i</text:span><text:span text:style-name="T1">on:</text:span></text:p>
      <text:p text:style-name="P34"><text:span text:style-name="T44">W</text:span><text:span text:style-name="T4">e</text:span><text:span text:style-name="T5"> s</text:span><text:span text:style-name="T4">t</text:span><text:span text:style-name="T5">or</text:span><text:span text:style-name="T4">e</text:span><text:span text:style-name="T5"> </text:span><text:span text:style-name="T27">f</text:span><text:span text:style-name="T4">a</text:span><text:span text:style-name="T5">m</text:span><text:span text:style-name="T4">i</text:span><text:span text:style-name="T26">l</text:span><text:span text:style-name="T5">y</text:span><text:span text:style-name="T10"> </text:span><text:span text:style-name="T5">n</text:span><text:span text:style-name="T16">a</text:span><text:span text:style-name="T20">m</text:span><text:span text:style-name="T4">e</text:span><text:span text:style-name="T5">s</text:span><text:span text:style-name="T10"> </text:span><text:span text:style-name="T16">i</text:span><text:span text:style-name="T5">n BS</text:span><text:span text:style-name="T81">T</text:span><text:span text:style-name="T5">.</text:span><text:span text:style-name="T32"> </text:span><text:span text:style-name="T74">W</text:span><text:span text:style-name="T4">e</text:span><text:span text:style-name="T5"> </text:span><text:span text:style-name="T15">d</text:span><text:span text:style-name="T4">i</text:span><text:span text:style-name="T5">s</text:span><text:span text:style-name="T15">p</text:span><text:span text:style-name="T4">l</text:span><text:span text:style-name="T16">a</text:span><text:span text:style-name="T15">y</text:span><text:span text:style-name="T5"> </text:span><text:span text:style-name="T4">t</text:span><text:span text:style-name="T15">r</text:span><text:span text:style-name="T4">ee</text:span><text:span text:style-name="T5"> </text:span><text:span text:style-name="T16">i</text:span><text:span text:style-name="T5">n </text:span><text:span text:style-name="T10">3</text:span><text:span text:style-name="T27"> </text:span><text:span text:style-name="T4">t</text:span><text:span text:style-name="T5">r</text:span><text:span text:style-name="T16">a</text:span><text:span text:style-name="T5">v</text:span><text:span text:style-name="T4">e</text:span><text:span text:style-name="T15">r</text:span><text:span text:style-name="T5">s</text:span><text:span text:style-name="T4">a</text:span><text:span text:style-name="T16">l</text:span><text:span text:style-name="T5">s</text:span><text:span text:style-name="T27"> </text:span><text:span text:style-name="T4">a</text:span><text:span text:style-name="T15">n</text:span><text:span text:style-name="T5">d </text:span><text:span text:style-name="T4">c</text:span><text:span text:style-name="T5">h</text:span><text:span text:style-name="T16">ec</text:span><text:span text:style-name="T5">k </text:span><text:span text:style-name="T4">i</text:span><text:span text:style-name="T5">f</text:span><text:span text:style-name="T10"> </text:span><text:span text:style-name="T4">a</text:span><text:span text:style-name="T15"> g</text:span><text:span text:style-name="T16">i</text:span><text:span text:style-name="T5">v</text:span><text:span text:style-name="T4">e</text:span><text:span text:style-name="T5">n</text:span><text:span text:style-name="T15"> </text:span><text:span text:style-name="T5">n</text:span><text:span text:style-name="T4">a</text:span><text:span text:style-name="T15">m</text:span><text:span text:style-name="T4">e</text:span><text:span text:style-name="T5"> </text:span><text:span text:style-name="T16">i</text:span><text:span text:style-name="T15">s</text:span><text:span text:style-name="T10"> </text:span><text:span text:style-name="T16">i</text:span><text:span text:style-name="T15">n</text:span><text:span text:style-name="T10"> </text:span><text:span text:style-name="T16">t</text:span><text:span text:style-name="T5">h</text:span><text:span text:style-name="T4">e</text:span><text:span text:style-name="T5"> </text:span><text:span text:style-name="T4">t</text:span><text:span text:style-name="T15">r</text:span><text:span text:style-name="T4">ee</text:span><text:span text:style-name="T5">.</text:span><text:bookmark-end text:name="_page_76_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in" fo:margin-left="1.1811in" fo:margin-right="0.5902in" style:writing-mode="lr-tb" style:layout-grid-color="#c0c0c0" style:layout-grid-lines="27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style:master-page style:name="Converted11" style:page-layout-name="Mpm2" draw:style-name="Mdp1"/>
    <style:master-page style:name="Converted12" style:page-layout-name="Mpm2" draw:style-name="Mdp1"/>
    <style:master-page style:name="Converted13" style:page-layout-name="Mpm2" draw:style-name="Mdp1"/>
    <style:master-page style:name="Converted14" style:page-layout-name="Mpm2" draw:style-name="Mdp1"/>
    <style:master-page style:name="Converted15" style:page-layout-name="Mpm2" draw:style-name="Mdp1"/>
    <style:master-page style:name="Converted16" style:page-layout-name="Mpm2" draw:style-name="Mdp1"/>
    <style:master-page style:name="Converted17" style:page-layout-name="Mpm2" draw:style-name="Mdp1"/>
    <style:master-page style:name="Converted18" style:page-layout-name="Mpm2" draw:style-name="Mdp1"/>
    <style:master-page style:name="Converted19" style:page-layout-name="Mpm2" draw:style-name="Mdp1"/>
    <style:master-page style:name="Converted20" style:page-layout-name="Mpm2" draw:style-name="Mdp1"/>
    <style:master-page style:name="Converted21" style:page-layout-name="Mpm2" draw:style-name="Mdp1"/>
    <style:master-page style:name="Converted22" style:page-layout-name="Mpm2" draw:style-name="Mdp1"/>
    <style:master-page style:name="Converted23" style:page-layout-name="Mpm2" draw:style-name="Mdp1"/>
    <style:master-page style:name="Converted24"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9-15T11:37:32.042000000</dc:date>
    <meta:editing-duration>PT9M7S</meta:editing-duration>
    <meta:editing-cycles>1</meta:editing-cycles>
    <meta:document-statistic meta:table-count="0" meta:image-count="0" meta:object-count="0" meta:page-count="45" meta:paragraph-count="832" meta:word-count="9692" meta:character-count="51802" meta:non-whitespace-character-count="43234"/>
    <meta:generator>Edit_Docx_PLUS/7.4.0.3$Windows_X86_64 LibreOffice_project/</meta:generator>
  </office:meta>
</office:document-meta>
</file>